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6.51mm" svg:height="113.21mm" svg:x="106.69mm" svg:y="5.52mm">
            <loext:p draw:notify-on-update-of-ranges="Sheet1.A1:Sheet1.A1 Sheet1.A2:Sheet1.A931 Sheet1.B1:Sheet1.B1 Sheet1.B2:Sheet1.B931 Sheet1.C1:Sheet1.C1 Sheet1.C2:Sheet1.C931 Sheet1.D1:Sheet1.D1 Sheet1.D2:Sheet1.D9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écharge</text:p>
          </table:table-cell>
          <table:table-cell office:value-type="string" calcext:value-type="string">
            <text:p>charge – décharge</text:p>
          </table:table-cell>
          <table:table-cell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5998" calcext:value-type="float">
            <text:p>5998</text:p>
          </table:table-cell>
          <table:table-cell table:style-name="ce1" table:formula="of:=[.A2]-[.B2]" office:value-type="float" office:value="682" calcext:value-type="float">
            <text:p>682</text:p>
          </table:table-cell>
          <table:table-cell table:formula="of:=AVERAGE([.A2:.B2])" office:value-type="float" office:value="6339" calcext:value-type="float">
            <text:p>6339</text:p>
          </table:table-cell>
          <table:table-cell table:number-columns-repeated="2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039" calcext:value-type="float">
            <text:p>6039</text:p>
          </table:table-cell>
          <table:table-cell table:formula="of:=[.A3]-[.B3]" office:value-type="float" office:value="214" calcext:value-type="float">
            <text:p>214</text:p>
          </table:table-cell>
          <table:table-cell table:formula="of:=AVERAGE([.A3:.B3])" office:value-type="float" office:value="6146" calcext:value-type="float">
            <text:p>6146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6288" calcext:value-type="float">
            <text:p>6288</text:p>
          </table:table-cell>
          <table:table-cell table:formula="of:=[.A4]-[.B4]" office:value-type="float" office:value="755" calcext:value-type="float">
            <text:p>755</text:p>
          </table:table-cell>
          <table:table-cell table:formula="of:=AVERAGE([.A4:.B4])" office:value-type="float" office:value="6665.5" calcext:value-type="float">
            <text:p>6665,5</text:p>
          </table:table-cell>
          <table:table-cell table:number-columns-repeated="2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5747" calcext:value-type="float">
            <text:p>5747</text:p>
          </table:table-cell>
          <table:table-cell table:formula="of:=[.A5]-[.B5]" office:value-type="float" office:value="355" calcext:value-type="float">
            <text:p>355</text:p>
          </table:table-cell>
          <table:table-cell table:formula="of:=AVERAGE([.A5:.B5])" office:value-type="float" office:value="5924.5" calcext:value-type="float">
            <text:p>5924,5</text:p>
          </table:table-cell>
          <table:table-cell table:number-columns-repeated="2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4240" calcext:value-type="float">
            <text:p>4240</text:p>
          </table:table-cell>
          <table:table-cell table:formula="of:=[.A6]-[.B6]" office:value-type="float" office:value="-187" calcext:value-type="float">
            <text:p>-187</text:p>
          </table:table-cell>
          <table:table-cell table:formula="of:=AVERAGE([.A6:.B6])" office:value-type="float" office:value="4146.5" calcext:value-type="float">
            <text:p>4146,5</text:p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6071" calcext:value-type="float">
            <text:p>6071</text:p>
          </table:table-cell>
          <table:table-cell table:formula="of:=[.A7]-[.B7]" office:value-type="float" office:value="185" calcext:value-type="float">
            <text:p>185</text:p>
          </table:table-cell>
          <table:table-cell table:formula="of:=AVERAGE([.A7:.B7])" office:value-type="float" office:value="6163.5" calcext:value-type="float">
            <text:p>6163,5</text:p>
          </table:table-cell>
          <table:table-cell table:number-columns-repeated="2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6377" calcext:value-type="float">
            <text:p>6377</text:p>
          </table:table-cell>
          <table:table-cell table:formula="of:=[.A8]-[.B8]" office:value-type="float" office:value="656" calcext:value-type="float">
            <text:p>656</text:p>
          </table:table-cell>
          <table:table-cell table:formula="of:=AVERAGE([.A8:.B8])" office:value-type="float" office:value="6705" calcext:value-type="float">
            <text:p>6705</text:p>
          </table:table-cell>
          <table:table-cell table:number-columns-repeated="2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6227" calcext:value-type="float">
            <text:p>6227</text:p>
          </table:table-cell>
          <table:table-cell table:formula="of:=[.A9]-[.B9]" office:value-type="float" office:value="275" calcext:value-type="float">
            <text:p>275</text:p>
          </table:table-cell>
          <table:table-cell table:formula="of:=AVERAGE([.A9:.B9])" office:value-type="float" office:value="6364.5" calcext:value-type="float">
            <text:p>6364,5</text:p>
          </table:table-cell>
          <table:table-cell table:number-columns-repeated="2"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6495" calcext:value-type="float">
            <text:p>6495</text:p>
          </table:table-cell>
          <table:table-cell table:formula="of:=[.A10]-[.B10]" office:value-type="float" office:value="159" calcext:value-type="float">
            <text:p>159</text:p>
          </table:table-cell>
          <table:table-cell table:formula="of:=AVERAGE([.A10:.B10])" office:value-type="float" office:value="6574.5" calcext:value-type="float">
            <text:p>6574,5</text:p>
          </table:table-cell>
          <table:table-cell table:number-columns-repeated="2"/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6493" calcext:value-type="float">
            <text:p>6493</text:p>
          </table:table-cell>
          <table:table-cell table:formula="of:=[.A11]-[.B11]" office:value-type="float" office:value="299" calcext:value-type="float">
            <text:p>299</text:p>
          </table:table-cell>
          <table:table-cell table:formula="of:=AVERAGE([.A11:.B11])" office:value-type="float" office:value="6642.5" calcext:value-type="float">
            <text:p>6642,5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053" calcext:value-type="float">
            <text:p>6053</text:p>
          </table:table-cell>
          <table:table-cell table:formula="of:=[.A12]-[.B12]" office:value-type="float" office:value="705" calcext:value-type="float">
            <text:p>705</text:p>
          </table:table-cell>
          <table:table-cell table:formula="of:=AVERAGE([.A12:.B12])" office:value-type="float" office:value="6405.5" calcext:value-type="float">
            <text:p>6405,5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6354" calcext:value-type="float">
            <text:p>6354</text:p>
          </table:table-cell>
          <table:table-cell table:formula="of:=[.A13]-[.B13]" office:value-type="float" office:value="50" calcext:value-type="float">
            <text:p>50</text:p>
          </table:table-cell>
          <table:table-cell table:formula="of:=AVERAGE([.A13:.B13])" office:value-type="float" office:value="6379" calcext:value-type="float">
            <text:p>6379</text:p>
          </table:table-cell>
          <table:table-cell table:number-columns-repeated="2"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173" calcext:value-type="float">
            <text:p>6173</text:p>
          </table:table-cell>
          <table:table-cell table:formula="of:=[.A14]-[.B14]" office:value-type="float" office:value="-195" calcext:value-type="float">
            <text:p>-195</text:p>
          </table:table-cell>
          <table:table-cell table:formula="of:=AVERAGE([.A14:.B14])" office:value-type="float" office:value="6075.5" calcext:value-type="float">
            <text:p>6075,5</text:p>
          </table:table-cell>
          <table:table-cell table:number-columns-repeated="2"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6022" calcext:value-type="float">
            <text:p>6022</text:p>
          </table:table-cell>
          <table:table-cell table:formula="of:=[.A15]-[.B15]" office:value-type="float" office:value="64" calcext:value-type="float">
            <text:p>64</text:p>
          </table:table-cell>
          <table:table-cell table:formula="of:=AVERAGE([.A15:.B15])" office:value-type="float" office:value="6054" calcext:value-type="float">
            <text:p>6054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6481" calcext:value-type="float">
            <text:p>6481</text:p>
          </table:table-cell>
          <table:table-cell table:formula="of:=[.A16]-[.B16]" office:value-type="float" office:value="-84" calcext:value-type="float">
            <text:p>-84</text:p>
          </table:table-cell>
          <table:table-cell table:formula="of:=AVERAGE([.A16:.B16])" office:value-type="float" office:value="6439" calcext:value-type="float">
            <text:p>6439</text:p>
          </table:table-cell>
          <table:table-cell table:number-columns-repeated="2"/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6149" calcext:value-type="float">
            <text:p>6149</text:p>
          </table:table-cell>
          <table:table-cell table:formula="of:=[.A17]-[.B17]" office:value-type="float" office:value="-306" calcext:value-type="float">
            <text:p>-306</text:p>
          </table:table-cell>
          <table:table-cell table:formula="of:=AVERAGE([.A17:.B17])" office:value-type="float" office:value="5996" calcext:value-type="float">
            <text:p>5996</text:p>
          </table:table-cell>
          <table:table-cell table:number-columns-repeated="2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341" calcext:value-type="float">
            <text:p>6341</text:p>
          </table:table-cell>
          <table:table-cell table:formula="of:=[.A18]-[.B18]" office:value-type="float" office:value="171" calcext:value-type="float">
            <text:p>171</text:p>
          </table:table-cell>
          <table:table-cell table:formula="of:=AVERAGE([.A18:.B18])" office:value-type="float" office:value="6426.5" calcext:value-type="float">
            <text:p>6426,5</text:p>
          </table:table-cell>
          <table:table-cell table:number-columns-repeated="2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5620" calcext:value-type="float">
            <text:p>5620</text:p>
          </table:table-cell>
          <table:table-cell table:formula="of:=[.A19]-[.B19]" office:value-type="float" office:value="60" calcext:value-type="float">
            <text:p>60</text:p>
          </table:table-cell>
          <table:table-cell table:formula="of:=AVERAGE([.A19:.B19])" office:value-type="float" office:value="5650" calcext:value-type="float">
            <text:p>5650</text:p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5935" calcext:value-type="float">
            <text:p>5935</text:p>
          </table:table-cell>
          <table:table-cell table:formula="of:=[.A20]-[.B20]" office:value-type="float" office:value="234" calcext:value-type="float">
            <text:p>234</text:p>
          </table:table-cell>
          <table:table-cell table:formula="of:=AVERAGE([.A20:.B20])" office:value-type="float" office:value="6052" calcext:value-type="float">
            <text:p>6052</text:p>
          </table:table-cell>
          <table:table-cell table:number-columns-repeated="2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6066" calcext:value-type="float">
            <text:p>6066</text:p>
          </table:table-cell>
          <table:table-cell table:formula="of:=[.A21]-[.B21]" office:value-type="float" office:value="68" calcext:value-type="float">
            <text:p>68</text:p>
          </table:table-cell>
          <table:table-cell table:formula="of:=AVERAGE([.A21:.B21])" office:value-type="float" office:value="6100" calcext:value-type="float">
            <text:p>6100</text:p>
          </table:table-cell>
          <table:table-cell table:number-columns-repeated="2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5898" calcext:value-type="float">
            <text:p>5898</text:p>
          </table:table-cell>
          <table:table-cell table:formula="of:=[.A22]-[.B22]" office:value-type="float" office:value="-158" calcext:value-type="float">
            <text:p>-158</text:p>
          </table:table-cell>
          <table:table-cell table:formula="of:=AVERAGE([.A22:.B22])" office:value-type="float" office:value="5819" calcext:value-type="float">
            <text:p>5819</text:p>
          </table:table-cell>
          <table:table-cell table:number-columns-repeated="2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6233" calcext:value-type="float">
            <text:p>6233</text:p>
          </table:table-cell>
          <table:table-cell table:formula="of:=[.A23]-[.B23]" office:value-type="float" office:value="323" calcext:value-type="float">
            <text:p>323</text:p>
          </table:table-cell>
          <table:table-cell table:formula="of:=AVERAGE([.A23:.B23])" office:value-type="float" office:value="6394.5" calcext:value-type="float">
            <text:p>6394,5</text:p>
          </table:table-cell>
          <table:table-cell table:number-columns-repeated="2"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5951" calcext:value-type="float">
            <text:p>5951</text:p>
          </table:table-cell>
          <table:table-cell table:formula="of:=[.A24]-[.B24]" office:value-type="float" office:value="170" calcext:value-type="float">
            <text:p>170</text:p>
          </table:table-cell>
          <table:table-cell table:formula="of:=AVERAGE([.A24:.B24])" office:value-type="float" office:value="6036" calcext:value-type="float">
            <text:p>6036</text:p>
          </table:table-cell>
          <table:table-cell table:number-columns-repeated="2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5656" calcext:value-type="float">
            <text:p>5656</text:p>
          </table:table-cell>
          <table:table-cell table:formula="of:=[.A25]-[.B25]" office:value-type="float" office:value="216" calcext:value-type="float">
            <text:p>216</text:p>
          </table:table-cell>
          <table:table-cell table:formula="of:=AVERAGE([.A25:.B25])" office:value-type="float" office:value="5764" calcext:value-type="float">
            <text:p>5764</text:p>
          </table:table-cell>
          <table:table-cell table:number-columns-repeated="2"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6321" calcext:value-type="float">
            <text:p>6321</text:p>
          </table:table-cell>
          <table:table-cell table:formula="of:=[.A26]-[.B26]" office:value-type="float" office:value="-334" calcext:value-type="float">
            <text:p>-334</text:p>
          </table:table-cell>
          <table:table-cell table:formula="of:=AVERAGE([.A26:.B26])" office:value-type="float" office:value="6154" calcext:value-type="float">
            <text:p>6154</text:p>
          </table:table-cell>
          <table:table-cell table:number-columns-repeated="2"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5826" calcext:value-type="float">
            <text:p>5826</text:p>
          </table:table-cell>
          <table:table-cell table:formula="of:=[.A27]-[.B27]" office:value-type="float" office:value="-171" calcext:value-type="float">
            <text:p>-171</text:p>
          </table:table-cell>
          <table:table-cell table:formula="of:=AVERAGE([.A27:.B27])" office:value-type="float" office:value="5740.5" calcext:value-type="float">
            <text:p>5740,5</text:p>
          </table:table-cell>
          <table:table-cell table:number-columns-repeated="2"/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5952" calcext:value-type="float">
            <text:p>5952</text:p>
          </table:table-cell>
          <table:table-cell table:formula="of:=[.A28]-[.B28]" office:value-type="float" office:value="-166" calcext:value-type="float">
            <text:p>-166</text:p>
          </table:table-cell>
          <table:table-cell table:formula="of:=AVERAGE([.A28:.B28])" office:value-type="float" office:value="5869" calcext:value-type="float">
            <text:p>5869</text:p>
          </table:table-cell>
          <table:table-cell/>
          <table:table-cell office:value-type="string" calcext:value-type="string">
            <text:p>0-32 : initialisation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5964" calcext:value-type="float">
            <text:p>5964</text:p>
          </table:table-cell>
          <table:table-cell table:formula="of:=[.A29]-[.B29]" office:value-type="float" office:value="353" calcext:value-type="float">
            <text:p>353</text:p>
          </table:table-cell>
          <table:table-cell table:formula="of:=AVERAGE([.A29:.B29])" office:value-type="float" office:value="6140.5" calcext:value-type="float">
            <text:p>6140,5</text:p>
          </table:table-cell>
          <table:table-cell/>
          <table:table-cell office:value-type="string" calcext:value-type="string">
            <text:p>32-132 : boucle principale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6167" calcext:value-type="float">
            <text:p>6167</text:p>
          </table:table-cell>
          <table:table-cell table:formula="of:=[.A30]-[.B30]" office:value-type="float" office:value="-236" calcext:value-type="float">
            <text:p>-236</text:p>
          </table:table-cell>
          <table:table-cell table:formula="of:=AVERAGE([.A30:.B30])" office:value-type="float" office:value="6049" calcext:value-type="float">
            <text:p>6049</text:p>
          </table:table-cell>
          <table:table-cell/>
          <table:table-cell office:value-type="string" calcext:value-type="string">
            <text:p>132 → : tuneThreshold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6338" calcext:value-type="float">
            <text:p>6338</text:p>
          </table:table-cell>
          <table:table-cell table:formula="of:=[.A31]-[.B31]" office:value-type="float" office:value="24" calcext:value-type="float">
            <text:p>24</text:p>
          </table:table-cell>
          <table:table-cell table:formula="of:=AVERAGE([.A31:.B31])" office:value-type="float" office:value="6350" calcext:value-type="float">
            <text:p>6350</text:p>
          </table:table-cell>
          <table:table-cell/>
          <table:table-cell office:value-type="string" calcext:value-type="string">
            <text:p>Appui : doux, puis dur.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5677" calcext:value-type="float">
            <text:p>5677</text:p>
          </table:table-cell>
          <table:table-cell table:formula="of:=[.A32]-[.B32]" office:value-type="float" office:value="377" calcext:value-type="float">
            <text:p>377</text:p>
          </table:table-cell>
          <table:table-cell table:formula="of:=AVERAGE([.A32:.B32])" office:value-type="float" office:value="5865.5" calcext:value-type="float">
            <text:p>5865,5</text:p>
          </table:table-cell>
          <table:table-cell table:number-columns-repeated="2"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6061" calcext:value-type="float">
            <text:p>6061</text:p>
          </table:table-cell>
          <table:table-cell table:formula="of:=[.A33]-[.B33]" office:value-type="float" office:value="-74" calcext:value-type="float">
            <text:p>-74</text:p>
          </table:table-cell>
          <table:table-cell table:formula="of:=AVERAGE([.A33:.B33])" office:value-type="float" office:value="6024" calcext:value-type="float">
            <text:p>6024</text:p>
          </table:table-cell>
          <table:table-cell table:number-columns-repeated="2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6444" calcext:value-type="float">
            <text:p>6444</text:p>
          </table:table-cell>
          <table:table-cell table:formula="of:=[.A34]-[.B34]" office:value-type="float" office:value="5657" calcext:value-type="float">
            <text:p>5657</text:p>
          </table:table-cell>
          <table:table-cell table:formula="of:=AVERAGE([.A34:.B34])" office:value-type="float" office:value="9272.5" calcext:value-type="float">
            <text:p>9272,5</text:p>
          </table:table-cell>
          <table:table-cell table:number-columns-repeated="2"/>
        </table:table-row>
        <table:table-row table:style-name="ro1">
          <table:table-cell office:value-type="float" office:value="12903" calcext:value-type="float">
            <text:p>12903</text:p>
          </table:table-cell>
          <table:table-cell office:value-type="float" office:value="9582" calcext:value-type="float">
            <text:p>9582</text:p>
          </table:table-cell>
          <table:table-cell table:formula="of:=[.A35]-[.B35]" office:value-type="float" office:value="3321" calcext:value-type="float">
            <text:p>3321</text:p>
          </table:table-cell>
          <table:table-cell table:formula="of:=AVERAGE([.A35:.B35])" office:value-type="float" office:value="11242.5" calcext:value-type="float">
            <text:p>11242,5</text:p>
          </table:table-cell>
          <table:table-cell table:number-columns-repeated="2"/>
        </table:table-row>
        <table:table-row table:style-name="ro1">
          <table:table-cell office:value-type="float" office:value="12788" calcext:value-type="float">
            <text:p>12788</text:p>
          </table:table-cell>
          <table:table-cell office:value-type="float" office:value="10224" calcext:value-type="float">
            <text:p>10224</text:p>
          </table:table-cell>
          <table:table-cell table:formula="of:=[.A36]-[.B36]" office:value-type="float" office:value="2564" calcext:value-type="float">
            <text:p>2564</text:p>
          </table:table-cell>
          <table:table-cell table:formula="of:=AVERAGE([.A36:.B36])" office:value-type="float" office:value="11506" calcext:value-type="float">
            <text:p>11506</text:p>
          </table:table-cell>
          <table:table-cell table:number-columns-repeated="2"/>
        </table:table-row>
        <table:table-row table:style-name="ro1">
          <table:table-cell office:value-type="float" office:value="12747" calcext:value-type="float">
            <text:p>12747</text:p>
          </table:table-cell>
          <table:table-cell office:value-type="float" office:value="9316" calcext:value-type="float">
            <text:p>9316</text:p>
          </table:table-cell>
          <table:table-cell table:formula="of:=[.A37]-[.B37]" office:value-type="float" office:value="3431" calcext:value-type="float">
            <text:p>3431</text:p>
          </table:table-cell>
          <table:table-cell table:formula="of:=AVERAGE([.A37:.B37])" office:value-type="float" office:value="11031.5" calcext:value-type="float">
            <text:p>11031,5</text:p>
          </table:table-cell>
          <table:table-cell table:number-columns-repeated="2"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float" office:value="9392" calcext:value-type="float">
            <text:p>9392</text:p>
          </table:table-cell>
          <table:table-cell table:formula="of:=[.A38]-[.B38]" office:value-type="float" office:value="2943" calcext:value-type="float">
            <text:p>2943</text:p>
          </table:table-cell>
          <table:table-cell table:formula="of:=AVERAGE([.A38:.B38])" office:value-type="float" office:value="10863.5" calcext:value-type="float">
            <text:p>10863,5</text:p>
          </table:table-cell>
          <table:table-cell table:number-columns-repeated="2"/>
        </table:table-row>
        <table:table-row table:style-name="ro1">
          <table:table-cell office:value-type="float" office:value="13227" calcext:value-type="float">
            <text:p>13227</text:p>
          </table:table-cell>
          <table:table-cell office:value-type="float" office:value="9286" calcext:value-type="float">
            <text:p>9286</text:p>
          </table:table-cell>
          <table:table-cell table:formula="of:=[.A39]-[.B39]" office:value-type="float" office:value="3941" calcext:value-type="float">
            <text:p>3941</text:p>
          </table:table-cell>
          <table:table-cell table:formula="of:=AVERAGE([.A39:.B39])" office:value-type="float" office:value="11256.5" calcext:value-type="float">
            <text:p>11256,5</text:p>
          </table:table-cell>
          <table:table-cell table:number-columns-repeated="2"/>
        </table:table-row>
        <table:table-row table:style-name="ro1">
          <table:table-cell office:value-type="float" office:value="13098" calcext:value-type="float">
            <text:p>13098</text:p>
          </table:table-cell>
          <table:table-cell office:value-type="float" office:value="8942" calcext:value-type="float">
            <text:p>8942</text:p>
          </table:table-cell>
          <table:table-cell table:formula="of:=[.A40]-[.B40]" office:value-type="float" office:value="4156" calcext:value-type="float">
            <text:p>4156</text:p>
          </table:table-cell>
          <table:table-cell table:formula="of:=AVERAGE([.A40:.B40])" office:value-type="float" office:value="11020" calcext:value-type="float">
            <text:p>11020</text:p>
          </table:table-cell>
          <table:table-cell table:number-columns-repeated="2"/>
        </table:table-row>
        <table:table-row table:style-name="ro1">
          <table:table-cell office:value-type="float" office:value="12790" calcext:value-type="float">
            <text:p>12790</text:p>
          </table:table-cell>
          <table:table-cell office:value-type="float" office:value="9984" calcext:value-type="float">
            <text:p>9984</text:p>
          </table:table-cell>
          <table:table-cell table:formula="of:=[.A41]-[.B41]" office:value-type="float" office:value="2806" calcext:value-type="float">
            <text:p>2806</text:p>
          </table:table-cell>
          <table:table-cell table:formula="of:=AVERAGE([.A41:.B41])" office:value-type="float" office:value="11387" calcext:value-type="float">
            <text:p>11387</text:p>
          </table:table-cell>
          <table:table-cell table:number-columns-repeated="2"/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float" office:value="9180" calcext:value-type="float">
            <text:p>9180</text:p>
          </table:table-cell>
          <table:table-cell table:formula="of:=[.A42]-[.B42]" office:value-type="float" office:value="3045" calcext:value-type="float">
            <text:p>3045</text:p>
          </table:table-cell>
          <table:table-cell table:formula="of:=AVERAGE([.A42:.B42])" office:value-type="float" office:value="10702.5" calcext:value-type="float">
            <text:p>10702,5</text:p>
          </table:table-cell>
          <table:table-cell table:number-columns-repeated="2"/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float" office:value="9910" calcext:value-type="float">
            <text:p>9910</text:p>
          </table:table-cell>
          <table:table-cell table:formula="of:=[.A43]-[.B43]" office:value-type="float" office:value="3701" calcext:value-type="float">
            <text:p>3701</text:p>
          </table:table-cell>
          <table:table-cell table:formula="of:=AVERAGE([.A43:.B43])" office:value-type="float" office:value="11760.5" calcext:value-type="float">
            <text:p>11760,5</text:p>
          </table:table-cell>
          <table:table-cell table:number-columns-repeated="2"/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float" office:value="9016" calcext:value-type="float">
            <text:p>9016</text:p>
          </table:table-cell>
          <table:table-cell table:formula="of:=[.A44]-[.B44]" office:value-type="float" office:value="3290" calcext:value-type="float">
            <text:p>3290</text:p>
          </table:table-cell>
          <table:table-cell table:formula="of:=AVERAGE([.A44:.B44])" office:value-type="float" office:value="10661" calcext:value-type="float">
            <text:p>10661</text:p>
          </table:table-cell>
          <table:table-cell table:number-columns-repeated="2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9824" calcext:value-type="float">
            <text:p>9824</text:p>
          </table:table-cell>
          <table:table-cell table:formula="of:=[.A45]-[.B45]" office:value-type="float" office:value="3305" calcext:value-type="float">
            <text:p>3305</text:p>
          </table:table-cell>
          <table:table-cell table:formula="of:=AVERAGE([.A45:.B45])" office:value-type="float" office:value="11476.5" calcext:value-type="float">
            <text:p>11476,5</text:p>
          </table:table-cell>
          <table:table-cell table:number-columns-repeated="2"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float" office:value="10276" calcext:value-type="float">
            <text:p>10276</text:p>
          </table:table-cell>
          <table:table-cell table:formula="of:=[.A46]-[.B46]" office:value-type="float" office:value="2155" calcext:value-type="float">
            <text:p>2155</text:p>
          </table:table-cell>
          <table:table-cell table:formula="of:=AVERAGE([.A46:.B46])" office:value-type="float" office:value="11353.5" calcext:value-type="float">
            <text:p>11353,5</text:p>
          </table:table-cell>
          <table:table-cell table:number-columns-repeated="2"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0090" calcext:value-type="float">
            <text:p>10090</text:p>
          </table:table-cell>
          <table:table-cell table:formula="of:=[.A47]-[.B47]" office:value-type="float" office:value="3111" calcext:value-type="float">
            <text:p>3111</text:p>
          </table:table-cell>
          <table:table-cell table:formula="of:=AVERAGE([.A47:.B47])" office:value-type="float" office:value="11645.5" calcext:value-type="float">
            <text:p>11645,5</text:p>
          </table:table-cell>
          <table:table-cell table:number-columns-repeated="2"/>
        </table:table-row>
        <table:table-row table:style-name="ro1">
          <table:table-cell office:value-type="float" office:value="12749" calcext:value-type="float">
            <text:p>12749</text:p>
          </table:table-cell>
          <table:table-cell office:value-type="float" office:value="8748" calcext:value-type="float">
            <text:p>8748</text:p>
          </table:table-cell>
          <table:table-cell table:formula="of:=[.A48]-[.B48]" office:value-type="float" office:value="4001" calcext:value-type="float">
            <text:p>4001</text:p>
          </table:table-cell>
          <table:table-cell table:formula="of:=AVERAGE([.A48:.B48])" office:value-type="float" office:value="10748.5" calcext:value-type="float">
            <text:p>10748,5</text:p>
          </table:table-cell>
          <table:table-cell table:number-columns-repeated="2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9136" calcext:value-type="float">
            <text:p>9136</text:p>
          </table:table-cell>
          <table:table-cell table:formula="of:=[.A49]-[.B49]" office:value-type="float" office:value="3874" calcext:value-type="float">
            <text:p>3874</text:p>
          </table:table-cell>
          <table:table-cell table:formula="of:=AVERAGE([.A49:.B49])" office:value-type="float" office:value="11073" calcext:value-type="float">
            <text:p>11073</text:p>
          </table:table-cell>
          <table:table-cell table:number-columns-repeated="2"/>
        </table:table-row>
        <table:table-row table:style-name="ro1">
          <table:table-cell office:value-type="float" office:value="11803" calcext:value-type="float">
            <text:p>11803</text:p>
          </table:table-cell>
          <table:table-cell office:value-type="float" office:value="9202" calcext:value-type="float">
            <text:p>9202</text:p>
          </table:table-cell>
          <table:table-cell table:formula="of:=[.A50]-[.B50]" office:value-type="float" office:value="2601" calcext:value-type="float">
            <text:p>2601</text:p>
          </table:table-cell>
          <table:table-cell table:formula="of:=AVERAGE([.A50:.B50])" office:value-type="float" office:value="10502.5" calcext:value-type="float">
            <text:p>10502,5</text:p>
          </table:table-cell>
          <table:table-cell table:number-columns-repeated="2"/>
        </table:table-row>
        <table:table-row table:style-name="ro1">
          <table:table-cell office:value-type="float" office:value="13458" calcext:value-type="float">
            <text:p>13458</text:p>
          </table:table-cell>
          <table:table-cell office:value-type="float" office:value="9516" calcext:value-type="float">
            <text:p>9516</text:p>
          </table:table-cell>
          <table:table-cell table:formula="of:=[.A51]-[.B51]" office:value-type="float" office:value="3942" calcext:value-type="float">
            <text:p>3942</text:p>
          </table:table-cell>
          <table:table-cell table:formula="of:=AVERAGE([.A51:.B51])" office:value-type="float" office:value="11487" calcext:value-type="float">
            <text:p>11487</text:p>
          </table:table-cell>
          <table:table-cell table:number-columns-repeated="2"/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8994" calcext:value-type="float">
            <text:p>8994</text:p>
          </table:table-cell>
          <table:table-cell table:formula="of:=[.A52]-[.B52]" office:value-type="float" office:value="2886" calcext:value-type="float">
            <text:p>2886</text:p>
          </table:table-cell>
          <table:table-cell table:formula="of:=AVERAGE([.A52:.B52])" office:value-type="float" office:value="10437" calcext:value-type="float">
            <text:p>10437</text:p>
          </table:table-cell>
          <table:table-cell table:number-columns-repeated="2"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float" office:value="8388" calcext:value-type="float">
            <text:p>8388</text:p>
          </table:table-cell>
          <table:table-cell table:formula="of:=[.A53]-[.B53]" office:value-type="float" office:value="4743" calcext:value-type="float">
            <text:p>4743</text:p>
          </table:table-cell>
          <table:table-cell table:formula="of:=AVERAGE([.A53:.B53])" office:value-type="float" office:value="10759.5" calcext:value-type="float">
            <text:p>10759,5</text:p>
          </table:table-cell>
          <table:table-cell table:number-columns-repeated="2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10726" calcext:value-type="float">
            <text:p>10726</text:p>
          </table:table-cell>
          <table:table-cell table:formula="of:=[.A54]-[.B54]" office:value-type="float" office:value="1579" calcext:value-type="float">
            <text:p>1579</text:p>
          </table:table-cell>
          <table:table-cell table:formula="of:=AVERAGE([.A54:.B54])" office:value-type="float" office:value="11515.5" calcext:value-type="float">
            <text:p>11515,5</text:p>
          </table:table-cell>
          <table:table-cell table:number-columns-repeated="2"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float" office:value="8998" calcext:value-type="float">
            <text:p>8998</text:p>
          </table:table-cell>
          <table:table-cell table:formula="of:=[.A55]-[.B55]" office:value-type="float" office:value="4313" calcext:value-type="float">
            <text:p>4313</text:p>
          </table:table-cell>
          <table:table-cell table:formula="of:=AVERAGE([.A55:.B55])" office:value-type="float" office:value="11154.5" calcext:value-type="float">
            <text:p>11154,5</text:p>
          </table:table-cell>
          <table:table-cell table:number-columns-repeated="2"/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float" office:value="9326" calcext:value-type="float">
            <text:p>9326</text:p>
          </table:table-cell>
          <table:table-cell table:formula="of:=[.A56]-[.B56]" office:value-type="float" office:value="2809" calcext:value-type="float">
            <text:p>2809</text:p>
          </table:table-cell>
          <table:table-cell table:formula="of:=AVERAGE([.A56:.B56])" office:value-type="float" office:value="10730.5" calcext:value-type="float">
            <text:p>10730,5</text:p>
          </table:table-cell>
          <table:table-cell table:number-columns-repeated="2"/>
        </table:table-row>
        <table:table-row table:style-name="ro1">
          <table:table-cell office:value-type="float" office:value="13318" calcext:value-type="float">
            <text:p>13318</text:p>
          </table:table-cell>
          <table:table-cell office:value-type="float" office:value="8340" calcext:value-type="float">
            <text:p>8340</text:p>
          </table:table-cell>
          <table:table-cell table:formula="of:=[.A57]-[.B57]" office:value-type="float" office:value="4978" calcext:value-type="float">
            <text:p>4978</text:p>
          </table:table-cell>
          <table:table-cell table:formula="of:=AVERAGE([.A57:.B57])" office:value-type="float" office:value="10829" calcext:value-type="float">
            <text:p>10829</text:p>
          </table:table-cell>
          <table:table-cell table:number-columns-repeated="2"/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9376" calcext:value-type="float">
            <text:p>9376</text:p>
          </table:table-cell>
          <table:table-cell table:formula="of:=[.A58]-[.B58]" office:value-type="float" office:value="2384" calcext:value-type="float">
            <text:p>2384</text:p>
          </table:table-cell>
          <table:table-cell table:formula="of:=AVERAGE([.A58:.B58])" office:value-type="float" office:value="10568" calcext:value-type="float">
            <text:p>10568</text:p>
          </table:table-cell>
          <table:table-cell table:number-columns-repeated="2"/>
        </table:table-row>
        <table:table-row table:style-name="ro1">
          <table:table-cell office:value-type="float" office:value="12708" calcext:value-type="float">
            <text:p>12708</text:p>
          </table:table-cell>
          <table:table-cell office:value-type="float" office:value="10986" calcext:value-type="float">
            <text:p>10986</text:p>
          </table:table-cell>
          <table:table-cell table:formula="of:=[.A59]-[.B59]" office:value-type="float" office:value="1722" calcext:value-type="float">
            <text:p>1722</text:p>
          </table:table-cell>
          <table:table-cell table:formula="of:=AVERAGE([.A59:.B59])" office:value-type="float" office:value="11847" calcext:value-type="float">
            <text:p>11847</text:p>
          </table:table-cell>
          <table:table-cell table:number-columns-repeated="2"/>
        </table:table-row>
        <table:table-row table:style-name="ro1">
          <table:table-cell office:value-type="float" office:value="12902" calcext:value-type="float">
            <text:p>12902</text:p>
          </table:table-cell>
          <table:table-cell office:value-type="float" office:value="10750" calcext:value-type="float">
            <text:p>10750</text:p>
          </table:table-cell>
          <table:table-cell table:formula="of:=[.A60]-[.B60]" office:value-type="float" office:value="2152" calcext:value-type="float">
            <text:p>2152</text:p>
          </table:table-cell>
          <table:table-cell table:formula="of:=AVERAGE([.A60:.B60])" office:value-type="float" office:value="11826" calcext:value-type="float">
            <text:p>11826</text:p>
          </table:table-cell>
          <table:table-cell table:number-columns-repeated="2"/>
        </table:table-row>
        <table:table-row table:style-name="ro1">
          <table:table-cell office:value-type="float" office:value="12968" calcext:value-type="float">
            <text:p>12968</text:p>
          </table:table-cell>
          <table:table-cell office:value-type="float" office:value="10780" calcext:value-type="float">
            <text:p>10780</text:p>
          </table:table-cell>
          <table:table-cell table:formula="of:=[.A61]-[.B61]" office:value-type="float" office:value="2188" calcext:value-type="float">
            <text:p>2188</text:p>
          </table:table-cell>
          <table:table-cell table:formula="of:=AVERAGE([.A61:.B61])" office:value-type="float" office:value="11874" calcext:value-type="float">
            <text:p>11874</text:p>
          </table:table-cell>
          <table:table-cell table:number-columns-repeated="2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10163" calcext:value-type="float">
            <text:p>10163</text:p>
          </table:table-cell>
          <table:table-cell table:formula="of:=[.A62]-[.B62]" office:value-type="float" office:value="1957" calcext:value-type="float">
            <text:p>1957</text:p>
          </table:table-cell>
          <table:table-cell table:formula="of:=AVERAGE([.A62:.B62])" office:value-type="float" office:value="11141.5" calcext:value-type="float">
            <text:p>11141,5</text:p>
          </table:table-cell>
          <table:table-cell table:number-columns-repeated="2"/>
        </table:table-row>
        <table:table-row table:style-name="ro1">
          <table:table-cell office:value-type="float" office:value="12973" calcext:value-type="float">
            <text:p>12973</text:p>
          </table:table-cell>
          <table:table-cell office:value-type="float" office:value="9436" calcext:value-type="float">
            <text:p>9436</text:p>
          </table:table-cell>
          <table:table-cell table:formula="of:=[.A63]-[.B63]" office:value-type="float" office:value="3537" calcext:value-type="float">
            <text:p>3537</text:p>
          </table:table-cell>
          <table:table-cell table:formula="of:=AVERAGE([.A63:.B63])" office:value-type="float" office:value="11204.5" calcext:value-type="float">
            <text:p>11204,5</text:p>
          </table:table-cell>
          <table:table-cell table:number-columns-repeated="2"/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float" office:value="8808" calcext:value-type="float">
            <text:p>8808</text:p>
          </table:table-cell>
          <table:table-cell table:formula="of:=[.A64]-[.B64]" office:value-type="float" office:value="3056" calcext:value-type="float">
            <text:p>3056</text:p>
          </table:table-cell>
          <table:table-cell table:formula="of:=AVERAGE([.A64:.B64])" office:value-type="float" office:value="10336" calcext:value-type="float">
            <text:p>10336</text:p>
          </table:table-cell>
          <table:table-cell table:number-columns-repeated="2"/>
        </table:table-row>
        <table:table-row table:style-name="ro1">
          <table:table-cell office:value-type="float" office:value="13218" calcext:value-type="float">
            <text:p>13218</text:p>
          </table:table-cell>
          <table:table-cell office:value-type="float" office:value="9790" calcext:value-type="float">
            <text:p>9790</text:p>
          </table:table-cell>
          <table:table-cell table:formula="of:=[.A65]-[.B65]" office:value-type="float" office:value="3428" calcext:value-type="float">
            <text:p>3428</text:p>
          </table:table-cell>
          <table:table-cell table:formula="of:=AVERAGE([.A65:.B65])" office:value-type="float" office:value="11504" calcext:value-type="float">
            <text:p>11504</text:p>
          </table:table-cell>
          <table:table-cell table:number-columns-repeated="2"/>
        </table:table-row>
        <table:table-row table:style-name="ro1">
          <table:table-cell office:value-type="float" office:value="12882" calcext:value-type="float">
            <text:p>12882</text:p>
          </table:table-cell>
          <table:table-cell office:value-type="float" office:value="9706" calcext:value-type="float">
            <text:p>9706</text:p>
          </table:table-cell>
          <table:table-cell table:formula="of:=[.A66]-[.B66]" office:value-type="float" office:value="3176" calcext:value-type="float">
            <text:p>3176</text:p>
          </table:table-cell>
          <table:table-cell table:formula="of:=AVERAGE([.A66:.B66])" office:value-type="float" office:value="11294" calcext:value-type="float">
            <text:p>11294</text:p>
          </table:table-cell>
          <table:table-cell table:number-columns-repeated="2"/>
        </table:table-row>
        <table:table-row table:style-name="ro1">
          <table:table-cell office:value-type="float" office:value="11881" calcext:value-type="float">
            <text:p>11881</text:p>
          </table:table-cell>
          <table:table-cell office:value-type="float" office:value="8848" calcext:value-type="float">
            <text:p>8848</text:p>
          </table:table-cell>
          <table:table-cell table:formula="of:=[.A67]-[.B67]" office:value-type="float" office:value="3033" calcext:value-type="float">
            <text:p>3033</text:p>
          </table:table-cell>
          <table:table-cell table:formula="of:=AVERAGE([.A67:.B67])" office:value-type="float" office:value="10364.5" calcext:value-type="float">
            <text:p>10364,5</text:p>
          </table:table-cell>
          <table:table-cell table:number-columns-repeated="2"/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float" office:value="9442" calcext:value-type="float">
            <text:p>9442</text:p>
          </table:table-cell>
          <table:table-cell table:formula="of:=[.A68]-[.B68]" office:value-type="float" office:value="4013" calcext:value-type="float">
            <text:p>4013</text:p>
          </table:table-cell>
          <table:table-cell table:formula="of:=AVERAGE([.A68:.B68])" office:value-type="float" office:value="11448.5" calcext:value-type="float">
            <text:p>11448,5</text:p>
          </table:table-cell>
          <table:table-cell table:number-columns-repeated="2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float" office:value="10020" calcext:value-type="float">
            <text:p>10020</text:p>
          </table:table-cell>
          <table:table-cell table:formula="of:=[.A69]-[.B69]" office:value-type="float" office:value="2873" calcext:value-type="float">
            <text:p>2873</text:p>
          </table:table-cell>
          <table:table-cell table:formula="of:=AVERAGE([.A69:.B69])" office:value-type="float" office:value="11456.5" calcext:value-type="float">
            <text:p>11456,5</text:p>
          </table:table-cell>
          <table:table-cell table:number-columns-repeated="2"/>
        </table:table-row>
        <table:table-row table:style-name="ro1">
          <table:table-cell office:value-type="float" office:value="13549" calcext:value-type="float">
            <text:p>13549</text:p>
          </table:table-cell>
          <table:table-cell office:value-type="float" office:value="9560" calcext:value-type="float">
            <text:p>9560</text:p>
          </table:table-cell>
          <table:table-cell table:formula="of:=[.A70]-[.B70]" office:value-type="float" office:value="3989" calcext:value-type="float">
            <text:p>3989</text:p>
          </table:table-cell>
          <table:table-cell table:formula="of:=AVERAGE([.A70:.B70])" office:value-type="float" office:value="11554.5" calcext:value-type="float">
            <text:p>11554,5</text:p>
          </table:table-cell>
          <table:table-cell table:number-columns-repeated="2"/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float" office:value="10320" calcext:value-type="float">
            <text:p>10320</text:p>
          </table:table-cell>
          <table:table-cell table:formula="of:=[.A71]-[.B71]" office:value-type="float" office:value="3021" calcext:value-type="float">
            <text:p>3021</text:p>
          </table:table-cell>
          <table:table-cell table:formula="of:=AVERAGE([.A71:.B71])" office:value-type="float" office:value="11830.5" calcext:value-type="float">
            <text:p>11830,5</text:p>
          </table:table-cell>
          <table:table-cell table:number-columns-repeated="2"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float" office:value="10076" calcext:value-type="float">
            <text:p>10076</text:p>
          </table:table-cell>
          <table:table-cell table:formula="of:=[.A72]-[.B72]" office:value-type="float" office:value="3338" calcext:value-type="float">
            <text:p>3338</text:p>
          </table:table-cell>
          <table:table-cell table:formula="of:=AVERAGE([.A72:.B72])" office:value-type="float" office:value="11745" calcext:value-type="float">
            <text:p>11745</text:p>
          </table:table-cell>
          <table:table-cell table:number-columns-repeated="2"/>
        </table:table-row>
        <table:table-row table:style-name="ro1">
          <table:table-cell office:value-type="float" office:value="12948" calcext:value-type="float">
            <text:p>12948</text:p>
          </table:table-cell>
          <table:table-cell office:value-type="float" office:value="9084" calcext:value-type="float">
            <text:p>9084</text:p>
          </table:table-cell>
          <table:table-cell table:formula="of:=[.A73]-[.B73]" office:value-type="float" office:value="3864" calcext:value-type="float">
            <text:p>3864</text:p>
          </table:table-cell>
          <table:table-cell table:formula="of:=AVERAGE([.A73:.B73])" office:value-type="float" office:value="11016" calcext:value-type="float">
            <text:p>11016</text:p>
          </table:table-cell>
          <table:table-cell table:number-columns-repeated="2"/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float" office:value="10174" calcext:value-type="float">
            <text:p>10174</text:p>
          </table:table-cell>
          <table:table-cell table:formula="of:=[.A74]-[.B74]" office:value-type="float" office:value="3050" calcext:value-type="float">
            <text:p>3050</text:p>
          </table:table-cell>
          <table:table-cell table:formula="of:=AVERAGE([.A74:.B74])" office:value-type="float" office:value="11699" calcext:value-type="float">
            <text:p>11699</text:p>
          </table:table-cell>
          <table:table-cell table:number-columns-repeated="2"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float" office:value="10042" calcext:value-type="float">
            <text:p>10042</text:p>
          </table:table-cell>
          <table:table-cell table:formula="of:=[.A75]-[.B75]" office:value-type="float" office:value="2393" calcext:value-type="float">
            <text:p>2393</text:p>
          </table:table-cell>
          <table:table-cell table:formula="of:=AVERAGE([.A75:.B75])" office:value-type="float" office:value="11238.5" calcext:value-type="float">
            <text:p>11238,5</text:p>
          </table:table-cell>
          <table:table-cell table:number-columns-repeated="2"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8828" calcext:value-type="float">
            <text:p>8828</text:p>
          </table:table-cell>
          <table:table-cell table:formula="of:=[.A76]-[.B76]" office:value-type="float" office:value="4805" calcext:value-type="float">
            <text:p>4805</text:p>
          </table:table-cell>
          <table:table-cell table:formula="of:=AVERAGE([.A76:.B76])" office:value-type="float" office:value="11230.5" calcext:value-type="float">
            <text:p>11230,5</text:p>
          </table:table-cell>
          <table:table-cell table:number-columns-repeated="2"/>
        </table:table-row>
        <table:table-row table:style-name="ro1">
          <table:table-cell office:value-type="float" office:value="12599" calcext:value-type="float">
            <text:p>12599</text:p>
          </table:table-cell>
          <table:table-cell office:value-type="float" office:value="9992" calcext:value-type="float">
            <text:p>9992</text:p>
          </table:table-cell>
          <table:table-cell table:formula="of:=[.A77]-[.B77]" office:value-type="float" office:value="2607" calcext:value-type="float">
            <text:p>2607</text:p>
          </table:table-cell>
          <table:table-cell table:formula="of:=AVERAGE([.A77:.B77])" office:value-type="float" office:value="11295.5" calcext:value-type="float">
            <text:p>11295,5</text:p>
          </table:table-cell>
          <table:table-cell table:number-columns-repeated="2"/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0412" calcext:value-type="float">
            <text:p>10412</text:p>
          </table:table-cell>
          <table:table-cell table:formula="of:=[.A78]-[.B78]" office:value-type="float" office:value="2900" calcext:value-type="float">
            <text:p>2900</text:p>
          </table:table-cell>
          <table:table-cell table:formula="of:=AVERAGE([.A78:.B78])" office:value-type="float" office:value="11862" calcext:value-type="float">
            <text:p>11862</text:p>
          </table:table-cell>
          <table:table-cell table:number-columns-repeated="2"/>
        </table:table-row>
        <table:table-row table:style-name="ro1">
          <table:table-cell office:value-type="float" office:value="12869" calcext:value-type="float">
            <text:p>12869</text:p>
          </table:table-cell>
          <table:table-cell office:value-type="float" office:value="9468" calcext:value-type="float">
            <text:p>9468</text:p>
          </table:table-cell>
          <table:table-cell table:formula="of:=[.A79]-[.B79]" office:value-type="float" office:value="3401" calcext:value-type="float">
            <text:p>3401</text:p>
          </table:table-cell>
          <table:table-cell table:formula="of:=AVERAGE([.A79:.B79])" office:value-type="float" office:value="11168.5" calcext:value-type="float">
            <text:p>11168,5</text:p>
          </table:table-cell>
          <table:table-cell table:number-columns-repeated="2"/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float" office:value="10236" calcext:value-type="float">
            <text:p>10236</text:p>
          </table:table-cell>
          <table:table-cell table:formula="of:=[.A80]-[.B80]" office:value-type="float" office:value="3644" calcext:value-type="float">
            <text:p>3644</text:p>
          </table:table-cell>
          <table:table-cell table:formula="of:=AVERAGE([.A80:.B80])" office:value-type="float" office:value="12058" calcext:value-type="float">
            <text:p>12058</text:p>
          </table:table-cell>
          <table:table-cell table:number-columns-repeated="2"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float" office:value="7504" calcext:value-type="float">
            <text:p>7504</text:p>
          </table:table-cell>
          <table:table-cell table:formula="of:=[.A81]-[.B81]" office:value-type="float" office:value="5621" calcext:value-type="float">
            <text:p>5621</text:p>
          </table:table-cell>
          <table:table-cell table:formula="of:=AVERAGE([.A81:.B81])" office:value-type="float" office:value="10314.5" calcext:value-type="float">
            <text:p>10314,5</text:p>
          </table:table-cell>
          <table:table-cell table:number-columns-repeated="2"/>
        </table:table-row>
        <table:table-row table:style-name="ro1">
          <table:table-cell office:value-type="float" office:value="13488" calcext:value-type="float">
            <text:p>13488</text:p>
          </table:table-cell>
          <table:table-cell office:value-type="float" office:value="9670" calcext:value-type="float">
            <text:p>9670</text:p>
          </table:table-cell>
          <table:table-cell table:formula="of:=[.A82]-[.B82]" office:value-type="float" office:value="3818" calcext:value-type="float">
            <text:p>3818</text:p>
          </table:table-cell>
          <table:table-cell table:formula="of:=AVERAGE([.A82:.B82])" office:value-type="float" office:value="11579" calcext:value-type="float">
            <text:p>11579</text:p>
          </table:table-cell>
          <table:table-cell table:number-columns-repeated="2"/>
        </table:table-row>
        <table:table-row table:style-name="ro1">
          <table:table-cell office:value-type="float" office:value="12696" calcext:value-type="float">
            <text:p>12696</text:p>
          </table:table-cell>
          <table:table-cell office:value-type="float" office:value="9476" calcext:value-type="float">
            <text:p>9476</text:p>
          </table:table-cell>
          <table:table-cell table:formula="of:=[.A83]-[.B83]" office:value-type="float" office:value="3220" calcext:value-type="float">
            <text:p>3220</text:p>
          </table:table-cell>
          <table:table-cell table:formula="of:=AVERAGE([.A83:.B83])" office:value-type="float" office:value="11086" calcext:value-type="float">
            <text:p>11086</text:p>
          </table:table-cell>
          <table:table-cell table:number-columns-repeated="2"/>
        </table:table-row>
        <table:table-row table:style-name="ro1">
          <table:table-cell office:value-type="float" office:value="13599" calcext:value-type="float">
            <text:p>13599</text:p>
          </table:table-cell>
          <table:table-cell office:value-type="float" office:value="9422" calcext:value-type="float">
            <text:p>9422</text:p>
          </table:table-cell>
          <table:table-cell table:formula="of:=[.A84]-[.B84]" office:value-type="float" office:value="4177" calcext:value-type="float">
            <text:p>4177</text:p>
          </table:table-cell>
          <table:table-cell table:formula="of:=AVERAGE([.A84:.B84])" office:value-type="float" office:value="11510.5" calcext:value-type="float">
            <text:p>11510,5</text:p>
          </table:table-cell>
          <table:table-cell table:number-columns-repeated="2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float" office:value="9466" calcext:value-type="float">
            <text:p>9466</text:p>
          </table:table-cell>
          <table:table-cell table:formula="of:=[.A85]-[.B85]" office:value-type="float" office:value="3677" calcext:value-type="float">
            <text:p>3677</text:p>
          </table:table-cell>
          <table:table-cell table:formula="of:=AVERAGE([.A85:.B85])" office:value-type="float" office:value="11304.5" calcext:value-type="float">
            <text:p>11304,5</text:p>
          </table:table-cell>
          <table:table-cell table:number-columns-repeated="2"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float" office:value="9582" calcext:value-type="float">
            <text:p>9582</text:p>
          </table:table-cell>
          <table:table-cell table:formula="of:=[.A86]-[.B86]" office:value-type="float" office:value="4050" calcext:value-type="float">
            <text:p>4050</text:p>
          </table:table-cell>
          <table:table-cell table:formula="of:=AVERAGE([.A86:.B86])" office:value-type="float" office:value="11607" calcext:value-type="float">
            <text:p>11607</text:p>
          </table:table-cell>
          <table:table-cell table:number-columns-repeated="2"/>
        </table:table-row>
        <table:table-row table:style-name="ro1">
          <table:table-cell office:value-type="float" office:value="13173" calcext:value-type="float">
            <text:p>13173</text:p>
          </table:table-cell>
          <table:table-cell office:value-type="float" office:value="9026" calcext:value-type="float">
            <text:p>9026</text:p>
          </table:table-cell>
          <table:table-cell table:formula="of:=[.A87]-[.B87]" office:value-type="float" office:value="4147" calcext:value-type="float">
            <text:p>4147</text:p>
          </table:table-cell>
          <table:table-cell table:formula="of:=AVERAGE([.A87:.B87])" office:value-type="float" office:value="11099.5" calcext:value-type="float">
            <text:p>11099,5</text:p>
          </table:table-cell>
          <table:table-cell table:number-columns-repeated="2"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float" office:value="9498" calcext:value-type="float">
            <text:p>9498</text:p>
          </table:table-cell>
          <table:table-cell table:formula="of:=[.A88]-[.B88]" office:value-type="float" office:value="3744" calcext:value-type="float">
            <text:p>3744</text:p>
          </table:table-cell>
          <table:table-cell table:formula="of:=AVERAGE([.A88:.B88])" office:value-type="float" office:value="11370" calcext:value-type="float">
            <text:p>11370</text:p>
          </table:table-cell>
          <table:table-cell table:number-columns-repeated="2"/>
        </table:table-row>
        <table:table-row table:style-name="ro1">
          <table:table-cell office:value-type="float" office:value="12832" calcext:value-type="float">
            <text:p>12832</text:p>
          </table:table-cell>
          <table:table-cell office:value-type="float" office:value="9476" calcext:value-type="float">
            <text:p>9476</text:p>
          </table:table-cell>
          <table:table-cell table:formula="of:=[.A89]-[.B89]" office:value-type="float" office:value="3356" calcext:value-type="float">
            <text:p>3356</text:p>
          </table:table-cell>
          <table:table-cell table:formula="of:=AVERAGE([.A89:.B89])" office:value-type="float" office:value="11154" calcext:value-type="float">
            <text:p>11154</text:p>
          </table:table-cell>
          <table:table-cell table:number-columns-repeated="2"/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float" office:value="9992" calcext:value-type="float">
            <text:p>9992</text:p>
          </table:table-cell>
          <table:table-cell table:formula="of:=[.A90]-[.B90]" office:value-type="float" office:value="3651" calcext:value-type="float">
            <text:p>3651</text:p>
          </table:table-cell>
          <table:table-cell table:formula="of:=AVERAGE([.A90:.B90])" office:value-type="float" office:value="11817.5" calcext:value-type="float">
            <text:p>11817,5</text:p>
          </table:table-cell>
          <table:table-cell table:number-columns-repeated="2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float" office:value="8864" calcext:value-type="float">
            <text:p>8864</text:p>
          </table:table-cell>
          <table:table-cell table:formula="of:=[.A91]-[.B91]" office:value-type="float" office:value="4221" calcext:value-type="float">
            <text:p>4221</text:p>
          </table:table-cell>
          <table:table-cell table:formula="of:=AVERAGE([.A91:.B91])" office:value-type="float" office:value="10974.5" calcext:value-type="float">
            <text:p>10974,5</text:p>
          </table:table-cell>
          <table:table-cell table:number-columns-repeated="2"/>
        </table:table-row>
        <table:table-row table:style-name="ro1">
          <table:table-cell office:value-type="float" office:value="13905" calcext:value-type="float">
            <text:p>13905</text:p>
          </table:table-cell>
          <table:table-cell office:value-type="float" office:value="11378" calcext:value-type="float">
            <text:p>11378</text:p>
          </table:table-cell>
          <table:table-cell table:formula="of:=[.A92]-[.B92]" office:value-type="float" office:value="2527" calcext:value-type="float">
            <text:p>2527</text:p>
          </table:table-cell>
          <table:table-cell table:formula="of:=AVERAGE([.A92:.B92])" office:value-type="float" office:value="12641.5" calcext:value-type="float">
            <text:p>12641,5</text:p>
          </table:table-cell>
          <table:table-cell table:number-columns-repeated="2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float" office:value="9348" calcext:value-type="float">
            <text:p>9348</text:p>
          </table:table-cell>
          <table:table-cell table:formula="of:=[.A93]-[.B93]" office:value-type="float" office:value="3747" calcext:value-type="float">
            <text:p>3747</text:p>
          </table:table-cell>
          <table:table-cell table:formula="of:=AVERAGE([.A93:.B93])" office:value-type="float" office:value="11221.5" calcext:value-type="float">
            <text:p>11221,5</text:p>
          </table:table-cell>
          <table:table-cell table:number-columns-repeated="2"/>
        </table:table-row>
        <table:table-row table:style-name="ro1">
          <table:table-cell office:value-type="float" office:value="13602" calcext:value-type="float">
            <text:p>13602</text:p>
          </table:table-cell>
          <table:table-cell office:value-type="float" office:value="10894" calcext:value-type="float">
            <text:p>10894</text:p>
          </table:table-cell>
          <table:table-cell table:formula="of:=[.A94]-[.B94]" office:value-type="float" office:value="2708" calcext:value-type="float">
            <text:p>2708</text:p>
          </table:table-cell>
          <table:table-cell table:formula="of:=AVERAGE([.A94:.B94])" office:value-type="float" office:value="12248" calcext:value-type="float">
            <text:p>12248</text:p>
          </table:table-cell>
          <table:table-cell table:number-columns-repeated="2"/>
        </table:table-row>
        <table:table-row table:style-name="ro1">
          <table:table-cell office:value-type="float" office:value="12076" calcext:value-type="float">
            <text:p>12076</text:p>
          </table:table-cell>
          <table:table-cell office:value-type="float" office:value="10000" calcext:value-type="float">
            <text:p>10000</text:p>
          </table:table-cell>
          <table:table-cell table:formula="of:=[.A95]-[.B95]" office:value-type="float" office:value="2076" calcext:value-type="float">
            <text:p>2076</text:p>
          </table:table-cell>
          <table:table-cell table:formula="of:=AVERAGE([.A95:.B95])" office:value-type="float" office:value="11038" calcext:value-type="float">
            <text:p>11038</text:p>
          </table:table-cell>
          <table:table-cell table:number-columns-repeated="2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10600" calcext:value-type="float">
            <text:p>10600</text:p>
          </table:table-cell>
          <table:table-cell table:formula="of:=[.A96]-[.B96]" office:value-type="float" office:value="2500" calcext:value-type="float">
            <text:p>2500</text:p>
          </table:table-cell>
          <table:table-cell table:formula="of:=AVERAGE([.A96:.B96])" office:value-type="float" office:value="11850" calcext:value-type="float">
            <text:p>11850</text:p>
          </table:table-cell>
          <table:table-cell table:number-columns-repeated="2"/>
        </table:table-row>
        <table:table-row table:style-name="ro1">
          <table:table-cell office:value-type="float" office:value="12772" calcext:value-type="float">
            <text:p>12772</text:p>
          </table:table-cell>
          <table:table-cell office:value-type="float" office:value="10218" calcext:value-type="float">
            <text:p>10218</text:p>
          </table:table-cell>
          <table:table-cell table:formula="of:=[.A97]-[.B97]" office:value-type="float" office:value="2554" calcext:value-type="float">
            <text:p>2554</text:p>
          </table:table-cell>
          <table:table-cell table:formula="of:=AVERAGE([.A97:.B97])" office:value-type="float" office:value="11495" calcext:value-type="float">
            <text:p>11495</text:p>
          </table:table-cell>
          <table:table-cell table:number-columns-repeated="2"/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float" office:value="11564" calcext:value-type="float">
            <text:p>11564</text:p>
          </table:table-cell>
          <table:table-cell table:formula="of:=[.A98]-[.B98]" office:value-type="float" office:value="3066" calcext:value-type="float">
            <text:p>3066</text:p>
          </table:table-cell>
          <table:table-cell table:formula="of:=AVERAGE([.A98:.B98])" office:value-type="float" office:value="13097" calcext:value-type="float">
            <text:p>13097</text:p>
          </table:table-cell>
          <table:table-cell table:number-columns-repeated="2"/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float" office:value="12446" calcext:value-type="float">
            <text:p>12446</text:p>
          </table:table-cell>
          <table:table-cell table:formula="of:=[.A99]-[.B99]" office:value-type="float" office:value="1144" calcext:value-type="float">
            <text:p>1144</text:p>
          </table:table-cell>
          <table:table-cell table:formula="of:=AVERAGE([.A99:.B99])" office:value-type="float" office:value="13018" calcext:value-type="float">
            <text:p>13018</text:p>
          </table:table-cell>
          <table:table-cell table:number-columns-repeated="2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12962" calcext:value-type="float">
            <text:p>12962</text:p>
          </table:table-cell>
          <table:table-cell table:formula="of:=[.A100]-[.B100]" office:value-type="float" office:value="1090" calcext:value-type="float">
            <text:p>1090</text:p>
          </table:table-cell>
          <table:table-cell table:formula="of:=AVERAGE([.A100:.B100])" office:value-type="float" office:value="13507" calcext:value-type="float">
            <text:p>13507</text:p>
          </table:table-cell>
          <table:table-cell table:number-columns-repeated="2"/>
        </table:table-row>
        <table:table-row table:style-name="ro1">
          <table:table-cell office:value-type="float" office:value="14482" calcext:value-type="float">
            <text:p>14482</text:p>
          </table:table-cell>
          <table:table-cell office:value-type="float" office:value="12296" calcext:value-type="float">
            <text:p>12296</text:p>
          </table:table-cell>
          <table:table-cell table:formula="of:=[.A101]-[.B101]" office:value-type="float" office:value="2186" calcext:value-type="float">
            <text:p>2186</text:p>
          </table:table-cell>
          <table:table-cell table:formula="of:=AVERAGE([.A101:.B101])" office:value-type="float" office:value="13389" calcext:value-type="float">
            <text:p>13389</text:p>
          </table:table-cell>
          <table:table-cell table:number-columns-repeated="2"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2518" calcext:value-type="float">
            <text:p>12518</text:p>
          </table:table-cell>
          <table:table-cell table:formula="of:=[.A102]-[.B102]" office:value-type="float" office:value="1983" calcext:value-type="float">
            <text:p>1983</text:p>
          </table:table-cell>
          <table:table-cell table:formula="of:=AVERAGE([.A102:.B102])" office:value-type="float" office:value="13509.5" calcext:value-type="float">
            <text:p>13509,5</text:p>
          </table:table-cell>
          <table:table-cell table:number-columns-repeated="2"/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float" office:value="12012" calcext:value-type="float">
            <text:p>12012</text:p>
          </table:table-cell>
          <table:table-cell table:formula="of:=[.A103]-[.B103]" office:value-type="float" office:value="877" calcext:value-type="float">
            <text:p>877</text:p>
          </table:table-cell>
          <table:table-cell table:formula="of:=AVERAGE([.A103:.B103])" office:value-type="float" office:value="12450.5" calcext:value-type="float">
            <text:p>12450,5</text:p>
          </table:table-cell>
          <table:table-cell table:number-columns-repeated="2"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2102" calcext:value-type="float">
            <text:p>12102</text:p>
          </table:table-cell>
          <table:table-cell table:formula="of:=[.A104]-[.B104]" office:value-type="float" office:value="2399" calcext:value-type="float">
            <text:p>2399</text:p>
          </table:table-cell>
          <table:table-cell table:formula="of:=AVERAGE([.A104:.B104])" office:value-type="float" office:value="13301.5" calcext:value-type="float">
            <text:p>13301,5</text:p>
          </table:table-cell>
          <table:table-cell table:number-columns-repeated="2"/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12228" calcext:value-type="float">
            <text:p>12228</text:p>
          </table:table-cell>
          <table:table-cell table:formula="of:=[.A105]-[.B105]" office:value-type="float" office:value="1752" calcext:value-type="float">
            <text:p>1752</text:p>
          </table:table-cell>
          <table:table-cell table:formula="of:=AVERAGE([.A105:.B105])" office:value-type="float" office:value="13104" calcext:value-type="float">
            <text:p>13104</text:p>
          </table:table-cell>
          <table:table-cell table:number-columns-repeated="2"/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float" office:value="11060" calcext:value-type="float">
            <text:p>11060</text:p>
          </table:table-cell>
          <table:table-cell table:formula="of:=[.A106]-[.B106]" office:value-type="float" office:value="3125" calcext:value-type="float">
            <text:p>3125</text:p>
          </table:table-cell>
          <table:table-cell table:formula="of:=AVERAGE([.A106:.B106])" office:value-type="float" office:value="12622.5" calcext:value-type="float">
            <text:p>12622,5</text:p>
          </table:table-cell>
          <table:table-cell table:number-columns-repeated="2"/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float" office:value="11238" calcext:value-type="float">
            <text:p>11238</text:p>
          </table:table-cell>
          <table:table-cell table:formula="of:=[.A107]-[.B107]" office:value-type="float" office:value="2764" calcext:value-type="float">
            <text:p>2764</text:p>
          </table:table-cell>
          <table:table-cell table:formula="of:=AVERAGE([.A107:.B107])" office:value-type="float" office:value="12620" calcext:value-type="float">
            <text:p>12620</text:p>
          </table:table-cell>
          <table:table-cell table:number-columns-repeated="2"/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float" office:value="12508" calcext:value-type="float">
            <text:p>12508</text:p>
          </table:table-cell>
          <table:table-cell table:formula="of:=[.A108]-[.B108]" office:value-type="float" office:value="2354" calcext:value-type="float">
            <text:p>2354</text:p>
          </table:table-cell>
          <table:table-cell table:formula="of:=AVERAGE([.A108:.B108])" office:value-type="float" office:value="13685" calcext:value-type="float">
            <text:p>13685</text:p>
          </table:table-cell>
          <table:table-cell table:number-columns-repeated="2"/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float" office:value="11186" calcext:value-type="float">
            <text:p>11186</text:p>
          </table:table-cell>
          <table:table-cell table:formula="of:=[.A109]-[.B109]" office:value-type="float" office:value="2744" calcext:value-type="float">
            <text:p>2744</text:p>
          </table:table-cell>
          <table:table-cell table:formula="of:=AVERAGE([.A109:.B109])" office:value-type="float" office:value="12558" calcext:value-type="float">
            <text:p>12558</text:p>
          </table:table-cell>
          <table:table-cell table:number-columns-repeated="2"/>
        </table:table-row>
        <table:table-row table:style-name="ro1">
          <table:table-cell office:value-type="float" office:value="13695" calcext:value-type="float">
            <text:p>13695</text:p>
          </table:table-cell>
          <table:table-cell office:value-type="float" office:value="10324" calcext:value-type="float">
            <text:p>10324</text:p>
          </table:table-cell>
          <table:table-cell table:formula="of:=[.A110]-[.B110]" office:value-type="float" office:value="3371" calcext:value-type="float">
            <text:p>3371</text:p>
          </table:table-cell>
          <table:table-cell table:formula="of:=AVERAGE([.A110:.B110])" office:value-type="float" office:value="12009.5" calcext:value-type="float">
            <text:p>12009,5</text:p>
          </table:table-cell>
          <table:table-cell table:number-columns-repeated="2"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12204" calcext:value-type="float">
            <text:p>12204</text:p>
          </table:table-cell>
          <table:table-cell table:formula="of:=[.A111]-[.B111]" office:value-type="float" office:value="1674" calcext:value-type="float">
            <text:p>1674</text:p>
          </table:table-cell>
          <table:table-cell table:formula="of:=AVERAGE([.A111:.B111])" office:value-type="float" office:value="13041" calcext:value-type="float">
            <text:p>13041</text:p>
          </table:table-cell>
          <table:table-cell table:number-columns-repeated="2"/>
        </table:table-row>
        <table:table-row table:style-name="ro1">
          <table:table-cell office:value-type="float" office:value="13403" calcext:value-type="float">
            <text:p>13403</text:p>
          </table:table-cell>
          <table:table-cell office:value-type="float" office:value="11468" calcext:value-type="float">
            <text:p>11468</text:p>
          </table:table-cell>
          <table:table-cell table:formula="of:=[.A112]-[.B112]" office:value-type="float" office:value="1935" calcext:value-type="float">
            <text:p>1935</text:p>
          </table:table-cell>
          <table:table-cell table:formula="of:=AVERAGE([.A112:.B112])" office:value-type="float" office:value="12435.5" calcext:value-type="float">
            <text:p>12435,5</text:p>
          </table:table-cell>
          <table:table-cell table:number-columns-repeated="2"/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11574" calcext:value-type="float">
            <text:p>11574</text:p>
          </table:table-cell>
          <table:table-cell table:formula="of:=[.A113]-[.B113]" office:value-type="float" office:value="3070" calcext:value-type="float">
            <text:p>3070</text:p>
          </table:table-cell>
          <table:table-cell table:formula="of:=AVERAGE([.A113:.B113])" office:value-type="float" office:value="13109" calcext:value-type="float">
            <text:p>13109</text:p>
          </table:table-cell>
          <table:table-cell table:number-columns-repeated="2"/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float" office:value="12504" calcext:value-type="float">
            <text:p>12504</text:p>
          </table:table-cell>
          <table:table-cell table:formula="of:=[.A114]-[.B114]" office:value-type="float" office:value="1645" calcext:value-type="float">
            <text:p>1645</text:p>
          </table:table-cell>
          <table:table-cell table:formula="of:=AVERAGE([.A114:.B114])" office:value-type="float" office:value="13326.5" calcext:value-type="float">
            <text:p>13326,5</text:p>
          </table:table-cell>
          <table:table-cell table:number-columns-repeated="2"/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float" office:value="11488" calcext:value-type="float">
            <text:p>11488</text:p>
          </table:table-cell>
          <table:table-cell table:formula="of:=[.A115]-[.B115]" office:value-type="float" office:value="3132" calcext:value-type="float">
            <text:p>3132</text:p>
          </table:table-cell>
          <table:table-cell table:formula="of:=AVERAGE([.A115:.B115])" office:value-type="float" office:value="13054" calcext:value-type="float">
            <text:p>13054</text:p>
          </table:table-cell>
          <table:table-cell table:number-columns-repeated="2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11888" calcext:value-type="float">
            <text:p>11888</text:p>
          </table:table-cell>
          <table:table-cell table:formula="of:=[.A116]-[.B116]" office:value-type="float" office:value="1720" calcext:value-type="float">
            <text:p>1720</text:p>
          </table:table-cell>
          <table:table-cell table:formula="of:=AVERAGE([.A116:.B116])" office:value-type="float" office:value="12748" calcext:value-type="float">
            <text:p>12748</text:p>
          </table:table-cell>
          <table:table-cell table:number-columns-repeated="2"/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float" office:value="13048" calcext:value-type="float">
            <text:p>13048</text:p>
          </table:table-cell>
          <table:table-cell table:formula="of:=[.A117]-[.B117]" office:value-type="float" office:value="1182" calcext:value-type="float">
            <text:p>1182</text:p>
          </table:table-cell>
          <table:table-cell table:formula="of:=AVERAGE([.A117:.B117])" office:value-type="float" office:value="13639" calcext:value-type="float">
            <text:p>13639</text:p>
          </table:table-cell>
          <table:table-cell table:number-columns-repeated="2"/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float" office:value="10646" calcext:value-type="float">
            <text:p>10646</text:p>
          </table:table-cell>
          <table:table-cell table:formula="of:=[.A118]-[.B118]" office:value-type="float" office:value="3357" calcext:value-type="float">
            <text:p>3357</text:p>
          </table:table-cell>
          <table:table-cell table:formula="of:=AVERAGE([.A118:.B118])" office:value-type="float" office:value="12324.5" calcext:value-type="float">
            <text:p>12324,5</text:p>
          </table:table-cell>
          <table:table-cell table:number-columns-repeated="2"/>
        </table:table-row>
        <table:table-row table:style-name="ro1">
          <table:table-cell office:value-type="float" office:value="14469" calcext:value-type="float">
            <text:p>14469</text:p>
          </table:table-cell>
          <table:table-cell office:value-type="float" office:value="12086" calcext:value-type="float">
            <text:p>12086</text:p>
          </table:table-cell>
          <table:table-cell table:formula="of:=[.A119]-[.B119]" office:value-type="float" office:value="2383" calcext:value-type="float">
            <text:p>2383</text:p>
          </table:table-cell>
          <table:table-cell table:formula="of:=AVERAGE([.A119:.B119])" office:value-type="float" office:value="13277.5" calcext:value-type="float">
            <text:p>13277,5</text:p>
          </table:table-cell>
          <table:table-cell table:number-columns-repeated="2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float" office:value="12308" calcext:value-type="float">
            <text:p>12308</text:p>
          </table:table-cell>
          <table:table-cell table:formula="of:=[.A120]-[.B120]" office:value-type="float" office:value="785" calcext:value-type="float">
            <text:p>785</text:p>
          </table:table-cell>
          <table:table-cell table:formula="of:=AVERAGE([.A120:.B120])" office:value-type="float" office:value="12700.5" calcext:value-type="float">
            <text:p>12700,5</text:p>
          </table:table-cell>
          <table:table-cell table:number-columns-repeated="2"/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float" office:value="12920" calcext:value-type="float">
            <text:p>12920</text:p>
          </table:table-cell>
          <table:table-cell table:formula="of:=[.A121]-[.B121]" office:value-type="float" office:value="1162" calcext:value-type="float">
            <text:p>1162</text:p>
          </table:table-cell>
          <table:table-cell table:formula="of:=AVERAGE([.A121:.B121])" office:value-type="float" office:value="13501" calcext:value-type="float">
            <text:p>13501</text:p>
          </table:table-cell>
          <table:table-cell table:number-columns-repeated="2"/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float" office:value="12304" calcext:value-type="float">
            <text:p>12304</text:p>
          </table:table-cell>
          <table:table-cell table:formula="of:=[.A122]-[.B122]" office:value-type="float" office:value="1152" calcext:value-type="float">
            <text:p>1152</text:p>
          </table:table-cell>
          <table:table-cell table:formula="of:=AVERAGE([.A122:.B122])" office:value-type="float" office:value="12880" calcext:value-type="float">
            <text:p>12880</text:p>
          </table:table-cell>
          <table:table-cell table:number-columns-repeated="2"/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float" office:value="12350" calcext:value-type="float">
            <text:p>12350</text:p>
          </table:table-cell>
          <table:table-cell table:formula="of:=[.A123]-[.B123]" office:value-type="float" office:value="2443" calcext:value-type="float">
            <text:p>2443</text:p>
          </table:table-cell>
          <table:table-cell table:formula="of:=AVERAGE([.A123:.B123])" office:value-type="float" office:value="13571.5" calcext:value-type="float">
            <text:p>13571,5</text:p>
          </table:table-cell>
          <table:table-cell table:number-columns-repeated="2"/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float" office:value="12104" calcext:value-type="float">
            <text:p>12104</text:p>
          </table:table-cell>
          <table:table-cell table:formula="of:=[.A124]-[.B124]" office:value-type="float" office:value="1997" calcext:value-type="float">
            <text:p>1997</text:p>
          </table:table-cell>
          <table:table-cell table:formula="of:=AVERAGE([.A124:.B124])" office:value-type="float" office:value="13102.5" calcext:value-type="float">
            <text:p>13102,5</text:p>
          </table:table-cell>
          <table:table-cell table:number-columns-repeated="2"/>
        </table:table-row>
        <table:table-row table:style-name="ro1">
          <table:table-cell office:value-type="float" office:value="13974" calcext:value-type="float">
            <text:p>13974</text:p>
          </table:table-cell>
          <table:table-cell office:value-type="float" office:value="11804" calcext:value-type="float">
            <text:p>11804</text:p>
          </table:table-cell>
          <table:table-cell table:formula="of:=[.A125]-[.B125]" office:value-type="float" office:value="2170" calcext:value-type="float">
            <text:p>2170</text:p>
          </table:table-cell>
          <table:table-cell table:formula="of:=AVERAGE([.A125:.B125])" office:value-type="float" office:value="12889" calcext:value-type="float">
            <text:p>12889</text:p>
          </table:table-cell>
          <table:table-cell table:number-columns-repeated="2"/>
        </table:table-row>
        <table:table-row table:style-name="ro1">
          <table:table-cell office:value-type="float" office:value="12616" calcext:value-type="float">
            <text:p>12616</text:p>
          </table:table-cell>
          <table:table-cell office:value-type="float" office:value="12324" calcext:value-type="float">
            <text:p>12324</text:p>
          </table:table-cell>
          <table:table-cell table:formula="of:=[.A126]-[.B126]" office:value-type="float" office:value="292" calcext:value-type="float">
            <text:p>292</text:p>
          </table:table-cell>
          <table:table-cell table:formula="of:=AVERAGE([.A126:.B126])" office:value-type="float" office:value="12470" calcext:value-type="float">
            <text:p>12470</text:p>
          </table:table-cell>
          <table:table-cell table:number-columns-repeated="2"/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float" office:value="11481" calcext:value-type="float">
            <text:p>11481</text:p>
          </table:table-cell>
          <table:table-cell table:formula="of:=[.A127]-[.B127]" office:value-type="float" office:value="2377" calcext:value-type="float">
            <text:p>2377</text:p>
          </table:table-cell>
          <table:table-cell table:formula="of:=AVERAGE([.A127:.B127])" office:value-type="float" office:value="12669.5" calcext:value-type="float">
            <text:p>12669,5</text:p>
          </table:table-cell>
          <table:table-cell table:number-columns-repeated="2"/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float" office:value="12950" calcext:value-type="float">
            <text:p>12950</text:p>
          </table:table-cell>
          <table:table-cell table:formula="of:=[.A128]-[.B128]" office:value-type="float" office:value="886" calcext:value-type="float">
            <text:p>886</text:p>
          </table:table-cell>
          <table:table-cell table:formula="of:=AVERAGE([.A128:.B128])" office:value-type="float" office:value="13393" calcext:value-type="float">
            <text:p>13393</text:p>
          </table:table-cell>
          <table:table-cell table:number-columns-repeated="2"/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float" office:value="11170" calcext:value-type="float">
            <text:p>11170</text:p>
          </table:table-cell>
          <table:table-cell table:formula="of:=[.A129]-[.B129]" office:value-type="float" office:value="2933" calcext:value-type="float">
            <text:p>2933</text:p>
          </table:table-cell>
          <table:table-cell table:formula="of:=AVERAGE([.A129:.B129])" office:value-type="float" office:value="12636.5" calcext:value-type="float">
            <text:p>12636,5</text:p>
          </table:table-cell>
          <table:table-cell table:number-columns-repeated="2"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6106" calcext:value-type="float">
            <text:p>6106</text:p>
          </table:table-cell>
          <table:table-cell table:formula="of:=[.A130]-[.B130]" office:value-type="float" office:value="517" calcext:value-type="float">
            <text:p>517</text:p>
          </table:table-cell>
          <table:table-cell table:formula="of:=AVERAGE([.A130:.B130])" office:value-type="float" office:value="6364.5" calcext:value-type="float">
            <text:p>6364,5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6107" calcext:value-type="float">
            <text:p>6107</text:p>
          </table:table-cell>
          <table:table-cell table:formula="of:=[.A131]-[.B131]" office:value-type="float" office:value="183" calcext:value-type="float">
            <text:p>183</text:p>
          </table:table-cell>
          <table:table-cell table:formula="of:=AVERAGE([.A131:.B131])" office:value-type="float" office:value="6198.5" calcext:value-type="float">
            <text:p>6198,5</text:p>
          </table:table-cell>
          <table:table-cell table:number-columns-repeated="2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5339" calcext:value-type="float">
            <text:p>5339</text:p>
          </table:table-cell>
          <table:table-cell table:formula="of:=[.A132]-[.B132]" office:value-type="float" office:value="13" calcext:value-type="float">
            <text:p>13</text:p>
          </table:table-cell>
          <table:table-cell table:formula="of:=AVERAGE([.A132:.B132])" office:value-type="float" office:value="5345.5" calcext:value-type="float">
            <text:p>5345,5</text:p>
          </table:table-cell>
          <table:table-cell table:number-columns-repeated="2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6183" calcext:value-type="float">
            <text:p>6183</text:p>
          </table:table-cell>
          <table:table-cell table:formula="of:=[.A133]-[.B133]" office:value-type="float" office:value="-98" calcext:value-type="float">
            <text:p>-98</text:p>
          </table:table-cell>
          <table:table-cell table:formula="of:=AVERAGE([.A133:.B133])" office:value-type="float" office:value="6134" calcext:value-type="float">
            <text:p>6134</text:p>
          </table:table-cell>
          <table:table-cell table:number-columns-repeated="2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5440" calcext:value-type="float">
            <text:p>5440</text:p>
          </table:table-cell>
          <table:table-cell table:formula="of:=[.A134]-[.B134]" office:value-type="float" office:value="38" calcext:value-type="float">
            <text:p>38</text:p>
          </table:table-cell>
          <table:table-cell table:formula="of:=AVERAGE([.A134:.B134])" office:value-type="float" office:value="5459" calcext:value-type="float">
            <text:p>5459</text:p>
          </table:table-cell>
          <table:table-cell table:number-columns-repeated="2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5457" calcext:value-type="float">
            <text:p>5457</text:p>
          </table:table-cell>
          <table:table-cell table:formula="of:=[.A135]-[.B135]" office:value-type="float" office:value="-50" calcext:value-type="float">
            <text:p>-50</text:p>
          </table:table-cell>
          <table:table-cell table:formula="of:=AVERAGE([.A135:.B135])" office:value-type="float" office:value="5432" calcext:value-type="float">
            <text:p>5432</text:p>
          </table:table-cell>
          <table:table-cell table:number-columns-repeated="2"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5311" calcext:value-type="float">
            <text:p>5311</text:p>
          </table:table-cell>
          <table:table-cell table:formula="of:=[.A136]-[.B136]" office:value-type="float" office:value="435" calcext:value-type="float">
            <text:p>435</text:p>
          </table:table-cell>
          <table:table-cell table:formula="of:=AVERAGE([.A136:.B136])" office:value-type="float" office:value="5528.5" calcext:value-type="float">
            <text:p>5528,5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5920" calcext:value-type="float">
            <text:p>5920</text:p>
          </table:table-cell>
          <table:table-cell table:formula="of:=[.A137]-[.B137]" office:value-type="float" office:value="524" calcext:value-type="float">
            <text:p>524</text:p>
          </table:table-cell>
          <table:table-cell table:formula="of:=AVERAGE([.A137:.B137])" office:value-type="float" office:value="6182" calcext:value-type="float">
            <text:p>6182</text:p>
          </table:table-cell>
          <table:table-cell table:number-columns-repeated="2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5496" calcext:value-type="float">
            <text:p>5496</text:p>
          </table:table-cell>
          <table:table-cell table:formula="of:=[.A138]-[.B138]" office:value-type="float" office:value="88" calcext:value-type="float">
            <text:p>88</text:p>
          </table:table-cell>
          <table:table-cell table:formula="of:=AVERAGE([.A138:.B138])" office:value-type="float" office:value="5540" calcext:value-type="float">
            <text:p>5540</text:p>
          </table:table-cell>
          <table:table-cell table:number-columns-repeated="2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5673" calcext:value-type="float">
            <text:p>5673</text:p>
          </table:table-cell>
          <table:table-cell table:formula="of:=[.A139]-[.B139]" office:value-type="float" office:value="605" calcext:value-type="float">
            <text:p>605</text:p>
          </table:table-cell>
          <table:table-cell table:formula="of:=AVERAGE([.A139:.B139])" office:value-type="float" office:value="5975.5" calcext:value-type="float">
            <text:p>5975,5</text:p>
          </table:table-cell>
          <table:table-cell table:number-columns-repeated="2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5661" calcext:value-type="float">
            <text:p>5661</text:p>
          </table:table-cell>
          <table:table-cell table:formula="of:=[.A140]-[.B140]" office:value-type="float" office:value="509" calcext:value-type="float">
            <text:p>509</text:p>
          </table:table-cell>
          <table:table-cell table:formula="of:=AVERAGE([.A140:.B140])" office:value-type="float" office:value="5915.5" calcext:value-type="float">
            <text:p>5915,5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073" calcext:value-type="float">
            <text:p>6073</text:p>
          </table:table-cell>
          <table:table-cell table:formula="of:=[.A141]-[.B141]" office:value-type="float" office:value="444" calcext:value-type="float">
            <text:p>444</text:p>
          </table:table-cell>
          <table:table-cell table:formula="of:=AVERAGE([.A141:.B141])" office:value-type="float" office:value="6295" calcext:value-type="float">
            <text:p>6295</text:p>
          </table:table-cell>
          <table:table-cell table:number-columns-repeated="2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4902" calcext:value-type="float">
            <text:p>4902</text:p>
          </table:table-cell>
          <table:table-cell table:formula="of:=[.A142]-[.B142]" office:value-type="float" office:value="146" calcext:value-type="float">
            <text:p>146</text:p>
          </table:table-cell>
          <table:table-cell table:formula="of:=AVERAGE([.A142:.B142])" office:value-type="float" office:value="4975" calcext:value-type="float">
            <text:p>4975</text:p>
          </table:table-cell>
          <table:table-cell table:number-columns-repeated="2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5112" calcext:value-type="float">
            <text:p>5112</text:p>
          </table:table-cell>
          <table:table-cell table:formula="of:=[.A143]-[.B143]" office:value-type="float" office:value="-287" calcext:value-type="float">
            <text:p>-287</text:p>
          </table:table-cell>
          <table:table-cell table:formula="of:=AVERAGE([.A143:.B143])" office:value-type="float" office:value="4968.5" calcext:value-type="float">
            <text:p>4968,5</text:p>
          </table:table-cell>
          <table:table-cell table:number-columns-repeated="2"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5342" calcext:value-type="float">
            <text:p>5342</text:p>
          </table:table-cell>
          <table:table-cell table:formula="of:=[.A144]-[.B144]" office:value-type="float" office:value="13" calcext:value-type="float">
            <text:p>13</text:p>
          </table:table-cell>
          <table:table-cell table:formula="of:=AVERAGE([.A144:.B144])" office:value-type="float" office:value="5348.5" calcext:value-type="float">
            <text:p>5348,5</text:p>
          </table:table-cell>
          <table:table-cell table:number-columns-repeated="2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6009" calcext:value-type="float">
            <text:p>6009</text:p>
          </table:table-cell>
          <table:table-cell table:formula="of:=[.A145]-[.B145]" office:value-type="float" office:value="33" calcext:value-type="float">
            <text:p>33</text:p>
          </table:table-cell>
          <table:table-cell table:formula="of:=AVERAGE([.A145:.B145])" office:value-type="float" office:value="6025.5" calcext:value-type="float">
            <text:p>6025,5</text:p>
          </table:table-cell>
          <table:table-cell table:number-columns-repeated="2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5529" calcext:value-type="float">
            <text:p>5529</text:p>
          </table:table-cell>
          <table:table-cell table:formula="of:=[.A146]-[.B146]" office:value-type="float" office:value="281" calcext:value-type="float">
            <text:p>281</text:p>
          </table:table-cell>
          <table:table-cell table:formula="of:=AVERAGE([.A146:.B146])" office:value-type="float" office:value="5669.5" calcext:value-type="float">
            <text:p>5669,5</text:p>
          </table:table-cell>
          <table:table-cell table:number-columns-repeated="2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4978" calcext:value-type="float">
            <text:p>4978</text:p>
          </table:table-cell>
          <table:table-cell table:formula="of:=[.A147]-[.B147]" office:value-type="float" office:value="-118" calcext:value-type="float">
            <text:p>-118</text:p>
          </table:table-cell>
          <table:table-cell table:formula="of:=AVERAGE([.A147:.B147])" office:value-type="float" office:value="4919" calcext:value-type="float">
            <text:p>4919</text:p>
          </table:table-cell>
          <table:table-cell table:number-columns-repeated="2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5968" calcext:value-type="float">
            <text:p>5968</text:p>
          </table:table-cell>
          <table:table-cell table:formula="of:=[.A148]-[.B148]" office:value-type="float" office:value="412" calcext:value-type="float">
            <text:p>412</text:p>
          </table:table-cell>
          <table:table-cell table:formula="of:=AVERAGE([.A148:.B148])" office:value-type="float" office:value="6174" calcext:value-type="float">
            <text:p>6174</text:p>
          </table:table-cell>
          <table:table-cell table:number-columns-repeated="2"/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6373" calcext:value-type="float">
            <text:p>6373</text:p>
          </table:table-cell>
          <table:table-cell table:formula="of:=[.A149]-[.B149]" office:value-type="float" office:value="475" calcext:value-type="float">
            <text:p>475</text:p>
          </table:table-cell>
          <table:table-cell table:formula="of:=AVERAGE([.A149:.B149])" office:value-type="float" office:value="6610.5" calcext:value-type="float">
            <text:p>6610,5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203" calcext:value-type="float">
            <text:p>6203</text:p>
          </table:table-cell>
          <table:table-cell table:formula="of:=[.A150]-[.B150]" office:value-type="float" office:value="534" calcext:value-type="float">
            <text:p>534</text:p>
          </table:table-cell>
          <table:table-cell table:formula="of:=AVERAGE([.A150:.B150])" office:value-type="float" office:value="6470" calcext:value-type="float">
            <text:p>6470</text:p>
          </table:table-cell>
          <table:table-cell table:number-columns-repeated="2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5890" calcext:value-type="float">
            <text:p>5890</text:p>
          </table:table-cell>
          <table:table-cell table:formula="of:=[.A151]-[.B151]" office:value-type="float" office:value="926" calcext:value-type="float">
            <text:p>926</text:p>
          </table:table-cell>
          <table:table-cell table:formula="of:=AVERAGE([.A151:.B151])" office:value-type="float" office:value="6353" calcext:value-type="float">
            <text:p>6353</text:p>
          </table:table-cell>
          <table:table-cell table:number-columns-repeated="2"/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6120" calcext:value-type="float">
            <text:p>6120</text:p>
          </table:table-cell>
          <table:table-cell table:formula="of:=[.A152]-[.B152]" office:value-type="float" office:value="674" calcext:value-type="float">
            <text:p>674</text:p>
          </table:table-cell>
          <table:table-cell table:formula="of:=AVERAGE([.A152:.B152])" office:value-type="float" office:value="6457" calcext:value-type="float">
            <text:p>6457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6125" calcext:value-type="float">
            <text:p>6125</text:p>
          </table:table-cell>
          <table:table-cell table:formula="of:=[.A153]-[.B153]" office:value-type="float" office:value="494" calcext:value-type="float">
            <text:p>494</text:p>
          </table:table-cell>
          <table:table-cell table:formula="of:=AVERAGE([.A153:.B153])" office:value-type="float" office:value="6372" calcext:value-type="float">
            <text:p>6372</text:p>
          </table:table-cell>
          <table:table-cell table:number-columns-repeated="2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6306" calcext:value-type="float">
            <text:p>6306</text:p>
          </table:table-cell>
          <table:table-cell table:formula="of:=[.A154]-[.B154]" office:value-type="float" office:value="314" calcext:value-type="float">
            <text:p>314</text:p>
          </table:table-cell>
          <table:table-cell table:formula="of:=AVERAGE([.A154:.B154])" office:value-type="float" office:value="6463" calcext:value-type="float">
            <text:p>6463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224" calcext:value-type="float">
            <text:p>6224</text:p>
          </table:table-cell>
          <table:table-cell table:formula="of:=[.A155]-[.B155]" office:value-type="float" office:value="604" calcext:value-type="float">
            <text:p>604</text:p>
          </table:table-cell>
          <table:table-cell table:formula="of:=AVERAGE([.A155:.B155])" office:value-type="float" office:value="6526" calcext:value-type="float">
            <text:p>6526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50" calcext:value-type="float">
            <text:p>6350</text:p>
          </table:table-cell>
          <table:table-cell table:formula="of:=[.A156]-[.B156]" office:value-type="float" office:value="232" calcext:value-type="float">
            <text:p>232</text:p>
          </table:table-cell>
          <table:table-cell table:formula="of:=AVERAGE([.A156:.B156])" office:value-type="float" office:value="6466" calcext:value-type="float">
            <text:p>6466</text:p>
          </table:table-cell>
          <table:table-cell table:number-columns-repeated="2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6208" calcext:value-type="float">
            <text:p>6208</text:p>
          </table:table-cell>
          <table:table-cell table:formula="of:=[.A157]-[.B157]" office:value-type="float" office:value="320" calcext:value-type="float">
            <text:p>320</text:p>
          </table:table-cell>
          <table:table-cell table:formula="of:=AVERAGE([.A157:.B157])" office:value-type="float" office:value="6368" calcext:value-type="float">
            <text:p>6368</text:p>
          </table:table-cell>
          <table:table-cell table:number-columns-repeated="2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022" calcext:value-type="float">
            <text:p>6022</text:p>
          </table:table-cell>
          <table:table-cell table:formula="of:=[.A158]-[.B158]" office:value-type="float" office:value="816" calcext:value-type="float">
            <text:p>816</text:p>
          </table:table-cell>
          <table:table-cell table:formula="of:=AVERAGE([.A158:.B158])" office:value-type="float" office:value="6430" calcext:value-type="float">
            <text:p>6430</text:p>
          </table:table-cell>
          <table:table-cell table:number-columns-repeated="2"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6406" calcext:value-type="float">
            <text:p>6406</text:p>
          </table:table-cell>
          <table:table-cell table:formula="of:=[.A159]-[.B159]" office:value-type="float" office:value="663" calcext:value-type="float">
            <text:p>663</text:p>
          </table:table-cell>
          <table:table-cell table:formula="of:=AVERAGE([.A159:.B159])" office:value-type="float" office:value="6737.5" calcext:value-type="float">
            <text:p>6737,5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6449" calcext:value-type="float">
            <text:p>6449</text:p>
          </table:table-cell>
          <table:table-cell table:formula="of:=[.A160]-[.B160]" office:value-type="float" office:value="-54" calcext:value-type="float">
            <text:p>-54</text:p>
          </table:table-cell>
          <table:table-cell table:formula="of:=AVERAGE([.A160:.B160])" office:value-type="float" office:value="6422" calcext:value-type="float">
            <text:p>6422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6085" calcext:value-type="float">
            <text:p>6085</text:p>
          </table:table-cell>
          <table:table-cell table:formula="of:=[.A161]-[.B161]" office:value-type="float" office:value="363" calcext:value-type="float">
            <text:p>363</text:p>
          </table:table-cell>
          <table:table-cell table:formula="of:=AVERAGE([.A161:.B161])" office:value-type="float" office:value="6266.5" calcext:value-type="float">
            <text:p>6266,5</text:p>
          </table:table-cell>
          <table:table-cell table:number-columns-repeated="2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6637" calcext:value-type="float">
            <text:p>6637</text:p>
          </table:table-cell>
          <table:table-cell table:formula="of:=[.A162]-[.B162]" office:value-type="float" office:value="292" calcext:value-type="float">
            <text:p>292</text:p>
          </table:table-cell>
          <table:table-cell table:formula="of:=AVERAGE([.A162:.B162])" office:value-type="float" office:value="6783" calcext:value-type="float">
            <text:p>6783</text:p>
          </table:table-cell>
          <table:table-cell table:number-columns-repeated="2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6239" calcext:value-type="float">
            <text:p>6239</text:p>
          </table:table-cell>
          <table:table-cell table:formula="of:=[.A163]-[.B163]" office:value-type="float" office:value="713" calcext:value-type="float">
            <text:p>713</text:p>
          </table:table-cell>
          <table:table-cell table:formula="of:=AVERAGE([.A163:.B163])" office:value-type="float" office:value="6595.5" calcext:value-type="float">
            <text:p>6595,5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6488" calcext:value-type="float">
            <text:p>6488</text:p>
          </table:table-cell>
          <table:table-cell table:formula="of:=[.A164]-[.B164]" office:value-type="float" office:value="422" calcext:value-type="float">
            <text:p>422</text:p>
          </table:table-cell>
          <table:table-cell table:formula="of:=AVERAGE([.A164:.B164])"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6200" calcext:value-type="float">
            <text:p>6200</text:p>
          </table:table-cell>
          <table:table-cell table:formula="of:=[.A165]-[.B165]" office:value-type="float" office:value="847" calcext:value-type="float">
            <text:p>847</text:p>
          </table:table-cell>
          <table:table-cell table:formula="of:=AVERAGE([.A165:.B165])" office:value-type="float" office:value="6623.5" calcext:value-type="float">
            <text:p>6623,5</text:p>
          </table:table-cell>
          <table:table-cell table:number-columns-repeated="2"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231" calcext:value-type="float">
            <text:p>6231</text:p>
          </table:table-cell>
          <table:table-cell table:formula="of:=[.A166]-[.B166]" office:value-type="float" office:value="616" calcext:value-type="float">
            <text:p>616</text:p>
          </table:table-cell>
          <table:table-cell table:formula="of:=AVERAGE([.A166:.B166])" office:value-type="float" office:value="6539" calcext:value-type="float">
            <text:p>6539</text:p>
          </table:table-cell>
          <table:table-cell table:number-columns-repeated="2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5772" calcext:value-type="float">
            <text:p>5772</text:p>
          </table:table-cell>
          <table:table-cell table:formula="of:=[.A167]-[.B167]" office:value-type="float" office:value="598" calcext:value-type="float">
            <text:p>598</text:p>
          </table:table-cell>
          <table:table-cell table:formula="of:=AVERAGE([.A167:.B167])" office:value-type="float" office:value="6071" calcext:value-type="float">
            <text:p>6071</text:p>
          </table:table-cell>
          <table:table-cell table:number-columns-repeated="2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6020" calcext:value-type="float">
            <text:p>6020</text:p>
          </table:table-cell>
          <table:table-cell table:formula="of:=[.A168]-[.B168]" office:value-type="float" office:value="947" calcext:value-type="float">
            <text:p>947</text:p>
          </table:table-cell>
          <table:table-cell table:formula="of:=AVERAGE([.A168:.B168])" office:value-type="float" office:value="6493.5" calcext:value-type="float">
            <text:p>6493,5</text:p>
          </table:table-cell>
          <table:table-cell table:number-columns-repeated="2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6402" calcext:value-type="float">
            <text:p>6402</text:p>
          </table:table-cell>
          <table:table-cell table:formula="of:=[.A169]-[.B169]" office:value-type="float" office:value="650" calcext:value-type="float">
            <text:p>650</text:p>
          </table:table-cell>
          <table:table-cell table:formula="of:=AVERAGE([.A169:.B169])" office:value-type="float" office:value="6727" calcext:value-type="float">
            <text:p>6727</text:p>
          </table:table-cell>
          <table:table-cell table:number-columns-repeated="2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6396" calcext:value-type="float">
            <text:p>6396</text:p>
          </table:table-cell>
          <table:table-cell table:formula="of:=[.A170]-[.B170]" office:value-type="float" office:value="741" calcext:value-type="float">
            <text:p>741</text:p>
          </table:table-cell>
          <table:table-cell table:formula="of:=AVERAGE([.A170:.B170])" office:value-type="float" office:value="6766.5" calcext:value-type="float">
            <text:p>6766,5</text:p>
          </table:table-cell>
          <table:table-cell table:number-columns-repeated="2"/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6461" calcext:value-type="float">
            <text:p>6461</text:p>
          </table:table-cell>
          <table:table-cell table:formula="of:=[.A171]-[.B171]" office:value-type="float" office:value="504" calcext:value-type="float">
            <text:p>504</text:p>
          </table:table-cell>
          <table:table-cell table:formula="of:=AVERAGE([.A171:.B171])" office:value-type="float" office:value="6713" calcext:value-type="float">
            <text:p>6713</text:p>
          </table:table-cell>
          <table:table-cell table:number-columns-repeated="2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6127" calcext:value-type="float">
            <text:p>6127</text:p>
          </table:table-cell>
          <table:table-cell table:formula="of:=[.A172]-[.B172]" office:value-type="float" office:value="477" calcext:value-type="float">
            <text:p>477</text:p>
          </table:table-cell>
          <table:table-cell table:formula="of:=AVERAGE([.A172:.B172])" office:value-type="float" office:value="6365.5" calcext:value-type="float">
            <text:p>6365,5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105" calcext:value-type="float">
            <text:p>6105</text:p>
          </table:table-cell>
          <table:table-cell table:formula="of:=[.A173]-[.B173]" office:value-type="float" office:value="716" calcext:value-type="float">
            <text:p>716</text:p>
          </table:table-cell>
          <table:table-cell table:formula="of:=AVERAGE([.A173:.B173])" office:value-type="float" office:value="6463" calcext:value-type="float">
            <text:p>6463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6183" calcext:value-type="float">
            <text:p>6183</text:p>
          </table:table-cell>
          <table:table-cell table:formula="of:=[.A174]-[.B174]" office:value-type="float" office:value="967" calcext:value-type="float">
            <text:p>967</text:p>
          </table:table-cell>
          <table:table-cell table:formula="of:=AVERAGE([.A174:.B174])" office:value-type="float" office:value="6666.5" calcext:value-type="float">
            <text:p>6666,5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6280" calcext:value-type="float">
            <text:p>6280</text:p>
          </table:table-cell>
          <table:table-cell table:formula="of:=[.A175]-[.B175]" office:value-type="float" office:value="570" calcext:value-type="float">
            <text:p>570</text:p>
          </table:table-cell>
          <table:table-cell table:formula="of:=AVERAGE([.A175:.B175])" office:value-type="float" office:value="6565" calcext:value-type="float">
            <text:p>6565</text:p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6281" calcext:value-type="float">
            <text:p>6281</text:p>
          </table:table-cell>
          <table:table-cell table:formula="of:=[.A176]-[.B176]" office:value-type="float" office:value="673" calcext:value-type="float">
            <text:p>673</text:p>
          </table:table-cell>
          <table:table-cell table:formula="of:=AVERAGE([.A176:.B176])" office:value-type="float" office:value="6617.5" calcext:value-type="float">
            <text:p>6617,5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6344" calcext:value-type="float">
            <text:p>6344</text:p>
          </table:table-cell>
          <table:table-cell table:formula="of:=[.A177]-[.B177]" office:value-type="float" office:value="591" calcext:value-type="float">
            <text:p>591</text:p>
          </table:table-cell>
          <table:table-cell table:formula="of:=AVERAGE([.A177:.B177])" office:value-type="float" office:value="6639.5" calcext:value-type="float">
            <text:p>6639,5</text:p>
          </table:table-cell>
          <table:table-cell table:number-columns-repeated="2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6394" calcext:value-type="float">
            <text:p>6394</text:p>
          </table:table-cell>
          <table:table-cell table:formula="of:=[.A178]-[.B178]" office:value-type="float" office:value="599" calcext:value-type="float">
            <text:p>599</text:p>
          </table:table-cell>
          <table:table-cell table:formula="of:=AVERAGE([.A178:.B178])" office:value-type="float" office:value="6693.5" calcext:value-type="float">
            <text:p>6693,5</text:p>
          </table:table-cell>
          <table:table-cell table:number-columns-repeated="2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396" calcext:value-type="float">
            <text:p>6396</text:p>
          </table:table-cell>
          <table:table-cell table:formula="of:=[.A179]-[.B179]" office:value-type="float" office:value="330" calcext:value-type="float">
            <text:p>330</text:p>
          </table:table-cell>
          <table:table-cell table:formula="of:=AVERAGE([.A179:.B179])" office:value-type="float" office:value="6561" calcext:value-type="float">
            <text:p>6561</text:p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6433" calcext:value-type="float">
            <text:p>6433</text:p>
          </table:table-cell>
          <table:table-cell table:formula="of:=[.A180]-[.B180]" office:value-type="float" office:value="269" calcext:value-type="float">
            <text:p>269</text:p>
          </table:table-cell>
          <table:table-cell table:formula="of:=AVERAGE([.A180:.B180])" office:value-type="float" office:value="6567.5" calcext:value-type="float">
            <text:p>6567,5</text:p>
          </table:table-cell>
          <table:table-cell table:number-columns-repeated="2"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6290" calcext:value-type="float">
            <text:p>6290</text:p>
          </table:table-cell>
          <table:table-cell table:formula="of:=[.A181]-[.B181]" office:value-type="float" office:value="597" calcext:value-type="float">
            <text:p>597</text:p>
          </table:table-cell>
          <table:table-cell table:formula="of:=AVERAGE([.A181:.B181])" office:value-type="float" office:value="6588.5" calcext:value-type="float">
            <text:p>6588,5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133" calcext:value-type="float">
            <text:p>6133</text:p>
          </table:table-cell>
          <table:table-cell table:formula="of:=[.A182]-[.B182]" office:value-type="float" office:value="795" calcext:value-type="float">
            <text:p>795</text:p>
          </table:table-cell>
          <table:table-cell table:formula="of:=AVERAGE([.A182:.B182])" office:value-type="float" office:value="6530.5" calcext:value-type="float">
            <text:p>6530,5</text:p>
          </table:table-cell>
          <table:table-cell table:number-columns-repeated="2"/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6482" calcext:value-type="float">
            <text:p>6482</text:p>
          </table:table-cell>
          <table:table-cell table:formula="of:=[.A183]-[.B183]" office:value-type="float" office:value="601" calcext:value-type="float">
            <text:p>601</text:p>
          </table:table-cell>
          <table:table-cell table:formula="of:=AVERAGE([.A183:.B183])" office:value-type="float" office:value="6782.5" calcext:value-type="float">
            <text:p>6782,5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6163" calcext:value-type="float">
            <text:p>6163</text:p>
          </table:table-cell>
          <table:table-cell table:formula="of:=[.A184]-[.B184]" office:value-type="float" office:value="642" calcext:value-type="float">
            <text:p>642</text:p>
          </table:table-cell>
          <table:table-cell table:formula="of:=AVERAGE([.A184:.B184])" office:value-type="float" office:value="6484" calcext:value-type="float">
            <text:p>6484</text:p>
          </table:table-cell>
          <table:table-cell table:number-columns-repeated="2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6319" calcext:value-type="float">
            <text:p>6319</text:p>
          </table:table-cell>
          <table:table-cell table:formula="of:=[.A185]-[.B185]" office:value-type="float" office:value="657" calcext:value-type="float">
            <text:p>657</text:p>
          </table:table-cell>
          <table:table-cell table:formula="of:=AVERAGE([.A185:.B185])" office:value-type="float" office:value="6647.5" calcext:value-type="float">
            <text:p>6647,5</text:p>
          </table:table-cell>
          <table:table-cell table:number-columns-repeated="2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6081" calcext:value-type="float">
            <text:p>6081</text:p>
          </table:table-cell>
          <table:table-cell table:formula="of:=[.A186]-[.B186]" office:value-type="float" office:value="444" calcext:value-type="float">
            <text:p>444</text:p>
          </table:table-cell>
          <table:table-cell table:formula="of:=AVERAGE([.A186:.B186])" office:value-type="float" office:value="6303" calcext:value-type="float">
            <text:p>6303</text:p>
          </table:table-cell>
          <table:table-cell table:number-columns-repeated="2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6032" calcext:value-type="float">
            <text:p>6032</text:p>
          </table:table-cell>
          <table:table-cell table:formula="of:=[.A187]-[.B187]" office:value-type="float" office:value="95" calcext:value-type="float">
            <text:p>95</text:p>
          </table:table-cell>
          <table:table-cell table:formula="of:=AVERAGE([.A187:.B187])" office:value-type="float" office:value="6079.5" calcext:value-type="float">
            <text:p>6079,5</text:p>
          </table:table-cell>
          <table:table-cell table:number-columns-repeated="2"/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6317" calcext:value-type="float">
            <text:p>6317</text:p>
          </table:table-cell>
          <table:table-cell table:formula="of:=[.A188]-[.B188]" office:value-type="float" office:value="692" calcext:value-type="float">
            <text:p>692</text:p>
          </table:table-cell>
          <table:table-cell table:formula="of:=AVERAGE([.A188:.B188])" office:value-type="float" office:value="6663" calcext:value-type="float">
            <text:p>6663</text:p>
          </table:table-cell>
          <table:table-cell table:number-columns-repeated="2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442" calcext:value-type="float">
            <text:p>6442</text:p>
          </table:table-cell>
          <table:table-cell table:formula="of:=[.A189]-[.B189]" office:value-type="float" office:value="204" calcext:value-type="float">
            <text:p>204</text:p>
          </table:table-cell>
          <table:table-cell table:formula="of:=AVERAGE([.A189:.B189])" office:value-type="float" office:value="6544" calcext:value-type="float">
            <text:p>6544</text:p>
          </table:table-cell>
          <table:table-cell table:number-columns-repeated="2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6251" calcext:value-type="float">
            <text:p>6251</text:p>
          </table:table-cell>
          <table:table-cell table:formula="of:=[.A190]-[.B190]" office:value-type="float" office:value="335" calcext:value-type="float">
            <text:p>335</text:p>
          </table:table-cell>
          <table:table-cell table:formula="of:=AVERAGE([.A190:.B190])" office:value-type="float" office:value="6418.5" calcext:value-type="float">
            <text:p>6418,5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251" calcext:value-type="float">
            <text:p>6251</text:p>
          </table:table-cell>
          <table:table-cell table:formula="of:=[.A191]-[.B191]" office:value-type="float" office:value="465" calcext:value-type="float">
            <text:p>465</text:p>
          </table:table-cell>
          <table:table-cell table:formula="of:=AVERAGE([.A191:.B191])" office:value-type="float" office:value="6483.5" calcext:value-type="float">
            <text:p>6483,5</text:p>
          </table:table-cell>
          <table:table-cell table:number-columns-repeated="2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6038" calcext:value-type="float">
            <text:p>6038</text:p>
          </table:table-cell>
          <table:table-cell table:formula="of:=[.A192]-[.B192]" office:value-type="float" office:value="1077" calcext:value-type="float">
            <text:p>1077</text:p>
          </table:table-cell>
          <table:table-cell table:formula="of:=AVERAGE([.A192:.B192])" office:value-type="float" office:value="6576.5" calcext:value-type="float">
            <text:p>6576,5</text:p>
          </table:table-cell>
          <table:table-cell table:number-columns-repeated="2"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6164" calcext:value-type="float">
            <text:p>6164</text:p>
          </table:table-cell>
          <table:table-cell table:formula="of:=[.A193]-[.B193]" office:value-type="float" office:value="287" calcext:value-type="float">
            <text:p>287</text:p>
          </table:table-cell>
          <table:table-cell table:formula="of:=AVERAGE([.A193:.B193])" office:value-type="float" office:value="6307.5" calcext:value-type="float">
            <text:p>6307,5</text:p>
          </table:table-cell>
          <table:table-cell table:number-columns-repeated="2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6051" calcext:value-type="float">
            <text:p>6051</text:p>
          </table:table-cell>
          <table:table-cell table:formula="of:=[.A194]-[.B194]" office:value-type="float" office:value="342" calcext:value-type="float">
            <text:p>342</text:p>
          </table:table-cell>
          <table:table-cell table:formula="of:=AVERAGE([.A194:.B194])" office:value-type="float" office:value="6222" calcext:value-type="float">
            <text:p>6222</text:p>
          </table:table-cell>
          <table:table-cell table:number-columns-repeated="2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6351" calcext:value-type="float">
            <text:p>6351</text:p>
          </table:table-cell>
          <table:table-cell table:formula="of:=[.A195]-[.B195]" office:value-type="float" office:value="474" calcext:value-type="float">
            <text:p>474</text:p>
          </table:table-cell>
          <table:table-cell table:formula="of:=AVERAGE([.A195:.B195])" office:value-type="float" office:value="6588" calcext:value-type="float">
            <text:p>6588</text:p>
          </table:table-cell>
          <table:table-cell table:number-columns-repeated="2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6207" calcext:value-type="float">
            <text:p>6207</text:p>
          </table:table-cell>
          <table:table-cell table:formula="of:=[.A196]-[.B196]" office:value-type="float" office:value="604" calcext:value-type="float">
            <text:p>604</text:p>
          </table:table-cell>
          <table:table-cell table:formula="of:=AVERAGE([.A196:.B196])"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6254" calcext:value-type="float">
            <text:p>6254</text:p>
          </table:table-cell>
          <table:table-cell table:formula="of:=[.A197]-[.B197]" office:value-type="float" office:value="777" calcext:value-type="float">
            <text:p>777</text:p>
          </table:table-cell>
          <table:table-cell table:formula="of:=AVERAGE([.A197:.B197])" office:value-type="float" office:value="6642.5" calcext:value-type="float">
            <text:p>6642,5</text:p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6385" calcext:value-type="float">
            <text:p>6385</text:p>
          </table:table-cell>
          <table:table-cell table:formula="of:=[.A198]-[.B198]" office:value-type="float" office:value="569" calcext:value-type="float">
            <text:p>569</text:p>
          </table:table-cell>
          <table:table-cell table:formula="of:=AVERAGE([.A198:.B198])" office:value-type="float" office:value="6669.5" calcext:value-type="float">
            <text:p>6669,5</text:p>
          </table:table-cell>
          <table:table-cell table:number-columns-repeated="2"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169" calcext:value-type="float">
            <text:p>6169</text:p>
          </table:table-cell>
          <table:table-cell table:formula="of:=[.A199]-[.B199]" office:value-type="float" office:value="680" calcext:value-type="float">
            <text:p>680</text:p>
          </table:table-cell>
          <table:table-cell table:formula="of:=AVERAGE([.A199:.B199])"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6417" calcext:value-type="float">
            <text:p>6417</text:p>
          </table:table-cell>
          <table:table-cell table:formula="of:=[.A200]-[.B200]" office:value-type="float" office:value="540" calcext:value-type="float">
            <text:p>540</text:p>
          </table:table-cell>
          <table:table-cell table:formula="of:=AVERAGE([.A200:.B200])" office:value-type="float" office:value="6687" calcext:value-type="float">
            <text:p>6687</text:p>
          </table:table-cell>
          <table:table-cell table:number-columns-repeated="2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6037" calcext:value-type="float">
            <text:p>6037</text:p>
          </table:table-cell>
          <table:table-cell table:formula="of:=[.A201]-[.B201]" office:value-type="float" office:value="796" calcext:value-type="float">
            <text:p>796</text:p>
          </table:table-cell>
          <table:table-cell table:formula="of:=AVERAGE([.A201:.B201])" office:value-type="float" office:value="6435" calcext:value-type="float">
            <text:p>6435</text:p>
          </table:table-cell>
          <table:table-cell table:number-columns-repeated="2"/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5995" calcext:value-type="float">
            <text:p>5995</text:p>
          </table:table-cell>
          <table:table-cell table:formula="of:=[.A202]-[.B202]" office:value-type="float" office:value="986" calcext:value-type="float">
            <text:p>986</text:p>
          </table:table-cell>
          <table:table-cell table:formula="of:=AVERAGE([.A202:.B202])" office:value-type="float" office:value="6488" calcext:value-type="float">
            <text:p>6488</text:p>
          </table:table-cell>
          <table:table-cell table:number-columns-repeated="2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5947" calcext:value-type="float">
            <text:p>5947</text:p>
          </table:table-cell>
          <table:table-cell table:formula="of:=[.A203]-[.B203]" office:value-type="float" office:value="728" calcext:value-type="float">
            <text:p>728</text:p>
          </table:table-cell>
          <table:table-cell table:formula="of:=AVERAGE([.A203:.B203])" office:value-type="float" office:value="6311" calcext:value-type="float">
            <text:p>6311</text:p>
          </table:table-cell>
          <table:table-cell table:number-columns-repeated="2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6522" calcext:value-type="float">
            <text:p>6522</text:p>
          </table:table-cell>
          <table:table-cell table:formula="of:=[.A204]-[.B204]" office:value-type="float" office:value="613" calcext:value-type="float">
            <text:p>613</text:p>
          </table:table-cell>
          <table:table-cell table:formula="of:=AVERAGE([.A204:.B204])" office:value-type="float" office:value="6828.5" calcext:value-type="float">
            <text:p>6828,5</text:p>
          </table:table-cell>
          <table:table-cell table:number-columns-repeated="2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5822" calcext:value-type="float">
            <text:p>5822</text:p>
          </table:table-cell>
          <table:table-cell table:formula="of:=[.A205]-[.B205]" office:value-type="float" office:value="198" calcext:value-type="float">
            <text:p>198</text:p>
          </table:table-cell>
          <table:table-cell table:formula="of:=AVERAGE([.A205:.B205])" office:value-type="float" office:value="5921" calcext:value-type="float">
            <text:p>5921</text:p>
          </table:table-cell>
          <table:table-cell table:number-columns-repeated="2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6287" calcext:value-type="float">
            <text:p>6287</text:p>
          </table:table-cell>
          <table:table-cell table:formula="of:=[.A206]-[.B206]" office:value-type="float" office:value="353" calcext:value-type="float">
            <text:p>353</text:p>
          </table:table-cell>
          <table:table-cell table:formula="of:=AVERAGE([.A206:.B206])" office:value-type="float" office:value="6463.5" calcext:value-type="float">
            <text:p>6463,5</text:p>
          </table:table-cell>
          <table:table-cell table:number-columns-repeated="2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6358" calcext:value-type="float">
            <text:p>6358</text:p>
          </table:table-cell>
          <table:table-cell table:formula="of:=[.A207]-[.B207]" office:value-type="float" office:value="640" calcext:value-type="float">
            <text:p>640</text:p>
          </table:table-cell>
          <table:table-cell table:formula="of:=AVERAGE([.A207:.B207])" office:value-type="float" office:value="6678" calcext:value-type="float">
            <text:p>6678</text:p>
          </table:table-cell>
          <table:table-cell table:number-columns-repeated="2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6366" calcext:value-type="float">
            <text:p>6366</text:p>
          </table:table-cell>
          <table:table-cell table:formula="of:=[.A208]-[.B208]" office:value-type="float" office:value="529" calcext:value-type="float">
            <text:p>529</text:p>
          </table:table-cell>
          <table:table-cell table:formula="of:=AVERAGE([.A208:.B208])" office:value-type="float" office:value="6630.5" calcext:value-type="float">
            <text:p>6630,5</text:p>
          </table:table-cell>
          <table:table-cell table:number-columns-repeated="2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6623" calcext:value-type="float">
            <text:p>6623</text:p>
          </table:table-cell>
          <table:table-cell table:formula="of:=[.A209]-[.B209]" office:value-type="float" office:value="255" calcext:value-type="float">
            <text:p>255</text:p>
          </table:table-cell>
          <table:table-cell table:formula="of:=AVERAGE([.A209:.B209])" office:value-type="float" office:value="6750.5" calcext:value-type="float">
            <text:p>6750,5</text:p>
          </table:table-cell>
          <table:table-cell table:number-columns-repeated="2"/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6595" calcext:value-type="float">
            <text:p>6595</text:p>
          </table:table-cell>
          <table:table-cell table:formula="of:=[.A210]-[.B210]" office:value-type="float" office:value="622" calcext:value-type="float">
            <text:p>622</text:p>
          </table:table-cell>
          <table:table-cell table:formula="of:=AVERAGE([.A210:.B210])" office:value-type="float" office:value="6906" calcext:value-type="float">
            <text:p>6906</text:p>
          </table:table-cell>
          <table:table-cell table:number-columns-repeated="2"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6112" calcext:value-type="float">
            <text:p>6112</text:p>
          </table:table-cell>
          <table:table-cell table:formula="of:=[.A211]-[.B211]" office:value-type="float" office:value="342" calcext:value-type="float">
            <text:p>342</text:p>
          </table:table-cell>
          <table:table-cell table:formula="of:=AVERAGE([.A211:.B211])" office:value-type="float" office:value="6283" calcext:value-type="float">
            <text:p>6283</text:p>
          </table:table-cell>
          <table:table-cell table:number-columns-repeated="2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5988" calcext:value-type="float">
            <text:p>5988</text:p>
          </table:table-cell>
          <table:table-cell table:formula="of:=[.A212]-[.B212]" office:value-type="float" office:value="474" calcext:value-type="float">
            <text:p>474</text:p>
          </table:table-cell>
          <table:table-cell table:formula="of:=AVERAGE([.A212:.B212])" office:value-type="float" office:value="6225" calcext:value-type="float">
            <text:p>6225</text:p>
          </table:table-cell>
          <table:table-cell table:number-columns-repeated="2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6330" calcext:value-type="float">
            <text:p>6330</text:p>
          </table:table-cell>
          <table:table-cell table:formula="of:=[.A213]-[.B213]" office:value-type="float" office:value="514" calcext:value-type="float">
            <text:p>514</text:p>
          </table:table-cell>
          <table:table-cell table:formula="of:=AVERAGE([.A213:.B213])" office:value-type="float" office:value="6587" calcext:value-type="float">
            <text:p>6587</text:p>
          </table:table-cell>
          <table:table-cell table:number-columns-repeated="2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6625" calcext:value-type="float">
            <text:p>6625</text:p>
          </table:table-cell>
          <table:table-cell table:formula="of:=[.A214]-[.B214]" office:value-type="float" office:value="207" calcext:value-type="float">
            <text:p>207</text:p>
          </table:table-cell>
          <table:table-cell table:formula="of:=AVERAGE([.A214:.B214])" office:value-type="float" office:value="6728.5" calcext:value-type="float">
            <text:p>6728,5</text:p>
          </table:table-cell>
          <table:table-cell table:number-columns-repeated="2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6260" calcext:value-type="float">
            <text:p>6260</text:p>
          </table:table-cell>
          <table:table-cell table:formula="of:=[.A215]-[.B215]" office:value-type="float" office:value="802" calcext:value-type="float">
            <text:p>802</text:p>
          </table:table-cell>
          <table:table-cell table:formula="of:=AVERAGE([.A215:.B215])" office:value-type="float" office:value="6661" calcext:value-type="float">
            <text:p>6661</text:p>
          </table:table-cell>
          <table:table-cell table:number-columns-repeated="2"/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6416" calcext:value-type="float">
            <text:p>6416</text:p>
          </table:table-cell>
          <table:table-cell table:formula="of:=[.A216]-[.B216]" office:value-type="float" office:value="352" calcext:value-type="float">
            <text:p>352</text:p>
          </table:table-cell>
          <table:table-cell table:formula="of:=AVERAGE([.A216:.B216])" office:value-type="float" office:value="6592" calcext:value-type="float">
            <text:p>6592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81" calcext:value-type="float">
            <text:p>6381</text:p>
          </table:table-cell>
          <table:table-cell table:formula="of:=[.A217]-[.B217]" office:value-type="float" office:value="201" calcext:value-type="float">
            <text:p>201</text:p>
          </table:table-cell>
          <table:table-cell table:formula="of:=AVERAGE([.A217:.B217])" office:value-type="float" office:value="6481.5" calcext:value-type="float">
            <text:p>6481,5</text:p>
          </table:table-cell>
          <table:table-cell table:number-columns-repeated="2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6288" calcext:value-type="float">
            <text:p>6288</text:p>
          </table:table-cell>
          <table:table-cell table:formula="of:=[.A218]-[.B218]" office:value-type="float" office:value="732" calcext:value-type="float">
            <text:p>732</text:p>
          </table:table-cell>
          <table:table-cell table:formula="of:=AVERAGE([.A218:.B218])" office:value-type="float" office:value="6654" calcext:value-type="float">
            <text:p>6654</text:p>
          </table:table-cell>
          <table:table-cell table:number-columns-repeated="2"/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6313" calcext:value-type="float">
            <text:p>6313</text:p>
          </table:table-cell>
          <table:table-cell table:formula="of:=[.A219]-[.B219]" office:value-type="float" office:value="760" calcext:value-type="float">
            <text:p>760</text:p>
          </table:table-cell>
          <table:table-cell table:formula="of:=AVERAGE([.A219:.B219])" office:value-type="float" office:value="6693" calcext:value-type="float">
            <text:p>6693</text:p>
          </table:table-cell>
          <table:table-cell table:number-columns-repeated="2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6296" calcext:value-type="float">
            <text:p>6296</text:p>
          </table:table-cell>
          <table:table-cell table:formula="of:=[.A220]-[.B220]" office:value-type="float" office:value="667" calcext:value-type="float">
            <text:p>667</text:p>
          </table:table-cell>
          <table:table-cell table:formula="of:=AVERAGE([.A220:.B220])" office:value-type="float" office:value="6629.5" calcext:value-type="float">
            <text:p>6629,5</text:p>
          </table:table-cell>
          <table:table-cell table:number-columns-repeated="2"/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5984" calcext:value-type="float">
            <text:p>5984</text:p>
          </table:table-cell>
          <table:table-cell table:formula="of:=[.A221]-[.B221]" office:value-type="float" office:value="487" calcext:value-type="float">
            <text:p>487</text:p>
          </table:table-cell>
          <table:table-cell table:formula="of:=AVERAGE([.A221:.B221])" office:value-type="float" office:value="6227.5" calcext:value-type="float">
            <text:p>6227,5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6135" calcext:value-type="float">
            <text:p>6135</text:p>
          </table:table-cell>
          <table:table-cell table:formula="of:=[.A222]-[.B222]" office:value-type="float" office:value="444" calcext:value-type="float">
            <text:p>444</text:p>
          </table:table-cell>
          <table:table-cell table:formula="of:=AVERAGE([.A222:.B222])" office:value-type="float" office:value="6357" calcext:value-type="float">
            <text:p>6357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010" calcext:value-type="float">
            <text:p>6010</text:p>
          </table:table-cell>
          <table:table-cell table:formula="of:=[.A223]-[.B223]" office:value-type="float" office:value="336" calcext:value-type="float">
            <text:p>336</text:p>
          </table:table-cell>
          <table:table-cell table:formula="of:=AVERAGE([.A223:.B223])" office:value-type="float" office:value="6178" calcext:value-type="float">
            <text:p>6178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6004" calcext:value-type="float">
            <text:p>6004</text:p>
          </table:table-cell>
          <table:table-cell table:formula="of:=[.A224]-[.B224]" office:value-type="float" office:value="575" calcext:value-type="float">
            <text:p>575</text:p>
          </table:table-cell>
          <table:table-cell table:formula="of:=AVERAGE([.A224:.B224])" office:value-type="float" office:value="6291.5" calcext:value-type="float">
            <text:p>6291,5</text:p>
          </table:table-cell>
          <table:table-cell table:number-columns-repeated="2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6171" calcext:value-type="float">
            <text:p>6171</text:p>
          </table:table-cell>
          <table:table-cell table:formula="of:=[.A225]-[.B225]" office:value-type="float" office:value="514" calcext:value-type="float">
            <text:p>514</text:p>
          </table:table-cell>
          <table:table-cell table:formula="of:=AVERAGE([.A225:.B225])" office:value-type="float" office:value="6428" calcext:value-type="float">
            <text:p>6428</text:p>
          </table:table-cell>
          <table:table-cell table:number-columns-repeated="2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5979" calcext:value-type="float">
            <text:p>5979</text:p>
          </table:table-cell>
          <table:table-cell table:formula="of:=[.A226]-[.B226]" office:value-type="float" office:value="715" calcext:value-type="float">
            <text:p>715</text:p>
          </table:table-cell>
          <table:table-cell table:formula="of:=AVERAGE([.A226:.B226])" office:value-type="float" office:value="6336.5" calcext:value-type="float">
            <text:p>6336,5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6172" calcext:value-type="float">
            <text:p>6172</text:p>
          </table:table-cell>
          <table:table-cell table:formula="of:=[.A227]-[.B227]" office:value-type="float" office:value="510" calcext:value-type="float">
            <text:p>510</text:p>
          </table:table-cell>
          <table:table-cell table:formula="of:=AVERAGE([.A227:.B227])" office:value-type="float" office:value="6427" calcext:value-type="float">
            <text:p>6427</text:p>
          </table:table-cell>
          <table:table-cell table:number-columns-repeated="2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085" calcext:value-type="float">
            <text:p>6085</text:p>
          </table:table-cell>
          <table:table-cell table:formula="of:=[.A228]-[.B228]" office:value-type="float" office:value="588" calcext:value-type="float">
            <text:p>588</text:p>
          </table:table-cell>
          <table:table-cell table:formula="of:=AVERAGE([.A228:.B228])" office:value-type="float" office:value="6379" calcext:value-type="float">
            <text:p>6379</text:p>
          </table:table-cell>
          <table:table-cell table:number-columns-repeated="2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6054" calcext:value-type="float">
            <text:p>6054</text:p>
          </table:table-cell>
          <table:table-cell table:formula="of:=[.A229]-[.B229]" office:value-type="float" office:value="333" calcext:value-type="float">
            <text:p>333</text:p>
          </table:table-cell>
          <table:table-cell table:formula="of:=AVERAGE([.A229:.B229])" office:value-type="float" office:value="6220.5" calcext:value-type="float">
            <text:p>6220,5</text:p>
          </table:table-cell>
          <table:table-cell table:number-columns-repeated="2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6028" calcext:value-type="float">
            <text:p>6028</text:p>
          </table:table-cell>
          <table:table-cell table:formula="of:=[.A230]-[.B230]" office:value-type="float" office:value="982" calcext:value-type="float">
            <text:p>982</text:p>
          </table:table-cell>
          <table:table-cell table:formula="of:=AVERAGE([.A230:.B230])" office:value-type="float" office:value="6519" calcext:value-type="float">
            <text:p>6519</text:p>
          </table:table-cell>
          <table:table-cell table:number-columns-repeated="2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160" calcext:value-type="float">
            <text:p>6160</text:p>
          </table:table-cell>
          <table:table-cell table:formula="of:=[.A231]-[.B231]" office:value-type="float" office:value="752" calcext:value-type="float">
            <text:p>752</text:p>
          </table:table-cell>
          <table:table-cell table:formula="of:=AVERAGE([.A231:.B231])" office:value-type="float" office:value="6536" calcext:value-type="float">
            <text:p>6536</text:p>
          </table:table-cell>
          <table:table-cell table:number-columns-repeated="2"/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6681" calcext:value-type="float">
            <text:p>6681</text:p>
          </table:table-cell>
          <table:table-cell table:formula="of:=[.A232]-[.B232]" office:value-type="float" office:value="281" calcext:value-type="float">
            <text:p>281</text:p>
          </table:table-cell>
          <table:table-cell table:formula="of:=AVERAGE([.A232:.B232])" office:value-type="float" office:value="6821.5" calcext:value-type="float">
            <text:p>6821,5</text:p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6250" calcext:value-type="float">
            <text:p>6250</text:p>
          </table:table-cell>
          <table:table-cell table:formula="of:=[.A233]-[.B233]" office:value-type="float" office:value="97" calcext:value-type="float">
            <text:p>97</text:p>
          </table:table-cell>
          <table:table-cell table:formula="of:=AVERAGE([.A233:.B233])" office:value-type="float" office:value="6298.5" calcext:value-type="float">
            <text:p>6298,5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6066" calcext:value-type="float">
            <text:p>6066</text:p>
          </table:table-cell>
          <table:table-cell table:formula="of:=[.A234]-[.B234]" office:value-type="float" office:value="669" calcext:value-type="float">
            <text:p>669</text:p>
          </table:table-cell>
          <table:table-cell table:formula="of:=AVERAGE([.A234:.B234])" office:value-type="float" office:value="6400.5" calcext:value-type="float">
            <text:p>6400,5</text:p>
          </table:table-cell>
          <table:table-cell table:number-columns-repeated="2"/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6158" calcext:value-type="float">
            <text:p>6158</text:p>
          </table:table-cell>
          <table:table-cell table:formula="of:=[.A235]-[.B235]" office:value-type="float" office:value="938" calcext:value-type="float">
            <text:p>938</text:p>
          </table:table-cell>
          <table:table-cell table:formula="of:=AVERAGE([.A235:.B235])" office:value-type="float" office:value="6627" calcext:value-type="float">
            <text:p>6627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344" calcext:value-type="float">
            <text:p>6344</text:p>
          </table:table-cell>
          <table:table-cell table:formula="of:=[.A236]-[.B236]" office:value-type="float" office:value="482" calcext:value-type="float">
            <text:p>482</text:p>
          </table:table-cell>
          <table:table-cell table:formula="of:=AVERAGE([.A236:.B236])" office:value-type="float" office:value="6585" calcext:value-type="float">
            <text:p>6585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134" calcext:value-type="float">
            <text:p>6134</text:p>
          </table:table-cell>
          <table:table-cell table:formula="of:=[.A237]-[.B237]" office:value-type="float" office:value="554" calcext:value-type="float">
            <text:p>554</text:p>
          </table:table-cell>
          <table:table-cell table:formula="of:=AVERAGE([.A237:.B237])" office:value-type="float" office:value="6411" calcext:value-type="float">
            <text:p>6411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539" calcext:value-type="float">
            <text:p>6539</text:p>
          </table:table-cell>
          <table:table-cell table:formula="of:=[.A238]-[.B238]" office:value-type="float" office:value="320" calcext:value-type="float">
            <text:p>320</text:p>
          </table:table-cell>
          <table:table-cell table:formula="of:=AVERAGE([.A238:.B238])"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6068" calcext:value-type="float">
            <text:p>6068</text:p>
          </table:table-cell>
          <table:table-cell table:formula="of:=[.A239]-[.B239]" office:value-type="float" office:value="756" calcext:value-type="float">
            <text:p>756</text:p>
          </table:table-cell>
          <table:table-cell table:formula="of:=AVERAGE([.A239:.B239])" office:value-type="float" office:value="6446" calcext:value-type="float">
            <text:p>6446</text:p>
          </table:table-cell>
          <table:table-cell table:number-columns-repeated="2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6430" calcext:value-type="float">
            <text:p>6430</text:p>
          </table:table-cell>
          <table:table-cell table:formula="of:=[.A240]-[.B240]" office:value-type="float" office:value="602" calcext:value-type="float">
            <text:p>602</text:p>
          </table:table-cell>
          <table:table-cell table:formula="of:=AVERAGE([.A240:.B240])" office:value-type="float" office:value="6731" calcext:value-type="float">
            <text:p>6731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067" calcext:value-type="float">
            <text:p>6067</text:p>
          </table:table-cell>
          <table:table-cell table:formula="of:=[.A241]-[.B241]" office:value-type="float" office:value="353" calcext:value-type="float">
            <text:p>353</text:p>
          </table:table-cell>
          <table:table-cell table:formula="of:=AVERAGE([.A241:.B241])" office:value-type="float" office:value="6243.5" calcext:value-type="float">
            <text:p>6243,5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6076" calcext:value-type="float">
            <text:p>6076</text:p>
          </table:table-cell>
          <table:table-cell table:formula="of:=[.A242]-[.B242]" office:value-type="float" office:value="365" calcext:value-type="float">
            <text:p>365</text:p>
          </table:table-cell>
          <table:table-cell table:formula="of:=AVERAGE([.A242:.B242])" office:value-type="float" office:value="6258.5" calcext:value-type="float">
            <text:p>6258,5</text:p>
          </table:table-cell>
          <table:table-cell table:number-columns-repeated="2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6235" calcext:value-type="float">
            <text:p>6235</text:p>
          </table:table-cell>
          <table:table-cell table:formula="of:=[.A243]-[.B243]" office:value-type="float" office:value="475" calcext:value-type="float">
            <text:p>475</text:p>
          </table:table-cell>
          <table:table-cell table:formula="of:=AVERAGE([.A243:.B243])" office:value-type="float" office:value="6472.5" calcext:value-type="float">
            <text:p>6472,5</text:p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6505" calcext:value-type="float">
            <text:p>6505</text:p>
          </table:table-cell>
          <table:table-cell table:formula="of:=[.A244]-[.B244]" office:value-type="float" office:value="370" calcext:value-type="float">
            <text:p>370</text:p>
          </table:table-cell>
          <table:table-cell table:formula="of:=AVERAGE([.A244:.B244])" office:value-type="float" office:value="6690" calcext:value-type="float">
            <text:p>6690</text:p>
          </table:table-cell>
          <table:table-cell table:number-columns-repeated="2"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6445" calcext:value-type="float">
            <text:p>6445</text:p>
          </table:table-cell>
          <table:table-cell table:formula="of:=[.A245]-[.B245]" office:value-type="float" office:value="808" calcext:value-type="float">
            <text:p>808</text:p>
          </table:table-cell>
          <table:table-cell table:formula="of:=AVERAGE([.A245:.B245])" office:value-type="float" office:value="6849" calcext:value-type="float">
            <text:p>6849</text:p>
          </table:table-cell>
          <table:table-cell table:number-columns-repeated="2"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6634" calcext:value-type="float">
            <text:p>6634</text:p>
          </table:table-cell>
          <table:table-cell table:formula="of:=[.A246]-[.B246]" office:value-type="float" office:value="253" calcext:value-type="float">
            <text:p>253</text:p>
          </table:table-cell>
          <table:table-cell table:formula="of:=AVERAGE([.A246:.B246])" office:value-type="float" office:value="6760.5" calcext:value-type="float">
            <text:p>6760,5</text:p>
          </table:table-cell>
          <table:table-cell table:number-columns-repeated="2"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6200" calcext:value-type="float">
            <text:p>6200</text:p>
          </table:table-cell>
          <table:table-cell table:formula="of:=[.A247]-[.B247]" office:value-type="float" office:value="560" calcext:value-type="float">
            <text:p>560</text:p>
          </table:table-cell>
          <table:table-cell table:formula="of:=AVERAGE([.A247:.B247])" office:value-type="float" office:value="6480" calcext:value-type="float">
            <text:p>6480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488" calcext:value-type="float">
            <text:p>6488</text:p>
          </table:table-cell>
          <table:table-cell table:formula="of:=[.A248]-[.B248]" office:value-type="float" office:value="151" calcext:value-type="float">
            <text:p>151</text:p>
          </table:table-cell>
          <table:table-cell table:formula="of:=AVERAGE([.A248:.B248])" office:value-type="float" office:value="6563.5" calcext:value-type="float">
            <text:p>6563,5</text:p>
          </table:table-cell>
          <table:table-cell table:number-columns-repeated="2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6105" calcext:value-type="float">
            <text:p>6105</text:p>
          </table:table-cell>
          <table:table-cell table:formula="of:=[.A249]-[.B249]" office:value-type="float" office:value="19" calcext:value-type="float">
            <text:p>19</text:p>
          </table:table-cell>
          <table:table-cell table:formula="of:=AVERAGE([.A249:.B249])" office:value-type="float" office:value="6114.5" calcext:value-type="float">
            <text:p>6114,5</text:p>
          </table:table-cell>
          <table:table-cell table:number-columns-repeated="2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6623" calcext:value-type="float">
            <text:p>6623</text:p>
          </table:table-cell>
          <table:table-cell table:formula="of:=[.A250]-[.B250]" office:value-type="float" office:value="-22" calcext:value-type="float">
            <text:p>-22</text:p>
          </table:table-cell>
          <table:table-cell table:formula="of:=AVERAGE([.A250:.B250])" office:value-type="float" office:value="6612" calcext:value-type="float">
            <text:p>6612</text:p>
          </table:table-cell>
          <table:table-cell table:number-columns-repeated="2"/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6349" calcext:value-type="float">
            <text:p>6349</text:p>
          </table:table-cell>
          <table:table-cell table:formula="of:=[.A251]-[.B251]" office:value-type="float" office:value="552" calcext:value-type="float">
            <text:p>552</text:p>
          </table:table-cell>
          <table:table-cell table:formula="of:=AVERAGE([.A251:.B251])" office:value-type="float" office:value="6625" calcext:value-type="float">
            <text:p>6625</text:p>
          </table:table-cell>
          <table:table-cell table:number-columns-repeated="2"/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6548" calcext:value-type="float">
            <text:p>6548</text:p>
          </table:table-cell>
          <table:table-cell table:formula="of:=[.A252]-[.B252]" office:value-type="float" office:value="269" calcext:value-type="float">
            <text:p>269</text:p>
          </table:table-cell>
          <table:table-cell table:formula="of:=AVERAGE([.A252:.B252])" office:value-type="float" office:value="6682.5" calcext:value-type="float">
            <text:p>6682,5</text:p>
          </table:table-cell>
          <table:table-cell table:number-columns-repeated="2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6169" calcext:value-type="float">
            <text:p>6169</text:p>
          </table:table-cell>
          <table:table-cell table:formula="of:=[.A253]-[.B253]" office:value-type="float" office:value="865" calcext:value-type="float">
            <text:p>865</text:p>
          </table:table-cell>
          <table:table-cell table:formula="of:=AVERAGE([.A253:.B253])" office:value-type="float" office:value="6601.5" calcext:value-type="float">
            <text:p>6601,5</text:p>
          </table:table-cell>
          <table:table-cell table:number-columns-repeated="2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6253" calcext:value-type="float">
            <text:p>6253</text:p>
          </table:table-cell>
          <table:table-cell table:formula="of:=[.A254]-[.B254]" office:value-type="float" office:value="559" calcext:value-type="float">
            <text:p>559</text:p>
          </table:table-cell>
          <table:table-cell table:formula="of:=AVERAGE([.A254:.B254])" office:value-type="float" office:value="6532.5" calcext:value-type="float">
            <text:p>6532,5</text:p>
          </table:table-cell>
          <table:table-cell table:number-columns-repeated="2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6160" calcext:value-type="float">
            <text:p>6160</text:p>
          </table:table-cell>
          <table:table-cell table:formula="of:=[.A255]-[.B255]" office:value-type="float" office:value="653" calcext:value-type="float">
            <text:p>653</text:p>
          </table:table-cell>
          <table:table-cell table:formula="of:=AVERAGE([.A255:.B255])" office:value-type="float" office:value="6486.5" calcext:value-type="float">
            <text:p>6486,5</text:p>
          </table:table-cell>
          <table:table-cell table:number-columns-repeated="2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5992" calcext:value-type="float">
            <text:p>5992</text:p>
          </table:table-cell>
          <table:table-cell table:formula="of:=[.A256]-[.B256]" office:value-type="float" office:value="703" calcext:value-type="float">
            <text:p>703</text:p>
          </table:table-cell>
          <table:table-cell table:formula="of:=AVERAGE([.A256:.B256])" office:value-type="float" office:value="6343.5" calcext:value-type="float">
            <text:p>6343,5</text:p>
          </table:table-cell>
          <table:table-cell table:number-columns-repeated="2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6162" calcext:value-type="float">
            <text:p>6162</text:p>
          </table:table-cell>
          <table:table-cell table:formula="of:=[.A257]-[.B257]" office:value-type="float" office:value="524" calcext:value-type="float">
            <text:p>524</text:p>
          </table:table-cell>
          <table:table-cell table:formula="of:=AVERAGE([.A257:.B257])" office:value-type="float" office:value="6424" calcext:value-type="float">
            <text:p>6424</text:p>
          </table:table-cell>
          <table:table-cell table:number-columns-repeated="2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6187" calcext:value-type="float">
            <text:p>6187</text:p>
          </table:table-cell>
          <table:table-cell table:formula="of:=[.A258]-[.B258]" office:value-type="float" office:value="496" calcext:value-type="float">
            <text:p>496</text:p>
          </table:table-cell>
          <table:table-cell table:formula="of:=AVERAGE([.A258:.B258])" office:value-type="float" office:value="6435" calcext:value-type="float">
            <text:p>6435</text:p>
          </table:table-cell>
          <table:table-cell table:number-columns-repeated="2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6300" calcext:value-type="float">
            <text:p>6300</text:p>
          </table:table-cell>
          <table:table-cell table:formula="of:=[.A259]-[.B259]" office:value-type="float" office:value="574" calcext:value-type="float">
            <text:p>574</text:p>
          </table:table-cell>
          <table:table-cell table:formula="of:=AVERAGE([.A259:.B259])" office:value-type="float" office:value="6587" calcext:value-type="float">
            <text:p>6587</text:p>
          </table:table-cell>
          <table:table-cell table:number-columns-repeated="2"/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6417" calcext:value-type="float">
            <text:p>6417</text:p>
          </table:table-cell>
          <table:table-cell table:formula="of:=[.A260]-[.B260]" office:value-type="float" office:value="515" calcext:value-type="float">
            <text:p>515</text:p>
          </table:table-cell>
          <table:table-cell table:formula="of:=AVERAGE([.A260:.B260])" office:value-type="float" office:value="6674.5" calcext:value-type="float">
            <text:p>6674,5</text:p>
          </table:table-cell>
          <table:table-cell table:number-columns-repeated="2"/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6358" calcext:value-type="float">
            <text:p>6358</text:p>
          </table:table-cell>
          <table:table-cell table:formula="of:=[.A261]-[.B261]" office:value-type="float" office:value="710" calcext:value-type="float">
            <text:p>710</text:p>
          </table:table-cell>
          <table:table-cell table:formula="of:=AVERAGE([.A261:.B261])" office:value-type="float" office:value="6713" calcext:value-type="float">
            <text:p>6713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6485" calcext:value-type="float">
            <text:p>6485</text:p>
          </table:table-cell>
          <table:table-cell table:formula="of:=[.A262]-[.B262]" office:value-type="float" office:value="-75" calcext:value-type="float">
            <text:p>-75</text:p>
          </table:table-cell>
          <table:table-cell table:formula="of:=AVERAGE([.A262:.B262])" office:value-type="float" office:value="6447.5" calcext:value-type="float">
            <text:p>6447,5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397" calcext:value-type="float">
            <text:p>6397</text:p>
          </table:table-cell>
          <table:table-cell table:formula="of:=[.A263]-[.B263]" office:value-type="float" office:value="242" calcext:value-type="float">
            <text:p>242</text:p>
          </table:table-cell>
          <table:table-cell table:formula="of:=AVERAGE([.A263:.B263])" office:value-type="float" office:value="6518" calcext:value-type="float">
            <text:p>6518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5977" calcext:value-type="float">
            <text:p>5977</text:p>
          </table:table-cell>
          <table:table-cell table:formula="of:=[.A264]-[.B264]" office:value-type="float" office:value="387" calcext:value-type="float">
            <text:p>387</text:p>
          </table:table-cell>
          <table:table-cell table:formula="of:=AVERAGE([.A264:.B264])" office:value-type="float" office:value="6170.5" calcext:value-type="float">
            <text:p>6170,5</text:p>
          </table:table-cell>
          <table:table-cell table:number-columns-repeated="2"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280" calcext:value-type="float">
            <text:p>6280</text:p>
          </table:table-cell>
          <table:table-cell table:formula="of:=[.A265]-[.B265]" office:value-type="float" office:value="618" calcext:value-type="float">
            <text:p>618</text:p>
          </table:table-cell>
          <table:table-cell table:formula="of:=AVERAGE([.A265:.B265])" office:value-type="float" office:value="6589" calcext:value-type="float">
            <text:p>6589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6192" calcext:value-type="float">
            <text:p>6192</text:p>
          </table:table-cell>
          <table:table-cell table:formula="of:=[.A266]-[.B266]" office:value-type="float" office:value="489" calcext:value-type="float">
            <text:p>489</text:p>
          </table:table-cell>
          <table:table-cell table:formula="of:=AVERAGE([.A266:.B266])" office:value-type="float" office:value="6436.5" calcext:value-type="float">
            <text:p>6436,5</text:p>
          </table:table-cell>
          <table:table-cell table:number-columns-repeated="2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6263" calcext:value-type="float">
            <text:p>6263</text:p>
          </table:table-cell>
          <table:table-cell table:formula="of:=[.A267]-[.B267]" office:value-type="float" office:value="726" calcext:value-type="float">
            <text:p>726</text:p>
          </table:table-cell>
          <table:table-cell table:formula="of:=AVERAGE([.A267:.B267])" office:value-type="float" office:value="6626" calcext:value-type="float">
            <text:p>6626</text:p>
          </table:table-cell>
          <table:table-cell table:number-columns-repeated="2"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6579" calcext:value-type="float">
            <text:p>6579</text:p>
          </table:table-cell>
          <table:table-cell table:formula="of:=[.A268]-[.B268]" office:value-type="float" office:value="429" calcext:value-type="float">
            <text:p>429</text:p>
          </table:table-cell>
          <table:table-cell table:formula="of:=AVERAGE([.A268:.B268])" office:value-type="float" office:value="6793.5" calcext:value-type="float">
            <text:p>6793,5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6132" calcext:value-type="float">
            <text:p>6132</text:p>
          </table:table-cell>
          <table:table-cell table:formula="of:=[.A269]-[.B269]" office:value-type="float" office:value="337" calcext:value-type="float">
            <text:p>337</text:p>
          </table:table-cell>
          <table:table-cell table:formula="of:=AVERAGE([.A269:.B269])" office:value-type="float" office:value="6300.5" calcext:value-type="float">
            <text:p>6300,5</text:p>
          </table:table-cell>
          <table:table-cell table:number-columns-repeated="2"/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6421" calcext:value-type="float">
            <text:p>6421</text:p>
          </table:table-cell>
          <table:table-cell table:formula="of:=[.A270]-[.B270]" office:value-type="float" office:value="540" calcext:value-type="float">
            <text:p>540</text:p>
          </table:table-cell>
          <table:table-cell table:formula="of:=AVERAGE([.A270:.B270])" office:value-type="float" office:value="6691" calcext:value-type="float">
            <text:p>6691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176" calcext:value-type="float">
            <text:p>6176</text:p>
          </table:table-cell>
          <table:table-cell table:formula="of:=[.A271]-[.B271]" office:value-type="float" office:value="406" calcext:value-type="float">
            <text:p>406</text:p>
          </table:table-cell>
          <table:table-cell table:formula="of:=AVERAGE([.A271:.B271])" office:value-type="float" office:value="6379" calcext:value-type="float">
            <text:p>6379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145" calcext:value-type="float">
            <text:p>6145</text:p>
          </table:table-cell>
          <table:table-cell table:formula="of:=[.A272]-[.B272]" office:value-type="float" office:value="775" calcext:value-type="float">
            <text:p>775</text:p>
          </table:table-cell>
          <table:table-cell table:formula="of:=AVERAGE([.A272:.B272])" office:value-type="float" office:value="6532.5" calcext:value-type="float">
            <text:p>6532,5</text:p>
          </table:table-cell>
          <table:table-cell table:number-columns-repeated="2"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6394" calcext:value-type="float">
            <text:p>6394</text:p>
          </table:table-cell>
          <table:table-cell table:formula="of:=[.A273]-[.B273]" office:value-type="float" office:value="231" calcext:value-type="float">
            <text:p>231</text:p>
          </table:table-cell>
          <table:table-cell table:formula="of:=AVERAGE([.A273:.B273])" office:value-type="float" office:value="6509.5" calcext:value-type="float">
            <text:p>6509,5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6045" calcext:value-type="float">
            <text:p>6045</text:p>
          </table:table-cell>
          <table:table-cell table:formula="of:=[.A274]-[.B274]" office:value-type="float" office:value="714" calcext:value-type="float">
            <text:p>714</text:p>
          </table:table-cell>
          <table:table-cell table:formula="of:=AVERAGE([.A274:.B274])" office:value-type="float" office:value="6402" calcext:value-type="float">
            <text:p>6402</text:p>
          </table:table-cell>
          <table:table-cell table:number-columns-repeated="2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6548" calcext:value-type="float">
            <text:p>6548</text:p>
          </table:table-cell>
          <table:table-cell table:formula="of:=[.A275]-[.B275]" office:value-type="float" office:value="284" calcext:value-type="float">
            <text:p>284</text:p>
          </table:table-cell>
          <table:table-cell table:formula="of:=AVERAGE([.A275:.B275])" office:value-type="float" office:value="6690" calcext:value-type="float">
            <text:p>6690</text:p>
          </table:table-cell>
          <table:table-cell table:number-columns-repeated="2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6211" calcext:value-type="float">
            <text:p>6211</text:p>
          </table:table-cell>
          <table:table-cell table:formula="of:=[.A276]-[.B276]" office:value-type="float" office:value="372" calcext:value-type="float">
            <text:p>372</text:p>
          </table:table-cell>
          <table:table-cell table:formula="of:=AVERAGE([.A276:.B276])" office:value-type="float" office:value="6397" calcext:value-type="float">
            <text:p>6397</text:p>
          </table:table-cell>
          <table:table-cell table:number-columns-repeated="2"/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6527" calcext:value-type="float">
            <text:p>6527</text:p>
          </table:table-cell>
          <table:table-cell table:formula="of:=[.A277]-[.B277]" office:value-type="float" office:value="590" calcext:value-type="float">
            <text:p>590</text:p>
          </table:table-cell>
          <table:table-cell table:formula="of:=AVERAGE([.A277:.B277])" office:value-type="float" office:value="6822" calcext:value-type="float">
            <text:p>6822</text:p>
          </table:table-cell>
          <table:table-cell table:number-columns-repeated="2"/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6205" calcext:value-type="float">
            <text:p>6205</text:p>
          </table:table-cell>
          <table:table-cell table:formula="of:=[.A278]-[.B278]" office:value-type="float" office:value="584" calcext:value-type="float">
            <text:p>584</text:p>
          </table:table-cell>
          <table:table-cell table:formula="of:=AVERAGE([.A278:.B278])" office:value-type="float" office:value="6497" calcext:value-type="float">
            <text:p>6497</text:p>
          </table:table-cell>
          <table:table-cell table:number-columns-repeated="2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025" calcext:value-type="float">
            <text:p>6025</text:p>
          </table:table-cell>
          <table:table-cell table:formula="of:=[.A279]-[.B279]" office:value-type="float" office:value="860" calcext:value-type="float">
            <text:p>860</text:p>
          </table:table-cell>
          <table:table-cell table:formula="of:=AVERAGE([.A279:.B279])" office:value-type="float" office:value="6455" calcext:value-type="float">
            <text:p>6455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6177" calcext:value-type="float">
            <text:p>6177</text:p>
          </table:table-cell>
          <table:table-cell table:formula="of:=[.A280]-[.B280]" office:value-type="float" office:value="713" calcext:value-type="float">
            <text:p>713</text:p>
          </table:table-cell>
          <table:table-cell table:formula="of:=AVERAGE([.A280:.B280])" office:value-type="float" office:value="6533.5" calcext:value-type="float">
            <text:p>6533,5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228" calcext:value-type="float">
            <text:p>6228</text:p>
          </table:table-cell>
          <table:table-cell table:formula="of:=[.A281]-[.B281]" office:value-type="float" office:value="598" calcext:value-type="float">
            <text:p>598</text:p>
          </table:table-cell>
          <table:table-cell table:formula="of:=AVERAGE([.A281:.B281])" office:value-type="float" office:value="6527" calcext:value-type="float">
            <text:p>6527</text:p>
          </table:table-cell>
          <table:table-cell table:number-columns-repeated="2"/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6167" calcext:value-type="float">
            <text:p>6167</text:p>
          </table:table-cell>
          <table:table-cell table:formula="of:=[.A282]-[.B282]" office:value-type="float" office:value="737" calcext:value-type="float">
            <text:p>737</text:p>
          </table:table-cell>
          <table:table-cell table:formula="of:=AVERAGE([.A282:.B282])" office:value-type="float" office:value="6535.5" calcext:value-type="float">
            <text:p>6535,5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6214" calcext:value-type="float">
            <text:p>6214</text:p>
          </table:table-cell>
          <table:table-cell table:formula="of:=[.A283]-[.B283]" office:value-type="float" office:value="696" calcext:value-type="float">
            <text:p>696</text:p>
          </table:table-cell>
          <table:table-cell table:formula="of:=AVERAGE([.A283:.B283])" office:value-type="float" office:value="6562" calcext:value-type="float">
            <text:p>6562</text:p>
          </table:table-cell>
          <table:table-cell table:number-columns-repeated="2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5952" calcext:value-type="float">
            <text:p>5952</text:p>
          </table:table-cell>
          <table:table-cell table:formula="of:=[.A284]-[.B284]" office:value-type="float" office:value="725" calcext:value-type="float">
            <text:p>725</text:p>
          </table:table-cell>
          <table:table-cell table:formula="of:=AVERAGE([.A284:.B284])" office:value-type="float" office:value="6314.5" calcext:value-type="float">
            <text:p>6314,5</text:p>
          </table:table-cell>
          <table:table-cell table:number-columns-repeated="2"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6350" calcext:value-type="float">
            <text:p>6350</text:p>
          </table:table-cell>
          <table:table-cell table:formula="of:=[.A285]-[.B285]" office:value-type="float" office:value="830" calcext:value-type="float">
            <text:p>830</text:p>
          </table:table-cell>
          <table:table-cell table:formula="of:=AVERAGE([.A285:.B285])" office:value-type="float" office:value="6765" calcext:value-type="float">
            <text:p>6765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6108" calcext:value-type="float">
            <text:p>6108</text:p>
          </table:table-cell>
          <table:table-cell table:formula="of:=[.A286]-[.B286]" office:value-type="float" office:value="629" calcext:value-type="float">
            <text:p>629</text:p>
          </table:table-cell>
          <table:table-cell table:formula="of:=AVERAGE([.A286:.B286])" office:value-type="float" office:value="6422.5" calcext:value-type="float">
            <text:p>6422,5</text:p>
          </table:table-cell>
          <table:table-cell table:number-columns-repeated="2"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5929" calcext:value-type="float">
            <text:p>5929</text:p>
          </table:table-cell>
          <table:table-cell table:formula="of:=[.A287]-[.B287]" office:value-type="float" office:value="719" calcext:value-type="float">
            <text:p>719</text:p>
          </table:table-cell>
          <table:table-cell table:formula="of:=AVERAGE([.A287:.B287])" office:value-type="float" office:value="6288.5" calcext:value-type="float">
            <text:p>6288,5</text:p>
          </table:table-cell>
          <table:table-cell table:number-columns-repeated="2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5812" calcext:value-type="float">
            <text:p>5812</text:p>
          </table:table-cell>
          <table:table-cell table:formula="of:=[.A288]-[.B288]" office:value-type="float" office:value="1198" calcext:value-type="float">
            <text:p>1198</text:p>
          </table:table-cell>
          <table:table-cell table:formula="of:=AVERAGE([.A288:.B288])" office:value-type="float" office:value="6411" calcext:value-type="float">
            <text:p>6411</text:p>
          </table:table-cell>
          <table:table-cell table:number-columns-repeated="2"/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5973" calcext:value-type="float">
            <text:p>5973</text:p>
          </table:table-cell>
          <table:table-cell table:formula="of:=[.A289]-[.B289]" office:value-type="float" office:value="1332" calcext:value-type="float">
            <text:p>1332</text:p>
          </table:table-cell>
          <table:table-cell table:formula="of:=AVERAGE([.A289:.B289])" office:value-type="float" office:value="6639" calcext:value-type="float">
            <text:p>6639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5909" calcext:value-type="float">
            <text:p>5909</text:p>
          </table:table-cell>
          <table:table-cell table:formula="of:=[.A290]-[.B290]" office:value-type="float" office:value="1443" calcext:value-type="float">
            <text:p>1443</text:p>
          </table:table-cell>
          <table:table-cell table:formula="of:=AVERAGE([.A290:.B290])" office:value-type="float" office:value="6630.5" calcext:value-type="float">
            <text:p>6630,5</text:p>
          </table:table-cell>
          <table:table-cell table:number-columns-repeated="2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5489" calcext:value-type="float">
            <text:p>5489</text:p>
          </table:table-cell>
          <table:table-cell table:formula="of:=[.A291]-[.B291]" office:value-type="float" office:value="1841" calcext:value-type="float">
            <text:p>1841</text:p>
          </table:table-cell>
          <table:table-cell table:formula="of:=AVERAGE([.A291:.B291])" office:value-type="float" office:value="6409.5" calcext:value-type="float">
            <text:p>6409,5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5685" calcext:value-type="float">
            <text:p>5685</text:p>
          </table:table-cell>
          <table:table-cell table:formula="of:=[.A292]-[.B292]" office:value-type="float" office:value="1833" calcext:value-type="float">
            <text:p>1833</text:p>
          </table:table-cell>
          <table:table-cell table:formula="of:=AVERAGE([.A292:.B292])" office:value-type="float" office:value="6601.5" calcext:value-type="float">
            <text:p>6601,5</text:p>
          </table:table-cell>
          <table:table-cell table:number-columns-repeated="2"/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5616" calcext:value-type="float">
            <text:p>5616</text:p>
          </table:table-cell>
          <table:table-cell table:formula="of:=[.A293]-[.B293]" office:value-type="float" office:value="1950" calcext:value-type="float">
            <text:p>1950</text:p>
          </table:table-cell>
          <table:table-cell table:formula="of:=AVERAGE([.A293:.B293])" office:value-type="float" office:value="6591" calcext:value-type="float">
            <text:p>6591</text:p>
          </table:table-cell>
          <table:table-cell table:number-columns-repeated="2"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5715" calcext:value-type="float">
            <text:p>5715</text:p>
          </table:table-cell>
          <table:table-cell table:formula="of:=[.A294]-[.B294]" office:value-type="float" office:value="1955" calcext:value-type="float">
            <text:p>1955</text:p>
          </table:table-cell>
          <table:table-cell table:formula="of:=AVERAGE([.A294:.B294])" office:value-type="float" office:value="6692.5" calcext:value-type="float">
            <text:p>6692,5</text:p>
          </table:table-cell>
          <table:table-cell table:number-columns-repeated="2"/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5793" calcext:value-type="float">
            <text:p>5793</text:p>
          </table:table-cell>
          <table:table-cell table:formula="of:=[.A295]-[.B295]" office:value-type="float" office:value="2044" calcext:value-type="float">
            <text:p>2044</text:p>
          </table:table-cell>
          <table:table-cell table:formula="of:=AVERAGE([.A295:.B295])" office:value-type="float" office:value="6815" calcext:value-type="float">
            <text:p>6815</text:p>
          </table:table-cell>
          <table:table-cell table:number-columns-repeated="2"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5481" calcext:value-type="float">
            <text:p>5481</text:p>
          </table:table-cell>
          <table:table-cell table:formula="of:=[.A296]-[.B296]" office:value-type="float" office:value="2278" calcext:value-type="float">
            <text:p>2278</text:p>
          </table:table-cell>
          <table:table-cell table:formula="of:=AVERAGE([.A296:.B296])" office:value-type="float" office:value="6620" calcext:value-type="float">
            <text:p>6620</text:p>
          </table:table-cell>
          <table:table-cell table:number-columns-repeated="2"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5357" calcext:value-type="float">
            <text:p>5357</text:p>
          </table:table-cell>
          <table:table-cell table:formula="of:=[.A297]-[.B297]" office:value-type="float" office:value="2358" calcext:value-type="float">
            <text:p>2358</text:p>
          </table:table-cell>
          <table:table-cell table:formula="of:=AVERAGE([.A297:.B297])" office:value-type="float" office:value="6536" calcext:value-type="float">
            <text:p>6536</text:p>
          </table:table-cell>
          <table:table-cell table:number-columns-repeated="2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5511" calcext:value-type="float">
            <text:p>5511</text:p>
          </table:table-cell>
          <table:table-cell table:formula="of:=[.A298]-[.B298]" office:value-type="float" office:value="2372" calcext:value-type="float">
            <text:p>2372</text:p>
          </table:table-cell>
          <table:table-cell table:formula="of:=AVERAGE([.A298:.B298])" office:value-type="float" office:value="6697" calcext:value-type="float">
            <text:p>6697</text:p>
          </table:table-cell>
          <table:table-cell table:number-columns-repeated="2"/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5589" calcext:value-type="float">
            <text:p>5589</text:p>
          </table:table-cell>
          <table:table-cell table:formula="of:=[.A299]-[.B299]" office:value-type="float" office:value="2133" calcext:value-type="float">
            <text:p>2133</text:p>
          </table:table-cell>
          <table:table-cell table:formula="of:=AVERAGE([.A299:.B299])" office:value-type="float" office:value="6655.5" calcext:value-type="float">
            <text:p>6655,5</text:p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5453" calcext:value-type="float">
            <text:p>5453</text:p>
          </table:table-cell>
          <table:table-cell table:formula="of:=[.A300]-[.B300]" office:value-type="float" office:value="2435" calcext:value-type="float">
            <text:p>2435</text:p>
          </table:table-cell>
          <table:table-cell table:formula="of:=AVERAGE([.A300:.B300])" office:value-type="float" office:value="6670.5" calcext:value-type="float">
            <text:p>6670,5</text:p>
          </table:table-cell>
          <table:table-cell table:number-columns-repeated="2"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5235" calcext:value-type="float">
            <text:p>5235</text:p>
          </table:table-cell>
          <table:table-cell table:formula="of:=[.A301]-[.B301]" office:value-type="float" office:value="2635" calcext:value-type="float">
            <text:p>2635</text:p>
          </table:table-cell>
          <table:table-cell table:formula="of:=AVERAGE([.A301:.B301])" office:value-type="float" office:value="6552.5" calcext:value-type="float">
            <text:p>6552,5</text:p>
          </table:table-cell>
          <table:table-cell table:number-columns-repeated="2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9298" calcext:value-type="float">
            <text:p>9298</text:p>
          </table:table-cell>
          <table:table-cell table:formula="of:=[.A302]-[.B302]" office:value-type="float" office:value="-4335" calcext:value-type="float">
            <text:p>-4335</text:p>
          </table:table-cell>
          <table:table-cell table:formula="of:=AVERAGE([.A302:.B302])" office:value-type="float" office:value="7130.5" calcext:value-type="float">
            <text:p>7130,5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2717" calcext:value-type="float">
            <text:p>12717</text:p>
          </table:table-cell>
          <table:table-cell table:formula="of:=[.A303]-[.B303]" office:value-type="float" office:value="-10908" calcext:value-type="float">
            <text:p>-10908</text:p>
          </table:table-cell>
          <table:table-cell table:formula="of:=AVERAGE([.A303:.B303])" office:value-type="float" office:value="7263" calcext:value-type="float">
            <text:p>7263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3337" calcext:value-type="float">
            <text:p>13337</text:p>
          </table:table-cell>
          <table:table-cell table:formula="of:=[.A304]-[.B304]" office:value-type="float" office:value="-11526" calcext:value-type="float">
            <text:p>-11526</text:p>
          </table:table-cell>
          <table:table-cell table:formula="of:=AVERAGE([.A304:.B304])" office:value-type="float" office:value="7574" calcext:value-type="float">
            <text:p>7574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3828" calcext:value-type="float">
            <text:p>13828</text:p>
          </table:table-cell>
          <table:table-cell table:formula="of:=[.A305]-[.B305]" office:value-type="float" office:value="-12135" calcext:value-type="float">
            <text:p>-12135</text:p>
          </table:table-cell>
          <table:table-cell table:formula="of:=AVERAGE([.A305:.B305])" office:value-type="float" office:value="7760.5" calcext:value-type="float">
            <text:p>7760,5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4073" calcext:value-type="float">
            <text:p>14073</text:p>
          </table:table-cell>
          <table:table-cell table:formula="of:=[.A306]-[.B306]" office:value-type="float" office:value="-12211" calcext:value-type="float">
            <text:p>-12211</text:p>
          </table:table-cell>
          <table:table-cell table:formula="of:=AVERAGE([.A306:.B306])" office:value-type="float" office:value="7967.5" calcext:value-type="float">
            <text:p>7967,5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3915" calcext:value-type="float">
            <text:p>13915</text:p>
          </table:table-cell>
          <table:table-cell table:formula="of:=[.A307]-[.B307]" office:value-type="float" office:value="-11492" calcext:value-type="float">
            <text:p>-11492</text:p>
          </table:table-cell>
          <table:table-cell table:formula="of:=AVERAGE([.A307:.B307])" office:value-type="float" office:value="8169" calcext:value-type="float">
            <text:p>8169</text:p>
          </table:table-cell>
          <table:table-cell table:number-columns-repeated="2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4159" calcext:value-type="float">
            <text:p>14159</text:p>
          </table:table-cell>
          <table:table-cell table:formula="of:=[.A308]-[.B308]" office:value-type="float" office:value="-11489" calcext:value-type="float">
            <text:p>-11489</text:p>
          </table:table-cell>
          <table:table-cell table:formula="of:=AVERAGE([.A308:.B308])" office:value-type="float" office:value="8414.5" calcext:value-type="float">
            <text:p>8414,5</text:p>
          </table:table-cell>
          <table:table-cell table:number-columns-repeated="2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4206" calcext:value-type="float">
            <text:p>14206</text:p>
          </table:table-cell>
          <table:table-cell table:formula="of:=[.A309]-[.B309]" office:value-type="float" office:value="-10115" calcext:value-type="float">
            <text:p>-10115</text:p>
          </table:table-cell>
          <table:table-cell table:formula="of:=AVERAGE([.A309:.B309])" office:value-type="float" office:value="9148.5" calcext:value-type="float">
            <text:p>9148,5</text:p>
          </table:table-cell>
          <table:table-cell table:number-columns-repeated="2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4290" calcext:value-type="float">
            <text:p>14290</text:p>
          </table:table-cell>
          <table:table-cell table:formula="of:=[.A310]-[.B310]" office:value-type="float" office:value="-7025" calcext:value-type="float">
            <text:p>-7025</text:p>
          </table:table-cell>
          <table:table-cell table:formula="of:=AVERAGE([.A310:.B310])" office:value-type="float" office:value="10777.5" calcext:value-type="float">
            <text:p>10777,5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14661" calcext:value-type="float">
            <text:p>14661</text:p>
          </table:table-cell>
          <table:table-cell table:formula="of:=[.A311]-[.B311]" office:value-type="float" office:value="-7143" calcext:value-type="float">
            <text:p>-7143</text:p>
          </table:table-cell>
          <table:table-cell table:formula="of:=AVERAGE([.A311:.B311])" office:value-type="float" office:value="11089.5" calcext:value-type="float">
            <text:p>11089,5</text:p>
          </table:table-cell>
          <table:table-cell table:number-columns-repeated="2"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4291" calcext:value-type="float">
            <text:p>14291</text:p>
          </table:table-cell>
          <table:table-cell table:formula="of:=[.A312]-[.B312]" office:value-type="float" office:value="-6111" calcext:value-type="float">
            <text:p>-6111</text:p>
          </table:table-cell>
          <table:table-cell table:formula="of:=AVERAGE([.A312:.B312])" office:value-type="float" office:value="11235.5" calcext:value-type="float">
            <text:p>11235,5</text:p>
          </table:table-cell>
          <table:table-cell table:number-columns-repeated="2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14700" calcext:value-type="float">
            <text:p>14700</text:p>
          </table:table-cell>
          <table:table-cell table:formula="of:=[.A313]-[.B313]" office:value-type="float" office:value="-5816" calcext:value-type="float">
            <text:p>-5816</text:p>
          </table:table-cell>
          <table:table-cell table:formula="of:=AVERAGE([.A313:.B313])" office:value-type="float" office:value="11792" calcext:value-type="float">
            <text:p>11792</text:p>
          </table:table-cell>
          <table:table-cell table:number-columns-repeated="2"/>
        </table:table-row>
        <table:table-row table:style-name="ro1">
          <table:table-cell office:value-type="float" office:value="10296" calcext:value-type="float">
            <text:p>10296</text:p>
          </table:table-cell>
          <table:table-cell office:value-type="float" office:value="14547" calcext:value-type="float">
            <text:p>14547</text:p>
          </table:table-cell>
          <table:table-cell table:formula="of:=[.A314]-[.B314]" office:value-type="float" office:value="-4251" calcext:value-type="float">
            <text:p>-4251</text:p>
          </table:table-cell>
          <table:table-cell table:formula="of:=AVERAGE([.A314:.B314])" office:value-type="float" office:value="12421.5" calcext:value-type="float">
            <text:p>12421,5</text:p>
          </table:table-cell>
          <table:table-cell table:number-columns-repeated="2"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float" office:value="14550" calcext:value-type="float">
            <text:p>14550</text:p>
          </table:table-cell>
          <table:table-cell table:formula="of:=[.A315]-[.B315]" office:value-type="float" office:value="-1096" calcext:value-type="float">
            <text:p>-1096</text:p>
          </table:table-cell>
          <table:table-cell table:formula="of:=AVERAGE([.A315:.B315])" office:value-type="float" office:value="14002" calcext:value-type="float">
            <text:p>14002</text:p>
          </table:table-cell>
          <table:table-cell table:number-columns-repeated="2"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float" office:value="14413" calcext:value-type="float">
            <text:p>14413</text:p>
          </table:table-cell>
          <table:table-cell table:formula="of:=[.A316]-[.B316]" office:value-type="float" office:value="-2068" calcext:value-type="float">
            <text:p>-2068</text:p>
          </table:table-cell>
          <table:table-cell table:formula="of:=AVERAGE([.A316:.B316])" office:value-type="float" office:value="13379" calcext:value-type="float">
            <text:p>13379</text:p>
          </table:table-cell>
          <table:table-cell table:number-columns-repeated="2"/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float" office:value="13466" calcext:value-type="float">
            <text:p>13466</text:p>
          </table:table-cell>
          <table:table-cell table:formula="of:=[.A317]-[.B317]" office:value-type="float" office:value="-2315" calcext:value-type="float">
            <text:p>-2315</text:p>
          </table:table-cell>
          <table:table-cell table:formula="of:=AVERAGE([.A317:.B317])" office:value-type="float" office:value="12308.5" calcext:value-type="float">
            <text:p>12308,5</text:p>
          </table:table-cell>
          <table:table-cell table:number-columns-repeated="2"/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float" office:value="13911" calcext:value-type="float">
            <text:p>13911</text:p>
          </table:table-cell>
          <table:table-cell table:formula="of:=[.A318]-[.B318]" office:value-type="float" office:value="-1826" calcext:value-type="float">
            <text:p>-1826</text:p>
          </table:table-cell>
          <table:table-cell table:formula="of:=AVERAGE([.A318:.B318])" office:value-type="float" office:value="12998" calcext:value-type="float">
            <text:p>12998</text:p>
          </table:table-cell>
          <table:table-cell table:number-columns-repeated="2"/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float" office:value="13542" calcext:value-type="float">
            <text:p>13542</text:p>
          </table:table-cell>
          <table:table-cell table:formula="of:=[.A319]-[.B319]" office:value-type="float" office:value="-805" calcext:value-type="float">
            <text:p>-805</text:p>
          </table:table-cell>
          <table:table-cell table:formula="of:=AVERAGE([.A319:.B319])" office:value-type="float" office:value="13139.5" calcext:value-type="float">
            <text:p>13139,5</text:p>
          </table:table-cell>
          <table:table-cell table:number-columns-repeated="2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float" office:value="12335" calcext:value-type="float">
            <text:p>12335</text:p>
          </table:table-cell>
          <table:table-cell table:formula="of:=[.A320]-[.B320]" office:value-type="float" office:value="-314" calcext:value-type="float">
            <text:p>-314</text:p>
          </table:table-cell>
          <table:table-cell table:formula="of:=AVERAGE([.A320:.B320])" office:value-type="float" office:value="12178" calcext:value-type="float">
            <text:p>12178</text:p>
          </table:table-cell>
          <table:table-cell table:number-columns-repeated="2"/>
        </table:table-row>
        <table:table-row table:style-name="ro1">
          <table:table-cell office:value-type="float" office:value="13078" calcext:value-type="float">
            <text:p>13078</text:p>
          </table:table-cell>
          <table:table-cell office:value-type="float" office:value="12213" calcext:value-type="float">
            <text:p>12213</text:p>
          </table:table-cell>
          <table:table-cell table:formula="of:=[.A321]-[.B321]" office:value-type="float" office:value="865" calcext:value-type="float">
            <text:p>865</text:p>
          </table:table-cell>
          <table:table-cell table:formula="of:=AVERAGE([.A321:.B321])" office:value-type="float" office:value="12645.5" calcext:value-type="float">
            <text:p>12645,5</text:p>
          </table:table-cell>
          <table:table-cell table:number-columns-repeated="2"/>
        </table:table-row>
        <table:table-row table:style-name="ro1">
          <table:table-cell office:value-type="float" office:value="14657" calcext:value-type="float">
            <text:p>14657</text:p>
          </table:table-cell>
          <table:table-cell office:value-type="float" office:value="15210" calcext:value-type="float">
            <text:p>15210</text:p>
          </table:table-cell>
          <table:table-cell table:formula="of:=[.A322]-[.B322]" office:value-type="float" office:value="-553" calcext:value-type="float">
            <text:p>-553</text:p>
          </table:table-cell>
          <table:table-cell table:formula="of:=AVERAGE([.A322:.B322])" office:value-type="float" office:value="14933.5" calcext:value-type="float">
            <text:p>14933,5</text:p>
          </table:table-cell>
          <table:table-cell table:number-columns-repeated="2"/>
        </table:table-row>
        <table:table-row table:style-name="ro1">
          <table:table-cell office:value-type="float" office:value="13749" calcext:value-type="float">
            <text:p>13749</text:p>
          </table:table-cell>
          <table:table-cell office:value-type="float" office:value="13062" calcext:value-type="float">
            <text:p>13062</text:p>
          </table:table-cell>
          <table:table-cell table:formula="of:=[.A323]-[.B323]" office:value-type="float" office:value="687" calcext:value-type="float">
            <text:p>687</text:p>
          </table:table-cell>
          <table:table-cell table:formula="of:=AVERAGE([.A323:.B323])" office:value-type="float" office:value="13405.5" calcext:value-type="float">
            <text:p>13405,5</text:p>
          </table:table-cell>
          <table:table-cell table:number-columns-repeated="2"/>
        </table:table-row>
        <table:table-row table:style-name="ro1">
          <table:table-cell office:value-type="float" office:value="13348" calcext:value-type="float">
            <text:p>13348</text:p>
          </table:table-cell>
          <table:table-cell office:value-type="float" office:value="11738" calcext:value-type="float">
            <text:p>11738</text:p>
          </table:table-cell>
          <table:table-cell table:formula="of:=[.A324]-[.B324]" office:value-type="float" office:value="1610" calcext:value-type="float">
            <text:p>1610</text:p>
          </table:table-cell>
          <table:table-cell table:formula="of:=AVERAGE([.A324:.B324])" office:value-type="float" office:value="12543" calcext:value-type="float">
            <text:p>12543</text:p>
          </table:table-cell>
          <table:table-cell table:number-columns-repeated="2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0651" calcext:value-type="float">
            <text:p>10651</text:p>
          </table:table-cell>
          <table:table-cell table:formula="of:=[.A325]-[.B325]" office:value-type="float" office:value="3049" calcext:value-type="float">
            <text:p>3049</text:p>
          </table:table-cell>
          <table:table-cell table:formula="of:=AVERAGE([.A325:.B325])" office:value-type="float" office:value="12175.5" calcext:value-type="float">
            <text:p>12175,5</text:p>
          </table:table-cell>
          <table:table-cell table:number-columns-repeated="2"/>
        </table:table-row>
        <table:table-row table:style-name="ro1">
          <table:table-cell office:value-type="float" office:value="12966" calcext:value-type="float">
            <text:p>12966</text:p>
          </table:table-cell>
          <table:table-cell office:value-type="float" office:value="10716" calcext:value-type="float">
            <text:p>10716</text:p>
          </table:table-cell>
          <table:table-cell table:formula="of:=[.A326]-[.B326]" office:value-type="float" office:value="2250" calcext:value-type="float">
            <text:p>2250</text:p>
          </table:table-cell>
          <table:table-cell table:formula="of:=AVERAGE([.A326:.B326])" office:value-type="float" office:value="11841" calcext:value-type="float">
            <text:p>11841</text:p>
          </table:table-cell>
          <table:table-cell table:number-columns-repeated="2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11480" calcext:value-type="float">
            <text:p>11480</text:p>
          </table:table-cell>
          <table:table-cell table:formula="of:=[.A327]-[.B327]" office:value-type="float" office:value="809" calcext:value-type="float">
            <text:p>809</text:p>
          </table:table-cell>
          <table:table-cell table:formula="of:=AVERAGE([.A327:.B327])" office:value-type="float" office:value="11884.5" calcext:value-type="float">
            <text:p>11884,5</text:p>
          </table:table-cell>
          <table:table-cell table:number-columns-repeated="2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13232" calcext:value-type="float">
            <text:p>13232</text:p>
          </table:table-cell>
          <table:table-cell table:formula="of:=[.A328]-[.B328]" office:value-type="float" office:value="747" calcext:value-type="float">
            <text:p>747</text:p>
          </table:table-cell>
          <table:table-cell table:formula="of:=AVERAGE([.A328:.B328])" office:value-type="float" office:value="13605.5" calcext:value-type="float">
            <text:p>13605,5</text:p>
          </table:table-cell>
          <table:table-cell table:number-columns-repeated="2"/>
        </table:table-row>
        <table:table-row table:style-name="ro1">
          <table:table-cell office:value-type="float" office:value="13480" calcext:value-type="float">
            <text:p>13480</text:p>
          </table:table-cell>
          <table:table-cell office:value-type="float" office:value="13438" calcext:value-type="float">
            <text:p>13438</text:p>
          </table:table-cell>
          <table:table-cell table:formula="of:=[.A329]-[.B329]" office:value-type="float" office:value="42" calcext:value-type="float">
            <text:p>42</text:p>
          </table:table-cell>
          <table:table-cell table:formula="of:=AVERAGE([.A329:.B329])" office:value-type="float" office:value="13459" calcext:value-type="float">
            <text:p>13459</text:p>
          </table:table-cell>
          <table:table-cell table:number-columns-repeated="2"/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float" office:value="11202" calcext:value-type="float">
            <text:p>11202</text:p>
          </table:table-cell>
          <table:table-cell table:formula="of:=[.A330]-[.B330]" office:value-type="float" office:value="2314" calcext:value-type="float">
            <text:p>2314</text:p>
          </table:table-cell>
          <table:table-cell table:formula="of:=AVERAGE([.A330:.B330])" office:value-type="float" office:value="12359" calcext:value-type="float">
            <text:p>12359</text:p>
          </table:table-cell>
          <table:table-cell table:number-columns-repeated="2"/>
        </table:table-row>
        <table:table-row table:style-name="ro1">
          <table:table-cell office:value-type="float" office:value="13447" calcext:value-type="float">
            <text:p>13447</text:p>
          </table:table-cell>
          <table:table-cell office:value-type="float" office:value="11397" calcext:value-type="float">
            <text:p>11397</text:p>
          </table:table-cell>
          <table:table-cell table:formula="of:=[.A331]-[.B331]" office:value-type="float" office:value="2050" calcext:value-type="float">
            <text:p>2050</text:p>
          </table:table-cell>
          <table:table-cell table:formula="of:=AVERAGE([.A331:.B331])" office:value-type="float" office:value="12422" calcext:value-type="float">
            <text:p>12422</text:p>
          </table:table-cell>
          <table:table-cell table:number-columns-repeated="2"/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float" office:value="9847" calcext:value-type="float">
            <text:p>9847</text:p>
          </table:table-cell>
          <table:table-cell table:formula="of:=[.A332]-[.B332]" office:value-type="float" office:value="4125" calcext:value-type="float">
            <text:p>4125</text:p>
          </table:table-cell>
          <table:table-cell table:formula="of:=AVERAGE([.A332:.B332])" office:value-type="float" office:value="11909.5" calcext:value-type="float">
            <text:p>11909,5</text:p>
          </table:table-cell>
          <table:table-cell table:number-columns-repeated="2"/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float" office:value="10585" calcext:value-type="float">
            <text:p>10585</text:p>
          </table:table-cell>
          <table:table-cell table:formula="of:=[.A333]-[.B333]" office:value-type="float" office:value="3381" calcext:value-type="float">
            <text:p>3381</text:p>
          </table:table-cell>
          <table:table-cell table:formula="of:=AVERAGE([.A333:.B333])" office:value-type="float" office:value="12275.5" calcext:value-type="float">
            <text:p>12275,5</text:p>
          </table:table-cell>
          <table:table-cell table:number-columns-repeated="2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11697" calcext:value-type="float">
            <text:p>11697</text:p>
          </table:table-cell>
          <table:table-cell table:formula="of:=[.A334]-[.B334]" office:value-type="float" office:value="1911" calcext:value-type="float">
            <text:p>1911</text:p>
          </table:table-cell>
          <table:table-cell table:formula="of:=AVERAGE([.A334:.B334])" office:value-type="float" office:value="12652.5" calcext:value-type="float">
            <text:p>12652,5</text:p>
          </table:table-cell>
          <table:table-cell table:number-columns-repeated="2"/>
        </table:table-row>
        <table:table-row table:style-name="ro1">
          <table:table-cell office:value-type="float" office:value="14399" calcext:value-type="float">
            <text:p>14399</text:p>
          </table:table-cell>
          <table:table-cell office:value-type="float" office:value="13606" calcext:value-type="float">
            <text:p>13606</text:p>
          </table:table-cell>
          <table:table-cell table:formula="of:=[.A335]-[.B335]" office:value-type="float" office:value="793" calcext:value-type="float">
            <text:p>793</text:p>
          </table:table-cell>
          <table:table-cell table:formula="of:=AVERAGE([.A335:.B335])" office:value-type="float" office:value="14002.5" calcext:value-type="float">
            <text:p>14002,5</text:p>
          </table:table-cell>
          <table:table-cell table:number-columns-repeated="2"/>
        </table:table-row>
        <table:table-row table:style-name="ro1">
          <table:table-cell office:value-type="float" office:value="12985" calcext:value-type="float">
            <text:p>12985</text:p>
          </table:table-cell>
          <table:table-cell office:value-type="float" office:value="10506" calcext:value-type="float">
            <text:p>10506</text:p>
          </table:table-cell>
          <table:table-cell table:formula="of:=[.A336]-[.B336]" office:value-type="float" office:value="2479" calcext:value-type="float">
            <text:p>2479</text:p>
          </table:table-cell>
          <table:table-cell table:formula="of:=AVERAGE([.A336:.B336])" office:value-type="float" office:value="11745.5" calcext:value-type="float">
            <text:p>11745,5</text:p>
          </table:table-cell>
          <table:table-cell table:number-columns-repeated="2"/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float" office:value="10617" calcext:value-type="float">
            <text:p>10617</text:p>
          </table:table-cell>
          <table:table-cell table:formula="of:=[.A337]-[.B337]" office:value-type="float" office:value="3315" calcext:value-type="float">
            <text:p>3315</text:p>
          </table:table-cell>
          <table:table-cell table:formula="of:=AVERAGE([.A337:.B337])" office:value-type="float" office:value="12274.5" calcext:value-type="float">
            <text:p>12274,5</text:p>
          </table:table-cell>
          <table:table-cell table:number-columns-repeated="2"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float" office:value="10800" calcext:value-type="float">
            <text:p>10800</text:p>
          </table:table-cell>
          <table:table-cell table:formula="of:=[.A338]-[.B338]" office:value-type="float" office:value="3776" calcext:value-type="float">
            <text:p>3776</text:p>
          </table:table-cell>
          <table:table-cell table:formula="of:=AVERAGE([.A338:.B338])" office:value-type="float" office:value="12688" calcext:value-type="float">
            <text:p>12688</text:p>
          </table:table-cell>
          <table:table-cell table:number-columns-repeated="2"/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float" office:value="8940" calcext:value-type="float">
            <text:p>8940</text:p>
          </table:table-cell>
          <table:table-cell table:formula="of:=[.A339]-[.B339]" office:value-type="float" office:value="5265" calcext:value-type="float">
            <text:p>5265</text:p>
          </table:table-cell>
          <table:table-cell table:formula="of:=AVERAGE([.A339:.B339])" office:value-type="float" office:value="11572.5" calcext:value-type="float">
            <text:p>11572,5</text:p>
          </table:table-cell>
          <table:table-cell table:number-columns-repeated="2"/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float" office:value="11170" calcext:value-type="float">
            <text:p>11170</text:p>
          </table:table-cell>
          <table:table-cell table:formula="of:=[.A340]-[.B340]" office:value-type="float" office:value="3183" calcext:value-type="float">
            <text:p>3183</text:p>
          </table:table-cell>
          <table:table-cell table:formula="of:=AVERAGE([.A340:.B340])" office:value-type="float" office:value="12761.5" calcext:value-type="float">
            <text:p>12761,5</text:p>
          </table:table-cell>
          <table:table-cell table:number-columns-repeated="2"/>
        </table:table-row>
        <table:table-row table:style-name="ro1">
          <table:table-cell office:value-type="float" office:value="14347" calcext:value-type="float">
            <text:p>14347</text:p>
          </table:table-cell>
          <table:table-cell office:value-type="float" office:value="13272" calcext:value-type="float">
            <text:p>13272</text:p>
          </table:table-cell>
          <table:table-cell table:formula="of:=[.A341]-[.B341]" office:value-type="float" office:value="1075" calcext:value-type="float">
            <text:p>1075</text:p>
          </table:table-cell>
          <table:table-cell table:formula="of:=AVERAGE([.A341:.B341])" office:value-type="float" office:value="13809.5" calcext:value-type="float">
            <text:p>13809,5</text:p>
          </table:table-cell>
          <table:table-cell table:number-columns-repeated="2"/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float" office:value="13374" calcext:value-type="float">
            <text:p>13374</text:p>
          </table:table-cell>
          <table:table-cell table:formula="of:=[.A342]-[.B342]" office:value-type="float" office:value="891" calcext:value-type="float">
            <text:p>891</text:p>
          </table:table-cell>
          <table:table-cell table:formula="of:=AVERAGE([.A342:.B342])" office:value-type="float" office:value="13819.5" calcext:value-type="float">
            <text:p>13819,5</text:p>
          </table:table-cell>
          <table:table-cell table:number-columns-repeated="2"/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float" office:value="10534" calcext:value-type="float">
            <text:p>10534</text:p>
          </table:table-cell>
          <table:table-cell table:formula="of:=[.A343]-[.B343]" office:value-type="float" office:value="3263" calcext:value-type="float">
            <text:p>3263</text:p>
          </table:table-cell>
          <table:table-cell table:formula="of:=AVERAGE([.A343:.B343])" office:value-type="float" office:value="12165.5" calcext:value-type="float">
            <text:p>12165,5</text:p>
          </table:table-cell>
          <table:table-cell table:number-columns-repeated="2"/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float" office:value="10304" calcext:value-type="float">
            <text:p>10304</text:p>
          </table:table-cell>
          <table:table-cell table:formula="of:=[.A344]-[.B344]" office:value-type="float" office:value="4004" calcext:value-type="float">
            <text:p>4004</text:p>
          </table:table-cell>
          <table:table-cell table:formula="of:=AVERAGE([.A344:.B344])" office:value-type="float" office:value="12306" calcext:value-type="float">
            <text:p>12306</text:p>
          </table:table-cell>
          <table:table-cell table:number-columns-repeated="2"/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float" office:value="10319" calcext:value-type="float">
            <text:p>10319</text:p>
          </table:table-cell>
          <table:table-cell table:formula="of:=[.A345]-[.B345]" office:value-type="float" office:value="4265" calcext:value-type="float">
            <text:p>4265</text:p>
          </table:table-cell>
          <table:table-cell table:formula="of:=AVERAGE([.A345:.B345])" office:value-type="float" office:value="12451.5" calcext:value-type="float">
            <text:p>12451,5</text:p>
          </table:table-cell>
          <table:table-cell table:number-columns-repeated="2"/>
        </table:table-row>
        <table:table-row table:style-name="ro1">
          <table:table-cell office:value-type="float" office:value="13657" calcext:value-type="float">
            <text:p>13657</text:p>
          </table:table-cell>
          <table:table-cell office:value-type="float" office:value="10733" calcext:value-type="float">
            <text:p>10733</text:p>
          </table:table-cell>
          <table:table-cell table:formula="of:=[.A346]-[.B346]" office:value-type="float" office:value="2924" calcext:value-type="float">
            <text:p>2924</text:p>
          </table:table-cell>
          <table:table-cell table:formula="of:=AVERAGE([.A346:.B346])" office:value-type="float" office:value="12195" calcext:value-type="float">
            <text:p>12195</text:p>
          </table:table-cell>
          <table:table-cell table:number-columns-repeated="2"/>
        </table:table-row>
        <table:table-row table:style-name="ro1">
          <table:table-cell office:value-type="float" office:value="14388" calcext:value-type="float">
            <text:p>14388</text:p>
          </table:table-cell>
          <table:table-cell office:value-type="float" office:value="11688" calcext:value-type="float">
            <text:p>11688</text:p>
          </table:table-cell>
          <table:table-cell table:formula="of:=[.A347]-[.B347]" office:value-type="float" office:value="2700" calcext:value-type="float">
            <text:p>2700</text:p>
          </table:table-cell>
          <table:table-cell table:formula="of:=AVERAGE([.A347:.B347])" office:value-type="float" office:value="13038" calcext:value-type="float">
            <text:p>13038</text:p>
          </table:table-cell>
          <table:table-cell table:number-columns-repeated="2"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float" office:value="13520" calcext:value-type="float">
            <text:p>13520</text:p>
          </table:table-cell>
          <table:table-cell table:formula="of:=[.A348]-[.B348]" office:value-type="float" office:value="594" calcext:value-type="float">
            <text:p>594</text:p>
          </table:table-cell>
          <table:table-cell table:formula="of:=AVERAGE([.A348:.B348])" office:value-type="float" office:value="13817" calcext:value-type="float">
            <text:p>13817</text:p>
          </table:table-cell>
          <table:table-cell table:number-columns-repeated="2"/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float" office:value="12255" calcext:value-type="float">
            <text:p>12255</text:p>
          </table:table-cell>
          <table:table-cell table:formula="of:=[.A349]-[.B349]" office:value-type="float" office:value="1851" calcext:value-type="float">
            <text:p>1851</text:p>
          </table:table-cell>
          <table:table-cell table:formula="of:=AVERAGE([.A349:.B349])" office:value-type="float" office:value="13180.5" calcext:value-type="float">
            <text:p>13180,5</text:p>
          </table:table-cell>
          <table:table-cell table:number-columns-repeated="2"/>
        </table:table-row>
        <table:table-row table:style-name="ro1">
          <table:table-cell office:value-type="float" office:value="14439" calcext:value-type="float">
            <text:p>14439</text:p>
          </table:table-cell>
          <table:table-cell office:value-type="float" office:value="10260" calcext:value-type="float">
            <text:p>10260</text:p>
          </table:table-cell>
          <table:table-cell table:formula="of:=[.A350]-[.B350]" office:value-type="float" office:value="4179" calcext:value-type="float">
            <text:p>4179</text:p>
          </table:table-cell>
          <table:table-cell table:formula="of:=AVERAGE([.A350:.B350])" office:value-type="float" office:value="12349.5" calcext:value-type="float">
            <text:p>12349,5</text:p>
          </table:table-cell>
          <table:table-cell table:number-columns-repeated="2"/>
        </table:table-row>
        <table:table-row table:style-name="ro1">
          <table:table-cell office:value-type="float" office:value="14475" calcext:value-type="float">
            <text:p>14475</text:p>
          </table:table-cell>
          <table:table-cell office:value-type="float" office:value="10516" calcext:value-type="float">
            <text:p>10516</text:p>
          </table:table-cell>
          <table:table-cell table:formula="of:=[.A351]-[.B351]" office:value-type="float" office:value="3959" calcext:value-type="float">
            <text:p>3959</text:p>
          </table:table-cell>
          <table:table-cell table:formula="of:=AVERAGE([.A351:.B351])" office:value-type="float" office:value="12495.5" calcext:value-type="float">
            <text:p>12495,5</text:p>
          </table:table-cell>
          <table:table-cell table:number-columns-repeated="2"/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float" office:value="10165" calcext:value-type="float">
            <text:p>10165</text:p>
          </table:table-cell>
          <table:table-cell table:formula="of:=[.A352]-[.B352]" office:value-type="float" office:value="4019" calcext:value-type="float">
            <text:p>4019</text:p>
          </table:table-cell>
          <table:table-cell table:formula="of:=AVERAGE([.A352:.B352])" office:value-type="float" office:value="12174.5" calcext:value-type="float">
            <text:p>12174,5</text:p>
          </table:table-cell>
          <table:table-cell table:number-columns-repeated="2"/>
        </table:table-row>
        <table:table-row table:style-name="ro1">
          <table:table-cell office:value-type="float" office:value="14637" calcext:value-type="float">
            <text:p>14637</text:p>
          </table:table-cell>
          <table:table-cell office:value-type="float" office:value="10116" calcext:value-type="float">
            <text:p>10116</text:p>
          </table:table-cell>
          <table:table-cell table:formula="of:=[.A353]-[.B353]" office:value-type="float" office:value="4521" calcext:value-type="float">
            <text:p>4521</text:p>
          </table:table-cell>
          <table:table-cell table:formula="of:=AVERAGE([.A353:.B353])" office:value-type="float" office:value="12376.5" calcext:value-type="float">
            <text:p>12376,5</text:p>
          </table:table-cell>
          <table:table-cell table:number-columns-repeated="2"/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float" office:value="12648" calcext:value-type="float">
            <text:p>12648</text:p>
          </table:table-cell>
          <table:table-cell table:formula="of:=[.A354]-[.B354]" office:value-type="float" office:value="1563" calcext:value-type="float">
            <text:p>1563</text:p>
          </table:table-cell>
          <table:table-cell table:formula="of:=AVERAGE([.A354:.B354])" office:value-type="float" office:value="13429.5" calcext:value-type="float">
            <text:p>13429,5</text:p>
          </table:table-cell>
          <table:table-cell table:number-columns-repeated="2"/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float" office:value="13658" calcext:value-type="float">
            <text:p>13658</text:p>
          </table:table-cell>
          <table:table-cell table:formula="of:=[.A355]-[.B355]" office:value-type="float" office:value="573" calcext:value-type="float">
            <text:p>573</text:p>
          </table:table-cell>
          <table:table-cell table:formula="of:=AVERAGE([.A355:.B355])" office:value-type="float" office:value="13944.5" calcext:value-type="float">
            <text:p>13944,5</text:p>
          </table:table-cell>
          <table:table-cell table:number-columns-repeated="2"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float" office:value="10455" calcext:value-type="float">
            <text:p>10455</text:p>
          </table:table-cell>
          <table:table-cell table:formula="of:=[.A356]-[.B356]" office:value-type="float" office:value="3709" calcext:value-type="float">
            <text:p>3709</text:p>
          </table:table-cell>
          <table:table-cell table:formula="of:=AVERAGE([.A356:.B356])" office:value-type="float" office:value="12309.5" calcext:value-type="float">
            <text:p>12309,5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443" calcext:value-type="float">
            <text:p>11443</text:p>
          </table:table-cell>
          <table:table-cell table:formula="of:=[.A357]-[.B357]" office:value-type="float" office:value="2557" calcext:value-type="float">
            <text:p>2557</text:p>
          </table:table-cell>
          <table:table-cell table:formula="of:=AVERAGE([.A357:.B357])" office:value-type="float" office:value="12721.5" calcext:value-type="float">
            <text:p>12721,5</text:p>
          </table:table-cell>
          <table:table-cell table:number-columns-repeated="2"/>
        </table:table-row>
        <table:table-row table:style-name="ro1">
          <table:table-cell office:value-type="float" office:value="14786" calcext:value-type="float">
            <text:p>14786</text:p>
          </table:table-cell>
          <table:table-cell office:value-type="float" office:value="11567" calcext:value-type="float">
            <text:p>11567</text:p>
          </table:table-cell>
          <table:table-cell table:formula="of:=[.A358]-[.B358]" office:value-type="float" office:value="3219" calcext:value-type="float">
            <text:p>3219</text:p>
          </table:table-cell>
          <table:table-cell table:formula="of:=AVERAGE([.A358:.B358])" office:value-type="float" office:value="13176.5" calcext:value-type="float">
            <text:p>13176,5</text:p>
          </table:table-cell>
          <table:table-cell table:number-columns-repeated="2"/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12429" calcext:value-type="float">
            <text:p>12429</text:p>
          </table:table-cell>
          <table:table-cell table:formula="of:=[.A359]-[.B359]" office:value-type="float" office:value="854" calcext:value-type="float">
            <text:p>854</text:p>
          </table:table-cell>
          <table:table-cell table:formula="of:=AVERAGE([.A359:.B359])" office:value-type="float" office:value="12856" calcext:value-type="float">
            <text:p>12856</text:p>
          </table:table-cell>
          <table:table-cell table:number-columns-repeated="2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12725" calcext:value-type="float">
            <text:p>12725</text:p>
          </table:table-cell>
          <table:table-cell table:formula="of:=[.A360]-[.B360]" office:value-type="float" office:value="-1273" calcext:value-type="float">
            <text:p>-1273</text:p>
          </table:table-cell>
          <table:table-cell table:formula="of:=AVERAGE([.A360:.B360])" office:value-type="float" office:value="12088.5" calcext:value-type="float">
            <text:p>12088,5</text:p>
          </table:table-cell>
          <table:table-cell table:number-columns-repeated="2"/>
        </table:table-row>
        <table:table-row table:style-name="ro1">
          <table:table-cell office:value-type="float" office:value="11088" calcext:value-type="float">
            <text:p>11088</text:p>
          </table:table-cell>
          <table:table-cell office:value-type="float" office:value="15172" calcext:value-type="float">
            <text:p>15172</text:p>
          </table:table-cell>
          <table:table-cell table:formula="of:=[.A361]-[.B361]" office:value-type="float" office:value="-4084" calcext:value-type="float">
            <text:p>-4084</text:p>
          </table:table-cell>
          <table:table-cell table:formula="of:=AVERAGE([.A361:.B361])" office:value-type="float" office:value="13130" calcext:value-type="float">
            <text:p>13130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3045" calcext:value-type="float">
            <text:p>13045</text:p>
          </table:table-cell>
          <table:table-cell table:formula="of:=[.A362]-[.B362]" office:value-type="float" office:value="-10649" calcext:value-type="float">
            <text:p>-10649</text:p>
          </table:table-cell>
          <table:table-cell table:formula="of:=AVERAGE([.A362:.B362])" office:value-type="float" office:value="7720.5" calcext:value-type="float">
            <text:p>7720,5</text:p>
          </table:table-cell>
          <table:table-cell table:number-columns-repeated="2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float" office:value="4967" calcext:value-type="float">
            <text:p>4967</text:p>
          </table:table-cell>
          <table:table-cell table:formula="of:=[.A363]-[.B363]" office:value-type="float" office:value="3354" calcext:value-type="float">
            <text:p>3354</text:p>
          </table:table-cell>
          <table:table-cell table:formula="of:=AVERAGE([.A363:.B363])" office:value-type="float" office:value="6644" calcext:value-type="float">
            <text:p>6644</text:p>
          </table:table-cell>
          <table:table-cell table:number-columns-repeated="2"/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5253" calcext:value-type="float">
            <text:p>5253</text:p>
          </table:table-cell>
          <table:table-cell table:formula="of:=[.A364]-[.B364]" office:value-type="float" office:value="2324" calcext:value-type="float">
            <text:p>2324</text:p>
          </table:table-cell>
          <table:table-cell table:formula="of:=AVERAGE([.A364:.B364])" office:value-type="float" office:value="6415" calcext:value-type="float">
            <text:p>6415</text:p>
          </table:table-cell>
          <table:table-cell table:number-columns-repeated="2"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5417" calcext:value-type="float">
            <text:p>5417</text:p>
          </table:table-cell>
          <table:table-cell table:formula="of:=[.A365]-[.B365]" office:value-type="float" office:value="2369" calcext:value-type="float">
            <text:p>2369</text:p>
          </table:table-cell>
          <table:table-cell table:formula="of:=AVERAGE([.A365:.B365])" office:value-type="float" office:value="6601.5" calcext:value-type="float">
            <text:p>6601,5</text:p>
          </table:table-cell>
          <table:table-cell table:number-columns-repeated="2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5537" calcext:value-type="float">
            <text:p>5537</text:p>
          </table:table-cell>
          <table:table-cell table:formula="of:=[.A366]-[.B366]" office:value-type="float" office:value="1296" calcext:value-type="float">
            <text:p>1296</text:p>
          </table:table-cell>
          <table:table-cell table:formula="of:=AVERAGE([.A366:.B366])" office:value-type="float" office:value="6185" calcext:value-type="float">
            <text:p>6185</text:p>
          </table:table-cell>
          <table:table-cell table:number-columns-repeated="2"/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5875" calcext:value-type="float">
            <text:p>5875</text:p>
          </table:table-cell>
          <table:table-cell table:formula="of:=[.A367]-[.B367]" office:value-type="float" office:value="1468" calcext:value-type="float">
            <text:p>1468</text:p>
          </table:table-cell>
          <table:table-cell table:formula="of:=AVERAGE([.A367:.B367])" office:value-type="float" office:value="6609" calcext:value-type="float">
            <text:p>6609</text:p>
          </table:table-cell>
          <table:table-cell table:number-columns-repeated="2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5962" calcext:value-type="float">
            <text:p>5962</text:p>
          </table:table-cell>
          <table:table-cell table:formula="of:=[.A368]-[.B368]" office:value-type="float" office:value="1070" calcext:value-type="float">
            <text:p>1070</text:p>
          </table:table-cell>
          <table:table-cell table:formula="of:=AVERAGE([.A368:.B368])" office:value-type="float" office:value="6497" calcext:value-type="float">
            <text:p>6497</text:p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5957" calcext:value-type="float">
            <text:p>5957</text:p>
          </table:table-cell>
          <table:table-cell table:formula="of:=[.A369]-[.B369]" office:value-type="float" office:value="918" calcext:value-type="float">
            <text:p>918</text:p>
          </table:table-cell>
          <table:table-cell table:formula="of:=AVERAGE([.A369:.B369])" office:value-type="float" office:value="6416" calcext:value-type="float">
            <text:p>6416</text:p>
          </table:table-cell>
          <table:table-cell table:number-columns-repeated="2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5982" calcext:value-type="float">
            <text:p>5982</text:p>
          </table:table-cell>
          <table:table-cell table:formula="of:=[.A370]-[.B370]" office:value-type="float" office:value="880" calcext:value-type="float">
            <text:p>880</text:p>
          </table:table-cell>
          <table:table-cell table:formula="of:=AVERAGE([.A370:.B370])" office:value-type="float" office:value="6422" calcext:value-type="float">
            <text:p>6422</text:p>
          </table:table-cell>
          <table:table-cell table:number-columns-repeated="2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6635" calcext:value-type="float">
            <text:p>6635</text:p>
          </table:table-cell>
          <table:table-cell table:formula="of:=[.A371]-[.B371]" office:value-type="float" office:value="585" calcext:value-type="float">
            <text:p>585</text:p>
          </table:table-cell>
          <table:table-cell table:formula="of:=AVERAGE([.A371:.B371])" office:value-type="float" office:value="6927.5" calcext:value-type="float">
            <text:p>6927,5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081" calcext:value-type="float">
            <text:p>6081</text:p>
          </table:table-cell>
          <table:table-cell table:formula="of:=[.A372]-[.B372]" office:value-type="float" office:value="68" calcext:value-type="float">
            <text:p>68</text:p>
          </table:table-cell>
          <table:table-cell table:formula="of:=AVERAGE([.A372:.B372])" office:value-type="float" office:value="6115" calcext:value-type="float">
            <text:p>6115</text:p>
          </table:table-cell>
          <table:table-cell table:number-columns-repeated="2"/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6257" calcext:value-type="float">
            <text:p>6257</text:p>
          </table:table-cell>
          <table:table-cell table:formula="of:=[.A373]-[.B373]" office:value-type="float" office:value="1138" calcext:value-type="float">
            <text:p>1138</text:p>
          </table:table-cell>
          <table:table-cell table:formula="of:=AVERAGE([.A373:.B373])" office:value-type="float" office:value="6826" calcext:value-type="float">
            <text:p>6826</text:p>
          </table:table-cell>
          <table:table-cell table:number-columns-repeated="2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6469" calcext:value-type="float">
            <text:p>6469</text:p>
          </table:table-cell>
          <table:table-cell table:formula="of:=[.A374]-[.B374]" office:value-type="float" office:value="246" calcext:value-type="float">
            <text:p>246</text:p>
          </table:table-cell>
          <table:table-cell table:formula="of:=AVERAGE([.A374:.B374])" office:value-type="float" office:value="6592" calcext:value-type="float">
            <text:p>6592</text:p>
          </table:table-cell>
          <table:table-cell table:number-columns-repeated="2"/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6305" calcext:value-type="float">
            <text:p>6305</text:p>
          </table:table-cell>
          <table:table-cell table:formula="of:=[.A375]-[.B375]" office:value-type="float" office:value="374" calcext:value-type="float">
            <text:p>374</text:p>
          </table:table-cell>
          <table:table-cell table:formula="of:=AVERAGE([.A375:.B375])" office:value-type="float" office:value="6492" calcext:value-type="float">
            <text:p>6492</text:p>
          </table:table-cell>
          <table:table-cell table:number-columns-repeated="2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6443" calcext:value-type="float">
            <text:p>6443</text:p>
          </table:table-cell>
          <table:table-cell table:formula="of:=[.A376]-[.B376]" office:value-type="float" office:value="580" calcext:value-type="float">
            <text:p>580</text:p>
          </table:table-cell>
          <table:table-cell table:formula="of:=AVERAGE([.A376:.B376])" office:value-type="float" office:value="6733" calcext:value-type="float">
            <text:p>6733</text:p>
          </table:table-cell>
          <table:table-cell table:number-columns-repeated="2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6235" calcext:value-type="float">
            <text:p>6235</text:p>
          </table:table-cell>
          <table:table-cell table:formula="of:=[.A377]-[.B377]" office:value-type="float" office:value="574" calcext:value-type="float">
            <text:p>574</text:p>
          </table:table-cell>
          <table:table-cell table:formula="of:=AVERAGE([.A377:.B377])" office:value-type="float" office:value="6522" calcext:value-type="float">
            <text:p>6522</text:p>
          </table:table-cell>
          <table:table-cell table:number-columns-repeated="2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6427" calcext:value-type="float">
            <text:p>6427</text:p>
          </table:table-cell>
          <table:table-cell table:formula="of:=[.A378]-[.B378]" office:value-type="float" office:value="-216" calcext:value-type="float">
            <text:p>-216</text:p>
          </table:table-cell>
          <table:table-cell table:formula="of:=AVERAGE([.A378:.B378])" office:value-type="float" office:value="6319" calcext:value-type="float">
            <text:p>6319</text:p>
          </table:table-cell>
          <table:table-cell table:number-columns-repeated="2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6574" calcext:value-type="float">
            <text:p>6574</text:p>
          </table:table-cell>
          <table:table-cell table:formula="of:=[.A379]-[.B379]" office:value-type="float" office:value="139" calcext:value-type="float">
            <text:p>139</text:p>
          </table:table-cell>
          <table:table-cell table:formula="of:=AVERAGE([.A379:.B379])" office:value-type="float" office:value="6643.5" calcext:value-type="float">
            <text:p>6643,5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6223" calcext:value-type="float">
            <text:p>6223</text:p>
          </table:table-cell>
          <table:table-cell table:formula="of:=[.A380]-[.B380]" office:value-type="float" office:value="536" calcext:value-type="float">
            <text:p>536</text:p>
          </table:table-cell>
          <table:table-cell table:formula="of:=AVERAGE([.A380:.B380])" office:value-type="float" office:value="6491" calcext:value-type="float">
            <text:p>6491</text:p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203" calcext:value-type="float">
            <text:p>6203</text:p>
          </table:table-cell>
          <table:table-cell table:formula="of:=[.A381]-[.B381]" office:value-type="float" office:value="189" calcext:value-type="float">
            <text:p>189</text:p>
          </table:table-cell>
          <table:table-cell table:formula="of:=AVERAGE([.A381:.B381])" office:value-type="float" office:value="6297.5" calcext:value-type="float">
            <text:p>6297,5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051" calcext:value-type="float">
            <text:p>6051</text:p>
          </table:table-cell>
          <table:table-cell table:formula="of:=[.A382]-[.B382]" office:value-type="float" office:value="449" calcext:value-type="float">
            <text:p>449</text:p>
          </table:table-cell>
          <table:table-cell table:formula="of:=AVERAGE([.A382:.B382])" office:value-type="float" office:value="6275.5" calcext:value-type="float">
            <text:p>6275,5</text:p>
          </table:table-cell>
          <table:table-cell table:number-columns-repeated="2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6335" calcext:value-type="float">
            <text:p>6335</text:p>
          </table:table-cell>
          <table:table-cell table:formula="of:=[.A383]-[.B383]" office:value-type="float" office:value="320" calcext:value-type="float">
            <text:p>320</text:p>
          </table:table-cell>
          <table:table-cell table:formula="of:=AVERAGE([.A383:.B383])" office:value-type="float" office:value="6495" calcext:value-type="float">
            <text:p>6495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6715" calcext:value-type="float">
            <text:p>6715</text:p>
          </table:table-cell>
          <table:table-cell table:formula="of:=[.A384]-[.B384]" office:value-type="float" office:value="105" calcext:value-type="float">
            <text:p>105</text:p>
          </table:table-cell>
          <table:table-cell table:formula="of:=AVERAGE([.A384:.B384])" office:value-type="float" office:value="6767.5" calcext:value-type="float">
            <text:p>6767,5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767" calcext:value-type="float">
            <text:p>6767</text:p>
          </table:table-cell>
          <table:table-cell table:formula="of:=[.A385]-[.B385]" office:value-type="float" office:value="-9" calcext:value-type="float">
            <text:p>-9</text:p>
          </table:table-cell>
          <table:table-cell table:formula="of:=AVERAGE([.A385:.B385])" office:value-type="float" office:value="6762.5" calcext:value-type="float">
            <text:p>6762,5</text:p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852" calcext:value-type="float">
            <text:p>6852</text:p>
          </table:table-cell>
          <table:table-cell table:formula="of:=[.A386]-[.B386]" office:value-type="float" office:value="57" calcext:value-type="float">
            <text:p>57</text:p>
          </table:table-cell>
          <table:table-cell table:formula="of:=AVERAGE([.A386:.B386])" office:value-type="float" office:value="6880.5" calcext:value-type="float">
            <text:p>6880,5</text:p>
          </table:table-cell>
          <table:table-cell table:number-columns-repeated="2"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6507" calcext:value-type="float">
            <text:p>6507</text:p>
          </table:table-cell>
          <table:table-cell table:formula="of:=[.A387]-[.B387]" office:value-type="float" office:value="111" calcext:value-type="float">
            <text:p>111</text:p>
          </table:table-cell>
          <table:table-cell table:formula="of:=AVERAGE([.A387:.B387])" office:value-type="float" office:value="6562.5" calcext:value-type="float">
            <text:p>6562,5</text:p>
          </table:table-cell>
          <table:table-cell table:number-columns-repeated="2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6388" calcext:value-type="float">
            <text:p>6388</text:p>
          </table:table-cell>
          <table:table-cell table:formula="of:=[.A388]-[.B388]" office:value-type="float" office:value="-158" calcext:value-type="float">
            <text:p>-158</text:p>
          </table:table-cell>
          <table:table-cell table:formula="of:=AVERAGE([.A388:.B388])" office:value-type="float" office:value="6309" calcext:value-type="float">
            <text:p>6309</text:p>
          </table:table-cell>
          <table:table-cell table:number-columns-repeated="2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6282" calcext:value-type="float">
            <text:p>6282</text:p>
          </table:table-cell>
          <table:table-cell table:formula="of:=[.A389]-[.B389]" office:value-type="float" office:value="-89" calcext:value-type="float">
            <text:p>-89</text:p>
          </table:table-cell>
          <table:table-cell table:formula="of:=AVERAGE([.A389:.B389])" office:value-type="float" office:value="6237.5" calcext:value-type="float">
            <text:p>6237,5</text:p>
          </table:table-cell>
          <table:table-cell table:number-columns-repeated="2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6620" calcext:value-type="float">
            <text:p>6620</text:p>
          </table:table-cell>
          <table:table-cell table:formula="of:=[.A390]-[.B390]" office:value-type="float" office:value="421" calcext:value-type="float">
            <text:p>421</text:p>
          </table:table-cell>
          <table:table-cell table:formula="of:=AVERAGE([.A390:.B390])" office:value-type="float" office:value="6830.5" calcext:value-type="float">
            <text:p>6830,5</text:p>
          </table:table-cell>
          <table:table-cell table:number-columns-repeated="2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6404" calcext:value-type="float">
            <text:p>6404</text:p>
          </table:table-cell>
          <table:table-cell table:formula="of:=[.A391]-[.B391]" office:value-type="float" office:value="88" calcext:value-type="float">
            <text:p>88</text:p>
          </table:table-cell>
          <table:table-cell table:formula="of:=AVERAGE([.A391:.B391])" office:value-type="float" office:value="6448" calcext:value-type="float">
            <text:p>6448</text:p>
          </table:table-cell>
          <table:table-cell table:number-columns-repeated="2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6424" calcext:value-type="float">
            <text:p>6424</text:p>
          </table:table-cell>
          <table:table-cell table:formula="of:=[.A392]-[.B392]" office:value-type="float" office:value="492" calcext:value-type="float">
            <text:p>492</text:p>
          </table:table-cell>
          <table:table-cell table:formula="of:=AVERAGE([.A392:.B392])"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6138" calcext:value-type="float">
            <text:p>6138</text:p>
          </table:table-cell>
          <table:table-cell table:formula="of:=[.A393]-[.B393]" office:value-type="float" office:value="391" calcext:value-type="float">
            <text:p>391</text:p>
          </table:table-cell>
          <table:table-cell table:formula="of:=AVERAGE([.A393:.B393])" office:value-type="float" office:value="6333.5" calcext:value-type="float">
            <text:p>6333,5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6329" calcext:value-type="float">
            <text:p>6329</text:p>
          </table:table-cell>
          <table:table-cell table:formula="of:=[.A394]-[.B394]" office:value-type="float" office:value="253" calcext:value-type="float">
            <text:p>253</text:p>
          </table:table-cell>
          <table:table-cell table:formula="of:=AVERAGE([.A394:.B394])" office:value-type="float" office:value="6455.5" calcext:value-type="float">
            <text:p>6455,5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5980" calcext:value-type="float">
            <text:p>5980</text:p>
          </table:table-cell>
          <table:table-cell table:formula="of:=[.A395]-[.B395]" office:value-type="float" office:value="608" calcext:value-type="float">
            <text:p>608</text:p>
          </table:table-cell>
          <table:table-cell table:formula="of:=AVERAGE([.A395:.B395])" office:value-type="float" office:value="6284" calcext:value-type="float">
            <text:p>6284</text:p>
          </table:table-cell>
          <table:table-cell table:number-columns-repeated="2"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6654" calcext:value-type="float">
            <text:p>6654</text:p>
          </table:table-cell>
          <table:table-cell table:formula="of:=[.A396]-[.B396]" office:value-type="float" office:value="249" calcext:value-type="float">
            <text:p>249</text:p>
          </table:table-cell>
          <table:table-cell table:formula="of:=AVERAGE([.A396:.B396])" office:value-type="float" office:value="6778.5" calcext:value-type="float">
            <text:p>6778,5</text:p>
          </table:table-cell>
          <table:table-cell table:number-columns-repeated="2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5702" calcext:value-type="float">
            <text:p>5702</text:p>
          </table:table-cell>
          <table:table-cell table:formula="of:=[.A397]-[.B397]" office:value-type="float" office:value="514" calcext:value-type="float">
            <text:p>514</text:p>
          </table:table-cell>
          <table:table-cell table:formula="of:=AVERAGE([.A397:.B397])" office:value-type="float" office:value="5959" calcext:value-type="float">
            <text:p>5959</text:p>
          </table:table-cell>
          <table:table-cell table:number-columns-repeated="2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6420" calcext:value-type="float">
            <text:p>6420</text:p>
          </table:table-cell>
          <table:table-cell table:formula="of:=[.A398]-[.B398]" office:value-type="float" office:value="329" calcext:value-type="float">
            <text:p>329</text:p>
          </table:table-cell>
          <table:table-cell table:formula="of:=AVERAGE([.A398:.B398])" office:value-type="float" office:value="6584.5" calcext:value-type="float">
            <text:p>6584,5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6182" calcext:value-type="float">
            <text:p>6182</text:p>
          </table:table-cell>
          <table:table-cell table:formula="of:=[.A399]-[.B399]" office:value-type="float" office:value="553" calcext:value-type="float">
            <text:p>553</text:p>
          </table:table-cell>
          <table:table-cell table:formula="of:=AVERAGE([.A399:.B399])" office:value-type="float" office:value="6458.5" calcext:value-type="float">
            <text:p>6458,5</text:p>
          </table:table-cell>
          <table:table-cell table:number-columns-repeated="2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761" calcext:value-type="float">
            <text:p>6761</text:p>
          </table:table-cell>
          <table:table-cell table:formula="of:=[.A400]-[.B400]" office:value-type="float" office:value="-56" calcext:value-type="float">
            <text:p>-56</text:p>
          </table:table-cell>
          <table:table-cell table:formula="of:=AVERAGE([.A400:.B400])" office:value-type="float" office:value="6733" calcext:value-type="float">
            <text:p>6733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6371" calcext:value-type="float">
            <text:p>6371</text:p>
          </table:table-cell>
          <table:table-cell table:formula="of:=[.A401]-[.B401]" office:value-type="float" office:value="582" calcext:value-type="float">
            <text:p>582</text:p>
          </table:table-cell>
          <table:table-cell table:formula="of:=AVERAGE([.A401:.B401])" office:value-type="float" office:value="6662" calcext:value-type="float">
            <text:p>6662</text:p>
          </table:table-cell>
          <table:table-cell table:number-columns-repeated="2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6199" calcext:value-type="float">
            <text:p>6199</text:p>
          </table:table-cell>
          <table:table-cell table:formula="of:=[.A402]-[.B402]" office:value-type="float" office:value="152" calcext:value-type="float">
            <text:p>152</text:p>
          </table:table-cell>
          <table:table-cell table:formula="of:=AVERAGE([.A402:.B402])" office:value-type="float" office:value="6275" calcext:value-type="float">
            <text:p>6275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6186" calcext:value-type="float">
            <text:p>6186</text:p>
          </table:table-cell>
          <table:table-cell table:formula="of:=[.A403]-[.B403]" office:value-type="float" office:value="186" calcext:value-type="float">
            <text:p>186</text:p>
          </table:table-cell>
          <table:table-cell table:formula="of:=AVERAGE([.A403:.B403])" office:value-type="float" office:value="6279" calcext:value-type="float">
            <text:p>6279</text:p>
          </table:table-cell>
          <table:table-cell table:number-columns-repeated="2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6648" calcext:value-type="float">
            <text:p>6648</text:p>
          </table:table-cell>
          <table:table-cell table:formula="of:=[.A404]-[.B404]" office:value-type="float" office:value="414" calcext:value-type="float">
            <text:p>414</text:p>
          </table:table-cell>
          <table:table-cell table:formula="of:=AVERAGE([.A404:.B404])" office:value-type="float" office:value="6855" calcext:value-type="float">
            <text:p>6855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6454" calcext:value-type="float">
            <text:p>6454</text:p>
          </table:table-cell>
          <table:table-cell table:formula="of:=[.A405]-[.B405]" office:value-type="float" office:value="110" calcext:value-type="float">
            <text:p>110</text:p>
          </table:table-cell>
          <table:table-cell table:formula="of:=AVERAGE([.A405:.B405])"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6651" calcext:value-type="float">
            <text:p>6651</text:p>
          </table:table-cell>
          <table:table-cell table:formula="of:=[.A406]-[.B406]" office:value-type="float" office:value="369" calcext:value-type="float">
            <text:p>369</text:p>
          </table:table-cell>
          <table:table-cell table:formula="of:=AVERAGE([.A406:.B406])" office:value-type="float" office:value="6835.5" calcext:value-type="float">
            <text:p>6835,5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6260" calcext:value-type="float">
            <text:p>6260</text:p>
          </table:table-cell>
          <table:table-cell table:formula="of:=[.A407]-[.B407]" office:value-type="float" office:value="421" calcext:value-type="float">
            <text:p>421</text:p>
          </table:table-cell>
          <table:table-cell table:formula="of:=AVERAGE([.A407:.B407])" office:value-type="float" office:value="6470.5" calcext:value-type="float">
            <text:p>6470,5</text:p>
          </table:table-cell>
          <table:table-cell table:number-columns-repeated="2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6008" calcext:value-type="float">
            <text:p>6008</text:p>
          </table:table-cell>
          <table:table-cell table:formula="of:=[.A408]-[.B408]" office:value-type="float" office:value="164" calcext:value-type="float">
            <text:p>164</text:p>
          </table:table-cell>
          <table:table-cell table:formula="of:=AVERAGE([.A408:.B408])" office:value-type="float" office:value="6090" calcext:value-type="float">
            <text:p>6090</text:p>
          </table:table-cell>
          <table:table-cell table:number-columns-repeated="2"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5798" calcext:value-type="float">
            <text:p>5798</text:p>
          </table:table-cell>
          <table:table-cell table:formula="of:=[.A409]-[.B409]" office:value-type="float" office:value="307" calcext:value-type="float">
            <text:p>307</text:p>
          </table:table-cell>
          <table:table-cell table:formula="of:=AVERAGE([.A409:.B409])" office:value-type="float" office:value="5951.5" calcext:value-type="float">
            <text:p>5951,5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561" calcext:value-type="float">
            <text:p>6561</text:p>
          </table:table-cell>
          <table:table-cell table:formula="of:=[.A410]-[.B410]" office:value-type="float" office:value="339" calcext:value-type="float">
            <text:p>339</text:p>
          </table:table-cell>
          <table:table-cell table:formula="of:=AVERAGE([.A410:.B410])" office:value-type="float" office:value="6730.5" calcext:value-type="float">
            <text:p>6730,5</text:p>
          </table:table-cell>
          <table:table-cell table:number-columns-repeated="2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6096" calcext:value-type="float">
            <text:p>6096</text:p>
          </table:table-cell>
          <table:table-cell table:formula="of:=[.A411]-[.B411]" office:value-type="float" office:value="24" calcext:value-type="float">
            <text:p>24</text:p>
          </table:table-cell>
          <table:table-cell table:formula="of:=AVERAGE([.A411:.B411])" office:value-type="float" office:value="6108" calcext:value-type="float">
            <text:p>6108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6174" calcext:value-type="float">
            <text:p>6174</text:p>
          </table:table-cell>
          <table:table-cell table:formula="of:=[.A412]-[.B412]" office:value-type="float" office:value="388" calcext:value-type="float">
            <text:p>388</text:p>
          </table:table-cell>
          <table:table-cell table:formula="of:=AVERAGE([.A412:.B412])" office:value-type="float" office:value="6368" calcext:value-type="float">
            <text:p>6368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6294" calcext:value-type="float">
            <text:p>6294</text:p>
          </table:table-cell>
          <table:table-cell table:formula="of:=[.A413]-[.B413]" office:value-type="float" office:value="283" calcext:value-type="float">
            <text:p>283</text:p>
          </table:table-cell>
          <table:table-cell table:formula="of:=AVERAGE([.A413:.B413])" office:value-type="float" office:value="6435.5" calcext:value-type="float">
            <text:p>6435,5</text:p>
          </table:table-cell>
          <table:table-cell table:number-columns-repeated="2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6770" calcext:value-type="float">
            <text:p>6770</text:p>
          </table:table-cell>
          <table:table-cell table:formula="of:=[.A414]-[.B414]" office:value-type="float" office:value="275" calcext:value-type="float">
            <text:p>275</text:p>
          </table:table-cell>
          <table:table-cell table:formula="of:=AVERAGE([.A414:.B414])" office:value-type="float" office:value="6907.5" calcext:value-type="float">
            <text:p>6907,5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6359" calcext:value-type="float">
            <text:p>6359</text:p>
          </table:table-cell>
          <table:table-cell table:formula="of:=[.A415]-[.B415]" office:value-type="float" office:value="191" calcext:value-type="float">
            <text:p>191</text:p>
          </table:table-cell>
          <table:table-cell table:formula="of:=AVERAGE([.A415:.B415])" office:value-type="float" office:value="6454.5" calcext:value-type="float">
            <text:p>6454,5</text:p>
          </table:table-cell>
          <table:table-cell table:number-columns-repeated="2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6410" calcext:value-type="float">
            <text:p>6410</text:p>
          </table:table-cell>
          <table:table-cell table:formula="of:=[.A416]-[.B416]" office:value-type="float" office:value="80" calcext:value-type="float">
            <text:p>80</text:p>
          </table:table-cell>
          <table:table-cell table:formula="of:=AVERAGE([.A416:.B416])" office:value-type="float" office:value="6450" calcext:value-type="float">
            <text:p>6450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6510" calcext:value-type="float">
            <text:p>6510</text:p>
          </table:table-cell>
          <table:table-cell table:formula="of:=[.A417]-[.B417]" office:value-type="float" office:value="-41" calcext:value-type="float">
            <text:p>-41</text:p>
          </table:table-cell>
          <table:table-cell table:formula="of:=AVERAGE([.A417:.B417])" office:value-type="float" office:value="6489.5" calcext:value-type="float">
            <text:p>6489,5</text:p>
          </table:table-cell>
          <table:table-cell table:number-columns-repeated="2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5890" calcext:value-type="float">
            <text:p>5890</text:p>
          </table:table-cell>
          <table:table-cell table:formula="of:=[.A418]-[.B418]" office:value-type="float" office:value="146" calcext:value-type="float">
            <text:p>146</text:p>
          </table:table-cell>
          <table:table-cell table:formula="of:=AVERAGE([.A418:.B418])" office:value-type="float" office:value="5963" calcext:value-type="float">
            <text:p>5963</text:p>
          </table:table-cell>
          <table:table-cell table:number-columns-repeated="2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6384" calcext:value-type="float">
            <text:p>6384</text:p>
          </table:table-cell>
          <table:table-cell table:formula="of:=[.A419]-[.B419]" office:value-type="float" office:value="107" calcext:value-type="float">
            <text:p>107</text:p>
          </table:table-cell>
          <table:table-cell table:formula="of:=AVERAGE([.A419:.B419])" office:value-type="float" office:value="6437.5" calcext:value-type="float">
            <text:p>6437,5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462" calcext:value-type="float">
            <text:p>6462</text:p>
          </table:table-cell>
          <table:table-cell table:formula="of:=[.A420]-[.B420]" office:value-type="float" office:value="466" calcext:value-type="float">
            <text:p>466</text:p>
          </table:table-cell>
          <table:table-cell table:formula="of:=AVERAGE([.A420:.B420])" office:value-type="float" office:value="6695" calcext:value-type="float">
            <text:p>6695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6071" calcext:value-type="float">
            <text:p>6071</text:p>
          </table:table-cell>
          <table:table-cell table:formula="of:=[.A421]-[.B421]" office:value-type="float" office:value="339" calcext:value-type="float">
            <text:p>339</text:p>
          </table:table-cell>
          <table:table-cell table:formula="of:=AVERAGE([.A421:.B421])" office:value-type="float" office:value="6240.5" calcext:value-type="float">
            <text:p>6240,5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6320" calcext:value-type="float">
            <text:p>6320</text:p>
          </table:table-cell>
          <table:table-cell table:formula="of:=[.A422]-[.B422]" office:value-type="float" office:value="130" calcext:value-type="float">
            <text:p>130</text:p>
          </table:table-cell>
          <table:table-cell table:formula="of:=AVERAGE([.A422:.B422])" office:value-type="float" office:value="6385" calcext:value-type="float">
            <text:p>6385</text:p>
          </table:table-cell>
          <table:table-cell table:number-columns-repeated="2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6396" calcext:value-type="float">
            <text:p>6396</text:p>
          </table:table-cell>
          <table:table-cell table:formula="of:=[.A423]-[.B423]" office:value-type="float" office:value="767" calcext:value-type="float">
            <text:p>767</text:p>
          </table:table-cell>
          <table:table-cell table:formula="of:=AVERAGE([.A423:.B423])" office:value-type="float" office:value="6779.5" calcext:value-type="float">
            <text:p>6779,5</text:p>
          </table:table-cell>
          <table:table-cell table:number-columns-repeated="2"/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6389" calcext:value-type="float">
            <text:p>6389</text:p>
          </table:table-cell>
          <table:table-cell table:formula="of:=[.A424]-[.B424]" office:value-type="float" office:value="487" calcext:value-type="float">
            <text:p>487</text:p>
          </table:table-cell>
          <table:table-cell table:formula="of:=AVERAGE([.A424:.B424])" office:value-type="float" office:value="6632.5" calcext:value-type="float">
            <text:p>6632,5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268" calcext:value-type="float">
            <text:p>6268</text:p>
          </table:table-cell>
          <table:table-cell table:formula="of:=[.A425]-[.B425]" office:value-type="float" office:value="591" calcext:value-type="float">
            <text:p>591</text:p>
          </table:table-cell>
          <table:table-cell table:formula="of:=AVERAGE([.A425:.B425])" office:value-type="float" office:value="6563.5" calcext:value-type="float">
            <text:p>6563,5</text:p>
          </table:table-cell>
          <table:table-cell table:number-columns-repeated="2"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386" calcext:value-type="float">
            <text:p>6386</text:p>
          </table:table-cell>
          <table:table-cell table:formula="of:=[.A426]-[.B426]" office:value-type="float" office:value="463" calcext:value-type="float">
            <text:p>463</text:p>
          </table:table-cell>
          <table:table-cell table:formula="of:=AVERAGE([.A426:.B426])" office:value-type="float" office:value="6617.5" calcext:value-type="float">
            <text:p>6617,5</text:p>
          </table:table-cell>
          <table:table-cell table:number-columns-repeated="2"/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6345" calcext:value-type="float">
            <text:p>6345</text:p>
          </table:table-cell>
          <table:table-cell table:formula="of:=[.A427]-[.B427]" office:value-type="float" office:value="150" calcext:value-type="float">
            <text:p>150</text:p>
          </table:table-cell>
          <table:table-cell table:formula="of:=AVERAGE([.A427:.B427])" office:value-type="float" office:value="6420" calcext:value-type="float">
            <text:p>6420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6368" calcext:value-type="float">
            <text:p>6368</text:p>
          </table:table-cell>
          <table:table-cell table:formula="of:=[.A428]-[.B428]" office:value-type="float" office:value="67" calcext:value-type="float">
            <text:p>67</text:p>
          </table:table-cell>
          <table:table-cell table:formula="of:=AVERAGE([.A428:.B428])" office:value-type="float" office:value="6401.5" calcext:value-type="float">
            <text:p>6401,5</text:p>
          </table:table-cell>
          <table:table-cell table:number-columns-repeated="2"/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6370" calcext:value-type="float">
            <text:p>6370</text:p>
          </table:table-cell>
          <table:table-cell table:formula="of:=[.A429]-[.B429]" office:value-type="float" office:value="-193" calcext:value-type="float">
            <text:p>-193</text:p>
          </table:table-cell>
          <table:table-cell table:formula="of:=AVERAGE([.A429:.B429])" office:value-type="float" office:value="6273.5" calcext:value-type="float">
            <text:p>6273,5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616" calcext:value-type="float">
            <text:p>6616</text:p>
          </table:table-cell>
          <table:table-cell table:formula="of:=[.A430]-[.B430]" office:value-type="float" office:value="100" calcext:value-type="float">
            <text:p>100</text:p>
          </table:table-cell>
          <table:table-cell table:formula="of:=AVERAGE([.A430:.B430])" office:value-type="float" office:value="6666" calcext:value-type="float">
            <text:p>6666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374" calcext:value-type="float">
            <text:p>6374</text:p>
          </table:table-cell>
          <table:table-cell table:formula="of:=[.A431]-[.B431]" office:value-type="float" office:value="546" calcext:value-type="float">
            <text:p>546</text:p>
          </table:table-cell>
          <table:table-cell table:formula="of:=AVERAGE([.A431:.B431])" office:value-type="float" office:value="6647" calcext:value-type="float">
            <text:p>6647</text:p>
          </table:table-cell>
          <table:table-cell table:number-columns-repeated="2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6031" calcext:value-type="float">
            <text:p>6031</text:p>
          </table:table-cell>
          <table:table-cell table:formula="of:=[.A432]-[.B432]" office:value-type="float" office:value="106" calcext:value-type="float">
            <text:p>106</text:p>
          </table:table-cell>
          <table:table-cell table:formula="of:=AVERAGE([.A432:.B432])" office:value-type="float" office:value="6084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6265" calcext:value-type="float">
            <text:p>6265</text:p>
          </table:table-cell>
          <table:table-cell table:formula="of:=[.A433]-[.B433]" office:value-type="float" office:value="162" calcext:value-type="float">
            <text:p>162</text:p>
          </table:table-cell>
          <table:table-cell table:formula="of:=AVERAGE([.A433:.B433])" office:value-type="float" office:value="6346" calcext:value-type="float">
            <text:p>6346</text:p>
          </table:table-cell>
          <table:table-cell table:number-columns-repeated="2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6253" calcext:value-type="float">
            <text:p>6253</text:p>
          </table:table-cell>
          <table:table-cell table:formula="of:=[.A434]-[.B434]" office:value-type="float" office:value="550" calcext:value-type="float">
            <text:p>550</text:p>
          </table:table-cell>
          <table:table-cell table:formula="of:=AVERAGE([.A434:.B434])" office:value-type="float" office:value="6528" calcext:value-type="float">
            <text:p>6528</text:p>
          </table:table-cell>
          <table:table-cell table:number-columns-repeated="2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5776" calcext:value-type="float">
            <text:p>5776</text:p>
          </table:table-cell>
          <table:table-cell table:formula="of:=[.A435]-[.B435]" office:value-type="float" office:value="647" calcext:value-type="float">
            <text:p>647</text:p>
          </table:table-cell>
          <table:table-cell table:formula="of:=AVERAGE([.A435:.B435])" office:value-type="float" office:value="6099.5" calcext:value-type="float">
            <text:p>6099,5</text:p>
          </table:table-cell>
          <table:table-cell table:number-columns-repeated="2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5886" calcext:value-type="float">
            <text:p>5886</text:p>
          </table:table-cell>
          <table:table-cell table:formula="of:=[.A436]-[.B436]" office:value-type="float" office:value="540" calcext:value-type="float">
            <text:p>540</text:p>
          </table:table-cell>
          <table:table-cell table:formula="of:=AVERAGE([.A436:.B436])" office:value-type="float" office:value="6156" calcext:value-type="float">
            <text:p>6156</text:p>
          </table:table-cell>
          <table:table-cell table:number-columns-repeated="2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6117" calcext:value-type="float">
            <text:p>6117</text:p>
          </table:table-cell>
          <table:table-cell table:formula="of:=[.A437]-[.B437]" office:value-type="float" office:value="500" calcext:value-type="float">
            <text:p>500</text:p>
          </table:table-cell>
          <table:table-cell table:formula="of:=AVERAGE([.A437:.B437])" office:value-type="float" office:value="6367" calcext:value-type="float">
            <text:p>6367</text:p>
          </table:table-cell>
          <table:table-cell table:number-columns-repeated="2"/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5991" calcext:value-type="float">
            <text:p>5991</text:p>
          </table:table-cell>
          <table:table-cell table:formula="of:=[.A438]-[.B438]" office:value-type="float" office:value="577" calcext:value-type="float">
            <text:p>577</text:p>
          </table:table-cell>
          <table:table-cell table:formula="of:=AVERAGE([.A438:.B438])" office:value-type="float" office:value="6279.5" calcext:value-type="float">
            <text:p>6279,5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6419" calcext:value-type="float">
            <text:p>6419</text:p>
          </table:table-cell>
          <table:table-cell table:formula="of:=[.A439]-[.B439]" office:value-type="float" office:value="-2" calcext:value-type="float">
            <text:p>-2</text:p>
          </table:table-cell>
          <table:table-cell table:formula="of:=AVERAGE([.A439:.B439])" office:value-type="float" office:value="6418" calcext:value-type="float">
            <text:p>6418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308" calcext:value-type="float">
            <text:p>6308</text:p>
          </table:table-cell>
          <table:table-cell table:formula="of:=[.A440]-[.B440]" office:value-type="float" office:value="38" calcext:value-type="float">
            <text:p>38</text:p>
          </table:table-cell>
          <table:table-cell table:formula="of:=AVERAGE([.A440:.B440])" office:value-type="float" office:value="6327" calcext:value-type="float">
            <text:p>6327</text:p>
          </table:table-cell>
          <table:table-cell table:number-columns-repeated="2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456" calcext:value-type="float">
            <text:p>6456</text:p>
          </table:table-cell>
          <table:table-cell table:formula="of:=[.A441]-[.B441]" office:value-type="float" office:value="-424" calcext:value-type="float">
            <text:p>-424</text:p>
          </table:table-cell>
          <table:table-cell table:formula="of:=AVERAGE([.A441:.B441])" office:value-type="float" office:value="6244" calcext:value-type="float">
            <text:p>6244</text:p>
          </table:table-cell>
          <table:table-cell table:number-columns-repeated="2"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6386" calcext:value-type="float">
            <text:p>6386</text:p>
          </table:table-cell>
          <table:table-cell table:formula="of:=[.A442]-[.B442]" office:value-type="float" office:value="-322" calcext:value-type="float">
            <text:p>-322</text:p>
          </table:table-cell>
          <table:table-cell table:formula="of:=AVERAGE([.A442:.B442])" office:value-type="float" office:value="6225" calcext:value-type="float">
            <text:p>6225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476" calcext:value-type="float">
            <text:p>6476</text:p>
          </table:table-cell>
          <table:table-cell table:formula="of:=[.A443]-[.B443]" office:value-type="float" office:value="177" calcext:value-type="float">
            <text:p>177</text:p>
          </table:table-cell>
          <table:table-cell table:formula="of:=AVERAGE([.A443:.B443])" office:value-type="float" office:value="6564.5" calcext:value-type="float">
            <text:p>6564,5</text:p>
          </table:table-cell>
          <table:table-cell table:number-columns-repeated="2"/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6531" calcext:value-type="float">
            <text:p>6531</text:p>
          </table:table-cell>
          <table:table-cell table:formula="of:=[.A444]-[.B444]" office:value-type="float" office:value="142" calcext:value-type="float">
            <text:p>142</text:p>
          </table:table-cell>
          <table:table-cell table:formula="of:=AVERAGE([.A444:.B444])" office:value-type="float" office:value="6602" calcext:value-type="float">
            <text:p>6602</text:p>
          </table:table-cell>
          <table:table-cell table:number-columns-repeated="2"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6449" calcext:value-type="float">
            <text:p>6449</text:p>
          </table:table-cell>
          <table:table-cell table:formula="of:=[.A445]-[.B445]" office:value-type="float" office:value="214" calcext:value-type="float">
            <text:p>214</text:p>
          </table:table-cell>
          <table:table-cell table:formula="of:=AVERAGE([.A445:.B445])" office:value-type="float" office:value="6556" calcext:value-type="float">
            <text:p>6556</text:p>
          </table:table-cell>
          <table:table-cell table:number-columns-repeated="2"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6330" calcext:value-type="float">
            <text:p>6330</text:p>
          </table:table-cell>
          <table:table-cell table:formula="of:=[.A446]-[.B446]" office:value-type="float" office:value="272" calcext:value-type="float">
            <text:p>272</text:p>
          </table:table-cell>
          <table:table-cell table:formula="of:=AVERAGE([.A446:.B446])" office:value-type="float" office:value="6466" calcext:value-type="float">
            <text:p>6466</text:p>
          </table:table-cell>
          <table:table-cell table:number-columns-repeated="2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6384" calcext:value-type="float">
            <text:p>6384</text:p>
          </table:table-cell>
          <table:table-cell table:formula="of:=[.A447]-[.B447]" office:value-type="float" office:value="-243" calcext:value-type="float">
            <text:p>-243</text:p>
          </table:table-cell>
          <table:table-cell table:formula="of:=AVERAGE([.A447:.B447])" office:value-type="float" office:value="6262.5" calcext:value-type="float">
            <text:p>6262,5</text:p>
          </table:table-cell>
          <table:table-cell table:number-columns-repeated="2"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6036" calcext:value-type="float">
            <text:p>6036</text:p>
          </table:table-cell>
          <table:table-cell table:formula="of:=[.A448]-[.B448]" office:value-type="float" office:value="-66" calcext:value-type="float">
            <text:p>-66</text:p>
          </table:table-cell>
          <table:table-cell table:formula="of:=AVERAGE([.A448:.B448])" office:value-type="float" office:value="6003" calcext:value-type="float">
            <text:p>6003</text:p>
          </table:table-cell>
          <table:table-cell table:number-columns-repeated="2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5866" calcext:value-type="float">
            <text:p>5866</text:p>
          </table:table-cell>
          <table:table-cell table:formula="of:=[.A449]-[.B449]" office:value-type="float" office:value="-111" calcext:value-type="float">
            <text:p>-111</text:p>
          </table:table-cell>
          <table:table-cell table:formula="of:=AVERAGE([.A449:.B449])" office:value-type="float" office:value="5810.5" calcext:value-type="float">
            <text:p>5810,5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314" calcext:value-type="float">
            <text:p>6314</text:p>
          </table:table-cell>
          <table:table-cell table:formula="of:=[.A450]-[.B450]" office:value-type="float" office:value="186" calcext:value-type="float">
            <text:p>186</text:p>
          </table:table-cell>
          <table:table-cell table:formula="of:=AVERAGE([.A450:.B450])" office:value-type="float" office:value="6407" calcext:value-type="float">
            <text:p>6407</text:p>
          </table:table-cell>
          <table:table-cell table:number-columns-repeated="2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6539" calcext:value-type="float">
            <text:p>6539</text:p>
          </table:table-cell>
          <table:table-cell table:formula="of:=[.A451]-[.B451]" office:value-type="float" office:value="264" calcext:value-type="float">
            <text:p>264</text:p>
          </table:table-cell>
          <table:table-cell table:formula="of:=AVERAGE([.A451:.B451])" office:value-type="float" office:value="6671" calcext:value-type="float">
            <text:p>6671</text:p>
          </table:table-cell>
          <table:table-cell table:number-columns-repeated="2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6563" calcext:value-type="float">
            <text:p>6563</text:p>
          </table:table-cell>
          <table:table-cell table:formula="of:=[.A452]-[.B452]" office:value-type="float" office:value="218" calcext:value-type="float">
            <text:p>218</text:p>
          </table:table-cell>
          <table:table-cell table:formula="of:=AVERAGE([.A452:.B452])" office:value-type="float" office:value="6672" calcext:value-type="float">
            <text:p>6672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6846" calcext:value-type="float">
            <text:p>6846</text:p>
          </table:table-cell>
          <table:table-cell table:formula="of:=[.A453]-[.B453]" office:value-type="float" office:value="-227" calcext:value-type="float">
            <text:p>-227</text:p>
          </table:table-cell>
          <table:table-cell table:formula="of:=AVERAGE([.A453:.B453])" office:value-type="float" office:value="6732.5" calcext:value-type="float">
            <text:p>6732,5</text:p>
          </table:table-cell>
          <table:table-cell table:number-columns-repeated="2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6259" calcext:value-type="float">
            <text:p>6259</text:p>
          </table:table-cell>
          <table:table-cell table:formula="of:=[.A454]-[.B454]" office:value-type="float" office:value="832" calcext:value-type="float">
            <text:p>832</text:p>
          </table:table-cell>
          <table:table-cell table:formula="of:=AVERAGE([.A454:.B454])" office:value-type="float" office:value="6675" calcext:value-type="float">
            <text:p>6675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235" calcext:value-type="float">
            <text:p>6235</text:p>
          </table:table-cell>
          <table:table-cell table:formula="of:=[.A455]-[.B455]" office:value-type="float" office:value="593" calcext:value-type="float">
            <text:p>593</text:p>
          </table:table-cell>
          <table:table-cell table:formula="of:=AVERAGE([.A455:.B455])" office:value-type="float" office:value="6531.5" calcext:value-type="float">
            <text:p>6531,5</text:p>
          </table:table-cell>
          <table:table-cell table:number-columns-repeated="2"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6220" calcext:value-type="float">
            <text:p>6220</text:p>
          </table:table-cell>
          <table:table-cell table:formula="of:=[.A456]-[.B456]" office:value-type="float" office:value="321" calcext:value-type="float">
            <text:p>321</text:p>
          </table:table-cell>
          <table:table-cell table:formula="of:=AVERAGE([.A456:.B456])" office:value-type="float" office:value="6380.5" calcext:value-type="float">
            <text:p>6380,5</text:p>
          </table:table-cell>
          <table:table-cell table:number-columns-repeated="2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6378" calcext:value-type="float">
            <text:p>6378</text:p>
          </table:table-cell>
          <table:table-cell table:formula="of:=[.A457]-[.B457]" office:value-type="float" office:value="402" calcext:value-type="float">
            <text:p>402</text:p>
          </table:table-cell>
          <table:table-cell table:formula="of:=AVERAGE([.A457:.B457])" office:value-type="float" office:value="6579" calcext:value-type="float">
            <text:p>6579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5887" calcext:value-type="float">
            <text:p>5887</text:p>
          </table:table-cell>
          <table:table-cell table:formula="of:=[.A458]-[.B458]" office:value-type="float" office:value="485" calcext:value-type="float">
            <text:p>485</text:p>
          </table:table-cell>
          <table:table-cell table:formula="of:=AVERAGE([.A458:.B458])" office:value-type="float" office:value="6129.5" calcext:value-type="float">
            <text:p>6129,5</text:p>
          </table:table-cell>
          <table:table-cell table:number-columns-repeated="2"/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6365" calcext:value-type="float">
            <text:p>6365</text:p>
          </table:table-cell>
          <table:table-cell table:formula="of:=[.A459]-[.B459]" office:value-type="float" office:value="174" calcext:value-type="float">
            <text:p>174</text:p>
          </table:table-cell>
          <table:table-cell table:formula="of:=AVERAGE([.A459:.B459])" office:value-type="float" office:value="6452" calcext:value-type="float">
            <text:p>6452</text:p>
          </table:table-cell>
          <table:table-cell table:number-columns-repeated="2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489" calcext:value-type="float">
            <text:p>6489</text:p>
          </table:table-cell>
          <table:table-cell table:formula="of:=[.A460]-[.B460]" office:value-type="float" office:value="-213" calcext:value-type="float">
            <text:p>-213</text:p>
          </table:table-cell>
          <table:table-cell table:formula="of:=AVERAGE([.A460:.B460])" office:value-type="float" office:value="6382.5" calcext:value-type="float">
            <text:p>6382,5</text:p>
          </table:table-cell>
          <table:table-cell table:number-columns-repeated="2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719" calcext:value-type="float">
            <text:p>6719</text:p>
          </table:table-cell>
          <table:table-cell table:formula="of:=[.A461]-[.B461]" office:value-type="float" office:value="166" calcext:value-type="float">
            <text:p>166</text:p>
          </table:table-cell>
          <table:table-cell table:formula="of:=AVERAGE([.A461:.B461])" office:value-type="float" office:value="6802" calcext:value-type="float">
            <text:p>6802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6656" calcext:value-type="float">
            <text:p>6656</text:p>
          </table:table-cell>
          <table:table-cell table:formula="of:=[.A462]-[.B462]" office:value-type="float" office:value="-236" calcext:value-type="float">
            <text:p>-236</text:p>
          </table:table-cell>
          <table:table-cell table:formula="of:=AVERAGE([.A462:.B462])" office:value-type="float" office:value="6538" calcext:value-type="float">
            <text:p>6538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502" calcext:value-type="float">
            <text:p>6502</text:p>
          </table:table-cell>
          <table:table-cell table:formula="of:=[.A463]-[.B463]" office:value-type="float" office:value="326" calcext:value-type="float">
            <text:p>326</text:p>
          </table:table-cell>
          <table:table-cell table:formula="of:=AVERAGE([.A463:.B463])" office:value-type="float" office:value="6665" calcext:value-type="float">
            <text:p>6665</text:p>
          </table:table-cell>
          <table:table-cell table:number-columns-repeated="2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6514" calcext:value-type="float">
            <text:p>6514</text:p>
          </table:table-cell>
          <table:table-cell table:formula="of:=[.A464]-[.B464]" office:value-type="float" office:value="67" calcext:value-type="float">
            <text:p>67</text:p>
          </table:table-cell>
          <table:table-cell table:formula="of:=AVERAGE([.A464:.B464])" office:value-type="float" office:value="6547.5" calcext:value-type="float">
            <text:p>6547,5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6495" calcext:value-type="float">
            <text:p>6495</text:p>
          </table:table-cell>
          <table:table-cell table:formula="of:=[.A465]-[.B465]" office:value-type="float" office:value="-57" calcext:value-type="float">
            <text:p>-57</text:p>
          </table:table-cell>
          <table:table-cell table:formula="of:=AVERAGE([.A465:.B465])" office:value-type="float" office:value="6466.5" calcext:value-type="float">
            <text:p>6466,5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056" calcext:value-type="float">
            <text:p>6056</text:p>
          </table:table-cell>
          <table:table-cell table:formula="of:=[.A466]-[.B466]" office:value-type="float" office:value="308" calcext:value-type="float">
            <text:p>308</text:p>
          </table:table-cell>
          <table:table-cell table:formula="of:=AVERAGE([.A466:.B466])" office:value-type="float" office:value="6210" calcext:value-type="float">
            <text:p>6210</text:p>
          </table:table-cell>
          <table:table-cell table:number-columns-repeated="2"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6179" calcext:value-type="float">
            <text:p>6179</text:p>
          </table:table-cell>
          <table:table-cell table:formula="of:=[.A467]-[.B467]" office:value-type="float" office:value="-204" calcext:value-type="float">
            <text:p>-204</text:p>
          </table:table-cell>
          <table:table-cell table:formula="of:=AVERAGE([.A467:.B467])" office:value-type="float" office:value="6077" calcext:value-type="float">
            <text:p>6077</text:p>
          </table:table-cell>
          <table:table-cell table:number-columns-repeated="2"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6130" calcext:value-type="float">
            <text:p>6130</text:p>
          </table:table-cell>
          <table:table-cell table:formula="of:=[.A468]-[.B468]" office:value-type="float" office:value="-301" calcext:value-type="float">
            <text:p>-301</text:p>
          </table:table-cell>
          <table:table-cell table:formula="of:=AVERAGE([.A468:.B468])" office:value-type="float" office:value="5979.5" calcext:value-type="float">
            <text:p>5979,5</text:p>
          </table:table-cell>
          <table:table-cell table:number-columns-repeated="2"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6177" calcext:value-type="float">
            <text:p>6177</text:p>
          </table:table-cell>
          <table:table-cell table:formula="of:=[.A469]-[.B469]" office:value-type="float" office:value="-331" calcext:value-type="float">
            <text:p>-331</text:p>
          </table:table-cell>
          <table:table-cell table:formula="of:=AVERAGE([.A469:.B469])" office:value-type="float" office:value="6011.5" calcext:value-type="float">
            <text:p>6011,5</text:p>
          </table:table-cell>
          <table:table-cell table:number-columns-repeated="2"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6385" calcext:value-type="float">
            <text:p>6385</text:p>
          </table:table-cell>
          <table:table-cell table:formula="of:=[.A470]-[.B470]" office:value-type="float" office:value="466" calcext:value-type="float">
            <text:p>466</text:p>
          </table:table-cell>
          <table:table-cell table:formula="of:=AVERAGE([.A470:.B470])" office:value-type="float" office:value="6618" calcext:value-type="float">
            <text:p>6618</text:p>
          </table:table-cell>
          <table:table-cell table:number-columns-repeated="2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6300" calcext:value-type="float">
            <text:p>6300</text:p>
          </table:table-cell>
          <table:table-cell table:formula="of:=[.A471]-[.B471]" office:value-type="float" office:value="440" calcext:value-type="float">
            <text:p>440</text:p>
          </table:table-cell>
          <table:table-cell table:formula="of:=AVERAGE([.A471:.B471])" office:value-type="float" office:value="6520" calcext:value-type="float">
            <text:p>6520</text:p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6353" calcext:value-type="float">
            <text:p>6353</text:p>
          </table:table-cell>
          <table:table-cell table:formula="of:=[.A472]-[.B472]" office:value-type="float" office:value="-295" calcext:value-type="float">
            <text:p>-295</text:p>
          </table:table-cell>
          <table:table-cell table:formula="of:=AVERAGE([.A472:.B472])" office:value-type="float" office:value="6205.5" calcext:value-type="float">
            <text:p>6205,5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6101" calcext:value-type="float">
            <text:p>6101</text:p>
          </table:table-cell>
          <table:table-cell table:formula="of:=[.A473]-[.B473]" office:value-type="float" office:value="442" calcext:value-type="float">
            <text:p>442</text:p>
          </table:table-cell>
          <table:table-cell table:formula="of:=AVERAGE([.A473:.B473])" office:value-type="float" office:value="6322" calcext:value-type="float">
            <text:p>6322</text:p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6241" calcext:value-type="float">
            <text:p>6241</text:p>
          </table:table-cell>
          <table:table-cell table:formula="of:=[.A474]-[.B474]" office:value-type="float" office:value="133" calcext:value-type="float">
            <text:p>133</text:p>
          </table:table-cell>
          <table:table-cell table:formula="of:=AVERAGE([.A474:.B474])" office:value-type="float" office:value="6307.5" calcext:value-type="float">
            <text:p>6307,5</text:p>
          </table:table-cell>
          <table:table-cell table:number-columns-repeated="2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6472" calcext:value-type="float">
            <text:p>6472</text:p>
          </table:table-cell>
          <table:table-cell table:formula="of:=[.A475]-[.B475]" office:value-type="float" office:value="127" calcext:value-type="float">
            <text:p>127</text:p>
          </table:table-cell>
          <table:table-cell table:formula="of:=AVERAGE([.A475:.B475])" office:value-type="float" office:value="6535.5" calcext:value-type="float">
            <text:p>6535,5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6635" calcext:value-type="float">
            <text:p>6635</text:p>
          </table:table-cell>
          <table:table-cell table:formula="of:=[.A476]-[.B476]" office:value-type="float" office:value="-367" calcext:value-type="float">
            <text:p>-367</text:p>
          </table:table-cell>
          <table:table-cell table:formula="of:=AVERAGE([.A476:.B476])" office:value-type="float" office:value="6451.5" calcext:value-type="float">
            <text:p>6451,5</text:p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998" calcext:value-type="float">
            <text:p>5998</text:p>
          </table:table-cell>
          <table:table-cell table:formula="of:=[.A477]-[.B477]" office:value-type="float" office:value="332" calcext:value-type="float">
            <text:p>332</text:p>
          </table:table-cell>
          <table:table-cell table:formula="of:=AVERAGE([.A477:.B477])" office:value-type="float" office:value="6164" calcext:value-type="float">
            <text:p>6164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6234" calcext:value-type="float">
            <text:p>6234</text:p>
          </table:table-cell>
          <table:table-cell table:formula="of:=[.A478]-[.B478]" office:value-type="float" office:value="236" calcext:value-type="float">
            <text:p>236</text:p>
          </table:table-cell>
          <table:table-cell table:formula="of:=AVERAGE([.A478:.B478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6115" calcext:value-type="float">
            <text:p>6115</text:p>
          </table:table-cell>
          <table:table-cell table:formula="of:=[.A479]-[.B479]" office:value-type="float" office:value="237" calcext:value-type="float">
            <text:p>237</text:p>
          </table:table-cell>
          <table:table-cell table:formula="of:=AVERAGE([.A479:.B479])" office:value-type="float" office:value="6233.5" calcext:value-type="float">
            <text:p>6233,5</text:p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5600" calcext:value-type="float">
            <text:p>5600</text:p>
          </table:table-cell>
          <table:table-cell table:formula="of:=[.A480]-[.B480]" office:value-type="float" office:value="160" calcext:value-type="float">
            <text:p>160</text:p>
          </table:table-cell>
          <table:table-cell table:formula="of:=AVERAGE([.A480:.B48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6255" calcext:value-type="float">
            <text:p>6255</text:p>
          </table:table-cell>
          <table:table-cell table:formula="of:=[.A481]-[.B481]" office:value-type="float" office:value="701" calcext:value-type="float">
            <text:p>701</text:p>
          </table:table-cell>
          <table:table-cell table:formula="of:=AVERAGE([.A481:.B481])" office:value-type="float" office:value="6605.5" calcext:value-type="float">
            <text:p>6605,5</text:p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5980" calcext:value-type="float">
            <text:p>5980</text:p>
          </table:table-cell>
          <table:table-cell table:formula="of:=[.A482]-[.B482]" office:value-type="float" office:value="599" calcext:value-type="float">
            <text:p>599</text:p>
          </table:table-cell>
          <table:table-cell table:formula="of:=AVERAGE([.A482:.B482])" office:value-type="float" office:value="6279.5" calcext:value-type="float">
            <text:p>6279,5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6444" calcext:value-type="float">
            <text:p>6444</text:p>
          </table:table-cell>
          <table:table-cell table:formula="of:=[.A483]-[.B483]" office:value-type="float" office:value="599" calcext:value-type="float">
            <text:p>599</text:p>
          </table:table-cell>
          <table:table-cell table:formula="of:=AVERAGE([.A483:.B483])" office:value-type="float" office:value="6743.5" calcext:value-type="float">
            <text:p>6743,5</text:p>
          </table:table-cell>
          <table:table-cell table:number-columns-repeated="2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6237" calcext:value-type="float">
            <text:p>6237</text:p>
          </table:table-cell>
          <table:table-cell table:formula="of:=[.A484]-[.B484]" office:value-type="float" office:value="1023" calcext:value-type="float">
            <text:p>1023</text:p>
          </table:table-cell>
          <table:table-cell table:formula="of:=AVERAGE([.A484:.B484])" office:value-type="float" office:value="6748.5" calcext:value-type="float">
            <text:p>6748,5</text:p>
          </table:table-cell>
          <table:table-cell table:number-columns-repeated="2"/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6143" calcext:value-type="float">
            <text:p>6143</text:p>
          </table:table-cell>
          <table:table-cell table:formula="of:=[.A485]-[.B485]" office:value-type="float" office:value="1055" calcext:value-type="float">
            <text:p>1055</text:p>
          </table:table-cell>
          <table:table-cell table:formula="of:=AVERAGE([.A485:.B485])" office:value-type="float" office:value="6670.5" calcext:value-type="float">
            <text:p>6670,5</text:p>
          </table:table-cell>
          <table:table-cell table:number-columns-repeated="2"/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6281" calcext:value-type="float">
            <text:p>6281</text:p>
          </table:table-cell>
          <table:table-cell table:formula="of:=[.A486]-[.B486]" office:value-type="float" office:value="791" calcext:value-type="float">
            <text:p>791</text:p>
          </table:table-cell>
          <table:table-cell table:formula="of:=AVERAGE([.A486:.B486])" office:value-type="float" office:value="6676.5" calcext:value-type="float">
            <text:p>6676,5</text:p>
          </table:table-cell>
          <table:table-cell table:number-columns-repeated="2"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6083" calcext:value-type="float">
            <text:p>6083</text:p>
          </table:table-cell>
          <table:table-cell table:formula="of:=[.A487]-[.B487]" office:value-type="float" office:value="922" calcext:value-type="float">
            <text:p>922</text:p>
          </table:table-cell>
          <table:table-cell table:formula="of:=AVERAGE([.A487:.B487])" office:value-type="float" office:value="6544" calcext:value-type="float">
            <text:p>6544</text:p>
          </table:table-cell>
          <table:table-cell table:number-columns-repeated="2"/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6159" calcext:value-type="float">
            <text:p>6159</text:p>
          </table:table-cell>
          <table:table-cell table:formula="of:=[.A488]-[.B488]" office:value-type="float" office:value="802" calcext:value-type="float">
            <text:p>802</text:p>
          </table:table-cell>
          <table:table-cell table:formula="of:=AVERAGE([.A488:.B488])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302" calcext:value-type="float">
            <text:p>6302</text:p>
          </table:table-cell>
          <table:table-cell table:formula="of:=[.A489]-[.B489]" office:value-type="float" office:value="519" calcext:value-type="float">
            <text:p>519</text:p>
          </table:table-cell>
          <table:table-cell table:formula="of:=AVERAGE([.A489:.B489])" office:value-type="float" office:value="6561.5" calcext:value-type="float">
            <text:p>6561,5</text:p>
          </table:table-cell>
          <table:table-cell table:number-columns-repeated="2"/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6287" calcext:value-type="float">
            <text:p>6287</text:p>
          </table:table-cell>
          <table:table-cell table:formula="of:=[.A490]-[.B490]" office:value-type="float" office:value="1026" calcext:value-type="float">
            <text:p>1026</text:p>
          </table:table-cell>
          <table:table-cell table:formula="of:=AVERAGE([.A490:.B490])" office:value-type="float" office:value="6800" calcext:value-type="float">
            <text:p>6800</text:p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6158" calcext:value-type="float">
            <text:p>6158</text:p>
          </table:table-cell>
          <table:table-cell table:formula="of:=[.A491]-[.B491]" office:value-type="float" office:value="889" calcext:value-type="float">
            <text:p>889</text:p>
          </table:table-cell>
          <table:table-cell table:formula="of:=AVERAGE([.A491:.B491])" office:value-type="float" office:value="6602.5" calcext:value-type="float">
            <text:p>6602,5</text:p>
          </table:table-cell>
          <table:table-cell table:number-columns-repeated="2"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5915" calcext:value-type="float">
            <text:p>5915</text:p>
          </table:table-cell>
          <table:table-cell table:formula="of:=[.A492]-[.B492]" office:value-type="float" office:value="708" calcext:value-type="float">
            <text:p>708</text:p>
          </table:table-cell>
          <table:table-cell table:formula="of:=AVERAGE([.A492:.B492])"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5949" calcext:value-type="float">
            <text:p>5949</text:p>
          </table:table-cell>
          <table:table-cell table:formula="of:=[.A493]-[.B493]" office:value-type="float" office:value="855" calcext:value-type="float">
            <text:p>855</text:p>
          </table:table-cell>
          <table:table-cell table:formula="of:=AVERAGE([.A493:.B493])" office:value-type="float" office:value="6376.5" calcext:value-type="float">
            <text:p>6376,5</text:p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5531" calcext:value-type="float">
            <text:p>5531</text:p>
          </table:table-cell>
          <table:table-cell table:formula="of:=[.A494]-[.B494]" office:value-type="float" office:value="1323" calcext:value-type="float">
            <text:p>1323</text:p>
          </table:table-cell>
          <table:table-cell table:formula="of:=AVERAGE([.A494:.B494])" office:value-type="float" office:value="6192.5" calcext:value-type="float">
            <text:p>6192,5</text:p>
          </table:table-cell>
          <table:table-cell table:number-columns-repeated="2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5673" calcext:value-type="float">
            <text:p>5673</text:p>
          </table:table-cell>
          <table:table-cell table:formula="of:=[.A495]-[.B495]" office:value-type="float" office:value="546" calcext:value-type="float">
            <text:p>546</text:p>
          </table:table-cell>
          <table:table-cell table:formula="of:=AVERAGE([.A495:.B495])" office:value-type="float" office:value="5946" calcext:value-type="float">
            <text:p>5946</text:p>
          </table:table-cell>
          <table:table-cell table:number-columns-repeated="2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5559" calcext:value-type="float">
            <text:p>5559</text:p>
          </table:table-cell>
          <table:table-cell table:formula="of:=[.A496]-[.B496]" office:value-type="float" office:value="1579" calcext:value-type="float">
            <text:p>1579</text:p>
          </table:table-cell>
          <table:table-cell table:formula="of:=AVERAGE([.A496:.B496])" office:value-type="float" office:value="6348.5" calcext:value-type="float">
            <text:p>6348,5</text:p>
          </table:table-cell>
          <table:table-cell table:number-columns-repeated="2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6282" calcext:value-type="float">
            <text:p>6282</text:p>
          </table:table-cell>
          <table:table-cell table:formula="of:=[.A497]-[.B497]" office:value-type="float" office:value="928" calcext:value-type="float">
            <text:p>928</text:p>
          </table:table-cell>
          <table:table-cell table:formula="of:=AVERAGE([.A497:.B497])" office:value-type="float" office:value="6746" calcext:value-type="float">
            <text:p>6746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5908" calcext:value-type="float">
            <text:p>5908</text:p>
          </table:table-cell>
          <table:table-cell table:formula="of:=[.A498]-[.B498]" office:value-type="float" office:value="1642" calcext:value-type="float">
            <text:p>1642</text:p>
          </table:table-cell>
          <table:table-cell table:formula="of:=AVERAGE([.A498:.B498])" office:value-type="float" office:value="6729" calcext:value-type="float">
            <text:p>6729</text:p>
          </table:table-cell>
          <table:table-cell table:number-columns-repeated="2"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5673" calcext:value-type="float">
            <text:p>5673</text:p>
          </table:table-cell>
          <table:table-cell table:formula="of:=[.A499]-[.B499]" office:value-type="float" office:value="1574" calcext:value-type="float">
            <text:p>1574</text:p>
          </table:table-cell>
          <table:table-cell table:formula="of:=AVERAGE([.A499:.B499])" office:value-type="float" office:value="6460" calcext:value-type="float">
            <text:p>6460</text:p>
          </table:table-cell>
          <table:table-cell table:number-columns-repeated="2"/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5438" calcext:value-type="float">
            <text:p>5438</text:p>
          </table:table-cell>
          <table:table-cell table:formula="of:=[.A500]-[.B500]" office:value-type="float" office:value="1765" calcext:value-type="float">
            <text:p>1765</text:p>
          </table:table-cell>
          <table:table-cell table:formula="of:=AVERAGE([.A500:.B500])" office:value-type="float" office:value="6320.5" calcext:value-type="float">
            <text:p>6320,5</text:p>
          </table:table-cell>
          <table:table-cell table:number-columns-repeated="2"/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5665" calcext:value-type="float">
            <text:p>5665</text:p>
          </table:table-cell>
          <table:table-cell table:formula="of:=[.A501]-[.B501]" office:value-type="float" office:value="1412" calcext:value-type="float">
            <text:p>1412</text:p>
          </table:table-cell>
          <table:table-cell table:formula="of:=AVERAGE([.A501:.B501])" office:value-type="float" office:value="6371" calcext:value-type="float">
            <text:p>6371</text:p>
          </table:table-cell>
          <table:table-cell table:number-columns-repeated="2"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5556" calcext:value-type="float">
            <text:p>5556</text:p>
          </table:table-cell>
          <table:table-cell table:formula="of:=[.A502]-[.B502]" office:value-type="float" office:value="1762" calcext:value-type="float">
            <text:p>1762</text:p>
          </table:table-cell>
          <table:table-cell table:formula="of:=AVERAGE([.A502:.B502])" office:value-type="float" office:value="6437" calcext:value-type="float">
            <text:p>6437</text:p>
          </table:table-cell>
          <table:table-cell table:number-columns-repeated="2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6146" calcext:value-type="float">
            <text:p>6146</text:p>
          </table:table-cell>
          <table:table-cell table:formula="of:=[.A503]-[.B503]" office:value-type="float" office:value="1321" calcext:value-type="float">
            <text:p>1321</text:p>
          </table:table-cell>
          <table:table-cell table:formula="of:=AVERAGE([.A503:.B503])" office:value-type="float" office:value="6806.5" calcext:value-type="float">
            <text:p>6806,5</text:p>
          </table:table-cell>
          <table:table-cell table:number-columns-repeated="2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5636" calcext:value-type="float">
            <text:p>5636</text:p>
          </table:table-cell>
          <table:table-cell table:formula="of:=[.A504]-[.B504]" office:value-type="float" office:value="1226" calcext:value-type="float">
            <text:p>1226</text:p>
          </table:table-cell>
          <table:table-cell table:formula="of:=AVERAGE([.A504:.B504])" office:value-type="float" office:value="6249" calcext:value-type="float">
            <text:p>6249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5754" calcext:value-type="float">
            <text:p>5754</text:p>
          </table:table-cell>
          <table:table-cell table:formula="of:=[.A505]-[.B505]" office:value-type="float" office:value="1340" calcext:value-type="float">
            <text:p>1340</text:p>
          </table:table-cell>
          <table:table-cell table:formula="of:=AVERAGE([.A505:.B505])" office:value-type="float" office:value="6424" calcext:value-type="float">
            <text:p>6424</text:p>
          </table:table-cell>
          <table:table-cell table:number-columns-repeated="2"/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5711" calcext:value-type="float">
            <text:p>5711</text:p>
          </table:table-cell>
          <table:table-cell table:formula="of:=[.A506]-[.B506]" office:value-type="float" office:value="1630" calcext:value-type="float">
            <text:p>1630</text:p>
          </table:table-cell>
          <table:table-cell table:formula="of:=AVERAGE([.A506:.B506])" office:value-type="float" office:value="6526" calcext:value-type="float">
            <text:p>6526</text:p>
          </table:table-cell>
          <table:table-cell table:number-columns-repeated="2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5492" calcext:value-type="float">
            <text:p>5492</text:p>
          </table:table-cell>
          <table:table-cell table:formula="of:=[.A507]-[.B507]" office:value-type="float" office:value="1519" calcext:value-type="float">
            <text:p>1519</text:p>
          </table:table-cell>
          <table:table-cell table:formula="of:=AVERAGE([.A507:.B507])" office:value-type="float" office:value="6251.5" calcext:value-type="float">
            <text:p>6251,5</text:p>
          </table:table-cell>
          <table:table-cell table:number-columns-repeated="2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5861" calcext:value-type="float">
            <text:p>5861</text:p>
          </table:table-cell>
          <table:table-cell table:formula="of:=[.A508]-[.B508]" office:value-type="float" office:value="1547" calcext:value-type="float">
            <text:p>1547</text:p>
          </table:table-cell>
          <table:table-cell table:formula="of:=AVERAGE([.A508:.B508])" office:value-type="float" office:value="6634.5" calcext:value-type="float">
            <text:p>6634,5</text:p>
          </table:table-cell>
          <table:table-cell table:number-columns-repeated="2"/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5510" calcext:value-type="float">
            <text:p>5510</text:p>
          </table:table-cell>
          <table:table-cell table:formula="of:=[.A509]-[.B509]" office:value-type="float" office:value="1951" calcext:value-type="float">
            <text:p>1951</text:p>
          </table:table-cell>
          <table:table-cell table:formula="of:=AVERAGE([.A509:.B509])" office:value-type="float" office:value="6485.5" calcext:value-type="float">
            <text:p>6485,5</text:p>
          </table:table-cell>
          <table:table-cell table:number-columns-repeated="2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5718" calcext:value-type="float">
            <text:p>5718</text:p>
          </table:table-cell>
          <table:table-cell table:formula="of:=[.A510]-[.B510]" office:value-type="float" office:value="1224" calcext:value-type="float">
            <text:p>1224</text:p>
          </table:table-cell>
          <table:table-cell table:formula="of:=AVERAGE([.A510:.B510])" office:value-type="float" office:value="6330" calcext:value-type="float">
            <text:p>6330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5322" calcext:value-type="float">
            <text:p>5322</text:p>
          </table:table-cell>
          <table:table-cell table:formula="of:=[.A511]-[.B511]" office:value-type="float" office:value="2030" calcext:value-type="float">
            <text:p>2030</text:p>
          </table:table-cell>
          <table:table-cell table:formula="of:=AVERAGE([.A511:.B511])" office:value-type="float" office:value="6337" calcext:value-type="float">
            <text:p>6337</text:p>
          </table:table-cell>
          <table:table-cell table:number-columns-repeated="2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5808" calcext:value-type="float">
            <text:p>5808</text:p>
          </table:table-cell>
          <table:table-cell table:formula="of:=[.A512]-[.B512]" office:value-type="float" office:value="1947" calcext:value-type="float">
            <text:p>1947</text:p>
          </table:table-cell>
          <table:table-cell table:formula="of:=AVERAGE([.A512:.B512])" office:value-type="float" office:value="6781.5" calcext:value-type="float">
            <text:p>6781,5</text:p>
          </table:table-cell>
          <table:table-cell table:number-columns-repeated="2"/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5516" calcext:value-type="float">
            <text:p>5516</text:p>
          </table:table-cell>
          <table:table-cell table:formula="of:=[.A513]-[.B513]" office:value-type="float" office:value="2103" calcext:value-type="float">
            <text:p>2103</text:p>
          </table:table-cell>
          <table:table-cell table:formula="of:=AVERAGE([.A513:.B513])" office:value-type="float" office:value="6567.5" calcext:value-type="float">
            <text:p>6567,5</text:p>
          </table:table-cell>
          <table:table-cell table:number-columns-repeated="2"/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5946" calcext:value-type="float">
            <text:p>5946</text:p>
          </table:table-cell>
          <table:table-cell table:formula="of:=[.A514]-[.B514]" office:value-type="float" office:value="1533" calcext:value-type="float">
            <text:p>1533</text:p>
          </table:table-cell>
          <table:table-cell table:formula="of:=AVERAGE([.A514:.B514])" office:value-type="float" office:value="6712.5" calcext:value-type="float">
            <text:p>6712,5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5709" calcext:value-type="float">
            <text:p>5709</text:p>
          </table:table-cell>
          <table:table-cell table:formula="of:=[.A515]-[.B515]" office:value-type="float" office:value="1726" calcext:value-type="float">
            <text:p>1726</text:p>
          </table:table-cell>
          <table:table-cell table:formula="of:=AVERAGE([.A515:.B515])" office:value-type="float" office:value="6572" calcext:value-type="float">
            <text:p>6572</text:p>
          </table:table-cell>
          <table:table-cell table:number-columns-repeated="2"/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5611" calcext:value-type="float">
            <text:p>5611</text:p>
          </table:table-cell>
          <table:table-cell table:formula="of:=[.A516]-[.B516]" office:value-type="float" office:value="2055" calcext:value-type="float">
            <text:p>2055</text:p>
          </table:table-cell>
          <table:table-cell table:formula="of:=AVERAGE([.A516:.B516])" office:value-type="float" office:value="6638.5" calcext:value-type="float">
            <text:p>6638,5</text:p>
          </table:table-cell>
          <table:table-cell table:number-columns-repeated="2"/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5546" calcext:value-type="float">
            <text:p>5546</text:p>
          </table:table-cell>
          <table:table-cell table:formula="of:=[.A517]-[.B517]" office:value-type="float" office:value="2077" calcext:value-type="float">
            <text:p>2077</text:p>
          </table:table-cell>
          <table:table-cell table:formula="of:=AVERAGE([.A517:.B517])" office:value-type="float" office:value="6584.5" calcext:value-type="float">
            <text:p>6584,5</text:p>
          </table:table-cell>
          <table:table-cell table:number-columns-repeated="2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5331" calcext:value-type="float">
            <text:p>5331</text:p>
          </table:table-cell>
          <table:table-cell table:formula="of:=[.A518]-[.B518]" office:value-type="float" office:value="2279" calcext:value-type="float">
            <text:p>2279</text:p>
          </table:table-cell>
          <table:table-cell table:formula="of:=AVERAGE([.A518:.B518])" office:value-type="float" office:value="6470.5" calcext:value-type="float">
            <text:p>6470,5</text:p>
          </table:table-cell>
          <table:table-cell table:number-columns-repeated="2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253" calcext:value-type="float">
            <text:p>5253</text:p>
          </table:table-cell>
          <table:table-cell table:formula="of:=[.A519]-[.B519]" office:value-type="float" office:value="2199" calcext:value-type="float">
            <text:p>2199</text:p>
          </table:table-cell>
          <table:table-cell table:formula="of:=AVERAGE([.A519:.B519])" office:value-type="float" office:value="6352.5" calcext:value-type="float">
            <text:p>6352,5</text:p>
          </table:table-cell>
          <table:table-cell table:number-columns-repeated="2"/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5303" calcext:value-type="float">
            <text:p>5303</text:p>
          </table:table-cell>
          <table:table-cell table:formula="of:=[.A520]-[.B520]" office:value-type="float" office:value="2396" calcext:value-type="float">
            <text:p>2396</text:p>
          </table:table-cell>
          <table:table-cell table:formula="of:=AVERAGE([.A520:.B520])" office:value-type="float" office:value="6501" calcext:value-type="float">
            <text:p>6501</text:p>
          </table:table-cell>
          <table:table-cell table:number-columns-repeated="2"/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5545" calcext:value-type="float">
            <text:p>5545</text:p>
          </table:table-cell>
          <table:table-cell table:formula="of:=[.A521]-[.B521]" office:value-type="float" office:value="2498" calcext:value-type="float">
            <text:p>2498</text:p>
          </table:table-cell>
          <table:table-cell table:formula="of:=AVERAGE([.A521:.B521])" office:value-type="float" office:value="6794" calcext:value-type="float">
            <text:p>6794</text:p>
          </table:table-cell>
          <table:table-cell table:number-columns-repeated="2"/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5449" calcext:value-type="float">
            <text:p>5449</text:p>
          </table:table-cell>
          <table:table-cell table:formula="of:=[.A522]-[.B522]" office:value-type="float" office:value="2369" calcext:value-type="float">
            <text:p>2369</text:p>
          </table:table-cell>
          <table:table-cell table:formula="of:=AVERAGE([.A522:.B522])" office:value-type="float" office:value="6633.5" calcext:value-type="float">
            <text:p>6633,5</text:p>
          </table:table-cell>
          <table:table-cell table:number-columns-repeated="2"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5418" calcext:value-type="float">
            <text:p>5418</text:p>
          </table:table-cell>
          <table:table-cell table:formula="of:=[.A523]-[.B523]" office:value-type="float" office:value="2405" calcext:value-type="float">
            <text:p>2405</text:p>
          </table:table-cell>
          <table:table-cell table:formula="of:=AVERAGE([.A523:.B523])" office:value-type="float" office:value="6620.5" calcext:value-type="float">
            <text:p>6620,5</text:p>
          </table:table-cell>
          <table:table-cell table:number-columns-repeated="2"/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5340" calcext:value-type="float">
            <text:p>5340</text:p>
          </table:table-cell>
          <table:table-cell table:formula="of:=[.A524]-[.B524]" office:value-type="float" office:value="2414" calcext:value-type="float">
            <text:p>2414</text:p>
          </table:table-cell>
          <table:table-cell table:formula="of:=AVERAGE([.A524:.B524])" office:value-type="float" office:value="6547" calcext:value-type="float">
            <text:p>6547</text:p>
          </table:table-cell>
          <table:table-cell table:number-columns-repeated="2"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5185" calcext:value-type="float">
            <text:p>5185</text:p>
          </table:table-cell>
          <table:table-cell table:formula="of:=[.A525]-[.B525]" office:value-type="float" office:value="2737" calcext:value-type="float">
            <text:p>2737</text:p>
          </table:table-cell>
          <table:table-cell table:formula="of:=AVERAGE([.A525:.B525])" office:value-type="float" office:value="6553.5" calcext:value-type="float">
            <text:p>6553,5</text:p>
          </table:table-cell>
          <table:table-cell table:number-columns-repeated="2"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7050" calcext:value-type="float">
            <text:p>7050</text:p>
          </table:table-cell>
          <table:table-cell table:formula="of:=[.A526]-[.B526]" office:value-type="float" office:value="368" calcext:value-type="float">
            <text:p>368</text:p>
          </table:table-cell>
          <table:table-cell table:formula="of:=AVERAGE([.A526:.B526])" office:value-type="float" office:value="7234" calcext:value-type="float">
            <text:p>7234</text:p>
          </table:table-cell>
          <table:table-cell table:number-columns-repeated="2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14240" calcext:value-type="float">
            <text:p>14240</text:p>
          </table:table-cell>
          <table:table-cell table:formula="of:=[.A527]-[.B527]" office:value-type="float" office:value="-9246" calcext:value-type="float">
            <text:p>-9246</text:p>
          </table:table-cell>
          <table:table-cell table:formula="of:=AVERAGE([.A527:.B527])" office:value-type="float" office:value="9617" calcext:value-type="float">
            <text:p>9617</text:p>
          </table:table-cell>
          <table:table-cell table:number-columns-repeated="2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3248" calcext:value-type="float">
            <text:p>13248</text:p>
          </table:table-cell>
          <table:table-cell table:formula="of:=[.A528]-[.B528]" office:value-type="float" office:value="-9240" calcext:value-type="float">
            <text:p>-9240</text:p>
          </table:table-cell>
          <table:table-cell table:formula="of:=AVERAGE([.A528:.B528])" office:value-type="float" office:value="8628" calcext:value-type="float">
            <text:p>8628</text:p>
          </table:table-cell>
          <table:table-cell table:number-columns-repeated="2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13445" calcext:value-type="float">
            <text:p>13445</text:p>
          </table:table-cell>
          <table:table-cell table:formula="of:=[.A529]-[.B529]" office:value-type="float" office:value="-9099" calcext:value-type="float">
            <text:p>-9099</text:p>
          </table:table-cell>
          <table:table-cell table:formula="of:=AVERAGE([.A529:.B529])" office:value-type="float" office:value="8895.5" calcext:value-type="float">
            <text:p>8895,5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3656" calcext:value-type="float">
            <text:p>13656</text:p>
          </table:table-cell>
          <table:table-cell table:formula="of:=[.A530]-[.B530]" office:value-type="float" office:value="-8949" calcext:value-type="float">
            <text:p>-8949</text:p>
          </table:table-cell>
          <table:table-cell table:formula="of:=AVERAGE([.A530:.B530])" office:value-type="float" office:value="9181.5" calcext:value-type="float">
            <text:p>9181,5</text:p>
          </table:table-cell>
          <table:table-cell table:number-columns-repeated="2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13980" calcext:value-type="float">
            <text:p>13980</text:p>
          </table:table-cell>
          <table:table-cell table:formula="of:=[.A531]-[.B531]" office:value-type="float" office:value="-9328" calcext:value-type="float">
            <text:p>-9328</text:p>
          </table:table-cell>
          <table:table-cell table:formula="of:=AVERAGE([.A531:.B531])" office:value-type="float" office:value="9316" calcext:value-type="float">
            <text:p>9316</text:p>
          </table:table-cell>
          <table:table-cell table:number-columns-repeated="2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4060" calcext:value-type="float">
            <text:p>14060</text:p>
          </table:table-cell>
          <table:table-cell table:formula="of:=[.A532]-[.B532]" office:value-type="float" office:value="-9650" calcext:value-type="float">
            <text:p>-9650</text:p>
          </table:table-cell>
          <table:table-cell table:formula="of:=AVERAGE([.A532:.B532])" office:value-type="float" office:value="9235" calcext:value-type="float">
            <text:p>9235</text:p>
          </table:table-cell>
          <table:table-cell table:number-columns-repeated="2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13917" calcext:value-type="float">
            <text:p>13917</text:p>
          </table:table-cell>
          <table:table-cell table:formula="of:=[.A533]-[.B533]" office:value-type="float" office:value="-9783" calcext:value-type="float">
            <text:p>-9783</text:p>
          </table:table-cell>
          <table:table-cell table:formula="of:=AVERAGE([.A533:.B533])" office:value-type="float" office:value="9025.5" calcext:value-type="float">
            <text:p>9025,5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3969" calcext:value-type="float">
            <text:p>13969</text:p>
          </table:table-cell>
          <table:table-cell table:formula="of:=[.A534]-[.B534]" office:value-type="float" office:value="-10180" calcext:value-type="float">
            <text:p>-10180</text:p>
          </table:table-cell>
          <table:table-cell table:formula="of:=AVERAGE([.A534:.B534])" office:value-type="float" office:value="8879" calcext:value-type="float">
            <text:p>8879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4071" calcext:value-type="float">
            <text:p>14071</text:p>
          </table:table-cell>
          <table:table-cell table:formula="of:=[.A535]-[.B535]" office:value-type="float" office:value="-10371" calcext:value-type="float">
            <text:p>-10371</text:p>
          </table:table-cell>
          <table:table-cell table:formula="of:=AVERAGE([.A535:.B535])" office:value-type="float" office:value="8885.5" calcext:value-type="float">
            <text:p>8885,5</text:p>
          </table:table-cell>
          <table:table-cell table:number-columns-repeated="2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14171" calcext:value-type="float">
            <text:p>14171</text:p>
          </table:table-cell>
          <table:table-cell table:formula="of:=[.A536]-[.B536]" office:value-type="float" office:value="-10599" calcext:value-type="float">
            <text:p>-10599</text:p>
          </table:table-cell>
          <table:table-cell table:formula="of:=AVERAGE([.A536:.B536])" office:value-type="float" office:value="8871.5" calcext:value-type="float">
            <text:p>8871,5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4291" calcext:value-type="float">
            <text:p>14291</text:p>
          </table:table-cell>
          <table:table-cell table:formula="of:=[.A537]-[.B537]" office:value-type="float" office:value="-10837" calcext:value-type="float">
            <text:p>-10837</text:p>
          </table:table-cell>
          <table:table-cell table:formula="of:=AVERAGE([.A537:.B537])" office:value-type="float" office:value="8872.5" calcext:value-type="float">
            <text:p>8872,5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4437" calcext:value-type="float">
            <text:p>14437</text:p>
          </table:table-cell>
          <table:table-cell table:formula="of:=[.A538]-[.B538]" office:value-type="float" office:value="-10961" calcext:value-type="float">
            <text:p>-10961</text:p>
          </table:table-cell>
          <table:table-cell table:formula="of:=AVERAGE([.A538:.B538])" office:value-type="float" office:value="8956.5" calcext:value-type="float">
            <text:p>8956,5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14670" calcext:value-type="float">
            <text:p>14670</text:p>
          </table:table-cell>
          <table:table-cell table:formula="of:=[.A539]-[.B539]" office:value-type="float" office:value="-11158" calcext:value-type="float">
            <text:p>-11158</text:p>
          </table:table-cell>
          <table:table-cell table:formula="of:=AVERAGE([.A539:.B539])" office:value-type="float" office:value="9091" calcext:value-type="float">
            <text:p>9091</text:p>
          </table:table-cell>
          <table:table-cell table:number-columns-repeated="2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4450" calcext:value-type="float">
            <text:p>14450</text:p>
          </table:table-cell>
          <table:table-cell table:formula="of:=[.A540]-[.B540]" office:value-type="float" office:value="-11091" calcext:value-type="float">
            <text:p>-11091</text:p>
          </table:table-cell>
          <table:table-cell table:formula="of:=AVERAGE([.A540:.B540])" office:value-type="float" office:value="8904.5" calcext:value-type="float">
            <text:p>8904,5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14523" calcext:value-type="float">
            <text:p>14523</text:p>
          </table:table-cell>
          <table:table-cell table:formula="of:=[.A541]-[.B541]" office:value-type="float" office:value="-11506" calcext:value-type="float">
            <text:p>-11506</text:p>
          </table:table-cell>
          <table:table-cell table:formula="of:=AVERAGE([.A541:.B541])" office:value-type="float" office:value="8770" calcext:value-type="float">
            <text:p>8770</text:p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4511" calcext:value-type="float">
            <text:p>14511</text:p>
          </table:table-cell>
          <table:table-cell table:formula="of:=[.A542]-[.B542]" office:value-type="float" office:value="-11553" calcext:value-type="float">
            <text:p>-11553</text:p>
          </table:table-cell>
          <table:table-cell table:formula="of:=AVERAGE([.A542:.B542])" office:value-type="float" office:value="8734.5" calcext:value-type="float">
            <text:p>8734,5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14372" calcext:value-type="float">
            <text:p>14372</text:p>
          </table:table-cell>
          <table:table-cell table:formula="of:=[.A543]-[.B543]" office:value-type="float" office:value="-11676" calcext:value-type="float">
            <text:p>-11676</text:p>
          </table:table-cell>
          <table:table-cell table:formula="of:=AVERAGE([.A543:.B543])" office:value-type="float" office:value="8534" calcext:value-type="float">
            <text:p>8534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4260" calcext:value-type="float">
            <text:p>14260</text:p>
          </table:table-cell>
          <table:table-cell table:formula="of:=[.A544]-[.B544]" office:value-type="float" office:value="-11685" calcext:value-type="float">
            <text:p>-11685</text:p>
          </table:table-cell>
          <table:table-cell table:formula="of:=AVERAGE([.A544:.B544])" office:value-type="float" office:value="8417.5" calcext:value-type="float">
            <text:p>8417,5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4618" calcext:value-type="float">
            <text:p>14618</text:p>
          </table:table-cell>
          <table:table-cell table:formula="of:=[.A545]-[.B545]" office:value-type="float" office:value="-11835" calcext:value-type="float">
            <text:p>-11835</text:p>
          </table:table-cell>
          <table:table-cell table:formula="of:=AVERAGE([.A545:.B545])" office:value-type="float" office:value="8700.5" calcext:value-type="float">
            <text:p>8700,5</text:p>
          </table:table-cell>
          <table:table-cell table:number-columns-repeated="2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4806" calcext:value-type="float">
            <text:p>14806</text:p>
          </table:table-cell>
          <table:table-cell table:formula="of:=[.A546]-[.B546]" office:value-type="float" office:value="-11988" calcext:value-type="float">
            <text:p>-11988</text:p>
          </table:table-cell>
          <table:table-cell table:formula="of:=AVERAGE([.A546:.B546])" office:value-type="float" office:value="8812" calcext:value-type="float">
            <text:p>8812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4864" calcext:value-type="float">
            <text:p>14864</text:p>
          </table:table-cell>
          <table:table-cell table:formula="of:=[.A547]-[.B547]" office:value-type="float" office:value="-12014" calcext:value-type="float">
            <text:p>-12014</text:p>
          </table:table-cell>
          <table:table-cell table:formula="of:=AVERAGE([.A547:.B547])" office:value-type="float" office:value="8857" calcext:value-type="float">
            <text:p>8857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4747" calcext:value-type="float">
            <text:p>14747</text:p>
          </table:table-cell>
          <table:table-cell table:formula="of:=[.A548]-[.B548]" office:value-type="float" office:value="-12063" calcext:value-type="float">
            <text:p>-12063</text:p>
          </table:table-cell>
          <table:table-cell table:formula="of:=AVERAGE([.A548:.B548])" office:value-type="float" office:value="8715.5" calcext:value-type="float">
            <text:p>8715,5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4667" calcext:value-type="float">
            <text:p>14667</text:p>
          </table:table-cell>
          <table:table-cell table:formula="of:=[.A549]-[.B549]" office:value-type="float" office:value="-12126" calcext:value-type="float">
            <text:p>-12126</text:p>
          </table:table-cell>
          <table:table-cell table:formula="of:=AVERAGE([.A549:.B549])" office:value-type="float" office:value="8604" calcext:value-type="float">
            <text:p>8604</text:p>
          </table:table-cell>
          <table:table-cell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4677" calcext:value-type="float">
            <text:p>14677</text:p>
          </table:table-cell>
          <table:table-cell table:formula="of:=[.A550]-[.B550]" office:value-type="float" office:value="-12310" calcext:value-type="float">
            <text:p>-12310</text:p>
          </table:table-cell>
          <table:table-cell table:formula="of:=AVERAGE([.A550:.B550])" office:value-type="float" office:value="8522" calcext:value-type="float">
            <text:p>8522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4333" calcext:value-type="float">
            <text:p>14333</text:p>
          </table:table-cell>
          <table:table-cell table:formula="of:=[.A551]-[.B551]" office:value-type="float" office:value="-12086" calcext:value-type="float">
            <text:p>-12086</text:p>
          </table:table-cell>
          <table:table-cell table:formula="of:=AVERAGE([.A551:.B551])" office:value-type="float" office:value="8290" calcext:value-type="float">
            <text:p>8290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4703" calcext:value-type="float">
            <text:p>14703</text:p>
          </table:table-cell>
          <table:table-cell table:formula="of:=[.A552]-[.B552]" office:value-type="float" office:value="-12356" calcext:value-type="float">
            <text:p>-12356</text:p>
          </table:table-cell>
          <table:table-cell table:formula="of:=AVERAGE([.A552:.B552])" office:value-type="float" office:value="8525" calcext:value-type="float">
            <text:p>8525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4753" calcext:value-type="float">
            <text:p>14753</text:p>
          </table:table-cell>
          <table:table-cell table:formula="of:=[.A553]-[.B553]" office:value-type="float" office:value="-12470" calcext:value-type="float">
            <text:p>-12470</text:p>
          </table:table-cell>
          <table:table-cell table:formula="of:=AVERAGE([.A553:.B553])" office:value-type="float" office:value="8518" calcext:value-type="float">
            <text:p>8518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14951" calcext:value-type="float">
            <text:p>14951</text:p>
          </table:table-cell>
          <table:table-cell table:formula="of:=[.A554]-[.B554]" office:value-type="float" office:value="-12537" calcext:value-type="float">
            <text:p>-12537</text:p>
          </table:table-cell>
          <table:table-cell table:formula="of:=AVERAGE([.A554:.B554])" office:value-type="float" office:value="8682.5" calcext:value-type="float">
            <text:p>8682,5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4963" calcext:value-type="float">
            <text:p>14963</text:p>
          </table:table-cell>
          <table:table-cell table:formula="of:=[.A555]-[.B555]" office:value-type="float" office:value="-12571" calcext:value-type="float">
            <text:p>-12571</text:p>
          </table:table-cell>
          <table:table-cell table:formula="of:=AVERAGE([.A555:.B555])" office:value-type="float" office:value="8677.5" calcext:value-type="float">
            <text:p>8677,5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4879" calcext:value-type="float">
            <text:p>14879</text:p>
          </table:table-cell>
          <table:table-cell table:formula="of:=[.A556]-[.B556]" office:value-type="float" office:value="-12696" calcext:value-type="float">
            <text:p>-12696</text:p>
          </table:table-cell>
          <table:table-cell table:formula="of:=AVERAGE([.A556:.B556])" office:value-type="float" office:value="8531" calcext:value-type="float">
            <text:p>8531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4840" calcext:value-type="float">
            <text:p>14840</text:p>
          </table:table-cell>
          <table:table-cell table:formula="of:=[.A557]-[.B557]" office:value-type="float" office:value="-12512" calcext:value-type="float">
            <text:p>-12512</text:p>
          </table:table-cell>
          <table:table-cell table:formula="of:=AVERAGE([.A557:.B557])" office:value-type="float" office:value="8584" calcext:value-type="float">
            <text:p>8584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4703" calcext:value-type="float">
            <text:p>14703</text:p>
          </table:table-cell>
          <table:table-cell table:formula="of:=[.A558]-[.B558]" office:value-type="float" office:value="-12504" calcext:value-type="float">
            <text:p>-12504</text:p>
          </table:table-cell>
          <table:table-cell table:formula="of:=AVERAGE([.A558:.B558])" office:value-type="float" office:value="8451" calcext:value-type="float">
            <text:p>8451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4736" calcext:value-type="float">
            <text:p>14736</text:p>
          </table:table-cell>
          <table:table-cell table:formula="of:=[.A559]-[.B559]" office:value-type="float" office:value="-12693" calcext:value-type="float">
            <text:p>-12693</text:p>
          </table:table-cell>
          <table:table-cell table:formula="of:=AVERAGE([.A559:.B559])" office:value-type="float" office:value="8389.5" calcext:value-type="float">
            <text:p>8389,5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4842" calcext:value-type="float">
            <text:p>14842</text:p>
          </table:table-cell>
          <table:table-cell table:formula="of:=[.A560]-[.B560]" office:value-type="float" office:value="-12930" calcext:value-type="float">
            <text:p>-12930</text:p>
          </table:table-cell>
          <table:table-cell table:formula="of:=AVERAGE([.A560:.B560])" office:value-type="float" office:value="8377" calcext:value-type="float">
            <text:p>8377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4215" calcext:value-type="float">
            <text:p>14215</text:p>
          </table:table-cell>
          <table:table-cell table:formula="of:=[.A561]-[.B561]" office:value-type="float" office:value="-12324" calcext:value-type="float">
            <text:p>-12324</text:p>
          </table:table-cell>
          <table:table-cell table:formula="of:=AVERAGE([.A561:.B561])" office:value-type="float" office:value="8053" calcext:value-type="float">
            <text:p>8053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061" calcext:value-type="float">
            <text:p>15061</text:p>
          </table:table-cell>
          <table:table-cell table:formula="of:=[.A562]-[.B562]" office:value-type="float" office:value="-13039" calcext:value-type="float">
            <text:p>-13039</text:p>
          </table:table-cell>
          <table:table-cell table:formula="of:=AVERAGE([.A562:.B562])" office:value-type="float" office:value="8541.5" calcext:value-type="float">
            <text:p>8541,5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4782" calcext:value-type="float">
            <text:p>14782</text:p>
          </table:table-cell>
          <table:table-cell table:formula="of:=[.A563]-[.B563]" office:value-type="float" office:value="-12537" calcext:value-type="float">
            <text:p>-12537</text:p>
          </table:table-cell>
          <table:table-cell table:formula="of:=AVERAGE([.A563:.B563])" office:value-type="float" office:value="8513.5" calcext:value-type="float">
            <text:p>8513,5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4472" calcext:value-type="float">
            <text:p>14472</text:p>
          </table:table-cell>
          <table:table-cell table:formula="of:=[.A564]-[.B564]" office:value-type="float" office:value="-12602" calcext:value-type="float">
            <text:p>-12602</text:p>
          </table:table-cell>
          <table:table-cell table:formula="of:=AVERAGE([.A564:.B564])" office:value-type="float" office:value="8171" calcext:value-type="float">
            <text:p>8171</text:p>
          </table:table-cell>
          <table:table-cell table:number-columns-repeated="2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4144" calcext:value-type="float">
            <text:p>14144</text:p>
          </table:table-cell>
          <table:table-cell table:formula="of:=[.A565]-[.B565]" office:value-type="float" office:value="-10734" calcext:value-type="float">
            <text:p>-10734</text:p>
          </table:table-cell>
          <table:table-cell table:formula="of:=AVERAGE([.A565:.B565])" office:value-type="float" office:value="8777" calcext:value-type="float">
            <text:p>8777</text:p>
          </table:table-cell>
          <table:table-cell table:number-columns-repeated="2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14750" calcext:value-type="float">
            <text:p>14750</text:p>
          </table:table-cell>
          <table:table-cell table:formula="of:=[.A566]-[.B566]" office:value-type="float" office:value="-9948" calcext:value-type="float">
            <text:p>-9948</text:p>
          </table:table-cell>
          <table:table-cell table:formula="of:=AVERAGE([.A566:.B566])" office:value-type="float" office:value="9776" calcext:value-type="float">
            <text:p>9776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14339" calcext:value-type="float">
            <text:p>14339</text:p>
          </table:table-cell>
          <table:table-cell table:formula="of:=[.A567]-[.B567]" office:value-type="float" office:value="-7926" calcext:value-type="float">
            <text:p>-7926</text:p>
          </table:table-cell>
          <table:table-cell table:formula="of:=AVERAGE([.A567:.B567])" office:value-type="float" office:value="10376" calcext:value-type="float">
            <text:p>10376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13779" calcext:value-type="float">
            <text:p>13779</text:p>
          </table:table-cell>
          <table:table-cell table:formula="of:=[.A568]-[.B568]" office:value-type="float" office:value="-6856" calcext:value-type="float">
            <text:p>-6856</text:p>
          </table:table-cell>
          <table:table-cell table:formula="of:=AVERAGE([.A568:.B568])" office:value-type="float" office:value="10351" calcext:value-type="float">
            <text:p>10351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13055" calcext:value-type="float">
            <text:p>13055</text:p>
          </table:table-cell>
          <table:table-cell table:formula="of:=[.A569]-[.B569]" office:value-type="float" office:value="-8058" calcext:value-type="float">
            <text:p>-8058</text:p>
          </table:table-cell>
          <table:table-cell table:formula="of:=AVERAGE([.A569:.B569])" office:value-type="float" office:value="9026" calcext:value-type="float">
            <text:p>9026</text:p>
          </table:table-cell>
          <table:table-cell table:number-columns-repeated="2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12751" calcext:value-type="float">
            <text:p>12751</text:p>
          </table:table-cell>
          <table:table-cell table:formula="of:=[.A570]-[.B570]" office:value-type="float" office:value="-8045" calcext:value-type="float">
            <text:p>-8045</text:p>
          </table:table-cell>
          <table:table-cell table:formula="of:=AVERAGE([.A570:.B570])" office:value-type="float" office:value="8728.5" calcext:value-type="float">
            <text:p>8728,5</text:p>
          </table:table-cell>
          <table:table-cell table:number-columns-repeated="2"/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12176" calcext:value-type="float">
            <text:p>12176</text:p>
          </table:table-cell>
          <table:table-cell table:formula="of:=[.A571]-[.B571]" office:value-type="float" office:value="-5378" calcext:value-type="float">
            <text:p>-5378</text:p>
          </table:table-cell>
          <table:table-cell table:formula="of:=AVERAGE([.A571:.B571])" office:value-type="float" office:value="9487" calcext:value-type="float">
            <text:p>9487</text:p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11707" calcext:value-type="float">
            <text:p>11707</text:p>
          </table:table-cell>
          <table:table-cell table:formula="of:=[.A572]-[.B572]" office:value-type="float" office:value="-4513" calcext:value-type="float">
            <text:p>-4513</text:p>
          </table:table-cell>
          <table:table-cell table:formula="of:=AVERAGE([.A572:.B572])" office:value-type="float" office:value="9450.5" calcext:value-type="float">
            <text:p>9450,5</text:p>
          </table:table-cell>
          <table:table-cell table:number-columns-repeated="2"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float" office:value="11922" calcext:value-type="float">
            <text:p>11922</text:p>
          </table:table-cell>
          <table:table-cell table:formula="of:=[.A573]-[.B573]" office:value-type="float" office:value="-2145" calcext:value-type="float">
            <text:p>-2145</text:p>
          </table:table-cell>
          <table:table-cell table:formula="of:=AVERAGE([.A573:.B573])" office:value-type="float" office:value="10849.5" calcext:value-type="float">
            <text:p>10849,5</text:p>
          </table:table-cell>
          <table:table-cell table:number-columns-repeated="2"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float" office:value="13801" calcext:value-type="float">
            <text:p>13801</text:p>
          </table:table-cell>
          <table:table-cell table:formula="of:=[.A574]-[.B574]" office:value-type="float" office:value="-3069" calcext:value-type="float">
            <text:p>-3069</text:p>
          </table:table-cell>
          <table:table-cell table:formula="of:=AVERAGE([.A574:.B574])" office:value-type="float" office:value="12266.5" calcext:value-type="float">
            <text:p>12266,5</text:p>
          </table:table-cell>
          <table:table-cell table:number-columns-repeated="2"/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float" office:value="11590" calcext:value-type="float">
            <text:p>11590</text:p>
          </table:table-cell>
          <table:table-cell table:formula="of:=[.A575]-[.B575]" office:value-type="float" office:value="-617" calcext:value-type="float">
            <text:p>-617</text:p>
          </table:table-cell>
          <table:table-cell table:formula="of:=AVERAGE([.A575:.B575])" office:value-type="float" office:value="11281.5" calcext:value-type="float">
            <text:p>11281,5</text:p>
          </table:table-cell>
          <table:table-cell table:number-columns-repeated="2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10187" calcext:value-type="float">
            <text:p>10187</text:p>
          </table:table-cell>
          <table:table-cell table:formula="of:=[.A576]-[.B576]" office:value-type="float" office:value="-1383" calcext:value-type="float">
            <text:p>-1383</text:p>
          </table:table-cell>
          <table:table-cell table:formula="of:=AVERAGE([.A576:.B576])" office:value-type="float" office:value="9495.5" calcext:value-type="float">
            <text:p>9495,5</text:p>
          </table:table-cell>
          <table:table-cell table:number-columns-repeated="2"/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10431" calcext:value-type="float">
            <text:p>10431</text:p>
          </table:table-cell>
          <table:table-cell table:formula="of:=[.A577]-[.B577]" office:value-type="float" office:value="-1064" calcext:value-type="float">
            <text:p>-1064</text:p>
          </table:table-cell>
          <table:table-cell table:formula="of:=AVERAGE([.A577:.B577])" office:value-type="float" office:value="9899" calcext:value-type="float">
            <text:p>9899</text:p>
          </table:table-cell>
          <table:table-cell table:number-columns-repeated="2"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10645" calcext:value-type="float">
            <text:p>10645</text:p>
          </table:table-cell>
          <table:table-cell table:formula="of:=[.A578]-[.B578]" office:value-type="float" office:value="-155" calcext:value-type="float">
            <text:p>-155</text:p>
          </table:table-cell>
          <table:table-cell table:formula="of:=AVERAGE([.A578:.B578])" office:value-type="float" office:value="10567.5" calcext:value-type="float">
            <text:p>10567,5</text:p>
          </table:table-cell>
          <table:table-cell table:number-columns-repeated="2"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9155" calcext:value-type="float">
            <text:p>9155</text:p>
          </table:table-cell>
          <table:table-cell table:formula="of:=[.A579]-[.B579]" office:value-type="float" office:value="655" calcext:value-type="float">
            <text:p>655</text:p>
          </table:table-cell>
          <table:table-cell table:formula="of:=AVERAGE([.A579:.B579])" office:value-type="float" office:value="9482.5" calcext:value-type="float">
            <text:p>9482,5</text:p>
          </table:table-cell>
          <table:table-cell table:number-columns-repeated="2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9509" calcext:value-type="float">
            <text:p>9509</text:p>
          </table:table-cell>
          <table:table-cell table:formula="of:=[.A580]-[.B580]" office:value-type="float" office:value="659" calcext:value-type="float">
            <text:p>659</text:p>
          </table:table-cell>
          <table:table-cell table:formula="of:=AVERAGE([.A580:.B580])" office:value-type="float" office:value="9838.5" calcext:value-type="float">
            <text:p>9838,5</text:p>
          </table:table-cell>
          <table:table-cell table:number-columns-repeated="2"/>
        </table:table-row>
        <table:table-row table:style-name="ro1">
          <table:table-cell office:value-type="float" office:value="11797" calcext:value-type="float">
            <text:p>11797</text:p>
          </table:table-cell>
          <table:table-cell office:value-type="float" office:value="11911" calcext:value-type="float">
            <text:p>11911</text:p>
          </table:table-cell>
          <table:table-cell table:formula="of:=[.A581]-[.B581]" office:value-type="float" office:value="-114" calcext:value-type="float">
            <text:p>-114</text:p>
          </table:table-cell>
          <table:table-cell table:formula="of:=AVERAGE([.A581:.B581])" office:value-type="float" office:value="11854" calcext:value-type="float">
            <text:p>11854</text:p>
          </table:table-cell>
          <table:table-cell table:number-columns-repeated="2"/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11656" calcext:value-type="float">
            <text:p>11656</text:p>
          </table:table-cell>
          <table:table-cell table:formula="of:=[.A582]-[.B582]" office:value-type="float" office:value="1534" calcext:value-type="float">
            <text:p>1534</text:p>
          </table:table-cell>
          <table:table-cell table:formula="of:=AVERAGE([.A582:.B582])" office:value-type="float" office:value="12423" calcext:value-type="float">
            <text:p>12423</text:p>
          </table:table-cell>
          <table:table-cell table:number-columns-repeated="2"/>
        </table:table-row>
        <table:table-row table:style-name="ro1">
          <table:table-cell office:value-type="float" office:value="10558" calcext:value-type="float">
            <text:p>10558</text:p>
          </table:table-cell>
          <table:table-cell office:value-type="float" office:value="10268" calcext:value-type="float">
            <text:p>10268</text:p>
          </table:table-cell>
          <table:table-cell table:formula="of:=[.A583]-[.B583]" office:value-type="float" office:value="290" calcext:value-type="float">
            <text:p>290</text:p>
          </table:table-cell>
          <table:table-cell table:formula="of:=AVERAGE([.A583:.B583])" office:value-type="float" office:value="10413" calcext:value-type="float">
            <text:p>10413</text:p>
          </table:table-cell>
          <table:table-cell table:number-columns-repeated="2"/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float" office:value="9836" calcext:value-type="float">
            <text:p>9836</text:p>
          </table:table-cell>
          <table:table-cell table:formula="of:=[.A584]-[.B584]" office:value-type="float" office:value="505" calcext:value-type="float">
            <text:p>505</text:p>
          </table:table-cell>
          <table:table-cell table:formula="of:=AVERAGE([.A584:.B584])" office:value-type="float" office:value="10088.5" calcext:value-type="float">
            <text:p>10088,5</text:p>
          </table:table-cell>
          <table:table-cell table:number-columns-repeated="2"/>
        </table:table-row>
        <table:table-row table:style-name="ro1">
          <table:table-cell office:value-type="float" office:value="10737" calcext:value-type="float">
            <text:p>10737</text:p>
          </table:table-cell>
          <table:table-cell office:value-type="float" office:value="9314" calcext:value-type="float">
            <text:p>9314</text:p>
          </table:table-cell>
          <table:table-cell table:formula="of:=[.A585]-[.B585]" office:value-type="float" office:value="1423" calcext:value-type="float">
            <text:p>1423</text:p>
          </table:table-cell>
          <table:table-cell table:formula="of:=AVERAGE([.A585:.B585])" office:value-type="float" office:value="10025.5" calcext:value-type="float">
            <text:p>10025,5</text:p>
          </table:table-cell>
          <table:table-cell table:number-columns-repeated="2"/>
        </table:table-row>
        <table:table-row table:style-name="ro1">
          <table:table-cell office:value-type="float" office:value="10438" calcext:value-type="float">
            <text:p>10438</text:p>
          </table:table-cell>
          <table:table-cell office:value-type="float" office:value="8594" calcext:value-type="float">
            <text:p>8594</text:p>
          </table:table-cell>
          <table:table-cell table:formula="of:=[.A586]-[.B586]" office:value-type="float" office:value="1844" calcext:value-type="float">
            <text:p>1844</text:p>
          </table:table-cell>
          <table:table-cell table:formula="of:=AVERAGE([.A586:.B586])" office:value-type="float" office:value="9516" calcext:value-type="float">
            <text:p>9516</text:p>
          </table:table-cell>
          <table:table-cell table:number-columns-repeated="2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9300" calcext:value-type="float">
            <text:p>9300</text:p>
          </table:table-cell>
          <table:table-cell table:formula="of:=[.A587]-[.B587]" office:value-type="float" office:value="841" calcext:value-type="float">
            <text:p>841</text:p>
          </table:table-cell>
          <table:table-cell table:formula="of:=AVERAGE([.A587:.B587])" office:value-type="float" office:value="9720.5" calcext:value-type="float">
            <text:p>9720,5</text:p>
          </table:table-cell>
          <table:table-cell table:number-columns-repeated="2"/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float" office:value="9634" calcext:value-type="float">
            <text:p>9634</text:p>
          </table:table-cell>
          <table:table-cell table:formula="of:=[.A588]-[.B588]" office:value-type="float" office:value="1772" calcext:value-type="float">
            <text:p>1772</text:p>
          </table:table-cell>
          <table:table-cell table:formula="of:=AVERAGE([.A588:.B588])" office:value-type="float" office:value="10520" calcext:value-type="float">
            <text:p>10520</text:p>
          </table:table-cell>
          <table:table-cell table:number-columns-repeated="2"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float" office:value="11978" calcext:value-type="float">
            <text:p>11978</text:p>
          </table:table-cell>
          <table:table-cell table:formula="of:=[.A589]-[.B589]" office:value-type="float" office:value="1243" calcext:value-type="float">
            <text:p>1243</text:p>
          </table:table-cell>
          <table:table-cell table:formula="of:=AVERAGE([.A589:.B589])" office:value-type="float" office:value="12599.5" calcext:value-type="float">
            <text:p>12599,5</text:p>
          </table:table-cell>
          <table:table-cell table:number-columns-repeated="2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11672" calcext:value-type="float">
            <text:p>11672</text:p>
          </table:table-cell>
          <table:table-cell table:formula="of:=[.A590]-[.B590]" office:value-type="float" office:value="2286" calcext:value-type="float">
            <text:p>2286</text:p>
          </table:table-cell>
          <table:table-cell table:formula="of:=AVERAGE([.A590:.B590])" office:value-type="float" office:value="12815" calcext:value-type="float">
            <text:p>12815</text:p>
          </table:table-cell>
          <table:table-cell table:number-columns-repeated="2"/>
        </table:table-row>
        <table:table-row table:style-name="ro1">
          <table:table-cell office:value-type="float" office:value="11787" calcext:value-type="float">
            <text:p>11787</text:p>
          </table:table-cell>
          <table:table-cell office:value-type="float" office:value="9627" calcext:value-type="float">
            <text:p>9627</text:p>
          </table:table-cell>
          <table:table-cell table:formula="of:=[.A591]-[.B591]" office:value-type="float" office:value="2160" calcext:value-type="float">
            <text:p>2160</text:p>
          </table:table-cell>
          <table:table-cell table:formula="of:=AVERAGE([.A591:.B591])" office:value-type="float" office:value="10707" calcext:value-type="float">
            <text:p>10707</text:p>
          </table:table-cell>
          <table:table-cell table:number-columns-repeated="2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float" office:value="9949" calcext:value-type="float">
            <text:p>9949</text:p>
          </table:table-cell>
          <table:table-cell table:formula="of:=[.A592]-[.B592]" office:value-type="float" office:value="677" calcext:value-type="float">
            <text:p>677</text:p>
          </table:table-cell>
          <table:table-cell table:formula="of:=AVERAGE([.A592:.B592])" office:value-type="float" office:value="10287.5" calcext:value-type="float">
            <text:p>10287,5</text:p>
          </table:table-cell>
          <table:table-cell table:number-columns-repeated="2"/>
        </table:table-row>
        <table:table-row table:style-name="ro1">
          <table:table-cell office:value-type="float" office:value="11458" calcext:value-type="float">
            <text:p>11458</text:p>
          </table:table-cell>
          <table:table-cell office:value-type="float" office:value="8841" calcext:value-type="float">
            <text:p>8841</text:p>
          </table:table-cell>
          <table:table-cell table:formula="of:=[.A593]-[.B593]" office:value-type="float" office:value="2617" calcext:value-type="float">
            <text:p>2617</text:p>
          </table:table-cell>
          <table:table-cell table:formula="of:=AVERAGE([.A593:.B593])" office:value-type="float" office:value="10149.5" calcext:value-type="float">
            <text:p>10149,5</text:p>
          </table:table-cell>
          <table:table-cell table:number-columns-repeated="2"/>
        </table:table-row>
        <table:table-row table:style-name="ro1">
          <table:table-cell office:value-type="float" office:value="11992" calcext:value-type="float">
            <text:p>11992</text:p>
          </table:table-cell>
          <table:table-cell office:value-type="float" office:value="8643" calcext:value-type="float">
            <text:p>8643</text:p>
          </table:table-cell>
          <table:table-cell table:formula="of:=[.A594]-[.B594]" office:value-type="float" office:value="3349" calcext:value-type="float">
            <text:p>3349</text:p>
          </table:table-cell>
          <table:table-cell table:formula="of:=AVERAGE([.A594:.B594])" office:value-type="float" office:value="10317.5" calcext:value-type="float">
            <text:p>10317,5</text:p>
          </table:table-cell>
          <table:table-cell table:number-columns-repeated="2"/>
        </table:table-row>
        <table:table-row table:style-name="ro1">
          <table:table-cell office:value-type="float" office:value="12061" calcext:value-type="float">
            <text:p>12061</text:p>
          </table:table-cell>
          <table:table-cell office:value-type="float" office:value="8407" calcext:value-type="float">
            <text:p>8407</text:p>
          </table:table-cell>
          <table:table-cell table:formula="of:=[.A595]-[.B595]" office:value-type="float" office:value="3654" calcext:value-type="float">
            <text:p>3654</text:p>
          </table:table-cell>
          <table:table-cell table:formula="of:=AVERAGE([.A595:.B595])" office:value-type="float" office:value="10234" calcext:value-type="float">
            <text:p>10234</text:p>
          </table:table-cell>
          <table:table-cell table:number-columns-repeated="2"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10126" calcext:value-type="float">
            <text:p>10126</text:p>
          </table:table-cell>
          <table:table-cell table:formula="of:=[.A596]-[.B596]" office:value-type="float" office:value="2343" calcext:value-type="float">
            <text:p>2343</text:p>
          </table:table-cell>
          <table:table-cell table:formula="of:=AVERAGE([.A596:.B596])" office:value-type="float" office:value="11297.5" calcext:value-type="float">
            <text:p>11297,5</text:p>
          </table:table-cell>
          <table:table-cell table:number-columns-repeated="2"/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0693" calcext:value-type="float">
            <text:p>10693</text:p>
          </table:table-cell>
          <table:table-cell table:formula="of:=[.A597]-[.B597]" office:value-type="float" office:value="3560" calcext:value-type="float">
            <text:p>3560</text:p>
          </table:table-cell>
          <table:table-cell table:formula="of:=AVERAGE([.A597:.B597])" office:value-type="float" office:value="12473" calcext:value-type="float">
            <text:p>12473</text:p>
          </table:table-cell>
          <table:table-cell table:number-columns-repeated="2"/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float" office:value="11101" calcext:value-type="float">
            <text:p>11101</text:p>
          </table:table-cell>
          <table:table-cell table:formula="of:=[.A598]-[.B598]" office:value-type="float" office:value="2701" calcext:value-type="float">
            <text:p>2701</text:p>
          </table:table-cell>
          <table:table-cell table:formula="of:=AVERAGE([.A598:.B598])" office:value-type="float" office:value="12451.5" calcext:value-type="float">
            <text:p>12451,5</text:p>
          </table:table-cell>
          <table:table-cell table:number-columns-repeated="2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9932" calcext:value-type="float">
            <text:p>9932</text:p>
          </table:table-cell>
          <table:table-cell table:formula="of:=[.A599]-[.B599]" office:value-type="float" office:value="3175" calcext:value-type="float">
            <text:p>3175</text:p>
          </table:table-cell>
          <table:table-cell table:formula="of:=AVERAGE([.A599:.B599])" office:value-type="float" office:value="11519.5" calcext:value-type="float">
            <text:p>11519,5</text:p>
          </table:table-cell>
          <table:table-cell table:number-columns-repeated="2"/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float" office:value="9073" calcext:value-type="float">
            <text:p>9073</text:p>
          </table:table-cell>
          <table:table-cell table:formula="of:=[.A600]-[.B600]" office:value-type="float" office:value="3401" calcext:value-type="float">
            <text:p>3401</text:p>
          </table:table-cell>
          <table:table-cell table:formula="of:=AVERAGE([.A600:.B600])" office:value-type="float" office:value="10773.5" calcext:value-type="float">
            <text:p>10773,5</text:p>
          </table:table-cell>
          <table:table-cell table:number-columns-repeated="2"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float" office:value="9525" calcext:value-type="float">
            <text:p>9525</text:p>
          </table:table-cell>
          <table:table-cell table:formula="of:=[.A601]-[.B601]" office:value-type="float" office:value="3706" calcext:value-type="float">
            <text:p>3706</text:p>
          </table:table-cell>
          <table:table-cell table:formula="of:=AVERAGE([.A601:.B601])" office:value-type="float" office:value="11378" calcext:value-type="float">
            <text:p>11378</text:p>
          </table:table-cell>
          <table:table-cell table:number-columns-repeated="2"/>
        </table:table-row>
        <table:table-row table:style-name="ro1">
          <table:table-cell office:value-type="float" office:value="12027" calcext:value-type="float">
            <text:p>12027</text:p>
          </table:table-cell>
          <table:table-cell office:value-type="float" office:value="7618" calcext:value-type="float">
            <text:p>7618</text:p>
          </table:table-cell>
          <table:table-cell table:formula="of:=[.A602]-[.B602]" office:value-type="float" office:value="4409" calcext:value-type="float">
            <text:p>4409</text:p>
          </table:table-cell>
          <table:table-cell table:formula="of:=AVERAGE([.A602:.B602])" office:value-type="float" office:value="9822.5" calcext:value-type="float">
            <text:p>9822,5</text:p>
          </table:table-cell>
          <table:table-cell table:number-columns-repeated="2"/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float" office:value="7999" calcext:value-type="float">
            <text:p>7999</text:p>
          </table:table-cell>
          <table:table-cell table:formula="of:=[.A603]-[.B603]" office:value-type="float" office:value="5997" calcext:value-type="float">
            <text:p>5997</text:p>
          </table:table-cell>
          <table:table-cell table:formula="of:=AVERAGE([.A603:.B603])" office:value-type="float" office:value="10997.5" calcext:value-type="float">
            <text:p>10997,5</text:p>
          </table:table-cell>
          <table:table-cell table:number-columns-repeated="2"/>
        </table:table-row>
        <table:table-row table:style-name="ro1">
          <table:table-cell office:value-type="float" office:value="12723" calcext:value-type="float">
            <text:p>12723</text:p>
          </table:table-cell>
          <table:table-cell office:value-type="float" office:value="10158" calcext:value-type="float">
            <text:p>10158</text:p>
          </table:table-cell>
          <table:table-cell table:formula="of:=[.A604]-[.B604]" office:value-type="float" office:value="2565" calcext:value-type="float">
            <text:p>2565</text:p>
          </table:table-cell>
          <table:table-cell table:formula="of:=AVERAGE([.A604:.B604])" office:value-type="float" office:value="11440.5" calcext:value-type="float">
            <text:p>11440,5</text:p>
          </table:table-cell>
          <table:table-cell table:number-columns-repeated="2"/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0956" calcext:value-type="float">
            <text:p>10956</text:p>
          </table:table-cell>
          <table:table-cell table:formula="of:=[.A605]-[.B605]" office:value-type="float" office:value="3294" calcext:value-type="float">
            <text:p>3294</text:p>
          </table:table-cell>
          <table:table-cell table:formula="of:=AVERAGE([.A605:.B605])" office:value-type="float" office:value="12603" calcext:value-type="float">
            <text:p>12603</text:p>
          </table:table-cell>
          <table:table-cell table:number-columns-repeated="2"/>
        </table:table-row>
        <table:table-row table:style-name="ro1">
          <table:table-cell office:value-type="float" office:value="13342" calcext:value-type="float">
            <text:p>13342</text:p>
          </table:table-cell>
          <table:table-cell office:value-type="float" office:value="10797" calcext:value-type="float">
            <text:p>10797</text:p>
          </table:table-cell>
          <table:table-cell table:formula="of:=[.A606]-[.B606]" office:value-type="float" office:value="2545" calcext:value-type="float">
            <text:p>2545</text:p>
          </table:table-cell>
          <table:table-cell table:formula="of:=AVERAGE([.A606:.B606])" office:value-type="float" office:value="12069.5" calcext:value-type="float">
            <text:p>12069,5</text:p>
          </table:table-cell>
          <table:table-cell table:number-columns-repeated="2"/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float" office:value="9739" calcext:value-type="float">
            <text:p>9739</text:p>
          </table:table-cell>
          <table:table-cell table:formula="of:=[.A607]-[.B607]" office:value-type="float" office:value="3507" calcext:value-type="float">
            <text:p>3507</text:p>
          </table:table-cell>
          <table:table-cell table:formula="of:=AVERAGE([.A607:.B607])" office:value-type="float" office:value="11492.5" calcext:value-type="float">
            <text:p>11492,5</text:p>
          </table:table-cell>
          <table:table-cell table:number-columns-repeated="2"/>
        </table:table-row>
        <table:table-row table:style-name="ro1">
          <table:table-cell office:value-type="float" office:value="12868" calcext:value-type="float">
            <text:p>12868</text:p>
          </table:table-cell>
          <table:table-cell office:value-type="float" office:value="9096" calcext:value-type="float">
            <text:p>9096</text:p>
          </table:table-cell>
          <table:table-cell table:formula="of:=[.A608]-[.B608]" office:value-type="float" office:value="3772" calcext:value-type="float">
            <text:p>3772</text:p>
          </table:table-cell>
          <table:table-cell table:formula="of:=AVERAGE([.A608:.B608])" office:value-type="float" office:value="10982" calcext:value-type="float">
            <text:p>10982</text:p>
          </table:table-cell>
          <table:table-cell table:number-columns-repeated="2"/>
        </table:table-row>
        <table:table-row table:style-name="ro1">
          <table:table-cell office:value-type="float" office:value="13039" calcext:value-type="float">
            <text:p>13039</text:p>
          </table:table-cell>
          <table:table-cell office:value-type="float" office:value="8714" calcext:value-type="float">
            <text:p>8714</text:p>
          </table:table-cell>
          <table:table-cell table:formula="of:=[.A609]-[.B609]" office:value-type="float" office:value="4325" calcext:value-type="float">
            <text:p>4325</text:p>
          </table:table-cell>
          <table:table-cell table:formula="of:=AVERAGE([.A609:.B609])" office:value-type="float" office:value="10876.5" calcext:value-type="float">
            <text:p>10876,5</text:p>
          </table:table-cell>
          <table:table-cell table:number-columns-repeated="2"/>
        </table:table-row>
        <table:table-row table:style-name="ro1">
          <table:table-cell office:value-type="float" office:value="13348" calcext:value-type="float">
            <text:p>13348</text:p>
          </table:table-cell>
          <table:table-cell office:value-type="float" office:value="8578" calcext:value-type="float">
            <text:p>8578</text:p>
          </table:table-cell>
          <table:table-cell table:formula="of:=[.A610]-[.B610]" office:value-type="float" office:value="4770" calcext:value-type="float">
            <text:p>4770</text:p>
          </table:table-cell>
          <table:table-cell table:formula="of:=AVERAGE([.A610:.B610])" office:value-type="float" office:value="10963" calcext:value-type="float">
            <text:p>10963</text:p>
          </table:table-cell>
          <table:table-cell table:number-columns-repeated="2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float" office:value="8434" calcext:value-type="float">
            <text:p>8434</text:p>
          </table:table-cell>
          <table:table-cell table:formula="of:=[.A611]-[.B611]" office:value-type="float" office:value="4677" calcext:value-type="float">
            <text:p>4677</text:p>
          </table:table-cell>
          <table:table-cell table:formula="of:=AVERAGE([.A611:.B611])" office:value-type="float" office:value="10772.5" calcext:value-type="float">
            <text:p>10772,5</text:p>
          </table:table-cell>
          <table:table-cell table:number-columns-repeated="2"/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float" office:value="11050" calcext:value-type="float">
            <text:p>11050</text:p>
          </table:table-cell>
          <table:table-cell table:formula="of:=[.A612]-[.B612]" office:value-type="float" office:value="2166" calcext:value-type="float">
            <text:p>2166</text:p>
          </table:table-cell>
          <table:table-cell table:formula="of:=AVERAGE([.A612:.B612])" office:value-type="float" office:value="12133" calcext:value-type="float">
            <text:p>12133</text:p>
          </table:table-cell>
          <table:table-cell table:number-columns-repeated="2"/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float" office:value="10738" calcext:value-type="float">
            <text:p>10738</text:p>
          </table:table-cell>
          <table:table-cell table:formula="of:=[.A613]-[.B613]" office:value-type="float" office:value="3955" calcext:value-type="float">
            <text:p>3955</text:p>
          </table:table-cell>
          <table:table-cell table:formula="of:=AVERAGE([.A613:.B613])" office:value-type="float" office:value="12715.5" calcext:value-type="float">
            <text:p>12715,5</text:p>
          </table:table-cell>
          <table:table-cell table:number-columns-repeated="2"/>
        </table:table-row>
        <table:table-row table:style-name="ro1">
          <table:table-cell office:value-type="float" office:value="13278" calcext:value-type="float">
            <text:p>13278</text:p>
          </table:table-cell>
          <table:table-cell office:value-type="float" office:value="10240" calcext:value-type="float">
            <text:p>10240</text:p>
          </table:table-cell>
          <table:table-cell table:formula="of:=[.A614]-[.B614]" office:value-type="float" office:value="3038" calcext:value-type="float">
            <text:p>3038</text:p>
          </table:table-cell>
          <table:table-cell table:formula="of:=AVERAGE([.A614:.B614])" office:value-type="float" office:value="11759" calcext:value-type="float">
            <text:p>11759</text:p>
          </table:table-cell>
          <table:table-cell table:number-columns-repeated="2"/>
        </table:table-row>
        <table:table-row table:style-name="ro1">
          <table:table-cell office:value-type="float" office:value="13169" calcext:value-type="float">
            <text:p>13169</text:p>
          </table:table-cell>
          <table:table-cell office:value-type="float" office:value="10063" calcext:value-type="float">
            <text:p>10063</text:p>
          </table:table-cell>
          <table:table-cell table:formula="of:=[.A615]-[.B615]" office:value-type="float" office:value="3106" calcext:value-type="float">
            <text:p>3106</text:p>
          </table:table-cell>
          <table:table-cell table:formula="of:=AVERAGE([.A615:.B615])" office:value-type="float" office:value="11616" calcext:value-type="float">
            <text:p>11616</text:p>
          </table:table-cell>
          <table:table-cell table:number-columns-repeated="2"/>
        </table:table-row>
        <table:table-row table:style-name="ro1">
          <table:table-cell office:value-type="float" office:value="12286" calcext:value-type="float">
            <text:p>12286</text:p>
          </table:table-cell>
          <table:table-cell office:value-type="float" office:value="8835" calcext:value-type="float">
            <text:p>8835</text:p>
          </table:table-cell>
          <table:table-cell table:formula="of:=[.A616]-[.B616]" office:value-type="float" office:value="3451" calcext:value-type="float">
            <text:p>3451</text:p>
          </table:table-cell>
          <table:table-cell table:formula="of:=AVERAGE([.A616:.B616])" office:value-type="float" office:value="10560.5" calcext:value-type="float">
            <text:p>10560,5</text:p>
          </table:table-cell>
          <table:table-cell table:number-columns-repeated="2"/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float" office:value="8736" calcext:value-type="float">
            <text:p>8736</text:p>
          </table:table-cell>
          <table:table-cell table:formula="of:=[.A617]-[.B617]" office:value-type="float" office:value="5236" calcext:value-type="float">
            <text:p>5236</text:p>
          </table:table-cell>
          <table:table-cell table:formula="of:=AVERAGE([.A617:.B617])" office:value-type="float" office:value="11354" calcext:value-type="float">
            <text:p>11354</text:p>
          </table:table-cell>
          <table:table-cell table:number-columns-repeated="2"/>
        </table:table-row>
        <table:table-row table:style-name="ro1">
          <table:table-cell office:value-type="float" office:value="13702" calcext:value-type="float">
            <text:p>13702</text:p>
          </table:table-cell>
          <table:table-cell office:value-type="float" office:value="8345" calcext:value-type="float">
            <text:p>8345</text:p>
          </table:table-cell>
          <table:table-cell table:formula="of:=[.A618]-[.B618]" office:value-type="float" office:value="5357" calcext:value-type="float">
            <text:p>5357</text:p>
          </table:table-cell>
          <table:table-cell table:formula="of:=AVERAGE([.A618:.B618])" office:value-type="float" office:value="11023.5" calcext:value-type="float">
            <text:p>11023,5</text:p>
          </table:table-cell>
          <table:table-cell table:number-columns-repeated="2"/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float" office:value="8259" calcext:value-type="float">
            <text:p>8259</text:p>
          </table:table-cell>
          <table:table-cell table:formula="of:=[.A619]-[.B619]" office:value-type="float" office:value="5600" calcext:value-type="float">
            <text:p>5600</text:p>
          </table:table-cell>
          <table:table-cell table:formula="of:=AVERAGE([.A619:.B619])" office:value-type="float" office:value="11059" calcext:value-type="float">
            <text:p>11059</text:p>
          </table:table-cell>
          <table:table-cell table:number-columns-repeated="2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10430" calcext:value-type="float">
            <text:p>10430</text:p>
          </table:table-cell>
          <table:table-cell table:formula="of:=[.A620]-[.B620]" office:value-type="float" office:value="3456" calcext:value-type="float">
            <text:p>3456</text:p>
          </table:table-cell>
          <table:table-cell table:formula="of:=AVERAGE([.A620:.B620])" office:value-type="float" office:value="12158" calcext:value-type="float">
            <text:p>12158</text:p>
          </table:table-cell>
          <table:table-cell table:number-columns-repeated="2"/>
        </table:table-row>
        <table:table-row table:style-name="ro1">
          <table:table-cell office:value-type="float" office:value="14402" calcext:value-type="float">
            <text:p>14402</text:p>
          </table:table-cell>
          <table:table-cell office:value-type="float" office:value="10832" calcext:value-type="float">
            <text:p>10832</text:p>
          </table:table-cell>
          <table:table-cell table:formula="of:=[.A621]-[.B621]" office:value-type="float" office:value="3570" calcext:value-type="float">
            <text:p>3570</text:p>
          </table:table-cell>
          <table:table-cell table:formula="of:=AVERAGE([.A621:.B621])" office:value-type="float" office:value="12617" calcext:value-type="float">
            <text:p>12617</text:p>
          </table:table-cell>
          <table:table-cell table:number-columns-repeated="2"/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float" office:value="10467" calcext:value-type="float">
            <text:p>10467</text:p>
          </table:table-cell>
          <table:table-cell table:formula="of:=[.A622]-[.B622]" office:value-type="float" office:value="2861" calcext:value-type="float">
            <text:p>2861</text:p>
          </table:table-cell>
          <table:table-cell table:formula="of:=AVERAGE([.A622:.B622])" office:value-type="float" office:value="11897.5" calcext:value-type="float">
            <text:p>11897,5</text:p>
          </table:table-cell>
          <table:table-cell table:number-columns-repeated="2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float" office:value="10006" calcext:value-type="float">
            <text:p>10006</text:p>
          </table:table-cell>
          <table:table-cell table:formula="of:=[.A623]-[.B623]" office:value-type="float" office:value="3131" calcext:value-type="float">
            <text:p>3131</text:p>
          </table:table-cell>
          <table:table-cell table:formula="of:=AVERAGE([.A623:.B623])" office:value-type="float" office:value="11571.5" calcext:value-type="float">
            <text:p>11571,5</text:p>
          </table:table-cell>
          <table:table-cell table:number-columns-repeated="2"/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float" office:value="9252" calcext:value-type="float">
            <text:p>9252</text:p>
          </table:table-cell>
          <table:table-cell table:formula="of:=[.A624]-[.B624]" office:value-type="float" office:value="4754" calcext:value-type="float">
            <text:p>4754</text:p>
          </table:table-cell>
          <table:table-cell table:formula="of:=AVERAGE([.A624:.B624])" office:value-type="float" office:value="11629" calcext:value-type="float">
            <text:p>11629</text:p>
          </table:table-cell>
          <table:table-cell table:number-columns-repeated="2"/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float" office:value="8727" calcext:value-type="float">
            <text:p>8727</text:p>
          </table:table-cell>
          <table:table-cell table:formula="of:=[.A625]-[.B625]" office:value-type="float" office:value="5265" calcext:value-type="float">
            <text:p>5265</text:p>
          </table:table-cell>
          <table:table-cell table:formula="of:=AVERAGE([.A625:.B625])" office:value-type="float" office:value="11359.5" calcext:value-type="float">
            <text:p>11359,5</text:p>
          </table:table-cell>
          <table:table-cell table:number-columns-repeated="2"/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float" office:value="8213" calcext:value-type="float">
            <text:p>8213</text:p>
          </table:table-cell>
          <table:table-cell table:formula="of:=[.A626]-[.B626]" office:value-type="float" office:value="5329" calcext:value-type="float">
            <text:p>5329</text:p>
          </table:table-cell>
          <table:table-cell table:formula="of:=AVERAGE([.A626:.B626])" office:value-type="float" office:value="10877.5" calcext:value-type="float">
            <text:p>10877,5</text:p>
          </table:table-cell>
          <table:table-cell table:number-columns-repeated="2"/>
        </table:table-row>
        <table:table-row table:style-name="ro1">
          <table:table-cell office:value-type="float" office:value="12989" calcext:value-type="float">
            <text:p>12989</text:p>
          </table:table-cell>
          <table:table-cell office:value-type="float" office:value="9468" calcext:value-type="float">
            <text:p>9468</text:p>
          </table:table-cell>
          <table:table-cell table:formula="of:=[.A627]-[.B627]" office:value-type="float" office:value="3521" calcext:value-type="float">
            <text:p>3521</text:p>
          </table:table-cell>
          <table:table-cell table:formula="of:=AVERAGE([.A627:.B627])" office:value-type="float" office:value="11228.5" calcext:value-type="float">
            <text:p>11228,5</text:p>
          </table:table-cell>
          <table:table-cell table:number-columns-repeated="2"/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float" office:value="10793" calcext:value-type="float">
            <text:p>10793</text:p>
          </table:table-cell>
          <table:table-cell table:formula="of:=[.A628]-[.B628]" office:value-type="float" office:value="3481" calcext:value-type="float">
            <text:p>3481</text:p>
          </table:table-cell>
          <table:table-cell table:formula="of:=AVERAGE([.A628:.B628])" office:value-type="float" office:value="12533.5" calcext:value-type="float">
            <text:p>12533,5</text:p>
          </table:table-cell>
          <table:table-cell table:number-columns-repeated="2"/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float" office:value="10389" calcext:value-type="float">
            <text:p>10389</text:p>
          </table:table-cell>
          <table:table-cell table:formula="of:=[.A629]-[.B629]" office:value-type="float" office:value="3910" calcext:value-type="float">
            <text:p>3910</text:p>
          </table:table-cell>
          <table:table-cell table:formula="of:=AVERAGE([.A629:.B629])" office:value-type="float" office:value="12344" calcext:value-type="float">
            <text:p>12344</text:p>
          </table:table-cell>
          <table:table-cell table:number-columns-repeated="2"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9254" calcext:value-type="float">
            <text:p>9254</text:p>
          </table:table-cell>
          <table:table-cell table:formula="of:=[.A630]-[.B630]" office:value-type="float" office:value="4515" calcext:value-type="float">
            <text:p>4515</text:p>
          </table:table-cell>
          <table:table-cell table:formula="of:=AVERAGE([.A630:.B630])" office:value-type="float" office:value="11511.5" calcext:value-type="float">
            <text:p>11511,5</text:p>
          </table:table-cell>
          <table:table-cell table:number-columns-repeated="2"/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float" office:value="8356" calcext:value-type="float">
            <text:p>8356</text:p>
          </table:table-cell>
          <table:table-cell table:formula="of:=[.A631]-[.B631]" office:value-type="float" office:value="4960" calcext:value-type="float">
            <text:p>4960</text:p>
          </table:table-cell>
          <table:table-cell table:formula="of:=AVERAGE([.A631:.B631])" office:value-type="float" office:value="10836" calcext:value-type="float">
            <text:p>10836</text:p>
          </table:table-cell>
          <table:table-cell table:number-columns-repeated="2"/>
        </table:table-row>
        <table:table-row table:style-name="ro1">
          <table:table-cell office:value-type="float" office:value="13959" calcext:value-type="float">
            <text:p>13959</text:p>
          </table:table-cell>
          <table:table-cell office:value-type="float" office:value="8192" calcext:value-type="float">
            <text:p>8192</text:p>
          </table:table-cell>
          <table:table-cell table:formula="of:=[.A632]-[.B632]" office:value-type="float" office:value="5767" calcext:value-type="float">
            <text:p>5767</text:p>
          </table:table-cell>
          <table:table-cell table:formula="of:=AVERAGE([.A632:.B632])" office:value-type="float" office:value="11075.5" calcext:value-type="float">
            <text:p>11075,5</text:p>
          </table:table-cell>
          <table:table-cell table:number-columns-repeated="2"/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float" office:value="8589" calcext:value-type="float">
            <text:p>8589</text:p>
          </table:table-cell>
          <table:table-cell table:formula="of:=[.A633]-[.B633]" office:value-type="float" office:value="5207" calcext:value-type="float">
            <text:p>5207</text:p>
          </table:table-cell>
          <table:table-cell table:formula="of:=AVERAGE([.A633:.B633])" office:value-type="float" office:value="11192.5" calcext:value-type="float">
            <text:p>11192,5</text:p>
          </table:table-cell>
          <table:table-cell table:number-columns-repeated="2"/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float" office:value="7290" calcext:value-type="float">
            <text:p>7290</text:p>
          </table:table-cell>
          <table:table-cell table:formula="of:=[.A634]-[.B634]" office:value-type="float" office:value="6300" calcext:value-type="float">
            <text:p>6300</text:p>
          </table:table-cell>
          <table:table-cell table:formula="of:=AVERAGE([.A634:.B634])" office:value-type="float" office:value="10440" calcext:value-type="float">
            <text:p>10440</text:p>
          </table:table-cell>
          <table:table-cell table:number-columns-repeated="2"/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9189" calcext:value-type="float">
            <text:p>9189</text:p>
          </table:table-cell>
          <table:table-cell table:formula="of:=[.A635]-[.B635]" office:value-type="float" office:value="4221" calcext:value-type="float">
            <text:p>4221</text:p>
          </table:table-cell>
          <table:table-cell table:formula="of:=AVERAGE([.A635:.B635])" office:value-type="float" office:value="11299.5" calcext:value-type="float">
            <text:p>11299,5</text:p>
          </table:table-cell>
          <table:table-cell table:number-columns-repeated="2"/>
        </table:table-row>
        <table:table-row table:style-name="ro1">
          <table:table-cell office:value-type="float" office:value="14378" calcext:value-type="float">
            <text:p>14378</text:p>
          </table:table-cell>
          <table:table-cell office:value-type="float" office:value="10827" calcext:value-type="float">
            <text:p>10827</text:p>
          </table:table-cell>
          <table:table-cell table:formula="of:=[.A636]-[.B636]" office:value-type="float" office:value="3551" calcext:value-type="float">
            <text:p>3551</text:p>
          </table:table-cell>
          <table:table-cell table:formula="of:=AVERAGE([.A636:.B636])" office:value-type="float" office:value="12602.5" calcext:value-type="float">
            <text:p>12602,5</text:p>
          </table:table-cell>
          <table:table-cell table:number-columns-repeated="2"/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11172" calcext:value-type="float">
            <text:p>11172</text:p>
          </table:table-cell>
          <table:table-cell table:formula="of:=[.A637]-[.B637]" office:value-type="float" office:value="2548" calcext:value-type="float">
            <text:p>2548</text:p>
          </table:table-cell>
          <table:table-cell table:formula="of:=AVERAGE([.A637:.B637])" office:value-type="float" office:value="12446" calcext:value-type="float">
            <text:p>12446</text:p>
          </table:table-cell>
          <table:table-cell table:number-columns-repeated="2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float" office:value="9474" calcext:value-type="float">
            <text:p>9474</text:p>
          </table:table-cell>
          <table:table-cell table:formula="of:=[.A638]-[.B638]" office:value-type="float" office:value="4554" calcext:value-type="float">
            <text:p>4554</text:p>
          </table:table-cell>
          <table:table-cell table:formula="of:=AVERAGE([.A638:.B638])" office:value-type="float" office:value="11751" calcext:value-type="float">
            <text:p>11751</text:p>
          </table:table-cell>
          <table:table-cell table:number-columns-repeated="2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9339" calcext:value-type="float">
            <text:p>9339</text:p>
          </table:table-cell>
          <table:table-cell table:formula="of:=[.A639]-[.B639]" office:value-type="float" office:value="3752" calcext:value-type="float">
            <text:p>3752</text:p>
          </table:table-cell>
          <table:table-cell table:formula="of:=AVERAGE([.A639:.B639])" office:value-type="float" office:value="11215" calcext:value-type="float">
            <text:p>11215</text:p>
          </table:table-cell>
          <table:table-cell table:number-columns-repeated="2"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float" office:value="8328" calcext:value-type="float">
            <text:p>8328</text:p>
          </table:table-cell>
          <table:table-cell table:formula="of:=[.A640]-[.B640]" office:value-type="float" office:value="2789" calcext:value-type="float">
            <text:p>2789</text:p>
          </table:table-cell>
          <table:table-cell table:formula="of:=AVERAGE([.A640:.B640])" office:value-type="float" office:value="9722.5" calcext:value-type="float">
            <text:p>9722,5</text:p>
          </table:table-cell>
          <table:table-cell table:number-columns-repeated="2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7987" calcext:value-type="float">
            <text:p>7987</text:p>
          </table:table-cell>
          <table:table-cell table:formula="of:=[.A641]-[.B641]" office:value-type="float" office:value="2306" calcext:value-type="float">
            <text:p>2306</text:p>
          </table:table-cell>
          <table:table-cell table:formula="of:=AVERAGE([.A641:.B641])" office:value-type="float" office:value="9140" calcext:value-type="float">
            <text:p>9140</text:p>
          </table:table-cell>
          <table:table-cell table:number-columns-repeated="2"/>
        </table:table-row>
        <table:table-row table:style-name="ro1">
          <table:table-cell office:value-type="float" office:value="9855" calcext:value-type="float">
            <text:p>9855</text:p>
          </table:table-cell>
          <table:table-cell office:value-type="float" office:value="9136" calcext:value-type="float">
            <text:p>9136</text:p>
          </table:table-cell>
          <table:table-cell table:formula="of:=[.A642]-[.B642]" office:value-type="float" office:value="719" calcext:value-type="float">
            <text:p>719</text:p>
          </table:table-cell>
          <table:table-cell table:formula="of:=AVERAGE([.A642:.B642])" office:value-type="float" office:value="9495.5" calcext:value-type="float">
            <text:p>9495,5</text:p>
          </table:table-cell>
          <table:table-cell table:number-columns-repeated="2"/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float" office:value="12192" calcext:value-type="float">
            <text:p>12192</text:p>
          </table:table-cell>
          <table:table-cell table:formula="of:=[.A643]-[.B643]" office:value-type="float" office:value="-2354" calcext:value-type="float">
            <text:p>-2354</text:p>
          </table:table-cell>
          <table:table-cell table:formula="of:=AVERAGE([.A643:.B643])" office:value-type="float" office:value="11015" calcext:value-type="float">
            <text:p>11015</text:p>
          </table:table-cell>
          <table:table-cell table:number-columns-repeated="2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14342" calcext:value-type="float">
            <text:p>14342</text:p>
          </table:table-cell>
          <table:table-cell table:formula="of:=[.A644]-[.B644]" office:value-type="float" office:value="-6875" calcext:value-type="float">
            <text:p>-6875</text:p>
          </table:table-cell>
          <table:table-cell table:formula="of:=AVERAGE([.A644:.B644])" office:value-type="float" office:value="10904.5" calcext:value-type="float">
            <text:p>10904,5</text:p>
          </table:table-cell>
          <table:table-cell table:number-columns-repeated="2"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13122" calcext:value-type="float">
            <text:p>13122</text:p>
          </table:table-cell>
          <table:table-cell table:formula="of:=[.A645]-[.B645]" office:value-type="float" office:value="-5430" calcext:value-type="float">
            <text:p>-5430</text:p>
          </table:table-cell>
          <table:table-cell table:formula="of:=AVERAGE([.A645:.B645])" office:value-type="float" office:value="10407" calcext:value-type="float">
            <text:p>10407</text:p>
          </table:table-cell>
          <table:table-cell table:number-columns-repeated="2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11865" calcext:value-type="float">
            <text:p>11865</text:p>
          </table:table-cell>
          <table:table-cell table:formula="of:=[.A646]-[.B646]" office:value-type="float" office:value="-4705" calcext:value-type="float">
            <text:p>-4705</text:p>
          </table:table-cell>
          <table:table-cell table:formula="of:=AVERAGE([.A646:.B646])" office:value-type="float" office:value="9512.5" calcext:value-type="float">
            <text:p>9512,5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3474" calcext:value-type="float">
            <text:p>13474</text:p>
          </table:table-cell>
          <table:table-cell table:formula="of:=[.A647]-[.B647]" office:value-type="float" office:value="-6654" calcext:value-type="float">
            <text:p>-6654</text:p>
          </table:table-cell>
          <table:table-cell table:formula="of:=AVERAGE([.A647:.B647])" office:value-type="float" office:value="10147" calcext:value-type="float">
            <text:p>10147</text:p>
          </table:table-cell>
          <table:table-cell table:number-columns-repeated="2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13795" calcext:value-type="float">
            <text:p>13795</text:p>
          </table:table-cell>
          <table:table-cell table:formula="of:=[.A648]-[.B648]" office:value-type="float" office:value="-8211" calcext:value-type="float">
            <text:p>-8211</text:p>
          </table:table-cell>
          <table:table-cell table:formula="of:=AVERAGE([.A648:.B648])" office:value-type="float" office:value="9689.5" calcext:value-type="float">
            <text:p>9689,5</text:p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12931" calcext:value-type="float">
            <text:p>12931</text:p>
          </table:table-cell>
          <table:table-cell table:formula="of:=[.A649]-[.B649]" office:value-type="float" office:value="-6428" calcext:value-type="float">
            <text:p>-6428</text:p>
          </table:table-cell>
          <table:table-cell table:formula="of:=AVERAGE([.A649:.B649])" office:value-type="float" office:value="9717" calcext:value-type="float">
            <text:p>9717</text:p>
          </table:table-cell>
          <table:table-cell table:number-columns-repeated="2"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13699" calcext:value-type="float">
            <text:p>13699</text:p>
          </table:table-cell>
          <table:table-cell table:formula="of:=[.A650]-[.B650]" office:value-type="float" office:value="-5323" calcext:value-type="float">
            <text:p>-5323</text:p>
          </table:table-cell>
          <table:table-cell table:formula="of:=AVERAGE([.A650:.B650])" office:value-type="float" office:value="11037.5" calcext:value-type="float">
            <text:p>11037,5</text:p>
          </table:table-cell>
          <table:table-cell table:number-columns-repeated="2"/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float" office:value="13658" calcext:value-type="float">
            <text:p>13658</text:p>
          </table:table-cell>
          <table:table-cell table:formula="of:=[.A651]-[.B651]" office:value-type="float" office:value="-5003" calcext:value-type="float">
            <text:p>-5003</text:p>
          </table:table-cell>
          <table:table-cell table:formula="of:=AVERAGE([.A651:.B651])" office:value-type="float" office:value="11156.5" calcext:value-type="float">
            <text:p>11156,5</text:p>
          </table:table-cell>
          <table:table-cell table:number-columns-repeated="2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14091" calcext:value-type="float">
            <text:p>14091</text:p>
          </table:table-cell>
          <table:table-cell table:formula="of:=[.A652]-[.B652]" office:value-type="float" office:value="-5548" calcext:value-type="float">
            <text:p>-5548</text:p>
          </table:table-cell>
          <table:table-cell table:formula="of:=AVERAGE([.A652:.B652])" office:value-type="float" office:value="11317" calcext:value-type="float">
            <text:p>11317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3699" calcext:value-type="float">
            <text:p>13699</text:p>
          </table:table-cell>
          <table:table-cell table:formula="of:=[.A653]-[.B653]" office:value-type="float" office:value="-7479" calcext:value-type="float">
            <text:p>-7479</text:p>
          </table:table-cell>
          <table:table-cell table:formula="of:=AVERAGE([.A653:.B653])" office:value-type="float" office:value="9959.5" calcext:value-type="float">
            <text:p>9959,5</text:p>
          </table:table-cell>
          <table:table-cell table:number-columns-repeated="2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13706" calcext:value-type="float">
            <text:p>13706</text:p>
          </table:table-cell>
          <table:table-cell table:formula="of:=[.A654]-[.B654]" office:value-type="float" office:value="-8589" calcext:value-type="float">
            <text:p>-8589</text:p>
          </table:table-cell>
          <table:table-cell table:formula="of:=AVERAGE([.A654:.B654])" office:value-type="float" office:value="9411.5" calcext:value-type="float">
            <text:p>9411,5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4634" calcext:value-type="float">
            <text:p>14634</text:p>
          </table:table-cell>
          <table:table-cell table:formula="of:=[.A655]-[.B655]" office:value-type="float" office:value="-11547" calcext:value-type="float">
            <text:p>-11547</text:p>
          </table:table-cell>
          <table:table-cell table:formula="of:=AVERAGE([.A655:.B655])" office:value-type="float" office:value="8860.5" calcext:value-type="float">
            <text:p>8860,5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4236" calcext:value-type="float">
            <text:p>14236</text:p>
          </table:table-cell>
          <table:table-cell table:formula="of:=[.A656]-[.B656]" office:value-type="float" office:value="-11078" calcext:value-type="float">
            <text:p>-11078</text:p>
          </table:table-cell>
          <table:table-cell table:formula="of:=AVERAGE([.A656:.B656])" office:value-type="float" office:value="8697" calcext:value-type="float">
            <text:p>8697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3909" calcext:value-type="float">
            <text:p>13909</text:p>
          </table:table-cell>
          <table:table-cell table:formula="of:=[.A657]-[.B657]" office:value-type="float" office:value="-10197" calcext:value-type="float">
            <text:p>-10197</text:p>
          </table:table-cell>
          <table:table-cell table:formula="of:=AVERAGE([.A657:.B657])" office:value-type="float" office:value="8810.5" calcext:value-type="float">
            <text:p>8810,5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4393" calcext:value-type="float">
            <text:p>14393</text:p>
          </table:table-cell>
          <table:table-cell table:formula="of:=[.A658]-[.B658]" office:value-type="float" office:value="-10221" calcext:value-type="float">
            <text:p>-10221</text:p>
          </table:table-cell>
          <table:table-cell table:formula="of:=AVERAGE([.A658:.B658])" office:value-type="float" office:value="9282.5" calcext:value-type="float">
            <text:p>9282,5</text:p>
          </table:table-cell>
          <table:table-cell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15006" calcext:value-type="float">
            <text:p>15006</text:p>
          </table:table-cell>
          <table:table-cell table:formula="of:=[.A659]-[.B659]" office:value-type="float" office:value="-12692" calcext:value-type="float">
            <text:p>-12692</text:p>
          </table:table-cell>
          <table:table-cell table:formula="of:=AVERAGE([.A659:.B659])" office:value-type="float" office:value="8660" calcext:value-type="float">
            <text:p>8660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4745" calcext:value-type="float">
            <text:p>14745</text:p>
          </table:table-cell>
          <table:table-cell table:formula="of:=[.A660]-[.B660]" office:value-type="float" office:value="-12353" calcext:value-type="float">
            <text:p>-12353</text:p>
          </table:table-cell>
          <table:table-cell table:formula="of:=AVERAGE([.A660:.B660])" office:value-type="float" office:value="8568.5" calcext:value-type="float">
            <text:p>8568,5</text:p>
          </table:table-cell>
          <table:table-cell table:number-columns-repeated="2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14806" calcext:value-type="float">
            <text:p>14806</text:p>
          </table:table-cell>
          <table:table-cell table:formula="of:=[.A661]-[.B661]" office:value-type="float" office:value="-11379" calcext:value-type="float">
            <text:p>-11379</text:p>
          </table:table-cell>
          <table:table-cell table:formula="of:=AVERAGE([.A661:.B661])" office:value-type="float" office:value="9116.5" calcext:value-type="float">
            <text:p>9116,5</text:p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4749" calcext:value-type="float">
            <text:p>14749</text:p>
          </table:table-cell>
          <table:table-cell table:formula="of:=[.A662]-[.B662]" office:value-type="float" office:value="-11257" calcext:value-type="float">
            <text:p>-11257</text:p>
          </table:table-cell>
          <table:table-cell table:formula="of:=AVERAGE([.A662:.B662])" office:value-type="float" office:value="9120.5" calcext:value-type="float">
            <text:p>9120,5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4592" calcext:value-type="float">
            <text:p>14592</text:p>
          </table:table-cell>
          <table:table-cell table:formula="of:=[.A663]-[.B663]" office:value-type="float" office:value="-11991" calcext:value-type="float">
            <text:p>-11991</text:p>
          </table:table-cell>
          <table:table-cell table:formula="of:=AVERAGE([.A663:.B663])" office:value-type="float" office:value="8596.5" calcext:value-type="float">
            <text:p>8596,5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4574" calcext:value-type="float">
            <text:p>14574</text:p>
          </table:table-cell>
          <table:table-cell table:formula="of:=[.A664]-[.B664]" office:value-type="float" office:value="-12088" calcext:value-type="float">
            <text:p>-12088</text:p>
          </table:table-cell>
          <table:table-cell table:formula="of:=AVERAGE([.A664:.B664])" office:value-type="float" office:value="8530" calcext:value-type="float">
            <text:p>8530</text:p>
          </table:table-cell>
          <table:table-cell table:number-columns-repeated="2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13714" calcext:value-type="float">
            <text:p>13714</text:p>
          </table:table-cell>
          <table:table-cell table:formula="of:=[.A665]-[.B665]" office:value-type="float" office:value="-8384" calcext:value-type="float">
            <text:p>-8384</text:p>
          </table:table-cell>
          <table:table-cell table:formula="of:=AVERAGE([.A665:.B665])" office:value-type="float" office:value="9522" calcext:value-type="float">
            <text:p>9522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14174" calcext:value-type="float">
            <text:p>14174</text:p>
          </table:table-cell>
          <table:table-cell table:formula="of:=[.A666]-[.B666]" office:value-type="float" office:value="-9736" calcext:value-type="float">
            <text:p>-9736</text:p>
          </table:table-cell>
          <table:table-cell table:formula="of:=AVERAGE([.A666:.B666])" office:value-type="float" office:value="9306" calcext:value-type="float">
            <text:p>9306</text:p>
          </table:table-cell>
          <table:table-cell table:number-columns-repeated="2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14342" calcext:value-type="float">
            <text:p>14342</text:p>
          </table:table-cell>
          <table:table-cell table:formula="of:=[.A667]-[.B667]" office:value-type="float" office:value="-8980" calcext:value-type="float">
            <text:p>-8980</text:p>
          </table:table-cell>
          <table:table-cell table:formula="of:=AVERAGE([.A667:.B667])" office:value-type="float" office:value="9852" calcext:value-type="float">
            <text:p>9852</text:p>
          </table:table-cell>
          <table:table-cell table:number-columns-repeated="2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14569" calcext:value-type="float">
            <text:p>14569</text:p>
          </table:table-cell>
          <table:table-cell table:formula="of:=[.A668]-[.B668]" office:value-type="float" office:value="-11076" calcext:value-type="float">
            <text:p>-11076</text:p>
          </table:table-cell>
          <table:table-cell table:formula="of:=AVERAGE([.A668:.B668])" office:value-type="float" office:value="9031" calcext:value-type="float">
            <text:p>9031</text:p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14361" calcext:value-type="float">
            <text:p>14361</text:p>
          </table:table-cell>
          <table:table-cell table:formula="of:=[.A669]-[.B669]" office:value-type="float" office:value="-9078" calcext:value-type="float">
            <text:p>-9078</text:p>
          </table:table-cell>
          <table:table-cell table:formula="of:=AVERAGE([.A669:.B669])" office:value-type="float" office:value="9822" calcext:value-type="float">
            <text:p>9822</text:p>
          </table:table-cell>
          <table:table-cell table:number-columns-repeated="2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14478" calcext:value-type="float">
            <text:p>14478</text:p>
          </table:table-cell>
          <table:table-cell table:formula="of:=[.A670]-[.B670]" office:value-type="float" office:value="-9970" calcext:value-type="float">
            <text:p>-9970</text:p>
          </table:table-cell>
          <table:table-cell table:formula="of:=AVERAGE([.A670:.B670])" office:value-type="float" office:value="9493" calcext:value-type="float">
            <text:p>9493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3378" calcext:value-type="float">
            <text:p>13378</text:p>
          </table:table-cell>
          <table:table-cell table:formula="of:=[.A671]-[.B671]" office:value-type="float" office:value="-9832" calcext:value-type="float">
            <text:p>-9832</text:p>
          </table:table-cell>
          <table:table-cell table:formula="of:=AVERAGE([.A671:.B671])" office:value-type="float" office:value="8462" calcext:value-type="float">
            <text:p>8462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4329" calcext:value-type="float">
            <text:p>14329</text:p>
          </table:table-cell>
          <table:table-cell table:formula="of:=[.A672]-[.B672]" office:value-type="float" office:value="-10639" calcext:value-type="float">
            <text:p>-10639</text:p>
          </table:table-cell>
          <table:table-cell table:formula="of:=AVERAGE([.A672:.B672])" office:value-type="float" office:value="9009.5" calcext:value-type="float">
            <text:p>9009,5</text:p>
          </table:table-cell>
          <table:table-cell table:number-columns-repeated="2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14236" calcext:value-type="float">
            <text:p>14236</text:p>
          </table:table-cell>
          <table:table-cell table:formula="of:=[.A673]-[.B673]" office:value-type="float" office:value="-8828" calcext:value-type="float">
            <text:p>-8828</text:p>
          </table:table-cell>
          <table:table-cell table:formula="of:=AVERAGE([.A673:.B673])" office:value-type="float" office:value="9822" calcext:value-type="float">
            <text:p>9822</text:p>
          </table:table-cell>
          <table:table-cell table:number-columns-repeated="2"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14134" calcext:value-type="float">
            <text:p>14134</text:p>
          </table:table-cell>
          <table:table-cell table:formula="of:=[.A674]-[.B674]" office:value-type="float" office:value="-8891" calcext:value-type="float">
            <text:p>-8891</text:p>
          </table:table-cell>
          <table:table-cell table:formula="of:=AVERAGE([.A674:.B674])" office:value-type="float" office:value="9688.5" calcext:value-type="float">
            <text:p>9688,5</text:p>
          </table:table-cell>
          <table:table-cell table:number-columns-repeated="2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14802" calcext:value-type="float">
            <text:p>14802</text:p>
          </table:table-cell>
          <table:table-cell table:formula="of:=[.A675]-[.B675]" office:value-type="float" office:value="-8764" calcext:value-type="float">
            <text:p>-8764</text:p>
          </table:table-cell>
          <table:table-cell table:formula="of:=AVERAGE([.A675:.B675])" office:value-type="float" office:value="10420" calcext:value-type="float">
            <text:p>10420</text:p>
          </table:table-cell>
          <table:table-cell table:number-columns-repeated="2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13904" calcext:value-type="float">
            <text:p>13904</text:p>
          </table:table-cell>
          <table:table-cell table:formula="of:=[.A676]-[.B676]" office:value-type="float" office:value="-7693" calcext:value-type="float">
            <text:p>-7693</text:p>
          </table:table-cell>
          <table:table-cell table:formula="of:=AVERAGE([.A676:.B676])" office:value-type="float" office:value="10057.5" calcext:value-type="float">
            <text:p>10057,5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14423" calcext:value-type="float">
            <text:p>14423</text:p>
          </table:table-cell>
          <table:table-cell table:formula="of:=[.A677]-[.B677]" office:value-type="float" office:value="-9805" calcext:value-type="float">
            <text:p>-9805</text:p>
          </table:table-cell>
          <table:table-cell table:formula="of:=AVERAGE([.A677:.B677])" office:value-type="float" office:value="9520.5" calcext:value-type="float">
            <text:p>9520,5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4229" calcext:value-type="float">
            <text:p>14229</text:p>
          </table:table-cell>
          <table:table-cell table:formula="of:=[.A678]-[.B678]" office:value-type="float" office:value="-11299" calcext:value-type="float">
            <text:p>-11299</text:p>
          </table:table-cell>
          <table:table-cell table:formula="of:=AVERAGE([.A678:.B678])" office:value-type="float" office:value="8579.5" calcext:value-type="float">
            <text:p>8579,5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4530" calcext:value-type="float">
            <text:p>14530</text:p>
          </table:table-cell>
          <table:table-cell table:formula="of:=[.A679]-[.B679]" office:value-type="float" office:value="-12622" calcext:value-type="float">
            <text:p>-12622</text:p>
          </table:table-cell>
          <table:table-cell table:formula="of:=AVERAGE([.A679:.B679])" office:value-type="float" office:value="8219" calcext:value-type="float">
            <text:p>8219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4646" calcext:value-type="float">
            <text:p>14646</text:p>
          </table:table-cell>
          <table:table-cell table:formula="of:=[.A680]-[.B680]" office:value-type="float" office:value="-11527" calcext:value-type="float">
            <text:p>-11527</text:p>
          </table:table-cell>
          <table:table-cell table:formula="of:=AVERAGE([.A680:.B680])" office:value-type="float" office:value="8882.5" calcext:value-type="float">
            <text:p>8882,5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5012" calcext:value-type="float">
            <text:p>15012</text:p>
          </table:table-cell>
          <table:table-cell table:formula="of:=[.A681]-[.B681]" office:value-type="float" office:value="-13223" calcext:value-type="float">
            <text:p>-13223</text:p>
          </table:table-cell>
          <table:table-cell table:formula="of:=AVERAGE([.A681:.B681])" office:value-type="float" office:value="8400.5" calcext:value-type="float">
            <text:p>8400,5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4435" calcext:value-type="float">
            <text:p>14435</text:p>
          </table:table-cell>
          <table:table-cell table:formula="of:=[.A682]-[.B682]" office:value-type="float" office:value="-12148" calcext:value-type="float">
            <text:p>-12148</text:p>
          </table:table-cell>
          <table:table-cell table:formula="of:=AVERAGE([.A682:.B682])" office:value-type="float" office:value="8361" calcext:value-type="float">
            <text:p>8361</text:p>
          </table:table-cell>
          <table:table-cell table:number-columns-repeated="2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7756" calcext:value-type="float">
            <text:p>7756</text:p>
          </table:table-cell>
          <table:table-cell table:formula="of:=[.A683]-[.B683]" office:value-type="float" office:value="-510" calcext:value-type="float">
            <text:p>-510</text:p>
          </table:table-cell>
          <table:table-cell table:formula="of:=AVERAGE([.A683:.B683])" office:value-type="float" office:value="7501" calcext:value-type="float">
            <text:p>7501</text:p>
          </table:table-cell>
          <table:table-cell table:number-columns-repeated="2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4223" calcext:value-type="float">
            <text:p>4223</text:p>
          </table:table-cell>
          <table:table-cell table:formula="of:=[.A684]-[.B684]" office:value-type="float" office:value="2805" calcext:value-type="float">
            <text:p>2805</text:p>
          </table:table-cell>
          <table:table-cell table:formula="of:=AVERAGE([.A684:.B684])" office:value-type="float" office:value="5625.5" calcext:value-type="float">
            <text:p>5625,5</text:p>
          </table:table-cell>
          <table:table-cell table:number-columns-repeated="2"/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5099" calcext:value-type="float">
            <text:p>5099</text:p>
          </table:table-cell>
          <table:table-cell table:formula="of:=[.A685]-[.B685]" office:value-type="float" office:value="2494" calcext:value-type="float">
            <text:p>2494</text:p>
          </table:table-cell>
          <table:table-cell table:formula="of:=AVERAGE([.A685:.B685])" office:value-type="float" office:value="6346" calcext:value-type="float">
            <text:p>6346</text:p>
          </table:table-cell>
          <table:table-cell table:number-columns-repeated="2"/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5324" calcext:value-type="float">
            <text:p>5324</text:p>
          </table:table-cell>
          <table:table-cell table:formula="of:=[.A686]-[.B686]" office:value-type="float" office:value="2078" calcext:value-type="float">
            <text:p>2078</text:p>
          </table:table-cell>
          <table:table-cell table:formula="of:=AVERAGE([.A686:.B686])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5716" calcext:value-type="float">
            <text:p>5716</text:p>
          </table:table-cell>
          <table:table-cell table:formula="of:=[.A687]-[.B687]" office:value-type="float" office:value="1610" calcext:value-type="float">
            <text:p>1610</text:p>
          </table:table-cell>
          <table:table-cell table:formula="of:=AVERAGE([.A687:.B687])" office:value-type="float" office:value="6521" calcext:value-type="float">
            <text:p>6521</text:p>
          </table:table-cell>
          <table:table-cell table:number-columns-repeated="2"/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5717" calcext:value-type="float">
            <text:p>5717</text:p>
          </table:table-cell>
          <table:table-cell table:formula="of:=[.A688]-[.B688]" office:value-type="float" office:value="1469" calcext:value-type="float">
            <text:p>1469</text:p>
          </table:table-cell>
          <table:table-cell table:formula="of:=AVERAGE([.A688:.B688])" office:value-type="float" office:value="6451.5" calcext:value-type="float">
            <text:p>6451,5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5841" calcext:value-type="float">
            <text:p>5841</text:p>
          </table:table-cell>
          <table:table-cell table:formula="of:=[.A689]-[.B689]" office:value-type="float" office:value="1329" calcext:value-type="float">
            <text:p>1329</text:p>
          </table:table-cell>
          <table:table-cell table:formula="of:=AVERAGE([.A689:.B689])" office:value-type="float" office:value="6505.5" calcext:value-type="float">
            <text:p>6505,5</text:p>
          </table:table-cell>
          <table:table-cell table:number-columns-repeated="2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5996" calcext:value-type="float">
            <text:p>5996</text:p>
          </table:table-cell>
          <table:table-cell table:formula="of:=[.A690]-[.B690]" office:value-type="float" office:value="862" calcext:value-type="float">
            <text:p>862</text:p>
          </table:table-cell>
          <table:table-cell table:formula="of:=AVERAGE([.A690:.B690])" office:value-type="float" office:value="6427" calcext:value-type="float">
            <text:p>6427</text:p>
          </table:table-cell>
          <table:table-cell table:number-columns-repeated="2"/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6123" calcext:value-type="float">
            <text:p>6123</text:p>
          </table:table-cell>
          <table:table-cell table:formula="of:=[.A691]-[.B691]" office:value-type="float" office:value="783" calcext:value-type="float">
            <text:p>783</text:p>
          </table:table-cell>
          <table:table-cell table:formula="of:=AVERAGE([.A691:.B691])" office:value-type="float" office:value="6514.5" calcext:value-type="float">
            <text:p>6514,5</text:p>
          </table:table-cell>
          <table:table-cell table:number-columns-repeated="2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6328" calcext:value-type="float">
            <text:p>6328</text:p>
          </table:table-cell>
          <table:table-cell table:formula="of:=[.A692]-[.B692]" office:value-type="float" office:value="265" calcext:value-type="float">
            <text:p>265</text:p>
          </table:table-cell>
          <table:table-cell table:formula="of:=AVERAGE([.A692:.B692])" office:value-type="float" office:value="6460.5" calcext:value-type="float">
            <text:p>6460,5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6143" calcext:value-type="float">
            <text:p>6143</text:p>
          </table:table-cell>
          <table:table-cell table:formula="of:=[.A693]-[.B693]" office:value-type="float" office:value="274" calcext:value-type="float">
            <text:p>274</text:p>
          </table:table-cell>
          <table:table-cell table:formula="of:=AVERAGE([.A693:.B693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5898" calcext:value-type="float">
            <text:p>5898</text:p>
          </table:table-cell>
          <table:table-cell table:formula="of:=[.A694]-[.B694]" office:value-type="float" office:value="496" calcext:value-type="float">
            <text:p>496</text:p>
          </table:table-cell>
          <table:table-cell table:formula="of:=AVERAGE([.A694:.B694])" office:value-type="float" office:value="6146" calcext:value-type="float">
            <text:p>6146</text:p>
          </table:table-cell>
          <table:table-cell table:number-columns-repeated="2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5848" calcext:value-type="float">
            <text:p>5848</text:p>
          </table:table-cell>
          <table:table-cell table:formula="of:=[.A695]-[.B695]" office:value-type="float" office:value="30" calcext:value-type="float">
            <text:p>30</text:p>
          </table:table-cell>
          <table:table-cell table:formula="of:=AVERAGE([.A695:.B695])" office:value-type="float" office:value="5863" calcext:value-type="float">
            <text:p>5863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6108" calcext:value-type="float">
            <text:p>6108</text:p>
          </table:table-cell>
          <table:table-cell table:formula="of:=[.A696]-[.B696]" office:value-type="float" office:value="160" calcext:value-type="float">
            <text:p>160</text:p>
          </table:table-cell>
          <table:table-cell table:formula="of:=AVERAGE([.A696:.B696])" office:value-type="float" office:value="6188" calcext:value-type="float">
            <text:p>6188</text:p>
          </table:table-cell>
          <table:table-cell table:number-columns-repeated="2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6083" calcext:value-type="float">
            <text:p>6083</text:p>
          </table:table-cell>
          <table:table-cell table:formula="of:=[.A697]-[.B697]" office:value-type="float" office:value="457" calcext:value-type="float">
            <text:p>457</text:p>
          </table:table-cell>
          <table:table-cell table:formula="of:=AVERAGE([.A697:.B697])" office:value-type="float" office:value="6311.5" calcext:value-type="float">
            <text:p>6311,5</text:p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5624" calcext:value-type="float">
            <text:p>5624</text:p>
          </table:table-cell>
          <table:table-cell table:formula="of:=[.A698]-[.B698]" office:value-type="float" office:value="282" calcext:value-type="float">
            <text:p>282</text:p>
          </table:table-cell>
          <table:table-cell table:formula="of:=AVERAGE([.A698:.B698])" office:value-type="float" office:value="5765" calcext:value-type="float">
            <text:p>5765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6015" calcext:value-type="float">
            <text:p>6015</text:p>
          </table:table-cell>
          <table:table-cell table:formula="of:=[.A699]-[.B699]" office:value-type="float" office:value="-307" calcext:value-type="float">
            <text:p>-307</text:p>
          </table:table-cell>
          <table:table-cell table:formula="of:=AVERAGE([.A699:.B699])" office:value-type="float" office:value="5861.5" calcext:value-type="float">
            <text:p>5861,5</text:p>
          </table:table-cell>
          <table:table-cell table:number-columns-repeated="2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5941" calcext:value-type="float">
            <text:p>5941</text:p>
          </table:table-cell>
          <table:table-cell table:formula="of:=[.A700]-[.B700]" office:value-type="float" office:value="132" calcext:value-type="float">
            <text:p>132</text:p>
          </table:table-cell>
          <table:table-cell table:formula="of:=AVERAGE([.A700:.B700])" office:value-type="float" office:value="6007" calcext:value-type="float">
            <text:p>6007</text:p>
          </table:table-cell>
          <table:table-cell table:number-columns-repeated="2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6348" calcext:value-type="float">
            <text:p>6348</text:p>
          </table:table-cell>
          <table:table-cell table:formula="of:=[.A701]-[.B701]" office:value-type="float" office:value="28" calcext:value-type="float">
            <text:p>28</text:p>
          </table:table-cell>
          <table:table-cell table:formula="of:=AVERAGE([.A701:.B701])" office:value-type="float" office:value="6362" calcext:value-type="float">
            <text:p>6362</text:p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6243" calcext:value-type="float">
            <text:p>6243</text:p>
          </table:table-cell>
          <table:table-cell table:formula="of:=[.A702]-[.B702]" office:value-type="float" office:value="-185" calcext:value-type="float">
            <text:p>-185</text:p>
          </table:table-cell>
          <table:table-cell table:formula="of:=AVERAGE([.A702:.B702])" office:value-type="float" office:value="6150.5" calcext:value-type="float">
            <text:p>6150,5</text:p>
          </table:table-cell>
          <table:table-cell table:number-columns-repeated="2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6007" calcext:value-type="float">
            <text:p>6007</text:p>
          </table:table-cell>
          <table:table-cell table:formula="of:=[.A703]-[.B703]" office:value-type="float" office:value="206" calcext:value-type="float">
            <text:p>206</text:p>
          </table:table-cell>
          <table:table-cell table:formula="of:=AVERAGE([.A703:.B703])" office:value-type="float" office:value="6110" calcext:value-type="float">
            <text:p>6110</text:p>
          </table:table-cell>
          <table:table-cell table:number-columns-repeated="2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6175" calcext:value-type="float">
            <text:p>6175</text:p>
          </table:table-cell>
          <table:table-cell table:formula="of:=[.A704]-[.B704]" office:value-type="float" office:value="113" calcext:value-type="float">
            <text:p>113</text:p>
          </table:table-cell>
          <table:table-cell table:formula="of:=AVERAGE([.A704:.B704])" office:value-type="float" office:value="6231.5" calcext:value-type="float">
            <text:p>6231,5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555" calcext:value-type="float">
            <text:p>5555</text:p>
          </table:table-cell>
          <table:table-cell table:formula="of:=[.A705]-[.B705]" office:value-type="float" office:value="445" calcext:value-type="float">
            <text:p>445</text:p>
          </table:table-cell>
          <table:table-cell table:formula="of:=AVERAGE([.A705:.B705])" office:value-type="float" office:value="5777.5" calcext:value-type="float">
            <text:p>5777,5</text:p>
          </table:table-cell>
          <table:table-cell table:number-columns-repeated="2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6300" calcext:value-type="float">
            <text:p>6300</text:p>
          </table:table-cell>
          <table:table-cell table:formula="of:=[.A706]-[.B706]" office:value-type="float" office:value="-6" calcext:value-type="float">
            <text:p>-6</text:p>
          </table:table-cell>
          <table:table-cell table:formula="of:=AVERAGE([.A706:.B706])" office:value-type="float" office:value="6297" calcext:value-type="float">
            <text:p>6297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6289" calcext:value-type="float">
            <text:p>6289</text:p>
          </table:table-cell>
          <table:table-cell table:formula="of:=[.A707]-[.B707]" office:value-type="float" office:value="531" calcext:value-type="float">
            <text:p>531</text:p>
          </table:table-cell>
          <table:table-cell table:formula="of:=AVERAGE([.A707:.B707])" office:value-type="float" office:value="6554.5" calcext:value-type="float">
            <text:p>6554,5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6105" calcext:value-type="float">
            <text:p>6105</text:p>
          </table:table-cell>
          <table:table-cell table:formula="of:=[.A708]-[.B708]" office:value-type="float" office:value="412" calcext:value-type="float">
            <text:p>412</text:p>
          </table:table-cell>
          <table:table-cell table:formula="of:=AVERAGE([.A708:.B708])" office:value-type="float" office:value="6311" calcext:value-type="float">
            <text:p>6311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191" calcext:value-type="float">
            <text:p>6191</text:p>
          </table:table-cell>
          <table:table-cell table:formula="of:=[.A709]-[.B709]" office:value-type="float" office:value="261" calcext:value-type="float">
            <text:p>261</text:p>
          </table:table-cell>
          <table:table-cell table:formula="of:=AVERAGE([.A709:.B709])" office:value-type="float" office:value="6321.5" calcext:value-type="float">
            <text:p>6321,5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6302" calcext:value-type="float">
            <text:p>6302</text:p>
          </table:table-cell>
          <table:table-cell table:formula="of:=[.A710]-[.B710]" office:value-type="float" office:value="-68" calcext:value-type="float">
            <text:p>-68</text:p>
          </table:table-cell>
          <table:table-cell table:formula="of:=AVERAGE([.A710:.B710])" office:value-type="float" office:value="6268" calcext:value-type="float">
            <text:p>6268</text:p>
          </table:table-cell>
          <table:table-cell table:number-columns-repeated="2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6399" calcext:value-type="float">
            <text:p>6399</text:p>
          </table:table-cell>
          <table:table-cell table:formula="of:=[.A711]-[.B711]" office:value-type="float" office:value="67" calcext:value-type="float">
            <text:p>67</text:p>
          </table:table-cell>
          <table:table-cell table:formula="of:=AVERAGE([.A711:.B711])" office:value-type="float" office:value="6432.5" calcext:value-type="float">
            <text:p>6432,5</text:p>
          </table:table-cell>
          <table:table-cell table:number-columns-repeated="2"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6211" calcext:value-type="float">
            <text:p>6211</text:p>
          </table:table-cell>
          <table:table-cell table:formula="of:=[.A712]-[.B712]" office:value-type="float" office:value="618" calcext:value-type="float">
            <text:p>618</text:p>
          </table:table-cell>
          <table:table-cell table:formula="of:=AVERAGE([.A712:.B712])" office:value-type="float" office:value="6520" calcext:value-type="float">
            <text:p>6520</text:p>
          </table:table-cell>
          <table:table-cell table:number-columns-repeated="2"/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6349" calcext:value-type="float">
            <text:p>6349</text:p>
          </table:table-cell>
          <table:table-cell table:formula="of:=[.A713]-[.B713]" office:value-type="float" office:value="496" calcext:value-type="float">
            <text:p>496</text:p>
          </table:table-cell>
          <table:table-cell table:formula="of:=AVERAGE([.A713:.B713])" office:value-type="float" office:value="6597" calcext:value-type="float">
            <text:p>6597</text:p>
          </table:table-cell>
          <table:table-cell table:number-columns-repeated="2"/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6068" calcext:value-type="float">
            <text:p>6068</text:p>
          </table:table-cell>
          <table:table-cell table:formula="of:=[.A714]-[.B714]" office:value-type="float" office:value="505" calcext:value-type="float">
            <text:p>505</text:p>
          </table:table-cell>
          <table:table-cell table:formula="of:=AVERAGE([.A714:.B714])" office:value-type="float" office:value="6320.5" calcext:value-type="float">
            <text:p>6320,5</text:p>
          </table:table-cell>
          <table:table-cell table:number-columns-repeated="2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6119" calcext:value-type="float">
            <text:p>6119</text:p>
          </table:table-cell>
          <table:table-cell table:formula="of:=[.A715]-[.B715]" office:value-type="float" office:value="404" calcext:value-type="float">
            <text:p>404</text:p>
          </table:table-cell>
          <table:table-cell table:formula="of:=AVERAGE([.A715:.B715])" office:value-type="float" office:value="6321" calcext:value-type="float">
            <text:p>6321</text:p>
          </table:table-cell>
          <table:table-cell table:number-columns-repeated="2"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6087" calcext:value-type="float">
            <text:p>6087</text:p>
          </table:table-cell>
          <table:table-cell table:formula="of:=[.A716]-[.B716]" office:value-type="float" office:value="602" calcext:value-type="float">
            <text:p>602</text:p>
          </table:table-cell>
          <table:table-cell table:formula="of:=AVERAGE([.A716:.B716])" office:value-type="float" office:value="6388" calcext:value-type="float">
            <text:p>6388</text:p>
          </table:table-cell>
          <table:table-cell table:number-columns-repeated="2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6468" calcext:value-type="float">
            <text:p>6468</text:p>
          </table:table-cell>
          <table:table-cell table:formula="of:=[.A717]-[.B717]" office:value-type="float" office:value="525" calcext:value-type="float">
            <text:p>525</text:p>
          </table:table-cell>
          <table:table-cell table:formula="of:=AVERAGE([.A717:.B717])" office:value-type="float" office:value="6730.5" calcext:value-type="float">
            <text:p>6730,5</text:p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6617" calcext:value-type="float">
            <text:p>6617</text:p>
          </table:table-cell>
          <table:table-cell table:formula="of:=[.A718]-[.B718]" office:value-type="float" office:value="85" calcext:value-type="float">
            <text:p>85</text:p>
          </table:table-cell>
          <table:table-cell table:formula="of:=AVERAGE([.A718:.B718])" office:value-type="float" office:value="6659.5" calcext:value-type="float">
            <text:p>6659,5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6303" calcext:value-type="float">
            <text:p>6303</text:p>
          </table:table-cell>
          <table:table-cell table:formula="of:=[.A719]-[.B719]" office:value-type="float" office:value="94" calcext:value-type="float">
            <text:p>94</text:p>
          </table:table-cell>
          <table:table-cell table:formula="of:=AVERAGE([.A719:.B719])" office:value-type="float" office:value="6350" calcext:value-type="float">
            <text:p>6350</text:p>
          </table:table-cell>
          <table:table-cell table:number-columns-repeated="2"/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6234" calcext:value-type="float">
            <text:p>6234</text:p>
          </table:table-cell>
          <table:table-cell table:formula="of:=[.A720]-[.B720]" office:value-type="float" office:value="-249" calcext:value-type="float">
            <text:p>-249</text:p>
          </table:table-cell>
          <table:table-cell table:formula="of:=AVERAGE([.A720:.B720])" office:value-type="float" office:value="6109.5" calcext:value-type="float">
            <text:p>6109,5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5423" calcext:value-type="float">
            <text:p>5423</text:p>
          </table:table-cell>
          <table:table-cell table:formula="of:=[.A721]-[.B721]" office:value-type="float" office:value="-257" calcext:value-type="float">
            <text:p>-257</text:p>
          </table:table-cell>
          <table:table-cell table:formula="of:=AVERAGE([.A721:.B721])" office:value-type="float" office:value="5294.5" calcext:value-type="float">
            <text:p>5294,5</text:p>
          </table:table-cell>
          <table:table-cell table:number-columns-repeated="2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5859" calcext:value-type="float">
            <text:p>5859</text:p>
          </table:table-cell>
          <table:table-cell table:formula="of:=[.A722]-[.B722]" office:value-type="float" office:value="2" calcext:value-type="float">
            <text:p>2</text:p>
          </table:table-cell>
          <table:table-cell table:formula="of:=AVERAGE([.A722:.B722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6318" calcext:value-type="float">
            <text:p>6318</text:p>
          </table:table-cell>
          <table:table-cell table:formula="of:=[.A723]-[.B723]" office:value-type="float" office:value="170" calcext:value-type="float">
            <text:p>170</text:p>
          </table:table-cell>
          <table:table-cell table:formula="of:=AVERAGE([.A723:.B723])" office:value-type="float" office:value="6403" calcext:value-type="float">
            <text:p>6403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5919" calcext:value-type="float">
            <text:p>5919</text:p>
          </table:table-cell>
          <table:table-cell table:formula="of:=[.A724]-[.B724]" office:value-type="float" office:value="-15" calcext:value-type="float">
            <text:p>-15</text:p>
          </table:table-cell>
          <table:table-cell table:formula="of:=AVERAGE([.A724:.B724])" office:value-type="float" office:value="5911.5" calcext:value-type="float">
            <text:p>5911,5</text:p>
          </table:table-cell>
          <table:table-cell table:number-columns-repeated="2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6083" calcext:value-type="float">
            <text:p>6083</text:p>
          </table:table-cell>
          <table:table-cell table:formula="of:=[.A725]-[.B725]" office:value-type="float" office:value="403" calcext:value-type="float">
            <text:p>403</text:p>
          </table:table-cell>
          <table:table-cell table:formula="of:=AVERAGE([.A725:.B725])" office:value-type="float" office:value="6284.5" calcext:value-type="float">
            <text:p>6284,5</text:p>
          </table:table-cell>
          <table:table-cell table:number-columns-repeated="2"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5919" calcext:value-type="float">
            <text:p>5919</text:p>
          </table:table-cell>
          <table:table-cell table:formula="of:=[.A726]-[.B726]" office:value-type="float" office:value="174" calcext:value-type="float">
            <text:p>174</text:p>
          </table:table-cell>
          <table:table-cell table:formula="of:=AVERAGE([.A726:.B726])" office:value-type="float" office:value="6006" calcext:value-type="float">
            <text:p>6006</text:p>
          </table:table-cell>
          <table:table-cell table:number-columns-repeated="2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6128" calcext:value-type="float">
            <text:p>6128</text:p>
          </table:table-cell>
          <table:table-cell table:formula="of:=[.A727]-[.B727]" office:value-type="float" office:value="533" calcext:value-type="float">
            <text:p>533</text:p>
          </table:table-cell>
          <table:table-cell table:formula="of:=AVERAGE([.A727:.B727])" office:value-type="float" office:value="6394.5" calcext:value-type="float">
            <text:p>6394,5</text:p>
          </table:table-cell>
          <table:table-cell table:number-columns-repeated="2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5954" calcext:value-type="float">
            <text:p>5954</text:p>
          </table:table-cell>
          <table:table-cell table:formula="of:=[.A728]-[.B728]" office:value-type="float" office:value="545" calcext:value-type="float">
            <text:p>545</text:p>
          </table:table-cell>
          <table:table-cell table:formula="of:=AVERAGE([.A728:.B728])" office:value-type="float" office:value="6226.5" calcext:value-type="float">
            <text:p>6226,5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5891" calcext:value-type="float">
            <text:p>5891</text:p>
          </table:table-cell>
          <table:table-cell table:formula="of:=[.A729]-[.B729]" office:value-type="float" office:value="379" calcext:value-type="float">
            <text:p>379</text:p>
          </table:table-cell>
          <table:table-cell table:formula="of:=AVERAGE([.A729:.B729])" office:value-type="float" office:value="6080.5" calcext:value-type="float">
            <text:p>6080,5</text:p>
          </table:table-cell>
          <table:table-cell table:number-columns-repeated="2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5527" calcext:value-type="float">
            <text:p>5527</text:p>
          </table:table-cell>
          <table:table-cell table:formula="of:=[.A730]-[.B730]" office:value-type="float" office:value="500" calcext:value-type="float">
            <text:p>500</text:p>
          </table:table-cell>
          <table:table-cell table:formula="of:=AVERAGE([.A730:.B730])" office:value-type="float" office:value="5777" calcext:value-type="float">
            <text:p>5777</text:p>
          </table:table-cell>
          <table:table-cell table:number-columns-repeated="2"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5392" calcext:value-type="float">
            <text:p>5392</text:p>
          </table:table-cell>
          <table:table-cell table:formula="of:=[.A731]-[.B731]" office:value-type="float" office:value="631" calcext:value-type="float">
            <text:p>631</text:p>
          </table:table-cell>
          <table:table-cell table:formula="of:=AVERAGE([.A731:.B731])" office:value-type="float" office:value="5707.5" calcext:value-type="float">
            <text:p>5707,5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4937" calcext:value-type="float">
            <text:p>4937</text:p>
          </table:table-cell>
          <table:table-cell table:formula="of:=[.A732]-[.B732]" office:value-type="float" office:value="1422" calcext:value-type="float">
            <text:p>1422</text:p>
          </table:table-cell>
          <table:table-cell table:formula="of:=AVERAGE([.A732:.B732])" office:value-type="float" office:value="5648" calcext:value-type="float">
            <text:p>5648</text:p>
          </table:table-cell>
          <table:table-cell table:number-columns-repeated="2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5555" calcext:value-type="float">
            <text:p>5555</text:p>
          </table:table-cell>
          <table:table-cell table:formula="of:=[.A733]-[.B733]" office:value-type="float" office:value="1244" calcext:value-type="float">
            <text:p>1244</text:p>
          </table:table-cell>
          <table:table-cell table:formula="of:=AVERAGE([.A733:.B733])" office:value-type="float" office:value="6177" calcext:value-type="float">
            <text:p>6177</text:p>
          </table:table-cell>
          <table:table-cell table:number-columns-repeated="2"/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5192" calcext:value-type="float">
            <text:p>5192</text:p>
          </table:table-cell>
          <table:table-cell table:formula="of:=[.A734]-[.B734]" office:value-type="float" office:value="2384" calcext:value-type="float">
            <text:p>2384</text:p>
          </table:table-cell>
          <table:table-cell table:formula="of:=AVERAGE([.A734:.B734])" office:value-type="float" office:value="6384" calcext:value-type="float">
            <text:p>6384</text:p>
          </table:table-cell>
          <table:table-cell table:number-columns-repeated="2"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5405" calcext:value-type="float">
            <text:p>5405</text:p>
          </table:table-cell>
          <table:table-cell table:formula="of:=[.A735]-[.B735]" office:value-type="float" office:value="2018" calcext:value-type="float">
            <text:p>2018</text:p>
          </table:table-cell>
          <table:table-cell table:formula="of:=AVERAGE([.A735:.B735])" office:value-type="float" office:value="6414" calcext:value-type="float">
            <text:p>6414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8503" calcext:value-type="float">
            <text:p>8503</text:p>
          </table:table-cell>
          <table:table-cell table:formula="of:=[.A736]-[.B736]" office:value-type="float" office:value="-2002" calcext:value-type="float">
            <text:p>-2002</text:p>
          </table:table-cell>
          <table:table-cell table:formula="of:=AVERAGE([.A736:.B736])" office:value-type="float" office:value="7502" calcext:value-type="float">
            <text:p>7502</text:p>
          </table:table-cell>
          <table:table-cell table:number-columns-repeated="2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12301" calcext:value-type="float">
            <text:p>12301</text:p>
          </table:table-cell>
          <table:table-cell table:formula="of:=[.A737]-[.B737]" office:value-type="float" office:value="-8096" calcext:value-type="float">
            <text:p>-8096</text:p>
          </table:table-cell>
          <table:table-cell table:formula="of:=AVERAGE([.A737:.B737])" office:value-type="float" office:value="8253" calcext:value-type="float">
            <text:p>8253</text:p>
          </table:table-cell>
          <table:table-cell table:number-columns-repeated="2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3234" calcext:value-type="float">
            <text:p>13234</text:p>
          </table:table-cell>
          <table:table-cell table:formula="of:=[.A738]-[.B738]" office:value-type="float" office:value="-9141" calcext:value-type="float">
            <text:p>-9141</text:p>
          </table:table-cell>
          <table:table-cell table:formula="of:=AVERAGE([.A738:.B738])" office:value-type="float" office:value="8663.5" calcext:value-type="float">
            <text:p>8663,5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13832" calcext:value-type="float">
            <text:p>13832</text:p>
          </table:table-cell>
          <table:table-cell table:formula="of:=[.A739]-[.B739]" office:value-type="float" office:value="-9884" calcext:value-type="float">
            <text:p>-9884</text:p>
          </table:table-cell>
          <table:table-cell table:formula="of:=AVERAGE([.A739:.B739])" office:value-type="float" office:value="8890" calcext:value-type="float">
            <text:p>8890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4112" calcext:value-type="float">
            <text:p>14112</text:p>
          </table:table-cell>
          <table:table-cell table:formula="of:=[.A740]-[.B740]" office:value-type="float" office:value="-10372" calcext:value-type="float">
            <text:p>-10372</text:p>
          </table:table-cell>
          <table:table-cell table:formula="of:=AVERAGE([.A740:.B740])" office:value-type="float" office:value="8926" calcext:value-type="float">
            <text:p>8926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4245" calcext:value-type="float">
            <text:p>14245</text:p>
          </table:table-cell>
          <table:table-cell table:formula="of:=[.A741]-[.B741]" office:value-type="float" office:value="-11110" calcext:value-type="float">
            <text:p>-11110</text:p>
          </table:table-cell>
          <table:table-cell table:formula="of:=AVERAGE([.A741:.B741])" office:value-type="float" office:value="8690" calcext:value-type="float">
            <text:p>8690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4119" calcext:value-type="float">
            <text:p>14119</text:p>
          </table:table-cell>
          <table:table-cell table:formula="of:=[.A742]-[.B742]" office:value-type="float" office:value="-11194" calcext:value-type="float">
            <text:p>-11194</text:p>
          </table:table-cell>
          <table:table-cell table:formula="of:=AVERAGE([.A742:.B742])" office:value-type="float" office:value="8522" calcext:value-type="float">
            <text:p>8522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4270" calcext:value-type="float">
            <text:p>14270</text:p>
          </table:table-cell>
          <table:table-cell table:formula="of:=[.A743]-[.B743]" office:value-type="float" office:value="-11843" calcext:value-type="float">
            <text:p>-11843</text:p>
          </table:table-cell>
          <table:table-cell table:formula="of:=AVERAGE([.A743:.B743])" office:value-type="float" office:value="8348.5" calcext:value-type="float">
            <text:p>8348,5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4385" calcext:value-type="float">
            <text:p>14385</text:p>
          </table:table-cell>
          <table:table-cell table:formula="of:=[.A744]-[.B744]" office:value-type="float" office:value="-12037" calcext:value-type="float">
            <text:p>-12037</text:p>
          </table:table-cell>
          <table:table-cell table:formula="of:=AVERAGE([.A744:.B744])" office:value-type="float" office:value="8366.5" calcext:value-type="float">
            <text:p>8366,5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4542" calcext:value-type="float">
            <text:p>14542</text:p>
          </table:table-cell>
          <table:table-cell table:formula="of:=[.A745]-[.B745]" office:value-type="float" office:value="-12240" calcext:value-type="float">
            <text:p>-12240</text:p>
          </table:table-cell>
          <table:table-cell table:formula="of:=AVERAGE([.A745:.B745])" office:value-type="float" office:value="8422" calcext:value-type="float">
            <text:p>8422</text:p>
          </table:table-cell>
          <table:table-cell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4758" calcext:value-type="float">
            <text:p>14758</text:p>
          </table:table-cell>
          <table:table-cell table:formula="of:=[.A746]-[.B746]" office:value-type="float" office:value="-12249" calcext:value-type="float">
            <text:p>-12249</text:p>
          </table:table-cell>
          <table:table-cell table:formula="of:=AVERAGE([.A746:.B746])" office:value-type="float" office:value="8633.5" calcext:value-type="float">
            <text:p>8633,5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4952" calcext:value-type="float">
            <text:p>14952</text:p>
          </table:table-cell>
          <table:table-cell table:formula="of:=[.A747]-[.B747]" office:value-type="float" office:value="-12594" calcext:value-type="float">
            <text:p>-12594</text:p>
          </table:table-cell>
          <table:table-cell table:formula="of:=AVERAGE([.A747:.B747])" office:value-type="float" office:value="8655" calcext:value-type="float">
            <text:p>8655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5093" calcext:value-type="float">
            <text:p>15093</text:p>
          </table:table-cell>
          <table:table-cell table:formula="of:=[.A748]-[.B748]" office:value-type="float" office:value="-12724" calcext:value-type="float">
            <text:p>-12724</text:p>
          </table:table-cell>
          <table:table-cell table:formula="of:=AVERAGE([.A748:.B748])" office:value-type="float" office:value="8731" calcext:value-type="float">
            <text:p>8731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4729" calcext:value-type="float">
            <text:p>14729</text:p>
          </table:table-cell>
          <table:table-cell table:formula="of:=[.A749]-[.B749]" office:value-type="float" office:value="-12302" calcext:value-type="float">
            <text:p>-12302</text:p>
          </table:table-cell>
          <table:table-cell table:formula="of:=AVERAGE([.A749:.B749])" office:value-type="float" office:value="8578" calcext:value-type="float">
            <text:p>8578</text:p>
          </table:table-cell>
          <table:table-cell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4656" calcext:value-type="float">
            <text:p>14656</text:p>
          </table:table-cell>
          <table:table-cell table:formula="of:=[.A750]-[.B750]" office:value-type="float" office:value="-12947" calcext:value-type="float">
            <text:p>-12947</text:p>
          </table:table-cell>
          <table:table-cell table:formula="of:=AVERAGE([.A750:.B750])" office:value-type="float" office:value="8182.5" calcext:value-type="float">
            <text:p>8182,5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4801" calcext:value-type="float">
            <text:p>14801</text:p>
          </table:table-cell>
          <table:table-cell table:formula="of:=[.A751]-[.B751]" office:value-type="float" office:value="-12878" calcext:value-type="float">
            <text:p>-12878</text:p>
          </table:table-cell>
          <table:table-cell table:formula="of:=AVERAGE([.A751:.B751])" office:value-type="float" office:value="8362" calcext:value-type="float">
            <text:p>8362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873" calcext:value-type="float">
            <text:p>14873</text:p>
          </table:table-cell>
          <table:table-cell table:formula="of:=[.A752]-[.B752]" office:value-type="float" office:value="-13210" calcext:value-type="float">
            <text:p>-13210</text:p>
          </table:table-cell>
          <table:table-cell table:formula="of:=AVERAGE([.A752:.B752])" office:value-type="float" office:value="8268" calcext:value-type="float">
            <text:p>8268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3544" calcext:value-type="float">
            <text:p>13544</text:p>
          </table:table-cell>
          <table:table-cell table:formula="of:=[.A753]-[.B753]" office:value-type="float" office:value="-11420" calcext:value-type="float">
            <text:p>-11420</text:p>
          </table:table-cell>
          <table:table-cell table:formula="of:=AVERAGE([.A753:.B753])" office:value-type="float" office:value="7834" calcext:value-type="float">
            <text:p>7834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4840" calcext:value-type="float">
            <text:p>14840</text:p>
          </table:table-cell>
          <table:table-cell table:formula="of:=[.A754]-[.B754]" office:value-type="float" office:value="-12850" calcext:value-type="float">
            <text:p>-12850</text:p>
          </table:table-cell>
          <table:table-cell table:formula="of:=AVERAGE([.A754:.B754])" office:value-type="float" office:value="8415" calcext:value-type="float">
            <text:p>8415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827" calcext:value-type="float">
            <text:p>14827</text:p>
          </table:table-cell>
          <table:table-cell table:formula="of:=[.A755]-[.B755]" office:value-type="float" office:value="-13064" calcext:value-type="float">
            <text:p>-13064</text:p>
          </table:table-cell>
          <table:table-cell table:formula="of:=AVERAGE([.A755:.B755])" office:value-type="float" office:value="8295" calcext:value-type="float">
            <text:p>8295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5025" calcext:value-type="float">
            <text:p>15025</text:p>
          </table:table-cell>
          <table:table-cell table:formula="of:=[.A756]-[.B756]" office:value-type="float" office:value="-12920" calcext:value-type="float">
            <text:p>-12920</text:p>
          </table:table-cell>
          <table:table-cell table:formula="of:=AVERAGE([.A756:.B756])" office:value-type="float" office:value="8565" calcext:value-type="float">
            <text:p>8565</text:p>
          </table:table-cell>
          <table:table-cell table:number-columns-repeated="2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4441" calcext:value-type="float">
            <text:p>14441</text:p>
          </table:table-cell>
          <table:table-cell table:formula="of:=[.A757]-[.B757]" office:value-type="float" office:value="-10967" calcext:value-type="float">
            <text:p>-10967</text:p>
          </table:table-cell>
          <table:table-cell table:formula="of:=AVERAGE([.A757:.B757])" office:value-type="float" office:value="8957.5" calcext:value-type="float">
            <text:p>8957,5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4336" calcext:value-type="float">
            <text:p>14336</text:p>
          </table:table-cell>
          <table:table-cell table:formula="of:=[.A758]-[.B758]" office:value-type="float" office:value="-11761" calcext:value-type="float">
            <text:p>-11761</text:p>
          </table:table-cell>
          <table:table-cell table:formula="of:=AVERAGE([.A758:.B758])" office:value-type="float" office:value="8455.5" calcext:value-type="float">
            <text:p>8455,5</text:p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4720" calcext:value-type="float">
            <text:p>14720</text:p>
          </table:table-cell>
          <table:table-cell table:formula="of:=[.A759]-[.B759]" office:value-type="float" office:value="-11764" calcext:value-type="float">
            <text:p>-11764</text:p>
          </table:table-cell>
          <table:table-cell table:formula="of:=AVERAGE([.A759:.B759])" office:value-type="float" office:value="8838" calcext:value-type="float">
            <text:p>8838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4709" calcext:value-type="float">
            <text:p>14709</text:p>
          </table:table-cell>
          <table:table-cell table:formula="of:=[.A760]-[.B760]" office:value-type="float" office:value="-12289" calcext:value-type="float">
            <text:p>-12289</text:p>
          </table:table-cell>
          <table:table-cell table:formula="of:=AVERAGE([.A760:.B760])" office:value-type="float" office:value="8564.5" calcext:value-type="float">
            <text:p>8564,5</text:p>
          </table:table-cell>
          <table:table-cell table:number-columns-repeated="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4381" calcext:value-type="float">
            <text:p>14381</text:p>
          </table:table-cell>
          <table:table-cell table:formula="of:=[.A761]-[.B761]" office:value-type="float" office:value="-11355" calcext:value-type="float">
            <text:p>-11355</text:p>
          </table:table-cell>
          <table:table-cell table:formula="of:=AVERAGE([.A761:.B761])" office:value-type="float" office:value="8703.5" calcext:value-type="float">
            <text:p>8703,5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4942" calcext:value-type="float">
            <text:p>14942</text:p>
          </table:table-cell>
          <table:table-cell table:formula="of:=[.A762]-[.B762]" office:value-type="float" office:value="-11383" calcext:value-type="float">
            <text:p>-11383</text:p>
          </table:table-cell>
          <table:table-cell table:formula="of:=AVERAGE([.A762:.B762])" office:value-type="float" office:value="9250.5" calcext:value-type="float">
            <text:p>9250,5</text:p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14081" calcext:value-type="float">
            <text:p>14081</text:p>
          </table:table-cell>
          <table:table-cell table:formula="of:=[.A763]-[.B763]" office:value-type="float" office:value="-11680" calcext:value-type="float">
            <text:p>-11680</text:p>
          </table:table-cell>
          <table:table-cell table:formula="of:=AVERAGE([.A763:.B763])" office:value-type="float" office:value="8241" calcext:value-type="float">
            <text:p>8241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3781" calcext:value-type="float">
            <text:p>13781</text:p>
          </table:table-cell>
          <table:table-cell table:formula="of:=[.A764]-[.B764]" office:value-type="float" office:value="-11016" calcext:value-type="float">
            <text:p>-11016</text:p>
          </table:table-cell>
          <table:table-cell table:formula="of:=AVERAGE([.A764:.B764])" office:value-type="float" office:value="8273" calcext:value-type="float">
            <text:p>8273</text:p>
          </table:table-cell>
          <table:table-cell table:number-columns-repeated="2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13715" calcext:value-type="float">
            <text:p>13715</text:p>
          </table:table-cell>
          <table:table-cell table:formula="of:=[.A765]-[.B765]" office:value-type="float" office:value="-9297" calcext:value-type="float">
            <text:p>-9297</text:p>
          </table:table-cell>
          <table:table-cell table:formula="of:=AVERAGE([.A765:.B765])" office:value-type="float" office:value="9066.5" calcext:value-type="float">
            <text:p>9066,5</text:p>
          </table:table-cell>
          <table:table-cell table:number-columns-repeated="2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14233" calcext:value-type="float">
            <text:p>14233</text:p>
          </table:table-cell>
          <table:table-cell table:formula="of:=[.A766]-[.B766]" office:value-type="float" office:value="-9546" calcext:value-type="float">
            <text:p>-9546</text:p>
          </table:table-cell>
          <table:table-cell table:formula="of:=AVERAGE([.A766:.B766])" office:value-type="float" office:value="9460" calcext:value-type="float">
            <text:p>9460</text:p>
          </table:table-cell>
          <table:table-cell table:number-columns-repeated="2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14085" calcext:value-type="float">
            <text:p>14085</text:p>
          </table:table-cell>
          <table:table-cell table:formula="of:=[.A767]-[.B767]" office:value-type="float" office:value="-10228" calcext:value-type="float">
            <text:p>-10228</text:p>
          </table:table-cell>
          <table:table-cell table:formula="of:=AVERAGE([.A767:.B767])" office:value-type="float" office:value="8971" calcext:value-type="float">
            <text:p>8971</text:p>
          </table:table-cell>
          <table:table-cell table:number-columns-repeated="2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4877" calcext:value-type="float">
            <text:p>14877</text:p>
          </table:table-cell>
          <table:table-cell table:formula="of:=[.A768]-[.B768]" office:value-type="float" office:value="-11174" calcext:value-type="float">
            <text:p>-11174</text:p>
          </table:table-cell>
          <table:table-cell table:formula="of:=AVERAGE([.A768:.B768])" office:value-type="float" office:value="9290" calcext:value-type="float">
            <text:p>9290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4914" calcext:value-type="float">
            <text:p>14914</text:p>
          </table:table-cell>
          <table:table-cell table:formula="of:=[.A769]-[.B769]" office:value-type="float" office:value="-10850" calcext:value-type="float">
            <text:p>-10850</text:p>
          </table:table-cell>
          <table:table-cell table:formula="of:=AVERAGE([.A769:.B769])" office:value-type="float" office:value="9489" calcext:value-type="float">
            <text:p>9489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4304" calcext:value-type="float">
            <text:p>14304</text:p>
          </table:table-cell>
          <table:table-cell table:formula="of:=[.A770]-[.B770]" office:value-type="float" office:value="-11214" calcext:value-type="float">
            <text:p>-11214</text:p>
          </table:table-cell>
          <table:table-cell table:formula="of:=AVERAGE([.A770:.B770])" office:value-type="float" office:value="8697" calcext:value-type="float">
            <text:p>8697</text:p>
          </table:table-cell>
          <table:table-cell table:number-columns-repeated="2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4416" calcext:value-type="float">
            <text:p>14416</text:p>
          </table:table-cell>
          <table:table-cell table:formula="of:=[.A771]-[.B771]" office:value-type="float" office:value="-11521" calcext:value-type="float">
            <text:p>-11521</text:p>
          </table:table-cell>
          <table:table-cell table:formula="of:=AVERAGE([.A771:.B771])" office:value-type="float" office:value="8655.5" calcext:value-type="float">
            <text:p>8655,5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4026" calcext:value-type="float">
            <text:p>14026</text:p>
          </table:table-cell>
          <table:table-cell table:formula="of:=[.A772]-[.B772]" office:value-type="float" office:value="-10284" calcext:value-type="float">
            <text:p>-10284</text:p>
          </table:table-cell>
          <table:table-cell table:formula="of:=AVERAGE([.A772:.B772])" office:value-type="float" office:value="8884" calcext:value-type="float">
            <text:p>8884</text:p>
          </table:table-cell>
          <table:table-cell table:number-columns-repeated="2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13775" calcext:value-type="float">
            <text:p>13775</text:p>
          </table:table-cell>
          <table:table-cell table:formula="of:=[.A773]-[.B773]" office:value-type="float" office:value="-8707" calcext:value-type="float">
            <text:p>-8707</text:p>
          </table:table-cell>
          <table:table-cell table:formula="of:=AVERAGE([.A773:.B773])" office:value-type="float" office:value="9421.5" calcext:value-type="float">
            <text:p>9421,5</text:p>
          </table:table-cell>
          <table:table-cell table:number-columns-repeated="2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13356" calcext:value-type="float">
            <text:p>13356</text:p>
          </table:table-cell>
          <table:table-cell table:formula="of:=[.A774]-[.B774]" office:value-type="float" office:value="-6299" calcext:value-type="float">
            <text:p>-6299</text:p>
          </table:table-cell>
          <table:table-cell table:formula="of:=AVERAGE([.A774:.B774])" office:value-type="float" office:value="10206.5" calcext:value-type="float">
            <text:p>10206,5</text:p>
          </table:table-cell>
          <table:table-cell table:number-columns-repeated="2"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14100" calcext:value-type="float">
            <text:p>14100</text:p>
          </table:table-cell>
          <table:table-cell table:formula="of:=[.A775]-[.B775]" office:value-type="float" office:value="-5936" calcext:value-type="float">
            <text:p>-5936</text:p>
          </table:table-cell>
          <table:table-cell table:formula="of:=AVERAGE([.A775:.B775])" office:value-type="float" office:value="11132" calcext:value-type="float">
            <text:p>11132</text:p>
          </table:table-cell>
          <table:table-cell table:number-columns-repeated="2"/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12598" calcext:value-type="float">
            <text:p>12598</text:p>
          </table:table-cell>
          <table:table-cell table:formula="of:=[.A776]-[.B776]" office:value-type="float" office:value="-4416" calcext:value-type="float">
            <text:p>-4416</text:p>
          </table:table-cell>
          <table:table-cell table:formula="of:=AVERAGE([.A776:.B776])" office:value-type="float" office:value="10390" calcext:value-type="float">
            <text:p>10390</text:p>
          </table:table-cell>
          <table:table-cell table:number-columns-repeated="2"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float" office:value="12865" calcext:value-type="float">
            <text:p>12865</text:p>
          </table:table-cell>
          <table:table-cell table:formula="of:=[.A777]-[.B777]" office:value-type="float" office:value="-4361" calcext:value-type="float">
            <text:p>-4361</text:p>
          </table:table-cell>
          <table:table-cell table:formula="of:=AVERAGE([.A777:.B777])" office:value-type="float" office:value="10684.5" calcext:value-type="float">
            <text:p>10684,5</text:p>
          </table:table-cell>
          <table:table-cell table:number-columns-repeated="2"/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11441" calcext:value-type="float">
            <text:p>11441</text:p>
          </table:table-cell>
          <table:table-cell table:formula="of:=[.A778]-[.B778]" office:value-type="float" office:value="-2500" calcext:value-type="float">
            <text:p>-2500</text:p>
          </table:table-cell>
          <table:table-cell table:formula="of:=AVERAGE([.A778:.B778])" office:value-type="float" office:value="10191" calcext:value-type="float">
            <text:p>10191</text:p>
          </table:table-cell>
          <table:table-cell table:number-columns-repeated="2"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11491" calcext:value-type="float">
            <text:p>11491</text:p>
          </table:table-cell>
          <table:table-cell table:formula="of:=[.A779]-[.B779]" office:value-type="float" office:value="-2873" calcext:value-type="float">
            <text:p>-2873</text:p>
          </table:table-cell>
          <table:table-cell table:formula="of:=AVERAGE([.A779:.B779])" office:value-type="float" office:value="10054.5" calcext:value-type="float">
            <text:p>10054,5</text:p>
          </table:table-cell>
          <table:table-cell table:number-columns-repeated="2"/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10314" calcext:value-type="float">
            <text:p>10314</text:p>
          </table:table-cell>
          <table:table-cell table:formula="of:=[.A780]-[.B780]" office:value-type="float" office:value="-2362" calcext:value-type="float">
            <text:p>-2362</text:p>
          </table:table-cell>
          <table:table-cell table:formula="of:=AVERAGE([.A780:.B780])" office:value-type="float" office:value="9133" calcext:value-type="float">
            <text:p>9133</text:p>
          </table:table-cell>
          <table:table-cell table:number-columns-repeated="2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11307" calcext:value-type="float">
            <text:p>11307</text:p>
          </table:table-cell>
          <table:table-cell table:formula="of:=[.A781]-[.B781]" office:value-type="float" office:value="-1715" calcext:value-type="float">
            <text:p>-1715</text:p>
          </table:table-cell>
          <table:table-cell table:formula="of:=AVERAGE([.A781:.B781])" office:value-type="float" office:value="10449.5" calcext:value-type="float">
            <text:p>10449,5</text:p>
          </table:table-cell>
          <table:table-cell table:number-columns-repeated="2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12445" calcext:value-type="float">
            <text:p>12445</text:p>
          </table:table-cell>
          <table:table-cell table:formula="of:=[.A782]-[.B782]" office:value-type="float" office:value="-293" calcext:value-type="float">
            <text:p>-293</text:p>
          </table:table-cell>
          <table:table-cell table:formula="of:=AVERAGE([.A782:.B782])" office:value-type="float" office:value="12298.5" calcext:value-type="float">
            <text:p>12298,5</text:p>
          </table:table-cell>
          <table:table-cell table:number-columns-repeated="2"/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float" office:value="12760" calcext:value-type="float">
            <text:p>12760</text:p>
          </table:table-cell>
          <table:table-cell table:formula="of:=[.A783]-[.B783]" office:value-type="float" office:value="-408" calcext:value-type="float">
            <text:p>-408</text:p>
          </table:table-cell>
          <table:table-cell table:formula="of:=AVERAGE([.A783:.B783])" office:value-type="float" office:value="12556" calcext:value-type="float">
            <text:p>12556</text:p>
          </table:table-cell>
          <table:table-cell table:number-columns-repeated="2"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float" office:value="10193" calcext:value-type="float">
            <text:p>10193</text:p>
          </table:table-cell>
          <table:table-cell table:formula="of:=[.A784]-[.B784]" office:value-type="float" office:value="-237" calcext:value-type="float">
            <text:p>-237</text:p>
          </table:table-cell>
          <table:table-cell table:formula="of:=AVERAGE([.A784:.B784])" office:value-type="float" office:value="10074.5" calcext:value-type="float">
            <text:p>10074,5</text:p>
          </table:table-cell>
          <table:table-cell table:number-columns-repeated="2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10070" calcext:value-type="float">
            <text:p>10070</text:p>
          </table:table-cell>
          <table:table-cell table:formula="of:=[.A785]-[.B785]" office:value-type="float" office:value="-668" calcext:value-type="float">
            <text:p>-668</text:p>
          </table:table-cell>
          <table:table-cell table:formula="of:=AVERAGE([.A785:.B785])" office:value-type="float" office:value="9736" calcext:value-type="float">
            <text:p>9736</text:p>
          </table:table-cell>
          <table:table-cell table:number-columns-repeated="2"/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9734" calcext:value-type="float">
            <text:p>9734</text:p>
          </table:table-cell>
          <table:table-cell table:formula="of:=[.A786]-[.B786]" office:value-type="float" office:value="1469" calcext:value-type="float">
            <text:p>1469</text:p>
          </table:table-cell>
          <table:table-cell table:formula="of:=AVERAGE([.A786:.B786])" office:value-type="float" office:value="10468.5" calcext:value-type="float">
            <text:p>10468,5</text:p>
          </table:table-cell>
          <table:table-cell table:number-columns-repeated="2"/>
        </table:table-row>
        <table:table-row table:style-name="ro1">
          <table:table-cell office:value-type="float" office:value="11098" calcext:value-type="float">
            <text:p>11098</text:p>
          </table:table-cell>
          <table:table-cell office:value-type="float" office:value="9197" calcext:value-type="float">
            <text:p>9197</text:p>
          </table:table-cell>
          <table:table-cell table:formula="of:=[.A787]-[.B787]" office:value-type="float" office:value="1901" calcext:value-type="float">
            <text:p>1901</text:p>
          </table:table-cell>
          <table:table-cell table:formula="of:=AVERAGE([.A787:.B787])" office:value-type="float" office:value="10147.5" calcext:value-type="float">
            <text:p>10147,5</text:p>
          </table:table-cell>
          <table:table-cell table:number-columns-repeated="2"/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float" office:value="8383" calcext:value-type="float">
            <text:p>8383</text:p>
          </table:table-cell>
          <table:table-cell table:formula="of:=[.A788]-[.B788]" office:value-type="float" office:value="2801" calcext:value-type="float">
            <text:p>2801</text:p>
          </table:table-cell>
          <table:table-cell table:formula="of:=AVERAGE([.A788:.B788])" office:value-type="float" office:value="9783.5" calcext:value-type="float">
            <text:p>9783,5</text:p>
          </table:table-cell>
          <table:table-cell table:number-columns-repeated="2"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float" office:value="10835" calcext:value-type="float">
            <text:p>10835</text:p>
          </table:table-cell>
          <table:table-cell table:formula="of:=[.A789]-[.B789]" office:value-type="float" office:value="1170" calcext:value-type="float">
            <text:p>1170</text:p>
          </table:table-cell>
          <table:table-cell table:formula="of:=AVERAGE([.A789:.B789])" office:value-type="float" office:value="11420" calcext:value-type="float">
            <text:p>11420</text:p>
          </table:table-cell>
          <table:table-cell table:number-columns-repeated="2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11706" calcext:value-type="float">
            <text:p>11706</text:p>
          </table:table-cell>
          <table:table-cell table:formula="of:=[.A790]-[.B790]" office:value-type="float" office:value="1914" calcext:value-type="float">
            <text:p>1914</text:p>
          </table:table-cell>
          <table:table-cell table:formula="of:=AVERAGE([.A790:.B790])" office:value-type="float" office:value="12663" calcext:value-type="float">
            <text:p>12663</text:p>
          </table:table-cell>
          <table:table-cell table:number-columns-repeated="2"/>
        </table:table-row>
        <table:table-row table:style-name="ro1">
          <table:table-cell office:value-type="float" office:value="13783" calcext:value-type="float">
            <text:p>13783</text:p>
          </table:table-cell>
          <table:table-cell office:value-type="float" office:value="11448" calcext:value-type="float">
            <text:p>11448</text:p>
          </table:table-cell>
          <table:table-cell table:formula="of:=[.A791]-[.B791]" office:value-type="float" office:value="2335" calcext:value-type="float">
            <text:p>2335</text:p>
          </table:table-cell>
          <table:table-cell table:formula="of:=AVERAGE([.A791:.B791])" office:value-type="float" office:value="12615.5" calcext:value-type="float">
            <text:p>12615,5</text:p>
          </table:table-cell>
          <table:table-cell table:number-columns-repeated="2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9737" calcext:value-type="float">
            <text:p>9737</text:p>
          </table:table-cell>
          <table:table-cell table:formula="of:=[.A792]-[.B792]" office:value-type="float" office:value="2863" calcext:value-type="float">
            <text:p>2863</text:p>
          </table:table-cell>
          <table:table-cell table:formula="of:=AVERAGE([.A792:.B792])" office:value-type="float" office:value="11168.5" calcext:value-type="float">
            <text:p>11168,5</text:p>
          </table:table-cell>
          <table:table-cell table:number-columns-repeated="2"/>
        </table:table-row>
        <table:table-row table:style-name="ro1">
          <table:table-cell office:value-type="float" office:value="13682" calcext:value-type="float">
            <text:p>13682</text:p>
          </table:table-cell>
          <table:table-cell office:value-type="float" office:value="9316" calcext:value-type="float">
            <text:p>9316</text:p>
          </table:table-cell>
          <table:table-cell table:formula="of:=[.A793]-[.B793]" office:value-type="float" office:value="4366" calcext:value-type="float">
            <text:p>4366</text:p>
          </table:table-cell>
          <table:table-cell table:formula="of:=AVERAGE([.A793:.B793])" office:value-type="float" office:value="11499" calcext:value-type="float">
            <text:p>11499</text:p>
          </table:table-cell>
          <table:table-cell table:number-columns-repeated="2"/>
        </table:table-row>
        <table:table-row table:style-name="ro1">
          <table:table-cell office:value-type="float" office:value="13358" calcext:value-type="float">
            <text:p>13358</text:p>
          </table:table-cell>
          <table:table-cell office:value-type="float" office:value="9048" calcext:value-type="float">
            <text:p>9048</text:p>
          </table:table-cell>
          <table:table-cell table:formula="of:=[.A794]-[.B794]" office:value-type="float" office:value="4310" calcext:value-type="float">
            <text:p>4310</text:p>
          </table:table-cell>
          <table:table-cell table:formula="of:=AVERAGE([.A794:.B794])" office:value-type="float" office:value="11203" calcext:value-type="float">
            <text:p>11203</text:p>
          </table:table-cell>
          <table:table-cell table:number-columns-repeated="2"/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8984" calcext:value-type="float">
            <text:p>8984</text:p>
          </table:table-cell>
          <table:table-cell table:formula="of:=[.A795]-[.B795]" office:value-type="float" office:value="4717" calcext:value-type="float">
            <text:p>4717</text:p>
          </table:table-cell>
          <table:table-cell table:formula="of:=AVERAGE([.A795:.B795])" office:value-type="float" office:value="11342.5" calcext:value-type="float">
            <text:p>11342,5</text:p>
          </table:table-cell>
          <table:table-cell table:number-columns-repeated="2"/>
        </table:table-row>
        <table:table-row table:style-name="ro1">
          <table:table-cell office:value-type="float" office:value="11794" calcext:value-type="float">
            <text:p>11794</text:p>
          </table:table-cell>
          <table:table-cell office:value-type="float" office:value="8737" calcext:value-type="float">
            <text:p>8737</text:p>
          </table:table-cell>
          <table:table-cell table:formula="of:=[.A796]-[.B796]" office:value-type="float" office:value="3057" calcext:value-type="float">
            <text:p>3057</text:p>
          </table:table-cell>
          <table:table-cell table:formula="of:=AVERAGE([.A796:.B796])" office:value-type="float" office:value="10265.5" calcext:value-type="float">
            <text:p>10265,5</text:p>
          </table:table-cell>
          <table:table-cell table:number-columns-repeated="2"/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float" office:value="10848" calcext:value-type="float">
            <text:p>10848</text:p>
          </table:table-cell>
          <table:table-cell table:formula="of:=[.A797]-[.B797]" office:value-type="float" office:value="1619" calcext:value-type="float">
            <text:p>1619</text:p>
          </table:table-cell>
          <table:table-cell table:formula="of:=AVERAGE([.A797:.B797])" office:value-type="float" office:value="11657.5" calcext:value-type="float">
            <text:p>11657,5</text:p>
          </table:table-cell>
          <table:table-cell table:number-columns-repeated="2"/>
        </table:table-row>
        <table:table-row table:style-name="ro1">
          <table:table-cell office:value-type="float" office:value="14137" calcext:value-type="float">
            <text:p>14137</text:p>
          </table:table-cell>
          <table:table-cell office:value-type="float" office:value="11222" calcext:value-type="float">
            <text:p>11222</text:p>
          </table:table-cell>
          <table:table-cell table:formula="of:=[.A798]-[.B798]" office:value-type="float" office:value="2915" calcext:value-type="float">
            <text:p>2915</text:p>
          </table:table-cell>
          <table:table-cell table:formula="of:=AVERAGE([.A798:.B798])" office:value-type="float" office:value="12679.5" calcext:value-type="float">
            <text:p>12679,5</text:p>
          </table:table-cell>
          <table:table-cell table:number-columns-repeated="2"/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float" office:value="10916" calcext:value-type="float">
            <text:p>10916</text:p>
          </table:table-cell>
          <table:table-cell table:formula="of:=[.A799]-[.B799]" office:value-type="float" office:value="2607" calcext:value-type="float">
            <text:p>2607</text:p>
          </table:table-cell>
          <table:table-cell table:formula="of:=AVERAGE([.A799:.B799])" office:value-type="float" office:value="12219.5" calcext:value-type="float">
            <text:p>12219,5</text:p>
          </table:table-cell>
          <table:table-cell table:number-columns-repeated="2"/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9626" calcext:value-type="float">
            <text:p>9626</text:p>
          </table:table-cell>
          <table:table-cell table:formula="of:=[.A800]-[.B800]" office:value-type="float" office:value="3125" calcext:value-type="float">
            <text:p>3125</text:p>
          </table:table-cell>
          <table:table-cell table:formula="of:=AVERAGE([.A800:.B800])" office:value-type="float" office:value="11188.5" calcext:value-type="float">
            <text:p>11188,5</text:p>
          </table:table-cell>
          <table:table-cell table:number-columns-repeated="2"/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float" office:value="9163" calcext:value-type="float">
            <text:p>9163</text:p>
          </table:table-cell>
          <table:table-cell table:formula="of:=[.A801]-[.B801]" office:value-type="float" office:value="3616" calcext:value-type="float">
            <text:p>3616</text:p>
          </table:table-cell>
          <table:table-cell table:formula="of:=AVERAGE([.A801:.B801])" office:value-type="float" office:value="10971" calcext:value-type="float">
            <text:p>10971</text:p>
          </table:table-cell>
          <table:table-cell table:number-columns-repeated="2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float" office:value="8410" calcext:value-type="float">
            <text:p>8410</text:p>
          </table:table-cell>
          <table:table-cell table:formula="of:=[.A802]-[.B802]" office:value-type="float" office:value="4664" calcext:value-type="float">
            <text:p>4664</text:p>
          </table:table-cell>
          <table:table-cell table:formula="of:=AVERAGE([.A802:.B802])" office:value-type="float" office:value="10742" calcext:value-type="float">
            <text:p>10742</text:p>
          </table:table-cell>
          <table:table-cell table:number-columns-repeated="2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7547" calcext:value-type="float">
            <text:p>7547</text:p>
          </table:table-cell>
          <table:table-cell table:formula="of:=[.A803]-[.B803]" office:value-type="float" office:value="5604" calcext:value-type="float">
            <text:p>5604</text:p>
          </table:table-cell>
          <table:table-cell table:formula="of:=AVERAGE([.A803:.B803])" office:value-type="float" office:value="10349" calcext:value-type="float">
            <text:p>10349</text:p>
          </table:table-cell>
          <table:table-cell table:number-columns-repeated="2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float" office:value="8448" calcext:value-type="float">
            <text:p>8448</text:p>
          </table:table-cell>
          <table:table-cell table:formula="of:=[.A804]-[.B804]" office:value-type="float" office:value="4671" calcext:value-type="float">
            <text:p>4671</text:p>
          </table:table-cell>
          <table:table-cell table:formula="of:=AVERAGE([.A804:.B804])" office:value-type="float" office:value="10783.5" calcext:value-type="float">
            <text:p>10783,5</text:p>
          </table:table-cell>
          <table:table-cell table:number-columns-repeated="2"/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float" office:value="10396" calcext:value-type="float">
            <text:p>10396</text:p>
          </table:table-cell>
          <table:table-cell table:formula="of:=[.A805]-[.B805]" office:value-type="float" office:value="3148" calcext:value-type="float">
            <text:p>3148</text:p>
          </table:table-cell>
          <table:table-cell table:formula="of:=AVERAGE([.A805:.B805])" office:value-type="float" office:value="11970" calcext:value-type="float">
            <text:p>11970</text:p>
          </table:table-cell>
          <table:table-cell table:number-columns-repeated="2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10714" calcext:value-type="float">
            <text:p>10714</text:p>
          </table:table-cell>
          <table:table-cell table:formula="of:=[.A806]-[.B806]" office:value-type="float" office:value="3596" calcext:value-type="float">
            <text:p>3596</text:p>
          </table:table-cell>
          <table:table-cell table:formula="of:=AVERAGE([.A806:.B806])" office:value-type="float" office:value="12512" calcext:value-type="float">
            <text:p>12512</text:p>
          </table:table-cell>
          <table:table-cell table:number-columns-repeated="2"/>
        </table:table-row>
        <table:table-row table:style-name="ro1">
          <table:table-cell office:value-type="float" office:value="12689" calcext:value-type="float">
            <text:p>12689</text:p>
          </table:table-cell>
          <table:table-cell office:value-type="float" office:value="10648" calcext:value-type="float">
            <text:p>10648</text:p>
          </table:table-cell>
          <table:table-cell table:formula="of:=[.A807]-[.B807]" office:value-type="float" office:value="2041" calcext:value-type="float">
            <text:p>2041</text:p>
          </table:table-cell>
          <table:table-cell table:formula="of:=AVERAGE([.A807:.B807])" office:value-type="float" office:value="11668.5" calcext:value-type="float">
            <text:p>11668,5</text:p>
          </table:table-cell>
          <table:table-cell table:number-columns-repeated="2"/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9518" calcext:value-type="float">
            <text:p>9518</text:p>
          </table:table-cell>
          <table:table-cell table:formula="of:=[.A808]-[.B808]" office:value-type="float" office:value="3797" calcext:value-type="float">
            <text:p>3797</text:p>
          </table:table-cell>
          <table:table-cell table:formula="of:=AVERAGE([.A808:.B808])" office:value-type="float" office:value="11416.5" calcext:value-type="float">
            <text:p>11416,5</text:p>
          </table:table-cell>
          <table:table-cell table:number-columns-repeated="2"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float" office:value="9855" calcext:value-type="float">
            <text:p>9855</text:p>
          </table:table-cell>
          <table:table-cell table:formula="of:=[.A809]-[.B809]" office:value-type="float" office:value="3496" calcext:value-type="float">
            <text:p>3496</text:p>
          </table:table-cell>
          <table:table-cell table:formula="of:=AVERAGE([.A809:.B809])" office:value-type="float" office:value="11603" calcext:value-type="float">
            <text:p>11603</text:p>
          </table:table-cell>
          <table:table-cell table:number-columns-repeated="2"/>
        </table:table-row>
        <table:table-row table:style-name="ro1">
          <table:table-cell office:value-type="float" office:value="13467" calcext:value-type="float">
            <text:p>13467</text:p>
          </table:table-cell>
          <table:table-cell office:value-type="float" office:value="8148" calcext:value-type="float">
            <text:p>8148</text:p>
          </table:table-cell>
          <table:table-cell table:formula="of:=[.A810]-[.B810]" office:value-type="float" office:value="5319" calcext:value-type="float">
            <text:p>5319</text:p>
          </table:table-cell>
          <table:table-cell table:formula="of:=AVERAGE([.A810:.B810])" office:value-type="float" office:value="10807.5" calcext:value-type="float">
            <text:p>10807,5</text:p>
          </table:table-cell>
          <table:table-cell table:number-columns-repeated="2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8250" calcext:value-type="float">
            <text:p>8250</text:p>
          </table:table-cell>
          <table:table-cell table:formula="of:=[.A811]-[.B811]" office:value-type="float" office:value="4830" calcext:value-type="float">
            <text:p>4830</text:p>
          </table:table-cell>
          <table:table-cell table:formula="of:=AVERAGE([.A811:.B811])" office:value-type="float" office:value="10665" calcext:value-type="float">
            <text:p>10665</text:p>
          </table:table-cell>
          <table:table-cell table:number-columns-repeated="2"/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float" office:value="8941" calcext:value-type="float">
            <text:p>8941</text:p>
          </table:table-cell>
          <table:table-cell table:formula="of:=[.A812]-[.B812]" office:value-type="float" office:value="3196" calcext:value-type="float">
            <text:p>3196</text:p>
          </table:table-cell>
          <table:table-cell table:formula="of:=AVERAGE([.A812:.B812])" office:value-type="float" office:value="10539" calcext:value-type="float">
            <text:p>10539</text:p>
          </table:table-cell>
          <table:table-cell table:number-columns-repeated="2"/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float" office:value="10849" calcext:value-type="float">
            <text:p>10849</text:p>
          </table:table-cell>
          <table:table-cell table:formula="of:=[.A813]-[.B813]" office:value-type="float" office:value="3143" calcext:value-type="float">
            <text:p>3143</text:p>
          </table:table-cell>
          <table:table-cell table:formula="of:=AVERAGE([.A813:.B813])" office:value-type="float" office:value="12420.5" calcext:value-type="float">
            <text:p>12420,5</text:p>
          </table:table-cell>
          <table:table-cell table:number-columns-repeated="2"/>
        </table:table-row>
        <table:table-row table:style-name="ro1">
          <table:table-cell office:value-type="float" office:value="14218" calcext:value-type="float">
            <text:p>14218</text:p>
          </table:table-cell>
          <table:table-cell office:value-type="float" office:value="11050" calcext:value-type="float">
            <text:p>11050</text:p>
          </table:table-cell>
          <table:table-cell table:formula="of:=[.A814]-[.B814]" office:value-type="float" office:value="3168" calcext:value-type="float">
            <text:p>3168</text:p>
          </table:table-cell>
          <table:table-cell table:formula="of:=AVERAGE([.A814:.B814])" office:value-type="float" office:value="12634" calcext:value-type="float">
            <text:p>12634</text:p>
          </table:table-cell>
          <table:table-cell table:number-columns-repeated="2"/>
        </table:table-row>
        <table:table-row table:style-name="ro1">
          <table:table-cell office:value-type="float" office:value="13326" calcext:value-type="float">
            <text:p>13326</text:p>
          </table:table-cell>
          <table:table-cell office:value-type="float" office:value="9611" calcext:value-type="float">
            <text:p>9611</text:p>
          </table:table-cell>
          <table:table-cell table:formula="of:=[.A815]-[.B815]" office:value-type="float" office:value="3715" calcext:value-type="float">
            <text:p>3715</text:p>
          </table:table-cell>
          <table:table-cell table:formula="of:=AVERAGE([.A815:.B815])" office:value-type="float" office:value="11468.5" calcext:value-type="float">
            <text:p>11468,5</text:p>
          </table:table-cell>
          <table:table-cell table:number-columns-repeated="2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9066" calcext:value-type="float">
            <text:p>9066</text:p>
          </table:table-cell>
          <table:table-cell table:formula="of:=[.A816]-[.B816]" office:value-type="float" office:value="4178" calcext:value-type="float">
            <text:p>4178</text:p>
          </table:table-cell>
          <table:table-cell table:formula="of:=AVERAGE([.A816:.B816])" office:value-type="float" office:value="11155" calcext:value-type="float">
            <text:p>11155</text:p>
          </table:table-cell>
          <table:table-cell table:number-columns-repeated="2"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float" office:value="7569" calcext:value-type="float">
            <text:p>7569</text:p>
          </table:table-cell>
          <table:table-cell table:formula="of:=[.A817]-[.B817]" office:value-type="float" office:value="5753" calcext:value-type="float">
            <text:p>5753</text:p>
          </table:table-cell>
          <table:table-cell table:formula="of:=AVERAGE([.A817:.B817])" office:value-type="float" office:value="10445.5" calcext:value-type="float">
            <text:p>10445,5</text:p>
          </table:table-cell>
          <table:table-cell table:number-columns-repeated="2"/>
        </table:table-row>
        <table:table-row table:style-name="ro1">
          <table:table-cell office:value-type="float" office:value="13387" calcext:value-type="float">
            <text:p>13387</text:p>
          </table:table-cell>
          <table:table-cell office:value-type="float" office:value="8404" calcext:value-type="float">
            <text:p>8404</text:p>
          </table:table-cell>
          <table:table-cell table:formula="of:=[.A818]-[.B818]" office:value-type="float" office:value="4983" calcext:value-type="float">
            <text:p>4983</text:p>
          </table:table-cell>
          <table:table-cell table:formula="of:=AVERAGE([.A818:.B818])" office:value-type="float" office:value="10895.5" calcext:value-type="float">
            <text:p>10895,5</text:p>
          </table:table-cell>
          <table:table-cell table:number-columns-repeated="2"/>
        </table:table-row>
        <table:table-row table:style-name="ro1">
          <table:table-cell office:value-type="float" office:value="12942" calcext:value-type="float">
            <text:p>12942</text:p>
          </table:table-cell>
          <table:table-cell office:value-type="float" office:value="8497" calcext:value-type="float">
            <text:p>8497</text:p>
          </table:table-cell>
          <table:table-cell table:formula="of:=[.A819]-[.B819]" office:value-type="float" office:value="4445" calcext:value-type="float">
            <text:p>4445</text:p>
          </table:table-cell>
          <table:table-cell table:formula="of:=AVERAGE([.A819:.B819])" office:value-type="float" office:value="10719.5" calcext:value-type="float">
            <text:p>10719,5</text:p>
          </table:table-cell>
          <table:table-cell table:number-columns-repeated="2"/>
        </table:table-row>
        <table:table-row table:style-name="ro1">
          <table:table-cell office:value-type="float" office:value="12781" calcext:value-type="float">
            <text:p>12781</text:p>
          </table:table-cell>
          <table:table-cell office:value-type="float" office:value="9859" calcext:value-type="float">
            <text:p>9859</text:p>
          </table:table-cell>
          <table:table-cell table:formula="of:=[.A820]-[.B820]" office:value-type="float" office:value="2922" calcext:value-type="float">
            <text:p>2922</text:p>
          </table:table-cell>
          <table:table-cell table:formula="of:=AVERAGE([.A820:.B820])" office:value-type="float" office:value="11320" calcext:value-type="float">
            <text:p>11320</text:p>
          </table:table-cell>
          <table:table-cell table:number-columns-repeated="2"/>
        </table:table-row>
        <table:table-row table:style-name="ro1">
          <table:table-cell office:value-type="float" office:value="14734" calcext:value-type="float">
            <text:p>14734</text:p>
          </table:table-cell>
          <table:table-cell office:value-type="float" office:value="11262" calcext:value-type="float">
            <text:p>11262</text:p>
          </table:table-cell>
          <table:table-cell table:formula="of:=[.A821]-[.B821]" office:value-type="float" office:value="3472" calcext:value-type="float">
            <text:p>3472</text:p>
          </table:table-cell>
          <table:table-cell table:formula="of:=AVERAGE([.A821:.B821])" office:value-type="float" office:value="12998" calcext:value-type="float">
            <text:p>12998</text:p>
          </table:table-cell>
          <table:table-cell table:number-columns-repeated="2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10631" calcext:value-type="float">
            <text:p>10631</text:p>
          </table:table-cell>
          <table:table-cell table:formula="of:=[.A822]-[.B822]" office:value-type="float" office:value="3192" calcext:value-type="float">
            <text:p>3192</text:p>
          </table:table-cell>
          <table:table-cell table:formula="of:=AVERAGE([.A822:.B822])" office:value-type="float" office:value="12227" calcext:value-type="float">
            <text:p>12227</text:p>
          </table:table-cell>
          <table:table-cell table:number-columns-repeated="2"/>
        </table:table-row>
        <table:table-row table:style-name="ro1">
          <table:table-cell office:value-type="float" office:value="12606" calcext:value-type="float">
            <text:p>12606</text:p>
          </table:table-cell>
          <table:table-cell office:value-type="float" office:value="9955" calcext:value-type="float">
            <text:p>9955</text:p>
          </table:table-cell>
          <table:table-cell table:formula="of:=[.A823]-[.B823]" office:value-type="float" office:value="2651" calcext:value-type="float">
            <text:p>2651</text:p>
          </table:table-cell>
          <table:table-cell table:formula="of:=AVERAGE([.A823:.B823])" office:value-type="float" office:value="11280.5" calcext:value-type="float">
            <text:p>11280,5</text:p>
          </table:table-cell>
          <table:table-cell table:number-columns-repeated="2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9589" calcext:value-type="float">
            <text:p>9589</text:p>
          </table:table-cell>
          <table:table-cell table:formula="of:=[.A824]-[.B824]" office:value-type="float" office:value="2700" calcext:value-type="float">
            <text:p>2700</text:p>
          </table:table-cell>
          <table:table-cell table:formula="of:=AVERAGE([.A824:.B824])" office:value-type="float" office:value="10939" calcext:value-type="float">
            <text:p>10939</text:p>
          </table:table-cell>
          <table:table-cell table:number-columns-repeated="2"/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float" office:value="7704" calcext:value-type="float">
            <text:p>7704</text:p>
          </table:table-cell>
          <table:table-cell table:formula="of:=[.A825]-[.B825]" office:value-type="float" office:value="5235" calcext:value-type="float">
            <text:p>5235</text:p>
          </table:table-cell>
          <table:table-cell table:formula="of:=AVERAGE([.A825:.B825])" office:value-type="float" office:value="10321.5" calcext:value-type="float">
            <text:p>10321,5</text:p>
          </table:table-cell>
          <table:table-cell table:number-columns-repeated="2"/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float" office:value="8401" calcext:value-type="float">
            <text:p>8401</text:p>
          </table:table-cell>
          <table:table-cell table:formula="of:=[.A826]-[.B826]" office:value-type="float" office:value="4489" calcext:value-type="float">
            <text:p>4489</text:p>
          </table:table-cell>
          <table:table-cell table:formula="of:=AVERAGE([.A826:.B826])" office:value-type="float" office:value="10645.5" calcext:value-type="float">
            <text:p>10645,5</text:p>
          </table:table-cell>
          <table:table-cell table:number-columns-repeated="2"/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8772" calcext:value-type="float">
            <text:p>8772</text:p>
          </table:table-cell>
          <table:table-cell table:formula="of:=[.A827]-[.B827]" office:value-type="float" office:value="3727" calcext:value-type="float">
            <text:p>3727</text:p>
          </table:table-cell>
          <table:table-cell table:formula="of:=AVERAGE([.A827:.B827])" office:value-type="float" office:value="10635.5" calcext:value-type="float">
            <text:p>10635,5</text:p>
          </table:table-cell>
          <table:table-cell table:number-columns-repeated="2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10645" calcext:value-type="float">
            <text:p>10645</text:p>
          </table:table-cell>
          <table:table-cell table:formula="of:=[.A828]-[.B828]" office:value-type="float" office:value="1783" calcext:value-type="float">
            <text:p>1783</text:p>
          </table:table-cell>
          <table:table-cell table:formula="of:=AVERAGE([.A828:.B828])" office:value-type="float" office:value="11536.5" calcext:value-type="float">
            <text:p>11536,5</text:p>
          </table:table-cell>
          <table:table-cell table:number-columns-repeated="2"/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10021" calcext:value-type="float">
            <text:p>10021</text:p>
          </table:table-cell>
          <table:table-cell table:formula="of:=[.A829]-[.B829]" office:value-type="float" office:value="3294" calcext:value-type="float">
            <text:p>3294</text:p>
          </table:table-cell>
          <table:table-cell table:formula="of:=AVERAGE([.A829:.B829])" office:value-type="float" office:value="11668" calcext:value-type="float">
            <text:p>11668</text:p>
          </table:table-cell>
          <table:table-cell table:number-columns-repeated="2"/>
        </table:table-row>
        <table:table-row table:style-name="ro1">
          <table:table-cell office:value-type="float" office:value="13906" calcext:value-type="float">
            <text:p>13906</text:p>
          </table:table-cell>
          <table:table-cell office:value-type="float" office:value="11287" calcext:value-type="float">
            <text:p>11287</text:p>
          </table:table-cell>
          <table:table-cell table:formula="of:=[.A830]-[.B830]" office:value-type="float" office:value="2619" calcext:value-type="float">
            <text:p>2619</text:p>
          </table:table-cell>
          <table:table-cell table:formula="of:=AVERAGE([.A830:.B830])" office:value-type="float" office:value="12596.5" calcext:value-type="float">
            <text:p>12596,5</text:p>
          </table:table-cell>
          <table:table-cell table:number-columns-repeated="2"/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float" office:value="9535" calcext:value-type="float">
            <text:p>9535</text:p>
          </table:table-cell>
          <table:table-cell table:formula="of:=[.A831]-[.B831]" office:value-type="float" office:value="1464" calcext:value-type="float">
            <text:p>1464</text:p>
          </table:table-cell>
          <table:table-cell table:formula="of:=AVERAGE([.A831:.B831])" office:value-type="float" office:value="10267" calcext:value-type="float">
            <text:p>10267</text:p>
          </table:table-cell>
          <table:table-cell table:number-columns-repeated="2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10211" calcext:value-type="float">
            <text:p>10211</text:p>
          </table:table-cell>
          <table:table-cell table:formula="of:=[.A832]-[.B832]" office:value-type="float" office:value="-4736" calcext:value-type="float">
            <text:p>-4736</text:p>
          </table:table-cell>
          <table:table-cell table:formula="of:=AVERAGE([.A832:.B832])" office:value-type="float" office:value="7843" calcext:value-type="float">
            <text:p>7843</text:p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11835" calcext:value-type="float">
            <text:p>11835</text:p>
          </table:table-cell>
          <table:table-cell table:formula="of:=[.A833]-[.B833]" office:value-type="float" office:value="-6412" calcext:value-type="float">
            <text:p>-6412</text:p>
          </table:table-cell>
          <table:table-cell table:formula="of:=AVERAGE([.A833:.B833])" office:value-type="float" office:value="8629" calcext:value-type="float">
            <text:p>8629</text:p>
          </table:table-cell>
          <table:table-cell table:number-columns-repeated="2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12619" calcext:value-type="float">
            <text:p>12619</text:p>
          </table:table-cell>
          <table:table-cell table:formula="of:=[.A834]-[.B834]" office:value-type="float" office:value="-6347" calcext:value-type="float">
            <text:p>-6347</text:p>
          </table:table-cell>
          <table:table-cell table:formula="of:=AVERAGE([.A834:.B834])" office:value-type="float" office:value="9445.5" calcext:value-type="float">
            <text:p>9445,5</text:p>
          </table:table-cell>
          <table:table-cell table:number-columns-repeated="2"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12670" calcext:value-type="float">
            <text:p>12670</text:p>
          </table:table-cell>
          <table:table-cell table:formula="of:=[.A835]-[.B835]" office:value-type="float" office:value="-5713" calcext:value-type="float">
            <text:p>-5713</text:p>
          </table:table-cell>
          <table:table-cell table:formula="of:=AVERAGE([.A835:.B835])" office:value-type="float" office:value="9813.5" calcext:value-type="float">
            <text:p>9813,5</text:p>
          </table:table-cell>
          <table:table-cell table:number-columns-repeated="2"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14036" calcext:value-type="float">
            <text:p>14036</text:p>
          </table:table-cell>
          <table:table-cell table:formula="of:=[.A836]-[.B836]" office:value-type="float" office:value="-5153" calcext:value-type="float">
            <text:p>-5153</text:p>
          </table:table-cell>
          <table:table-cell table:formula="of:=AVERAGE([.A836:.B836])" office:value-type="float" office:value="11459.5" calcext:value-type="float">
            <text:p>11459,5</text:p>
          </table:table-cell>
          <table:table-cell table:number-columns-repeated="2"/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15112" calcext:value-type="float">
            <text:p>15112</text:p>
          </table:table-cell>
          <table:table-cell table:formula="of:=[.A837]-[.B837]" office:value-type="float" office:value="-7176" calcext:value-type="float">
            <text:p>-7176</text:p>
          </table:table-cell>
          <table:table-cell table:formula="of:=AVERAGE([.A837:.B837])" office:value-type="float" office:value="11524" calcext:value-type="float">
            <text:p>11524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14093" calcext:value-type="float">
            <text:p>14093</text:p>
          </table:table-cell>
          <table:table-cell table:formula="of:=[.A838]-[.B838]" office:value-type="float" office:value="-7709" calcext:value-type="float">
            <text:p>-7709</text:p>
          </table:table-cell>
          <table:table-cell table:formula="of:=AVERAGE([.A838:.B838])" office:value-type="float" office:value="10238.5" calcext:value-type="float">
            <text:p>10238,5</text:p>
          </table:table-cell>
          <table:table-cell table:number-columns-repeated="2"/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12729" calcext:value-type="float">
            <text:p>12729</text:p>
          </table:table-cell>
          <table:table-cell table:formula="of:=[.A839]-[.B839]" office:value-type="float" office:value="-7635" calcext:value-type="float">
            <text:p>-7635</text:p>
          </table:table-cell>
          <table:table-cell table:formula="of:=AVERAGE([.A839:.B839])" office:value-type="float" office:value="8911.5" calcext:value-type="float">
            <text:p>8911,5</text:p>
          </table:table-cell>
          <table:table-cell table:number-columns-repeated="2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3947" calcext:value-type="float">
            <text:p>13947</text:p>
          </table:table-cell>
          <table:table-cell table:formula="of:=[.A840]-[.B840]" office:value-type="float" office:value="-9942" calcext:value-type="float">
            <text:p>-9942</text:p>
          </table:table-cell>
          <table:table-cell table:formula="of:=AVERAGE([.A840:.B840])" office:value-type="float" office:value="8976" calcext:value-type="float">
            <text:p>8976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3868" calcext:value-type="float">
            <text:p>13868</text:p>
          </table:table-cell>
          <table:table-cell table:formula="of:=[.A841]-[.B841]" office:value-type="float" office:value="-10892" calcext:value-type="float">
            <text:p>-10892</text:p>
          </table:table-cell>
          <table:table-cell table:formula="of:=AVERAGE([.A841:.B841])" office:value-type="float" office:value="8422" calcext:value-type="float">
            <text:p>8422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14881" calcext:value-type="float">
            <text:p>14881</text:p>
          </table:table-cell>
          <table:table-cell table:formula="of:=[.A842]-[.B842]" office:value-type="float" office:value="-11279" calcext:value-type="float">
            <text:p>-11279</text:p>
          </table:table-cell>
          <table:table-cell table:formula="of:=AVERAGE([.A842:.B842])" office:value-type="float" office:value="9241.5" calcext:value-type="float">
            <text:p>9241,5</text:p>
          </table:table-cell>
          <table:table-cell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5097" calcext:value-type="float">
            <text:p>15097</text:p>
          </table:table-cell>
          <table:table-cell table:formula="of:=[.A843]-[.B843]" office:value-type="float" office:value="-12729" calcext:value-type="float">
            <text:p>-12729</text:p>
          </table:table-cell>
          <table:table-cell table:formula="of:=AVERAGE([.A843:.B843])" office:value-type="float" office:value="8732.5" calcext:value-type="float">
            <text:p>8732,5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4875" calcext:value-type="float">
            <text:p>14875</text:p>
          </table:table-cell>
          <table:table-cell table:formula="of:=[.A844]-[.B844]" office:value-type="float" office:value="-12967" calcext:value-type="float">
            <text:p>-12967</text:p>
          </table:table-cell>
          <table:table-cell table:formula="of:=AVERAGE([.A844:.B844])" office:value-type="float" office:value="8391.5" calcext:value-type="float">
            <text:p>8391,5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794" calcext:value-type="float">
            <text:p>14794</text:p>
          </table:table-cell>
          <table:table-cell table:formula="of:=[.A845]-[.B845]" office:value-type="float" office:value="-13463" calcext:value-type="float">
            <text:p>-13463</text:p>
          </table:table-cell>
          <table:table-cell table:formula="of:=AVERAGE([.A845:.B845])" office:value-type="float" office:value="8062.5" calcext:value-type="float">
            <text:p>8062,5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903" calcext:value-type="float">
            <text:p>14903</text:p>
          </table:table-cell>
          <table:table-cell table:formula="of:=[.A846]-[.B846]" office:value-type="float" office:value="-13393" calcext:value-type="float">
            <text:p>-13393</text:p>
          </table:table-cell>
          <table:table-cell table:formula="of:=AVERAGE([.A846:.B846])" office:value-type="float" office:value="8206.5" calcext:value-type="float">
            <text:p>8206,5</text:p>
          </table:table-cell>
          <table:table-cell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4566" calcext:value-type="float">
            <text:p>14566</text:p>
          </table:table-cell>
          <table:table-cell table:formula="of:=[.A847]-[.B847]" office:value-type="float" office:value="-12371" calcext:value-type="float">
            <text:p>-12371</text:p>
          </table:table-cell>
          <table:table-cell table:formula="of:=AVERAGE([.A847:.B847])" office:value-type="float" office:value="8380.5" calcext:value-type="float">
            <text:p>8380,5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4779" calcext:value-type="float">
            <text:p>14779</text:p>
          </table:table-cell>
          <table:table-cell table:formula="of:=[.A848]-[.B848]" office:value-type="float" office:value="-12504" calcext:value-type="float">
            <text:p>-12504</text:p>
          </table:table-cell>
          <table:table-cell table:formula="of:=AVERAGE([.A848:.B848])" office:value-type="float" office:value="8527" calcext:value-type="float">
            <text:p>8527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5066" calcext:value-type="float">
            <text:p>15066</text:p>
          </table:table-cell>
          <table:table-cell table:formula="of:=[.A849]-[.B849]" office:value-type="float" office:value="-12649" calcext:value-type="float">
            <text:p>-12649</text:p>
          </table:table-cell>
          <table:table-cell table:formula="of:=AVERAGE([.A849:.B849])" office:value-type="float" office:value="8741.5" calcext:value-type="float">
            <text:p>8741,5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894" calcext:value-type="float">
            <text:p>14894</text:p>
          </table:table-cell>
          <table:table-cell table:formula="of:=[.A850]-[.B850]" office:value-type="float" office:value="-13248" calcext:value-type="float">
            <text:p>-13248</text:p>
          </table:table-cell>
          <table:table-cell table:formula="of:=AVERAGE([.A850:.B850])" office:value-type="float" office:value="8270" calcext:value-type="float">
            <text:p>8270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739" calcext:value-type="float">
            <text:p>14739</text:p>
          </table:table-cell>
          <table:table-cell table:formula="of:=[.A851]-[.B851]" office:value-type="float" office:value="-13370" calcext:value-type="float">
            <text:p>-13370</text:p>
          </table:table-cell>
          <table:table-cell table:formula="of:=AVERAGE([.A851:.B851])" office:value-type="float" office:value="8054" calcext:value-type="float">
            <text:p>8054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4529" calcext:value-type="float">
            <text:p>14529</text:p>
          </table:table-cell>
          <table:table-cell table:formula="of:=[.A852]-[.B852]" office:value-type="float" office:value="-12382" calcext:value-type="float">
            <text:p>-12382</text:p>
          </table:table-cell>
          <table:table-cell table:formula="of:=AVERAGE([.A852:.B852])" office:value-type="float" office:value="8338" calcext:value-type="float">
            <text:p>8338</text:p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4556" calcext:value-type="float">
            <text:p>14556</text:p>
          </table:table-cell>
          <table:table-cell table:formula="of:=[.A853]-[.B853]" office:value-type="float" office:value="-12002" calcext:value-type="float">
            <text:p>-12002</text:p>
          </table:table-cell>
          <table:table-cell table:formula="of:=AVERAGE([.A853:.B853])" office:value-type="float" office:value="8555" calcext:value-type="float">
            <text:p>8555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949" calcext:value-type="float">
            <text:p>14949</text:p>
          </table:table-cell>
          <table:table-cell table:formula="of:=[.A854]-[.B854]" office:value-type="float" office:value="-13762" calcext:value-type="float">
            <text:p>-13762</text:p>
          </table:table-cell>
          <table:table-cell table:formula="of:=AVERAGE([.A854:.B854])" office:value-type="float" office:value="8068" calcext:value-type="float">
            <text:p>8068</text:p>
          </table:table-cell>
          <table:table-cell table:number-columns-repeated="2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15001" calcext:value-type="float">
            <text:p>15001</text:p>
          </table:table-cell>
          <table:table-cell table:formula="of:=[.A855]-[.B855]" office:value-type="float" office:value="-12054" calcext:value-type="float">
            <text:p>-12054</text:p>
          </table:table-cell>
          <table:table-cell table:formula="of:=AVERAGE([.A855:.B855])" office:value-type="float" office:value="8974" calcext:value-type="float">
            <text:p>8974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4902" calcext:value-type="float">
            <text:p>14902</text:p>
          </table:table-cell>
          <table:table-cell table:formula="of:=[.A856]-[.B856]" office:value-type="float" office:value="-12540" calcext:value-type="float">
            <text:p>-12540</text:p>
          </table:table-cell>
          <table:table-cell table:formula="of:=AVERAGE([.A856:.B856])" office:value-type="float" office:value="8632" calcext:value-type="float">
            <text:p>8632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4872" calcext:value-type="float">
            <text:p>14872</text:p>
          </table:table-cell>
          <table:table-cell table:formula="of:=[.A857]-[.B857]" office:value-type="float" office:value="-12385" calcext:value-type="float">
            <text:p>-12385</text:p>
          </table:table-cell>
          <table:table-cell table:formula="of:=AVERAGE([.A857:.B857])" office:value-type="float" office:value="8679.5" calcext:value-type="float">
            <text:p>8679,5</text:p>
          </table:table-cell>
          <table:table-cell table:number-columns-repeated="2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14791" calcext:value-type="float">
            <text:p>14791</text:p>
          </table:table-cell>
          <table:table-cell table:formula="of:=[.A858]-[.B858]" office:value-type="float" office:value="-9980" calcext:value-type="float">
            <text:p>-9980</text:p>
          </table:table-cell>
          <table:table-cell table:formula="of:=AVERAGE([.A858:.B858])" office:value-type="float" office:value="9801" calcext:value-type="float">
            <text:p>9801</text:p>
          </table:table-cell>
          <table:table-cell table:number-columns-repeated="2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13889" calcext:value-type="float">
            <text:p>13889</text:p>
          </table:table-cell>
          <table:table-cell table:formula="of:=[.A859]-[.B859]" office:value-type="float" office:value="-8819" calcext:value-type="float">
            <text:p>-8819</text:p>
          </table:table-cell>
          <table:table-cell table:formula="of:=AVERAGE([.A859:.B859])" office:value-type="float" office:value="9479.5" calcext:value-type="float">
            <text:p>9479,5</text:p>
          </table:table-cell>
          <table:table-cell table:number-columns-repeated="2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14952" calcext:value-type="float">
            <text:p>14952</text:p>
          </table:table-cell>
          <table:table-cell table:formula="of:=[.A860]-[.B860]" office:value-type="float" office:value="-9498" calcext:value-type="float">
            <text:p>-9498</text:p>
          </table:table-cell>
          <table:table-cell table:formula="of:=AVERAGE([.A860:.B860])" office:value-type="float" office:value="10203" calcext:value-type="float">
            <text:p>10203</text:p>
          </table:table-cell>
          <table:table-cell table:number-columns-repeated="2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14771" calcext:value-type="float">
            <text:p>14771</text:p>
          </table:table-cell>
          <table:table-cell table:formula="of:=[.A861]-[.B861]" office:value-type="float" office:value="-9016" calcext:value-type="float">
            <text:p>-9016</text:p>
          </table:table-cell>
          <table:table-cell table:formula="of:=AVERAGE([.A861:.B861])" office:value-type="float" office:value="10263" calcext:value-type="float">
            <text:p>10263</text:p>
          </table:table-cell>
          <table:table-cell table:number-columns-repeated="2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13884" calcext:value-type="float">
            <text:p>13884</text:p>
          </table:table-cell>
          <table:table-cell table:formula="of:=[.A862]-[.B862]" office:value-type="float" office:value="-7827" calcext:value-type="float">
            <text:p>-7827</text:p>
          </table:table-cell>
          <table:table-cell table:formula="of:=AVERAGE([.A862:.B862])" office:value-type="float" office:value="9970.5" calcext:value-type="float">
            <text:p>9970,5</text:p>
          </table:table-cell>
          <table:table-cell table:number-columns-repeated="2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14254" calcext:value-type="float">
            <text:p>14254</text:p>
          </table:table-cell>
          <table:table-cell table:formula="of:=[.A863]-[.B863]" office:value-type="float" office:value="-9177" calcext:value-type="float">
            <text:p>-9177</text:p>
          </table:table-cell>
          <table:table-cell table:formula="of:=AVERAGE([.A863:.B863])" office:value-type="float" office:value="9665.5" calcext:value-type="float">
            <text:p>9665,5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14164" calcext:value-type="float">
            <text:p>14164</text:p>
          </table:table-cell>
          <table:table-cell table:formula="of:=[.A864]-[.B864]" office:value-type="float" office:value="-11328" calcext:value-type="float">
            <text:p>-11328</text:p>
          </table:table-cell>
          <table:table-cell table:formula="of:=AVERAGE([.A864:.B864])"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14572" calcext:value-type="float">
            <text:p>14572</text:p>
          </table:table-cell>
          <table:table-cell table:formula="of:=[.A865]-[.B865]" office:value-type="float" office:value="-9864" calcext:value-type="float">
            <text:p>-9864</text:p>
          </table:table-cell>
          <table:table-cell table:formula="of:=AVERAGE([.A865:.B865])" office:value-type="float" office:value="9640" calcext:value-type="float">
            <text:p>9640</text:p>
          </table:table-cell>
          <table:table-cell table:number-columns-repeated="2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14234" calcext:value-type="float">
            <text:p>14234</text:p>
          </table:table-cell>
          <table:table-cell table:formula="of:=[.A866]-[.B866]" office:value-type="float" office:value="-7283" calcext:value-type="float">
            <text:p>-7283</text:p>
          </table:table-cell>
          <table:table-cell table:formula="of:=AVERAGE([.A866:.B866])" office:value-type="float" office:value="10592.5" calcext:value-type="float">
            <text:p>10592,5</text:p>
          </table:table-cell>
          <table:table-cell table:number-columns-repeated="2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4556" calcext:value-type="float">
            <text:p>14556</text:p>
          </table:table-cell>
          <table:table-cell table:formula="of:=[.A867]-[.B867]" office:value-type="float" office:value="-6946" calcext:value-type="float">
            <text:p>-6946</text:p>
          </table:table-cell>
          <table:table-cell table:formula="of:=AVERAGE([.A867:.B867])" office:value-type="float" office:value="11083" calcext:value-type="float">
            <text:p>11083</text:p>
          </table:table-cell>
          <table:table-cell table:number-columns-repeated="2"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15039" calcext:value-type="float">
            <text:p>15039</text:p>
          </table:table-cell>
          <table:table-cell table:formula="of:=[.A868]-[.B868]" office:value-type="float" office:value="-8424" calcext:value-type="float">
            <text:p>-8424</text:p>
          </table:table-cell>
          <table:table-cell table:formula="of:=AVERAGE([.A868:.B868])" office:value-type="float" office:value="10827" calcext:value-type="float">
            <text:p>10827</text:p>
          </table:table-cell>
          <table:table-cell table:number-columns-repeated="2"/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14623" calcext:value-type="float">
            <text:p>14623</text:p>
          </table:table-cell>
          <table:table-cell table:formula="of:=[.A869]-[.B869]" office:value-type="float" office:value="-8116" calcext:value-type="float">
            <text:p>-8116</text:p>
          </table:table-cell>
          <table:table-cell table:formula="of:=AVERAGE([.A869:.B869])" office:value-type="float" office:value="10565" calcext:value-type="float">
            <text:p>10565</text:p>
          </table:table-cell>
          <table:table-cell table:number-columns-repeated="2"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14857" calcext:value-type="float">
            <text:p>14857</text:p>
          </table:table-cell>
          <table:table-cell table:formula="of:=[.A870]-[.B870]" office:value-type="float" office:value="-9323" calcext:value-type="float">
            <text:p>-9323</text:p>
          </table:table-cell>
          <table:table-cell table:formula="of:=AVERAGE([.A870:.B870])" office:value-type="float" office:value="10195.5" calcext:value-type="float">
            <text:p>10195,5</text:p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14811" calcext:value-type="float">
            <text:p>14811</text:p>
          </table:table-cell>
          <table:table-cell table:formula="of:=[.A871]-[.B871]" office:value-type="float" office:value="-10959" calcext:value-type="float">
            <text:p>-10959</text:p>
          </table:table-cell>
          <table:table-cell table:formula="of:=AVERAGE([.A871:.B871])" office:value-type="float" office:value="9331.5" calcext:value-type="float">
            <text:p>9331,5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4859" calcext:value-type="float">
            <text:p>14859</text:p>
          </table:table-cell>
          <table:table-cell table:formula="of:=[.A872]-[.B872]" office:value-type="float" office:value="-10232" calcext:value-type="float">
            <text:p>-10232</text:p>
          </table:table-cell>
          <table:table-cell table:formula="of:=AVERAGE([.A872:.B872])" office:value-type="float" office:value="9743" calcext:value-type="float">
            <text:p>9743</text:p>
          </table:table-cell>
          <table:table-cell table:number-columns-repeated="2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14171" calcext:value-type="float">
            <text:p>14171</text:p>
          </table:table-cell>
          <table:table-cell table:formula="of:=[.A873]-[.B873]" office:value-type="float" office:value="-8920" calcext:value-type="float">
            <text:p>-8920</text:p>
          </table:table-cell>
          <table:table-cell table:formula="of:=AVERAGE([.A873:.B873])" office:value-type="float" office:value="9711" calcext:value-type="float">
            <text:p>9711</text:p>
          </table:table-cell>
          <table:table-cell table:number-columns-repeated="2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14588" calcext:value-type="float">
            <text:p>14588</text:p>
          </table:table-cell>
          <table:table-cell table:formula="of:=[.A874]-[.B874]" office:value-type="float" office:value="-7766" calcext:value-type="float">
            <text:p>-7766</text:p>
          </table:table-cell>
          <table:table-cell table:formula="of:=AVERAGE([.A874:.B874])" office:value-type="float" office:value="10705" calcext:value-type="float">
            <text:p>10705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14890" calcext:value-type="float">
            <text:p>14890</text:p>
          </table:table-cell>
          <table:table-cell table:formula="of:=[.A875]-[.B875]" office:value-type="float" office:value="-8474" calcext:value-type="float">
            <text:p>-8474</text:p>
          </table:table-cell>
          <table:table-cell table:formula="of:=AVERAGE([.A875:.B875])" office:value-type="float" office:value="10653" calcext:value-type="float">
            <text:p>10653</text:p>
          </table:table-cell>
          <table:table-cell table:number-columns-repeated="2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14804" calcext:value-type="float">
            <text:p>14804</text:p>
          </table:table-cell>
          <table:table-cell table:formula="of:=[.A876]-[.B876]" office:value-type="float" office:value="-10233" calcext:value-type="float">
            <text:p>-10233</text:p>
          </table:table-cell>
          <table:table-cell table:formula="of:=AVERAGE([.A876:.B876])" office:value-type="float" office:value="9687.5" calcext:value-type="float">
            <text:p>9687,5</text:p>
          </table:table-cell>
          <table:table-cell table:number-columns-repeated="2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14474" calcext:value-type="float">
            <text:p>14474</text:p>
          </table:table-cell>
          <table:table-cell table:formula="of:=[.A877]-[.B877]" office:value-type="float" office:value="-10993" calcext:value-type="float">
            <text:p>-10993</text:p>
          </table:table-cell>
          <table:table-cell table:formula="of:=AVERAGE([.A877:.B877])" office:value-type="float" office:value="8977.5" calcext:value-type="float">
            <text:p>8977,5</text:p>
          </table:table-cell>
          <table:table-cell table:number-columns-repeated="2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4771" calcext:value-type="float">
            <text:p>14771</text:p>
          </table:table-cell>
          <table:table-cell table:formula="of:=[.A878]-[.B878]" office:value-type="float" office:value="-12024" calcext:value-type="float">
            <text:p>-12024</text:p>
          </table:table-cell>
          <table:table-cell table:formula="of:=AVERAGE([.A878:.B878])" office:value-type="float" office:value="8759" calcext:value-type="float">
            <text:p>8759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4763" calcext:value-type="float">
            <text:p>14763</text:p>
          </table:table-cell>
          <table:table-cell table:formula="of:=[.A879]-[.B879]" office:value-type="float" office:value="-12730" calcext:value-type="float">
            <text:p>-12730</text:p>
          </table:table-cell>
          <table:table-cell table:formula="of:=AVERAGE([.A879:.B879])" office:value-type="float" office:value="8398" calcext:value-type="float">
            <text:p>8398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14577" calcext:value-type="float">
            <text:p>14577</text:p>
          </table:table-cell>
          <table:table-cell table:formula="of:=[.A880]-[.B880]" office:value-type="float" office:value="-11849" calcext:value-type="float">
            <text:p>-11849</text:p>
          </table:table-cell>
          <table:table-cell table:formula="of:=AVERAGE([.A880:.B880])" office:value-type="float" office:value="8652.5" calcext:value-type="float">
            <text:p>8652,5</text:p>
          </table:table-cell>
          <table:table-cell table:number-columns-repeated="2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9226" calcext:value-type="float">
            <text:p>9226</text:p>
          </table:table-cell>
          <table:table-cell table:formula="of:=[.A881]-[.B881]" office:value-type="float" office:value="-3189" calcext:value-type="float">
            <text:p>-3189</text:p>
          </table:table-cell>
          <table:table-cell table:formula="of:=AVERAGE([.A881:.B881])" office:value-type="float" office:value="7631.5" calcext:value-type="float">
            <text:p>7631,5</text:p>
          </table:table-cell>
          <table:table-cell table:number-columns-repeated="2"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5203" calcext:value-type="float">
            <text:p>5203</text:p>
          </table:table-cell>
          <table:table-cell table:formula="of:=[.A882]-[.B882]" office:value-type="float" office:value="2292" calcext:value-type="float">
            <text:p>2292</text:p>
          </table:table-cell>
          <table:table-cell table:formula="of:=AVERAGE([.A882:.B882])" office:value-type="float" office:value="6349" calcext:value-type="float">
            <text:p>6349</text:p>
          </table:table-cell>
          <table:table-cell table:number-columns-repeated="2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6107" calcext:value-type="float">
            <text:p>6107</text:p>
          </table:table-cell>
          <table:table-cell table:formula="of:=[.A883]-[.B883]" office:value-type="float" office:value="1433" calcext:value-type="float">
            <text:p>1433</text:p>
          </table:table-cell>
          <table:table-cell table:formula="of:=AVERAGE([.A883:.B883])" office:value-type="float" office:value="6823.5" calcext:value-type="float">
            <text:p>6823,5</text:p>
          </table:table-cell>
          <table:table-cell table:number-columns-repeated="2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5566" calcext:value-type="float">
            <text:p>5566</text:p>
          </table:table-cell>
          <table:table-cell table:formula="of:=[.A884]-[.B884]" office:value-type="float" office:value="735" calcext:value-type="float">
            <text:p>735</text:p>
          </table:table-cell>
          <table:table-cell table:formula="of:=AVERAGE([.A884:.B884])" office:value-type="float" office:value="5933.5" calcext:value-type="float">
            <text:p>5933,5</text:p>
          </table:table-cell>
          <table:table-cell table:number-columns-repeated="2"/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6054" calcext:value-type="float">
            <text:p>6054</text:p>
          </table:table-cell>
          <table:table-cell table:formula="of:=[.A885]-[.B885]" office:value-type="float" office:value="1072" calcext:value-type="float">
            <text:p>1072</text:p>
          </table:table-cell>
          <table:table-cell table:formula="of:=AVERAGE([.A885:.B885])" office:value-type="float" office:value="6590" calcext:value-type="float">
            <text:p>6590</text:p>
          </table:table-cell>
          <table:table-cell table:number-columns-repeated="2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5702" calcext:value-type="float">
            <text:p>5702</text:p>
          </table:table-cell>
          <table:table-cell table:formula="of:=[.A886]-[.B886]" office:value-type="float" office:value="573" calcext:value-type="float">
            <text:p>573</text:p>
          </table:table-cell>
          <table:table-cell table:formula="of:=AVERAGE([.A886:.B886])" office:value-type="float" office:value="5988.5" calcext:value-type="float">
            <text:p>5988,5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5943" calcext:value-type="float">
            <text:p>5943</text:p>
          </table:table-cell>
          <table:table-cell table:formula="of:=[.A887]-[.B887]" office:value-type="float" office:value="710" calcext:value-type="float">
            <text:p>710</text:p>
          </table:table-cell>
          <table:table-cell table:formula="of:=AVERAGE([.A887:.B887])" office:value-type="float" office:value="6298" calcext:value-type="float">
            <text:p>6298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5861" calcext:value-type="float">
            <text:p>5861</text:p>
          </table:table-cell>
          <table:table-cell table:formula="of:=[.A888]-[.B888]" office:value-type="float" office:value="584" calcext:value-type="float">
            <text:p>584</text:p>
          </table:table-cell>
          <table:table-cell table:formula="of:=AVERAGE([.A888:.B888])" office:value-type="float" office:value="6153" calcext:value-type="float">
            <text:p>6153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5782" calcext:value-type="float">
            <text:p>5782</text:p>
          </table:table-cell>
          <table:table-cell table:formula="of:=[.A889]-[.B889]" office:value-type="float" office:value="666" calcext:value-type="float">
            <text:p>666</text:p>
          </table:table-cell>
          <table:table-cell table:formula="of:=AVERAGE([.A889:.B889])" office:value-type="float" office:value="6115" calcext:value-type="float">
            <text:p>6115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6505" calcext:value-type="float">
            <text:p>6505</text:p>
          </table:table-cell>
          <table:table-cell table:formula="of:=[.A890]-[.B890]" office:value-type="float" office:value="230" calcext:value-type="float">
            <text:p>230</text:p>
          </table:table-cell>
          <table:table-cell table:formula="of:=AVERAGE([.A890:.B890])" office:value-type="float" office:value="6620" calcext:value-type="float">
            <text:p>6620</text:p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5835" calcext:value-type="float">
            <text:p>5835</text:p>
          </table:table-cell>
          <table:table-cell table:formula="of:=[.A891]-[.B891]" office:value-type="float" office:value="386" calcext:value-type="float">
            <text:p>386</text:p>
          </table:table-cell>
          <table:table-cell table:formula="of:=AVERAGE([.A891:.B891])" office:value-type="float" office:value="6028" calcext:value-type="float">
            <text:p>6028</text:p>
          </table:table-cell>
          <table:table-cell table:number-columns-repeated="2"/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6324" calcext:value-type="float">
            <text:p>6324</text:p>
          </table:table-cell>
          <table:table-cell table:formula="of:=[.A892]-[.B892]" office:value-type="float" office:value="437" calcext:value-type="float">
            <text:p>437</text:p>
          </table:table-cell>
          <table:table-cell table:formula="of:=AVERAGE([.A892:.B892])" office:value-type="float" office:value="6542.5" calcext:value-type="float">
            <text:p>6542,5</text:p>
          </table:table-cell>
          <table:table-cell table:number-columns-repeated="2"/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5589" calcext:value-type="float">
            <text:p>5589</text:p>
          </table:table-cell>
          <table:table-cell table:formula="of:=[.A893]-[.B893]" office:value-type="float" office:value="-40" calcext:value-type="float">
            <text:p>-40</text:p>
          </table:table-cell>
          <table:table-cell table:formula="of:=AVERAGE([.A893:.B893])" office:value-type="float" office:value="5569" calcext:value-type="float">
            <text:p>5569</text:p>
          </table:table-cell>
          <table:table-cell table:number-columns-repeated="2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5575" calcext:value-type="float">
            <text:p>5575</text:p>
          </table:table-cell>
          <table:table-cell table:formula="of:=[.A894]-[.B894]" office:value-type="float" office:value="4" calcext:value-type="float">
            <text:p>4</text:p>
          </table:table-cell>
          <table:table-cell table:formula="of:=AVERAGE([.A894:.B894])" office:value-type="float" office:value="5577" calcext:value-type="float">
            <text:p>5577</text:p>
          </table:table-cell>
          <table:table-cell table:number-columns-repeated="2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6552" calcext:value-type="float">
            <text:p>6552</text:p>
          </table:table-cell>
          <table:table-cell table:formula="of:=[.A895]-[.B895]" office:value-type="float" office:value="-301" calcext:value-type="float">
            <text:p>-301</text:p>
          </table:table-cell>
          <table:table-cell table:formula="of:=AVERAGE([.A895:.B895])" office:value-type="float" office:value="6401.5" calcext:value-type="float">
            <text:p>6401,5</text:p>
          </table:table-cell>
          <table:table-cell table:number-columns-repeated="2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6281" calcext:value-type="float">
            <text:p>6281</text:p>
          </table:table-cell>
          <table:table-cell table:formula="of:=[.A896]-[.B896]" office:value-type="float" office:value="-6" calcext:value-type="float">
            <text:p>-6</text:p>
          </table:table-cell>
          <table:table-cell table:formula="of:=AVERAGE([.A896:.B896])" office:value-type="float" office:value="6278" calcext:value-type="float">
            <text:p>6278</text:p>
          </table:table-cell>
          <table:table-cell table:number-columns-repeated="2"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6650" calcext:value-type="float">
            <text:p>6650</text:p>
          </table:table-cell>
          <table:table-cell table:formula="of:=[.A897]-[.B897]" office:value-type="float" office:value="-342" calcext:value-type="float">
            <text:p>-342</text:p>
          </table:table-cell>
          <table:table-cell table:formula="of:=AVERAGE([.A897:.B897])" office:value-type="float" office:value="6479" calcext:value-type="float">
            <text:p>6479</text:p>
          </table:table-cell>
          <table:table-cell table:number-columns-repeated="2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5777" calcext:value-type="float">
            <text:p>5777</text:p>
          </table:table-cell>
          <table:table-cell table:formula="of:=[.A898]-[.B898]" office:value-type="float" office:value="-164" calcext:value-type="float">
            <text:p>-164</text:p>
          </table:table-cell>
          <table:table-cell table:formula="of:=AVERAGE([.A898:.B898])" office:value-type="float" office:value="5695" calcext:value-type="float">
            <text:p>5695</text:p>
          </table:table-cell>
          <table:table-cell table:number-columns-repeated="2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6357" calcext:value-type="float">
            <text:p>6357</text:p>
          </table:table-cell>
          <table:table-cell table:formula="of:=[.A899]-[.B899]" office:value-type="float" office:value="-129" calcext:value-type="float">
            <text:p>-129</text:p>
          </table:table-cell>
          <table:table-cell table:formula="of:=AVERAGE([.A899:.B899])" office:value-type="float" office:value="6292.5" calcext:value-type="float">
            <text:p>6292,5</text:p>
          </table:table-cell>
          <table:table-cell table:number-columns-repeated="2"/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6057" calcext:value-type="float">
            <text:p>6057</text:p>
          </table:table-cell>
          <table:table-cell table:formula="of:=[.A900]-[.B900]" office:value-type="float" office:value="-171" calcext:value-type="float">
            <text:p>-171</text:p>
          </table:table-cell>
          <table:table-cell table:formula="of:=AVERAGE([.A900:.B900])" office:value-type="float" office:value="5971.5" calcext:value-type="float">
            <text:p>5971,5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6566" calcext:value-type="float">
            <text:p>6566</text:p>
          </table:table-cell>
          <table:table-cell table:formula="of:=[.A901]-[.B901]" office:value-type="float" office:value="122" calcext:value-type="float">
            <text:p>122</text:p>
          </table:table-cell>
          <table:table-cell table:formula="of:=AVERAGE([.A901:.B901])" office:value-type="float" office:value="6627" calcext:value-type="float">
            <text:p>6627</text:p>
          </table:table-cell>
          <table:table-cell table:number-columns-repeated="2"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5915" calcext:value-type="float">
            <text:p>5915</text:p>
          </table:table-cell>
          <table:table-cell table:formula="of:=[.A902]-[.B902]" office:value-type="float" office:value="-342" calcext:value-type="float">
            <text:p>-342</text:p>
          </table:table-cell>
          <table:table-cell table:formula="of:=AVERAGE([.A902:.B902])" office:value-type="float" office:value="5744" calcext:value-type="float">
            <text:p>5744</text:p>
          </table:table-cell>
          <table:table-cell table:number-columns-repeated="2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6240" calcext:value-type="float">
            <text:p>6240</text:p>
          </table:table-cell>
          <table:table-cell table:formula="of:=[.A903]-[.B903]" office:value-type="float" office:value="-192" calcext:value-type="float">
            <text:p>-192</text:p>
          </table:table-cell>
          <table:table-cell table:formula="of:=AVERAGE([.A903:.B903])" office:value-type="float" office:value="6144" calcext:value-type="float">
            <text:p>6144</text:p>
          </table:table-cell>
          <table:table-cell table:number-columns-repeated="2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6122" calcext:value-type="float">
            <text:p>6122</text:p>
          </table:table-cell>
          <table:table-cell table:formula="of:=[.A904]-[.B904]" office:value-type="float" office:value="-303" calcext:value-type="float">
            <text:p>-303</text:p>
          </table:table-cell>
          <table:table-cell table:formula="of:=AVERAGE([.A904:.B904])" office:value-type="float" office:value="5970.5" calcext:value-type="float">
            <text:p>5970,5</text:p>
          </table:table-cell>
          <table:table-cell table:number-columns-repeated="2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62" calcext:value-type="float">
            <text:p>6362</text:p>
          </table:table-cell>
          <table:table-cell table:formula="of:=[.A905]-[.B905]" office:value-type="float" office:value="-84" calcext:value-type="float">
            <text:p>-84</text:p>
          </table:table-cell>
          <table:table-cell table:formula="of:=AVERAGE([.A905:.B905])" office:value-type="float" office:value="6320" calcext:value-type="float">
            <text:p>6320</text:p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013" calcext:value-type="float">
            <text:p>6013</text:p>
          </table:table-cell>
          <table:table-cell table:formula="of:=[.A906]-[.B906]" office:value-type="float" office:value="88" calcext:value-type="float">
            <text:p>88</text:p>
          </table:table-cell>
          <table:table-cell table:formula="of:=AVERAGE([.A906:.B906])" office:value-type="float" office:value="6057" calcext:value-type="float">
            <text:p>6057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676" calcext:value-type="float">
            <text:p>6676</text:p>
          </table:table-cell>
          <table:table-cell table:formula="of:=[.A907]-[.B907]" office:value-type="float" office:value="-86" calcext:value-type="float">
            <text:p>-86</text:p>
          </table:table-cell>
          <table:table-cell table:formula="of:=AVERAGE([.A907:.B907])" office:value-type="float" office:value="6633" calcext:value-type="float">
            <text:p>6633</text:p>
          </table:table-cell>
          <table:table-cell table:number-columns-repeated="2"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6237" calcext:value-type="float">
            <text:p>6237</text:p>
          </table:table-cell>
          <table:table-cell table:formula="of:=[.A908]-[.B908]" office:value-type="float" office:value="-118" calcext:value-type="float">
            <text:p>-118</text:p>
          </table:table-cell>
          <table:table-cell table:formula="of:=AVERAGE([.A908:.B908])" office:value-type="float" office:value="6178" calcext:value-type="float">
            <text:p>6178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5948" calcext:value-type="float">
            <text:p>5948</text:p>
          </table:table-cell>
          <table:table-cell table:formula="of:=[.A909]-[.B909]" office:value-type="float" office:value="493" calcext:value-type="float">
            <text:p>493</text:p>
          </table:table-cell>
          <table:table-cell table:formula="of:=AVERAGE([.A909:.B909])" office:value-type="float" office:value="6194.5" calcext:value-type="float">
            <text:p>6194,5</text:p>
          </table:table-cell>
          <table:table-cell table:number-columns-repeated="2"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6484" calcext:value-type="float">
            <text:p>6484</text:p>
          </table:table-cell>
          <table:table-cell table:formula="of:=[.A910]-[.B910]" office:value-type="float" office:value="-285" calcext:value-type="float">
            <text:p>-285</text:p>
          </table:table-cell>
          <table:table-cell table:formula="of:=AVERAGE([.A910:.B910])" office:value-type="float" office:value="6341.5" calcext:value-type="float">
            <text:p>6341,5</text:p>
          </table:table-cell>
          <table:table-cell table:number-columns-repeated="2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6196" calcext:value-type="float">
            <text:p>6196</text:p>
          </table:table-cell>
          <table:table-cell table:formula="of:=[.A911]-[.B911]" office:value-type="float" office:value="-101" calcext:value-type="float">
            <text:p>-101</text:p>
          </table:table-cell>
          <table:table-cell table:formula="of:=AVERAGE([.A911:.B911])" office:value-type="float" office:value="6145.5" calcext:value-type="float">
            <text:p>6145,5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5616" calcext:value-type="float">
            <text:p>5616</text:p>
          </table:table-cell>
          <table:table-cell table:formula="of:=[.A912]-[.B912]" office:value-type="float" office:value="-271" calcext:value-type="float">
            <text:p>-271</text:p>
          </table:table-cell>
          <table:table-cell table:formula="of:=AVERAGE([.A912:.B912])" office:value-type="float" office:value="5480.5" calcext:value-type="float">
            <text:p>5480,5</text:p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6233" calcext:value-type="float">
            <text:p>6233</text:p>
          </table:table-cell>
          <table:table-cell table:formula="of:=[.A913]-[.B913]" office:value-type="float" office:value="159" calcext:value-type="float">
            <text:p>159</text:p>
          </table:table-cell>
          <table:table-cell table:formula="of:=AVERAGE([.A913:.B913])" office:value-type="float" office:value="6312.5" calcext:value-type="float">
            <text:p>6312,5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6304" calcext:value-type="float">
            <text:p>6304</text:p>
          </table:table-cell>
          <table:table-cell table:formula="of:=[.A914]-[.B914]" office:value-type="float" office:value="100" calcext:value-type="float">
            <text:p>100</text:p>
          </table:table-cell>
          <table:table-cell table:formula="of:=AVERAGE([.A914:.B914])" office:value-type="float" office:value="6354" calcext:value-type="float">
            <text:p>6354</text:p>
          </table:table-cell>
          <table:table-cell table:number-columns-repeated="2"/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6146" calcext:value-type="float">
            <text:p>6146</text:p>
          </table:table-cell>
          <table:table-cell table:formula="of:=[.A915]-[.B915]" office:value-type="float" office:value="528" calcext:value-type="float">
            <text:p>528</text:p>
          </table:table-cell>
          <table:table-cell table:formula="of:=AVERAGE([.A915:.B915])" office:value-type="float" office:value="6410" calcext:value-type="float">
            <text:p>6410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5803" calcext:value-type="float">
            <text:p>5803</text:p>
          </table:table-cell>
          <table:table-cell table:formula="of:=[.A916]-[.B916]" office:value-type="float" office:value="486" calcext:value-type="float">
            <text:p>486</text:p>
          </table:table-cell>
          <table:table-cell table:formula="of:=AVERAGE([.A916:.B916])" office:value-type="float" office:value="6046" calcext:value-type="float">
            <text:p>6046</text:p>
          </table:table-cell>
          <table:table-cell table:number-columns-repeated="2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6633" calcext:value-type="float">
            <text:p>6633</text:p>
          </table:table-cell>
          <table:table-cell table:formula="of:=[.A917]-[.B917]" office:value-type="float" office:value="-300" calcext:value-type="float">
            <text:p>-300</text:p>
          </table:table-cell>
          <table:table-cell table:formula="of:=AVERAGE([.A917:.B917])" office:value-type="float" office:value="6483" calcext:value-type="float">
            <text:p>6483</text:p>
          </table:table-cell>
          <table:table-cell table:number-columns-repeated="2"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5797" calcext:value-type="float">
            <text:p>5797</text:p>
          </table:table-cell>
          <table:table-cell table:formula="of:=[.A918]-[.B918]" office:value-type="float" office:value="409" calcext:value-type="float">
            <text:p>409</text:p>
          </table:table-cell>
          <table:table-cell table:formula="of:=AVERAGE([.A918:.B918])" office:value-type="float" office:value="6001.5" calcext:value-type="float">
            <text:p>6001,5</text:p>
          </table:table-cell>
          <table:table-cell table:number-columns-repeated="2"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5704" calcext:value-type="float">
            <text:p>5704</text:p>
          </table:table-cell>
          <table:table-cell table:formula="of:=[.A919]-[.B919]" office:value-type="float" office:value="637" calcext:value-type="float">
            <text:p>637</text:p>
          </table:table-cell>
          <table:table-cell table:formula="of:=AVERAGE([.A919:.B919])" office:value-type="float" office:value="6022.5" calcext:value-type="float">
            <text:p>6022,5</text:p>
          </table:table-cell>
          <table:table-cell table:number-columns-repeated="2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460" calcext:value-type="float">
            <text:p>6460</text:p>
          </table:table-cell>
          <table:table-cell table:formula="of:=[.A920]-[.B920]" office:value-type="float" office:value="49" calcext:value-type="float">
            <text:p>49</text:p>
          </table:table-cell>
          <table:table-cell table:formula="of:=AVERAGE([.A920:.B920])" office:value-type="float" office:value="6484.5" calcext:value-type="float">
            <text:p>6484,5</text:p>
          </table:table-cell>
          <table:table-cell table:number-columns-repeated="2"/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6782" calcext:value-type="float">
            <text:p>6782</text:p>
          </table:table-cell>
          <table:table-cell table:formula="of:=[.A921]-[.B921]" office:value-type="float" office:value="459" calcext:value-type="float">
            <text:p>459</text:p>
          </table:table-cell>
          <table:table-cell table:formula="of:=AVERAGE([.A921:.B921])" office:value-type="float" office:value="7011.5" calcext:value-type="float">
            <text:p>7011,5</text:p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5912" calcext:value-type="float">
            <text:p>5912</text:p>
          </table:table-cell>
          <table:table-cell table:formula="of:=[.A922]-[.B922]" office:value-type="float" office:value="563" calcext:value-type="float">
            <text:p>563</text:p>
          </table:table-cell>
          <table:table-cell table:formula="of:=AVERAGE([.A922:.B922])" office:value-type="float" office:value="6193.5" calcext:value-type="float">
            <text:p>6193,5</text:p>
          </table:table-cell>
          <table:table-cell table:number-columns-repeated="2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6621" calcext:value-type="float">
            <text:p>6621</text:p>
          </table:table-cell>
          <table:table-cell table:formula="of:=[.A923]-[.B923]" office:value-type="float" office:value="408" calcext:value-type="float">
            <text:p>408</text:p>
          </table:table-cell>
          <table:table-cell table:formula="of:=AVERAGE([.A923:.B923])" office:value-type="float" office:value="6825" calcext:value-type="float">
            <text:p>6825</text:p>
          </table:table-cell>
          <table:table-cell table:number-columns-repeated="2"/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6633" calcext:value-type="float">
            <text:p>6633</text:p>
          </table:table-cell>
          <table:table-cell table:formula="of:=[.A924]-[.B924]" office:value-type="float" office:value="440" calcext:value-type="float">
            <text:p>440</text:p>
          </table:table-cell>
          <table:table-cell table:formula="of:=AVERAGE([.A924:.B924])" office:value-type="float" office:value="6853" calcext:value-type="float">
            <text:p>6853</text:p>
          </table:table-cell>
          <table:table-cell table:number-columns-repeated="2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6521" calcext:value-type="float">
            <text:p>6521</text:p>
          </table:table-cell>
          <table:table-cell table:formula="of:=[.A925]-[.B925]" office:value-type="float" office:value="-153" calcext:value-type="float">
            <text:p>-153</text:p>
          </table:table-cell>
          <table:table-cell table:formula="of:=AVERAGE([.A925:.B925])" office:value-type="float" office:value="6444.5" calcext:value-type="float">
            <text:p>6444,5</text:p>
          </table:table-cell>
          <table:table-cell table:number-columns-repeated="2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6096" calcext:value-type="float">
            <text:p>6096</text:p>
          </table:table-cell>
          <table:table-cell table:formula="of:=[.A926]-[.B926]" office:value-type="float" office:value="129" calcext:value-type="float">
            <text:p>129</text:p>
          </table:table-cell>
          <table:table-cell table:formula="of:=AVERAGE([.A926:.B926])" office:value-type="float" office:value="6160.5" calcext:value-type="float">
            <text:p>6160,5</text:p>
          </table:table-cell>
          <table:table-cell table:number-columns-repeated="2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6270" calcext:value-type="float">
            <text:p>6270</text:p>
          </table:table-cell>
          <table:table-cell table:formula="of:=[.A927]-[.B927]" office:value-type="float" office:value="-26" calcext:value-type="float">
            <text:p>-26</text:p>
          </table:table-cell>
          <table:table-cell table:formula="of:=AVERAGE([.A927:.B927])" office:value-type="float" office:value="6257" calcext:value-type="float">
            <text:p>6257</text:p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6053" calcext:value-type="float">
            <text:p>6053</text:p>
          </table:table-cell>
          <table:table-cell table:formula="of:=[.A928]-[.B928]" office:value-type="float" office:value="274" calcext:value-type="float">
            <text:p>274</text:p>
          </table:table-cell>
          <table:table-cell table:formula="of:=AVERAGE([.A928:.B928])" office:value-type="float" office:value="6190" calcext:value-type="float">
            <text:p>6190</text:p>
          </table:table-cell>
          <table:table-cell table:number-columns-repeated="2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6411" calcext:value-type="float">
            <text:p>6411</text:p>
          </table:table-cell>
          <table:table-cell table:formula="of:=[.A929]-[.B929]" office:value-type="float" office:value="63" calcext:value-type="float">
            <text:p>63</text:p>
          </table:table-cell>
          <table:table-cell table:formula="of:=AVERAGE([.A929:.B929])" office:value-type="float" office:value="6442.5" calcext:value-type="float">
            <text:p>6442,5</text:p>
          </table:table-cell>
          <table:table-cell table:number-columns-repeated="2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6466" calcext:value-type="float">
            <text:p>6466</text:p>
          </table:table-cell>
          <table:table-cell table:formula="of:=[.A930]-[.B930]" office:value-type="float" office:value="101" calcext:value-type="float">
            <text:p>101</text:p>
          </table:table-cell>
          <table:table-cell table:formula="of:=AVERAGE([.A930:.B930])" office:value-type="float" office:value="6516.5" calcext:value-type="float">
            <text:p>6516,5</text:p>
          </table:table-cell>
          <table:table-cell table:number-columns-repeated="2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6264" calcext:value-type="float">
            <text:p>6264</text:p>
          </table:table-cell>
          <table:table-cell table:formula="of:=[.A931]-[.B931]" office:value-type="float" office:value="-224" calcext:value-type="float">
            <text:p>-224</text:p>
          </table:table-cell>
          <table:table-cell table:formula="of:=AVERAGE([.A931:.B931])" office:value-type="float" office:value="6152" calcext:value-type="float">
            <text:p>61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0:32:10.272035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22:48:04.765926116</meta:creation-date>
    <dc:date>2018-01-05T00:34:15.439466630</dc:date>
    <meta:editing-duration>PT42M11S</meta:editing-duration>
    <meta:editing-cycles>4</meta:editing-cycles>
    <meta:generator>LibreOffice/5.3.5.2$Linux_X86_64 LibreOffice_project/50d9bf2b0a79cdb85a3814b592608037a682059d</meta:generator>
    <meta:document-statistic meta:table-count="1" meta:cell-count="37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2000" chart:maximum="16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3.652cm" svg:height="11.322cm" xlink:href=".." xlink:type="simple" chart:class="chart:line" chart:style-name="ch1">
        <chart:legend chart:legend-position="end" svg:x="49.477cm" svg:y="4.721cm" style:legend-expansion="high" chart:style-name="ch2"/>
        <chart:plot-area chart:style-name="ch3" table:cell-range-address="Sheet1.A1:Sheet1.D931" chart:data-source-has-labels="row" svg:x="1.073cm" svg:y="0.226cm" svg:width="47.331cm" svg:height="10.87cm">
          <chartooo:coordinate-region svg:x="2.356cm" svg:y="0.226cm" svg:width="46.048cm" svg:height="10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931" chart:label-cell-address="Sheet1.A1:Sheet1.A1" chart:class="chart:line">
            <chart:data-point chart:repeated="930"/>
          </chart:series>
          <chart:series chart:style-name="ch8" chart:values-cell-range-address="Sheet1.B2:Sheet1.B931" chart:label-cell-address="Sheet1.B1:Sheet1.B1" chart:class="chart:line">
            <chart:data-point chart:repeated="930"/>
          </chart:series>
          <chart:series chart:style-name="ch9" chart:values-cell-range-address="Sheet1.C2:Sheet1.C931" chart:label-cell-address="Sheet1.C1:Sheet1.C1" chart:class="chart:line">
            <chart:data-point chart:repeated="930"/>
          </chart:series>
          <chart:series chart:style-name="ch10" chart:values-cell-range-address="Sheet1.D2:Sheet1.D931" chart:label-cell-address="Sheet1.D1:Sheet1.D1" chart:class="chart:line">
            <chart:data-point chart:repeated="9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ge</text:p>
                <draw:g>
                  <svg:desc>Sheet1.A1:Sheet1.A1</svg:desc>
                </draw:g>
              </table:table-cell>
              <table:table-cell office:value-type="string">
                <text:p>décharge</text:p>
                <draw:g>
                  <svg:desc>Sheet1.B1:Sheet1.B1</svg:desc>
                </draw:g>
              </table:table-cell>
              <table:table-cell office:value-type="string">
                <text:p>charge – décharge</text:p>
                <draw:g>
                  <svg:desc>Sheet1.C1:Sheet1.C1</svg:desc>
                </draw:g>
              </table:table-cell>
              <table:table-cell office:value-type="string">
                <text:p>moyenn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80">
                <text:p>6680</text:p>
                <draw:g>
                  <svg:desc>Sheet1.A2:Sheet1.A931</svg:desc>
                </draw:g>
              </table:table-cell>
              <table:table-cell office:value-type="float" office:value="5998">
                <text:p>5998</text:p>
                <draw:g>
                  <svg:desc>Sheet1.B2:Sheet1.B931</svg:desc>
                </draw:g>
              </table:table-cell>
              <table:table-cell office:value-type="float" office:value="682">
                <text:p>682</text:p>
                <draw:g>
                  <svg:desc>Sheet1.C2:Sheet1.C931</svg:desc>
                </draw:g>
              </table:table-cell>
              <table:table-cell office:value-type="float" office:value="6339">
                <text:p>6339</text:p>
                <draw:g>
                  <svg:desc>Sheet1.D2:Sheet1.D9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3">
                <text:p>6253</text:p>
              </table:table-cell>
              <table:table-cell office:value-type="float" office:value="6039">
                <text:p>6039</text:p>
              </table:table-cell>
              <table:table-cell office:value-type="float" office:value="214">
                <text:p>214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43">
                <text:p>7043</text:p>
              </table:table-cell>
              <table:table-cell office:value-type="float" office:value="6288">
                <text:p>6288</text:p>
              </table:table-cell>
              <table:table-cell office:value-type="float" office:value="755">
                <text:p>755</text:p>
              </table:table-cell>
              <table:table-cell office:value-type="float" office:value="6665.5">
                <text:p>666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2">
                <text:p>6102</text:p>
              </table:table-cell>
              <table:table-cell office:value-type="float" office:value="5747">
                <text:p>5747</text:p>
              </table:table-cell>
              <table:table-cell office:value-type="float" office:value="355">
                <text:p>355</text:p>
              </table:table-cell>
              <table:table-cell office:value-type="float" office:value="5924.5">
                <text:p>592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3">
                <text:p>4053</text:p>
              </table:table-cell>
              <table:table-cell office:value-type="float" office:value="4240">
                <text:p>4240</text:p>
              </table:table-cell>
              <table:table-cell office:value-type="float" office:value="-187">
                <text:p>-187</text:p>
              </table:table-cell>
              <table:table-cell office:value-type="float" office:value="4146.5">
                <text:p>414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6">
                <text:p>6256</text:p>
              </table:table-cell>
              <table:table-cell office:value-type="float" office:value="6071">
                <text:p>6071</text:p>
              </table:table-cell>
              <table:table-cell office:value-type="float" office:value="185">
                <text:p>185</text:p>
              </table:table-cell>
              <table:table-cell office:value-type="float" office:value="6163.5">
                <text:p>616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33">
                <text:p>7033</text:p>
              </table:table-cell>
              <table:table-cell office:value-type="float" office:value="6377">
                <text:p>6377</text:p>
              </table:table-cell>
              <table:table-cell office:value-type="float" office:value="656">
                <text:p>656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2">
                <text:p>6502</text:p>
              </table:table-cell>
              <table:table-cell office:value-type="float" office:value="6227">
                <text:p>6227</text:p>
              </table:table-cell>
              <table:table-cell office:value-type="float" office:value="275">
                <text:p>275</text:p>
              </table:table-cell>
              <table:table-cell office:value-type="float" office:value="6364.5">
                <text:p>636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54">
                <text:p>6654</text:p>
              </table:table-cell>
              <table:table-cell office:value-type="float" office:value="6495">
                <text:p>6495</text:p>
              </table:table-cell>
              <table:table-cell office:value-type="float" office:value="159">
                <text:p>159</text:p>
              </table:table-cell>
              <table:table-cell office:value-type="float" office:value="6574.5">
                <text:p>657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92">
                <text:p>6792</text:p>
              </table:table-cell>
              <table:table-cell office:value-type="float" office:value="6493">
                <text:p>6493</text:p>
              </table:table-cell>
              <table:table-cell office:value-type="float" office:value="299">
                <text:p>299</text:p>
              </table:table-cell>
              <table:table-cell office:value-type="float" office:value="6642.5">
                <text:p>664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58">
                <text:p>6758</text:p>
              </table:table-cell>
              <table:table-cell office:value-type="float" office:value="6053">
                <text:p>6053</text:p>
              </table:table-cell>
              <table:table-cell office:value-type="float" office:value="705">
                <text:p>705</text:p>
              </table:table-cell>
              <table:table-cell office:value-type="float" office:value="6405.5">
                <text:p>640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04">
                <text:p>6404</text:p>
              </table:table-cell>
              <table:table-cell office:value-type="float" office:value="6354">
                <text:p>6354</text:p>
              </table:table-cell>
              <table:table-cell office:value-type="float" office:value="50">
                <text:p>50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78">
                <text:p>5978</text:p>
              </table:table-cell>
              <table:table-cell office:value-type="float" office:value="6173">
                <text:p>6173</text:p>
              </table:table-cell>
              <table:table-cell office:value-type="float" office:value="-195">
                <text:p>-195</text:p>
              </table:table-cell>
              <table:table-cell office:value-type="float" office:value="6075.5">
                <text:p>607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6">
                <text:p>6086</text:p>
              </table:table-cell>
              <table:table-cell office:value-type="float" office:value="6022">
                <text:p>6022</text:p>
              </table:table-cell>
              <table:table-cell office:value-type="float" office:value="64">
                <text:p>64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7">
                <text:p>6397</text:p>
              </table:table-cell>
              <table:table-cell office:value-type="float" office:value="6481">
                <text:p>6481</text:p>
              </table:table-cell>
              <table:table-cell office:value-type="float" office:value="-84">
                <text:p>-84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43">
                <text:p>5843</text:p>
              </table:table-cell>
              <table:table-cell office:value-type="float" office:value="6149">
                <text:p>6149</text:p>
              </table:table-cell>
              <table:table-cell office:value-type="float" office:value="-306">
                <text:p>-306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2">
                <text:p>6512</text:p>
              </table:table-cell>
              <table:table-cell office:value-type="float" office:value="6341">
                <text:p>6341</text:p>
              </table:table-cell>
              <table:table-cell office:value-type="float" office:value="171">
                <text:p>171</text:p>
              </table:table-cell>
              <table:table-cell office:value-type="float" office:value="6426.5">
                <text:p>64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80">
                <text:p>5680</text:p>
              </table:table-cell>
              <table:table-cell office:value-type="float" office:value="5620">
                <text:p>5620</text:p>
              </table:table-cell>
              <table:table-cell office:value-type="float" office:value="60">
                <text:p>6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69">
                <text:p>6169</text:p>
              </table:table-cell>
              <table:table-cell office:value-type="float" office:value="5935">
                <text:p>5935</text:p>
              </table:table-cell>
              <table:table-cell office:value-type="float" office:value="234">
                <text:p>234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4">
                <text:p>6134</text:p>
              </table:table-cell>
              <table:table-cell office:value-type="float" office:value="6066">
                <text:p>6066</text:p>
              </table:table-cell>
              <table:table-cell office:value-type="float" office:value="68">
                <text:p>68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40">
                <text:p>5740</text:p>
              </table:table-cell>
              <table:table-cell office:value-type="float" office:value="5898">
                <text:p>5898</text:p>
              </table:table-cell>
              <table:table-cell office:value-type="float" office:value="-158">
                <text:p>-158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6">
                <text:p>6556</text:p>
              </table:table-cell>
              <table:table-cell office:value-type="float" office:value="6233">
                <text:p>6233</text:p>
              </table:table-cell>
              <table:table-cell office:value-type="float" office:value="323">
                <text:p>323</text:p>
              </table:table-cell>
              <table:table-cell office:value-type="float" office:value="6394.5">
                <text:p>639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21">
                <text:p>6121</text:p>
              </table:table-cell>
              <table:table-cell office:value-type="float" office:value="5951">
                <text:p>5951</text:p>
              </table:table-cell>
              <table:table-cell office:value-type="float" office:value="170">
                <text:p>170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72">
                <text:p>5872</text:p>
              </table:table-cell>
              <table:table-cell office:value-type="float" office:value="5656">
                <text:p>5656</text:p>
              </table:table-cell>
              <table:table-cell office:value-type="float" office:value="216">
                <text:p>216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87">
                <text:p>5987</text:p>
              </table:table-cell>
              <table:table-cell office:value-type="float" office:value="6321">
                <text:p>6321</text:p>
              </table:table-cell>
              <table:table-cell office:value-type="float" office:value="-334">
                <text:p>-334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55">
                <text:p>5655</text:p>
              </table:table-cell>
              <table:table-cell office:value-type="float" office:value="5826">
                <text:p>5826</text:p>
              </table:table-cell>
              <table:table-cell office:value-type="float" office:value="-171">
                <text:p>-171</text:p>
              </table:table-cell>
              <table:table-cell office:value-type="float" office:value="5740.5">
                <text:p>574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6">
                <text:p>5786</text:p>
              </table:table-cell>
              <table:table-cell office:value-type="float" office:value="5952">
                <text:p>5952</text:p>
              </table:table-cell>
              <table:table-cell office:value-type="float" office:value="-166">
                <text:p>-166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17">
                <text:p>6317</text:p>
              </table:table-cell>
              <table:table-cell office:value-type="float" office:value="5964">
                <text:p>5964</text:p>
              </table:table-cell>
              <table:table-cell office:value-type="float" office:value="353">
                <text:p>353</text:p>
              </table:table-cell>
              <table:table-cell office:value-type="float" office:value="6140.5">
                <text:p>614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31">
                <text:p>5931</text:p>
              </table:table-cell>
              <table:table-cell office:value-type="float" office:value="6167">
                <text:p>6167</text:p>
              </table:table-cell>
              <table:table-cell office:value-type="float" office:value="-236">
                <text:p>-236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62">
                <text:p>6362</text:p>
              </table:table-cell>
              <table:table-cell office:value-type="float" office:value="6338">
                <text:p>6338</text:p>
              </table:table-cell>
              <table:table-cell office:value-type="float" office:value="24">
                <text:p>24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54">
                <text:p>6054</text:p>
              </table:table-cell>
              <table:table-cell office:value-type="float" office:value="5677">
                <text:p>5677</text:p>
              </table:table-cell>
              <table:table-cell office:value-type="float" office:value="377">
                <text:p>377</text:p>
              </table:table-cell>
              <table:table-cell office:value-type="float" office:value="5865.5">
                <text:p>586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87">
                <text:p>5987</text:p>
              </table:table-cell>
              <table:table-cell office:value-type="float" office:value="6061">
                <text:p>6061</text:p>
              </table:table-cell>
              <table:table-cell office:value-type="float" office:value="-74">
                <text:p>-74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01">
                <text:p>12101</text:p>
              </table:table-cell>
              <table:table-cell office:value-type="float" office:value="6444">
                <text:p>6444</text:p>
              </table:table-cell>
              <table:table-cell office:value-type="float" office:value="5657">
                <text:p>5657</text:p>
              </table:table-cell>
              <table:table-cell office:value-type="float" office:value="9272.5">
                <text:p>927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03">
                <text:p>12903</text:p>
              </table:table-cell>
              <table:table-cell office:value-type="float" office:value="9582">
                <text:p>9582</text:p>
              </table:table-cell>
              <table:table-cell office:value-type="float" office:value="3321">
                <text:p>3321</text:p>
              </table:table-cell>
              <table:table-cell office:value-type="float" office:value="11242.5">
                <text:p>1124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88">
                <text:p>12788</text:p>
              </table:table-cell>
              <table:table-cell office:value-type="float" office:value="10224">
                <text:p>10224</text:p>
              </table:table-cell>
              <table:table-cell office:value-type="float" office:value="2564">
                <text:p>2564</text:p>
              </table:table-cell>
              <table:table-cell office:value-type="float" office:value="11506">
                <text:p>11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47">
                <text:p>12747</text:p>
              </table:table-cell>
              <table:table-cell office:value-type="float" office:value="9316">
                <text:p>9316</text:p>
              </table:table-cell>
              <table:table-cell office:value-type="float" office:value="3431">
                <text:p>3431</text:p>
              </table:table-cell>
              <table:table-cell office:value-type="float" office:value="11031.5">
                <text:p>1103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35">
                <text:p>12335</text:p>
              </table:table-cell>
              <table:table-cell office:value-type="float" office:value="9392">
                <text:p>9392</text:p>
              </table:table-cell>
              <table:table-cell office:value-type="float" office:value="2943">
                <text:p>2943</text:p>
              </table:table-cell>
              <table:table-cell office:value-type="float" office:value="10863.5">
                <text:p>1086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27">
                <text:p>13227</text:p>
              </table:table-cell>
              <table:table-cell office:value-type="float" office:value="9286">
                <text:p>9286</text:p>
              </table:table-cell>
              <table:table-cell office:value-type="float" office:value="3941">
                <text:p>3941</text:p>
              </table:table-cell>
              <table:table-cell office:value-type="float" office:value="11256.5">
                <text:p>1125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98">
                <text:p>13098</text:p>
              </table:table-cell>
              <table:table-cell office:value-type="float" office:value="8942">
                <text:p>8942</text:p>
              </table:table-cell>
              <table:table-cell office:value-type="float" office:value="4156">
                <text:p>4156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90">
                <text:p>12790</text:p>
              </table:table-cell>
              <table:table-cell office:value-type="float" office:value="9984">
                <text:p>9984</text:p>
              </table:table-cell>
              <table:table-cell office:value-type="float" office:value="2806">
                <text:p>2806</text:p>
              </table:table-cell>
              <table:table-cell office:value-type="float" office:value="11387">
                <text:p>11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25">
                <text:p>12225</text:p>
              </table:table-cell>
              <table:table-cell office:value-type="float" office:value="9180">
                <text:p>9180</text:p>
              </table:table-cell>
              <table:table-cell office:value-type="float" office:value="3045">
                <text:p>3045</text:p>
              </table:table-cell>
              <table:table-cell office:value-type="float" office:value="10702.5">
                <text:p>1070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11">
                <text:p>13611</text:p>
              </table:table-cell>
              <table:table-cell office:value-type="float" office:value="9910">
                <text:p>9910</text:p>
              </table:table-cell>
              <table:table-cell office:value-type="float" office:value="3701">
                <text:p>3701</text:p>
              </table:table-cell>
              <table:table-cell office:value-type="float" office:value="11760.5">
                <text:p>1176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06">
                <text:p>12306</text:p>
              </table:table-cell>
              <table:table-cell office:value-type="float" office:value="9016">
                <text:p>9016</text:p>
              </table:table-cell>
              <table:table-cell office:value-type="float" office:value="3290">
                <text:p>3290</text:p>
              </table:table-cell>
              <table:table-cell office:value-type="float" office:value="10661">
                <text:p>106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29">
                <text:p>13129</text:p>
              </table:table-cell>
              <table:table-cell office:value-type="float" office:value="9824">
                <text:p>9824</text:p>
              </table:table-cell>
              <table:table-cell office:value-type="float" office:value="3305">
                <text:p>3305</text:p>
              </table:table-cell>
              <table:table-cell office:value-type="float" office:value="11476.5">
                <text:p>1147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31">
                <text:p>12431</text:p>
              </table:table-cell>
              <table:table-cell office:value-type="float" office:value="10276">
                <text:p>10276</text:p>
              </table:table-cell>
              <table:table-cell office:value-type="float" office:value="2155">
                <text:p>2155</text:p>
              </table:table-cell>
              <table:table-cell office:value-type="float" office:value="11353.5">
                <text:p>1135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01">
                <text:p>13201</text:p>
              </table:table-cell>
              <table:table-cell office:value-type="float" office:value="10090">
                <text:p>10090</text:p>
              </table:table-cell>
              <table:table-cell office:value-type="float" office:value="3111">
                <text:p>3111</text:p>
              </table:table-cell>
              <table:table-cell office:value-type="float" office:value="11645.5">
                <text:p>1164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49">
                <text:p>12749</text:p>
              </table:table-cell>
              <table:table-cell office:value-type="float" office:value="8748">
                <text:p>8748</text:p>
              </table:table-cell>
              <table:table-cell office:value-type="float" office:value="4001">
                <text:p>4001</text:p>
              </table:table-cell>
              <table:table-cell office:value-type="float" office:value="10748.5">
                <text:p>1074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10">
                <text:p>13010</text:p>
              </table:table-cell>
              <table:table-cell office:value-type="float" office:value="9136">
                <text:p>9136</text:p>
              </table:table-cell>
              <table:table-cell office:value-type="float" office:value="3874">
                <text:p>3874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03">
                <text:p>11803</text:p>
              </table:table-cell>
              <table:table-cell office:value-type="float" office:value="9202">
                <text:p>9202</text:p>
              </table:table-cell>
              <table:table-cell office:value-type="float" office:value="2601">
                <text:p>2601</text:p>
              </table:table-cell>
              <table:table-cell office:value-type="float" office:value="10502.5">
                <text:p>1050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58">
                <text:p>13458</text:p>
              </table:table-cell>
              <table:table-cell office:value-type="float" office:value="9516">
                <text:p>9516</text:p>
              </table:table-cell>
              <table:table-cell office:value-type="float" office:value="3942">
                <text:p>3942</text:p>
              </table:table-cell>
              <table:table-cell office:value-type="float" office:value="11487">
                <text:p>11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80">
                <text:p>11880</text:p>
              </table:table-cell>
              <table:table-cell office:value-type="float" office:value="8994">
                <text:p>8994</text:p>
              </table:table-cell>
              <table:table-cell office:value-type="float" office:value="2886">
                <text:p>2886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31">
                <text:p>13131</text:p>
              </table:table-cell>
              <table:table-cell office:value-type="float" office:value="8388">
                <text:p>8388</text:p>
              </table:table-cell>
              <table:table-cell office:value-type="float" office:value="4743">
                <text:p>4743</text:p>
              </table:table-cell>
              <table:table-cell office:value-type="float" office:value="10759.5">
                <text:p>1075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05">
                <text:p>12305</text:p>
              </table:table-cell>
              <table:table-cell office:value-type="float" office:value="10726">
                <text:p>10726</text:p>
              </table:table-cell>
              <table:table-cell office:value-type="float" office:value="1579">
                <text:p>1579</text:p>
              </table:table-cell>
              <table:table-cell office:value-type="float" office:value="11515.5">
                <text:p>1151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11">
                <text:p>13311</text:p>
              </table:table-cell>
              <table:table-cell office:value-type="float" office:value="8998">
                <text:p>8998</text:p>
              </table:table-cell>
              <table:table-cell office:value-type="float" office:value="4313">
                <text:p>4313</text:p>
              </table:table-cell>
              <table:table-cell office:value-type="float" office:value="11154.5">
                <text:p>1115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135">
                <text:p>12135</text:p>
              </table:table-cell>
              <table:table-cell office:value-type="float" office:value="9326">
                <text:p>9326</text:p>
              </table:table-cell>
              <table:table-cell office:value-type="float" office:value="2809">
                <text:p>2809</text:p>
              </table:table-cell>
              <table:table-cell office:value-type="float" office:value="10730.5">
                <text:p>1073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18">
                <text:p>13318</text:p>
              </table:table-cell>
              <table:table-cell office:value-type="float" office:value="8340">
                <text:p>8340</text:p>
              </table:table-cell>
              <table:table-cell office:value-type="float" office:value="4978">
                <text:p>4978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60">
                <text:p>11760</text:p>
              </table:table-cell>
              <table:table-cell office:value-type="float" office:value="9376">
                <text:p>9376</text:p>
              </table:table-cell>
              <table:table-cell office:value-type="float" office:value="2384">
                <text:p>2384</text:p>
              </table:table-cell>
              <table:table-cell office:value-type="float" office:value="10568">
                <text:p>105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708">
                <text:p>12708</text:p>
              </table:table-cell>
              <table:table-cell office:value-type="float" office:value="10986">
                <text:p>10986</text:p>
              </table:table-cell>
              <table:table-cell office:value-type="float" office:value="1722">
                <text:p>1722</text:p>
              </table:table-cell>
              <table:table-cell office:value-type="float" office:value="11847">
                <text:p>11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902">
                <text:p>12902</text:p>
              </table:table-cell>
              <table:table-cell office:value-type="float" office:value="10750">
                <text:p>10750</text:p>
              </table:table-cell>
              <table:table-cell office:value-type="float" office:value="2152">
                <text:p>2152</text:p>
              </table:table-cell>
              <table:table-cell office:value-type="float" office:value="11826">
                <text:p>11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968">
                <text:p>12968</text:p>
              </table:table-cell>
              <table:table-cell office:value-type="float" office:value="10780">
                <text:p>10780</text:p>
              </table:table-cell>
              <table:table-cell office:value-type="float" office:value="2188">
                <text:p>2188</text:p>
              </table:table-cell>
              <table:table-cell office:value-type="float" office:value="11874">
                <text:p>118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20">
                <text:p>12120</text:p>
              </table:table-cell>
              <table:table-cell office:value-type="float" office:value="10163">
                <text:p>10163</text:p>
              </table:table-cell>
              <table:table-cell office:value-type="float" office:value="1957">
                <text:p>1957</text:p>
              </table:table-cell>
              <table:table-cell office:value-type="float" office:value="11141.5">
                <text:p>1114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73">
                <text:p>12973</text:p>
              </table:table-cell>
              <table:table-cell office:value-type="float" office:value="9436">
                <text:p>9436</text:p>
              </table:table-cell>
              <table:table-cell office:value-type="float" office:value="3537">
                <text:p>3537</text:p>
              </table:table-cell>
              <table:table-cell office:value-type="float" office:value="11204.5">
                <text:p>1120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64">
                <text:p>11864</text:p>
              </table:table-cell>
              <table:table-cell office:value-type="float" office:value="8808">
                <text:p>8808</text:p>
              </table:table-cell>
              <table:table-cell office:value-type="float" office:value="3056">
                <text:p>3056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18">
                <text:p>13218</text:p>
              </table:table-cell>
              <table:table-cell office:value-type="float" office:value="9790">
                <text:p>9790</text:p>
              </table:table-cell>
              <table:table-cell office:value-type="float" office:value="3428">
                <text:p>3428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82">
                <text:p>12882</text:p>
              </table:table-cell>
              <table:table-cell office:value-type="float" office:value="9706">
                <text:p>9706</text:p>
              </table:table-cell>
              <table:table-cell office:value-type="float" office:value="3176">
                <text:p>3176</text:p>
              </table:table-cell>
              <table:table-cell office:value-type="float" office:value="11294">
                <text:p>11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81">
                <text:p>11881</text:p>
              </table:table-cell>
              <table:table-cell office:value-type="float" office:value="8848">
                <text:p>8848</text:p>
              </table:table-cell>
              <table:table-cell office:value-type="float" office:value="3033">
                <text:p>3033</text:p>
              </table:table-cell>
              <table:table-cell office:value-type="float" office:value="10364.5">
                <text:p>1036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55">
                <text:p>13455</text:p>
              </table:table-cell>
              <table:table-cell office:value-type="float" office:value="9442">
                <text:p>9442</text:p>
              </table:table-cell>
              <table:table-cell office:value-type="float" office:value="4013">
                <text:p>4013</text:p>
              </table:table-cell>
              <table:table-cell office:value-type="float" office:value="11448.5">
                <text:p>1144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93">
                <text:p>12893</text:p>
              </table:table-cell>
              <table:table-cell office:value-type="float" office:value="10020">
                <text:p>10020</text:p>
              </table:table-cell>
              <table:table-cell office:value-type="float" office:value="2873">
                <text:p>2873</text:p>
              </table:table-cell>
              <table:table-cell office:value-type="float" office:value="11456.5">
                <text:p>1145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49">
                <text:p>13549</text:p>
              </table:table-cell>
              <table:table-cell office:value-type="float" office:value="9560">
                <text:p>9560</text:p>
              </table:table-cell>
              <table:table-cell office:value-type="float" office:value="3989">
                <text:p>3989</text:p>
              </table:table-cell>
              <table:table-cell office:value-type="float" office:value="11554.5">
                <text:p>1155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41">
                <text:p>13341</text:p>
              </table:table-cell>
              <table:table-cell office:value-type="float" office:value="10320">
                <text:p>10320</text:p>
              </table:table-cell>
              <table:table-cell office:value-type="float" office:value="3021">
                <text:p>3021</text:p>
              </table:table-cell>
              <table:table-cell office:value-type="float" office:value="11830.5">
                <text:p>1183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14">
                <text:p>13414</text:p>
              </table:table-cell>
              <table:table-cell office:value-type="float" office:value="10076">
                <text:p>10076</text:p>
              </table:table-cell>
              <table:table-cell office:value-type="float" office:value="3338">
                <text:p>3338</text:p>
              </table:table-cell>
              <table:table-cell office:value-type="float" office:value="11745">
                <text:p>11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48">
                <text:p>12948</text:p>
              </table:table-cell>
              <table:table-cell office:value-type="float" office:value="9084">
                <text:p>9084</text:p>
              </table:table-cell>
              <table:table-cell office:value-type="float" office:value="3864">
                <text:p>3864</text:p>
              </table:table-cell>
              <table:table-cell office:value-type="float" office:value="11016">
                <text:p>11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24">
                <text:p>13224</text:p>
              </table:table-cell>
              <table:table-cell office:value-type="float" office:value="10174">
                <text:p>10174</text:p>
              </table:table-cell>
              <table:table-cell office:value-type="float" office:value="3050">
                <text:p>3050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435">
                <text:p>12435</text:p>
              </table:table-cell>
              <table:table-cell office:value-type="float" office:value="10042">
                <text:p>10042</text:p>
              </table:table-cell>
              <table:table-cell office:value-type="float" office:value="2393">
                <text:p>2393</text:p>
              </table:table-cell>
              <table:table-cell office:value-type="float" office:value="11238.5">
                <text:p>1123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33">
                <text:p>13633</text:p>
              </table:table-cell>
              <table:table-cell office:value-type="float" office:value="8828">
                <text:p>8828</text:p>
              </table:table-cell>
              <table:table-cell office:value-type="float" office:value="4805">
                <text:p>4805</text:p>
              </table:table-cell>
              <table:table-cell office:value-type="float" office:value="11230.5">
                <text:p>1123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99">
                <text:p>12599</text:p>
              </table:table-cell>
              <table:table-cell office:value-type="float" office:value="9992">
                <text:p>9992</text:p>
              </table:table-cell>
              <table:table-cell office:value-type="float" office:value="2607">
                <text:p>2607</text:p>
              </table:table-cell>
              <table:table-cell office:value-type="float" office:value="11295.5">
                <text:p>1129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12">
                <text:p>13312</text:p>
              </table:table-cell>
              <table:table-cell office:value-type="float" office:value="10412">
                <text:p>10412</text:p>
              </table:table-cell>
              <table:table-cell office:value-type="float" office:value="2900">
                <text:p>2900</text:p>
              </table:table-cell>
              <table:table-cell office:value-type="float" office:value="11862">
                <text:p>11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69">
                <text:p>12869</text:p>
              </table:table-cell>
              <table:table-cell office:value-type="float" office:value="9468">
                <text:p>9468</text:p>
              </table:table-cell>
              <table:table-cell office:value-type="float" office:value="3401">
                <text:p>3401</text:p>
              </table:table-cell>
              <table:table-cell office:value-type="float" office:value="11168.5">
                <text:p>1116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880">
                <text:p>13880</text:p>
              </table:table-cell>
              <table:table-cell office:value-type="float" office:value="10236">
                <text:p>10236</text:p>
              </table:table-cell>
              <table:table-cell office:value-type="float" office:value="3644">
                <text:p>3644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25">
                <text:p>13125</text:p>
              </table:table-cell>
              <table:table-cell office:value-type="float" office:value="7504">
                <text:p>7504</text:p>
              </table:table-cell>
              <table:table-cell office:value-type="float" office:value="5621">
                <text:p>5621</text:p>
              </table:table-cell>
              <table:table-cell office:value-type="float" office:value="10314.5">
                <text:p>1031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488">
                <text:p>13488</text:p>
              </table:table-cell>
              <table:table-cell office:value-type="float" office:value="9670">
                <text:p>9670</text:p>
              </table:table-cell>
              <table:table-cell office:value-type="float" office:value="3818">
                <text:p>3818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96">
                <text:p>12696</text:p>
              </table:table-cell>
              <table:table-cell office:value-type="float" office:value="9476">
                <text:p>9476</text:p>
              </table:table-cell>
              <table:table-cell office:value-type="float" office:value="3220">
                <text:p>3220</text:p>
              </table:table-cell>
              <table:table-cell office:value-type="float" office:value="11086">
                <text:p>11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99">
                <text:p>13599</text:p>
              </table:table-cell>
              <table:table-cell office:value-type="float" office:value="9422">
                <text:p>9422</text:p>
              </table:table-cell>
              <table:table-cell office:value-type="float" office:value="4177">
                <text:p>4177</text:p>
              </table:table-cell>
              <table:table-cell office:value-type="float" office:value="11510.5">
                <text:p>1151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43">
                <text:p>13143</text:p>
              </table:table-cell>
              <table:table-cell office:value-type="float" office:value="9466">
                <text:p>9466</text:p>
              </table:table-cell>
              <table:table-cell office:value-type="float" office:value="3677">
                <text:p>3677</text:p>
              </table:table-cell>
              <table:table-cell office:value-type="float" office:value="11304.5">
                <text:p>1130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32">
                <text:p>13632</text:p>
              </table:table-cell>
              <table:table-cell office:value-type="float" office:value="9582">
                <text:p>9582</text:p>
              </table:table-cell>
              <table:table-cell office:value-type="float" office:value="4050">
                <text:p>4050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73">
                <text:p>13173</text:p>
              </table:table-cell>
              <table:table-cell office:value-type="float" office:value="9026">
                <text:p>9026</text:p>
              </table:table-cell>
              <table:table-cell office:value-type="float" office:value="4147">
                <text:p>4147</text:p>
              </table:table-cell>
              <table:table-cell office:value-type="float" office:value="11099.5">
                <text:p>1109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42">
                <text:p>13242</text:p>
              </table:table-cell>
              <table:table-cell office:value-type="float" office:value="9498">
                <text:p>9498</text:p>
              </table:table-cell>
              <table:table-cell office:value-type="float" office:value="3744">
                <text:p>3744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832">
                <text:p>12832</text:p>
              </table:table-cell>
              <table:table-cell office:value-type="float" office:value="9476">
                <text:p>9476</text:p>
              </table:table-cell>
              <table:table-cell office:value-type="float" office:value="3356">
                <text:p>3356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43">
                <text:p>13643</text:p>
              </table:table-cell>
              <table:table-cell office:value-type="float" office:value="9992">
                <text:p>9992</text:p>
              </table:table-cell>
              <table:table-cell office:value-type="float" office:value="3651">
                <text:p>3651</text:p>
              </table:table-cell>
              <table:table-cell office:value-type="float" office:value="11817.5">
                <text:p>1181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085">
                <text:p>13085</text:p>
              </table:table-cell>
              <table:table-cell office:value-type="float" office:value="8864">
                <text:p>8864</text:p>
              </table:table-cell>
              <table:table-cell office:value-type="float" office:value="4221">
                <text:p>4221</text:p>
              </table:table-cell>
              <table:table-cell office:value-type="float" office:value="10974.5">
                <text:p>1097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05">
                <text:p>13905</text:p>
              </table:table-cell>
              <table:table-cell office:value-type="float" office:value="11378">
                <text:p>11378</text:p>
              </table:table-cell>
              <table:table-cell office:value-type="float" office:value="2527">
                <text:p>2527</text:p>
              </table:table-cell>
              <table:table-cell office:value-type="float" office:value="12641.5">
                <text:p>1264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95">
                <text:p>13095</text:p>
              </table:table-cell>
              <table:table-cell office:value-type="float" office:value="9348">
                <text:p>9348</text:p>
              </table:table-cell>
              <table:table-cell office:value-type="float" office:value="3747">
                <text:p>3747</text:p>
              </table:table-cell>
              <table:table-cell office:value-type="float" office:value="11221.5">
                <text:p>1122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02">
                <text:p>13602</text:p>
              </table:table-cell>
              <table:table-cell office:value-type="float" office:value="10894">
                <text:p>10894</text:p>
              </table:table-cell>
              <table:table-cell office:value-type="float" office:value="2708">
                <text:p>2708</text:p>
              </table:table-cell>
              <table:table-cell office:value-type="float" office:value="12248">
                <text:p>12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76">
                <text:p>12076</text:p>
              </table:table-cell>
              <table:table-cell office:value-type="float" office:value="10000">
                <text:p>10000</text:p>
              </table:table-cell>
              <table:table-cell office:value-type="float" office:value="2076">
                <text:p>2076</text:p>
              </table:table-cell>
              <table:table-cell office:value-type="float" office:value="11038">
                <text:p>11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00">
                <text:p>13100</text:p>
              </table:table-cell>
              <table:table-cell office:value-type="float" office:value="10600">
                <text:p>10600</text:p>
              </table:table-cell>
              <table:table-cell office:value-type="float" office:value="2500">
                <text:p>2500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72">
                <text:p>12772</text:p>
              </table:table-cell>
              <table:table-cell office:value-type="float" office:value="10218">
                <text:p>10218</text:p>
              </table:table-cell>
              <table:table-cell office:value-type="float" office:value="2554">
                <text:p>2554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630">
                <text:p>14630</text:p>
              </table:table-cell>
              <table:table-cell office:value-type="float" office:value="11564">
                <text:p>11564</text:p>
              </table:table-cell>
              <table:table-cell office:value-type="float" office:value="3066">
                <text:p>3066</text:p>
              </table:table-cell>
              <table:table-cell office:value-type="float" office:value="13097">
                <text:p>13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90">
                <text:p>13590</text:p>
              </table:table-cell>
              <table:table-cell office:value-type="float" office:value="12446">
                <text:p>12446</text:p>
              </table:table-cell>
              <table:table-cell office:value-type="float" office:value="1144">
                <text:p>1144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52">
                <text:p>14052</text:p>
              </table:table-cell>
              <table:table-cell office:value-type="float" office:value="12962">
                <text:p>12962</text:p>
              </table:table-cell>
              <table:table-cell office:value-type="float" office:value="1090">
                <text:p>1090</text:p>
              </table:table-cell>
              <table:table-cell office:value-type="float" office:value="13507">
                <text:p>13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82">
                <text:p>14482</text:p>
              </table:table-cell>
              <table:table-cell office:value-type="float" office:value="12296">
                <text:p>12296</text:p>
              </table:table-cell>
              <table:table-cell office:value-type="float" office:value="2186">
                <text:p>2186</text:p>
              </table:table-cell>
              <table:table-cell office:value-type="float" office:value="13389">
                <text:p>133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01">
                <text:p>14501</text:p>
              </table:table-cell>
              <table:table-cell office:value-type="float" office:value="12518">
                <text:p>12518</text:p>
              </table:table-cell>
              <table:table-cell office:value-type="float" office:value="1983">
                <text:p>1983</text:p>
              </table:table-cell>
              <table:table-cell office:value-type="float" office:value="13509.5">
                <text:p>1350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89">
                <text:p>12889</text:p>
              </table:table-cell>
              <table:table-cell office:value-type="float" office:value="12012">
                <text:p>12012</text:p>
              </table:table-cell>
              <table:table-cell office:value-type="float" office:value="877">
                <text:p>877</text:p>
              </table:table-cell>
              <table:table-cell office:value-type="float" office:value="12450.5">
                <text:p>1245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01">
                <text:p>14501</text:p>
              </table:table-cell>
              <table:table-cell office:value-type="float" office:value="12102">
                <text:p>12102</text:p>
              </table:table-cell>
              <table:table-cell office:value-type="float" office:value="2399">
                <text:p>2399</text:p>
              </table:table-cell>
              <table:table-cell office:value-type="float" office:value="13301.5">
                <text:p>1330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980">
                <text:p>13980</text:p>
              </table:table-cell>
              <table:table-cell office:value-type="float" office:value="12228">
                <text:p>12228</text:p>
              </table:table-cell>
              <table:table-cell office:value-type="float" office:value="1752">
                <text:p>1752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85">
                <text:p>14185</text:p>
              </table:table-cell>
              <table:table-cell office:value-type="float" office:value="11060">
                <text:p>11060</text:p>
              </table:table-cell>
              <table:table-cell office:value-type="float" office:value="3125">
                <text:p>3125</text:p>
              </table:table-cell>
              <table:table-cell office:value-type="float" office:value="12622.5">
                <text:p>1262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002">
                <text:p>14002</text:p>
              </table:table-cell>
              <table:table-cell office:value-type="float" office:value="11238">
                <text:p>11238</text:p>
              </table:table-cell>
              <table:table-cell office:value-type="float" office:value="2764">
                <text:p>2764</text:p>
              </table:table-cell>
              <table:table-cell office:value-type="float" office:value="12620">
                <text:p>126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62">
                <text:p>14862</text:p>
              </table:table-cell>
              <table:table-cell office:value-type="float" office:value="12508">
                <text:p>12508</text:p>
              </table:table-cell>
              <table:table-cell office:value-type="float" office:value="2354">
                <text:p>2354</text:p>
              </table:table-cell>
              <table:table-cell office:value-type="float" office:value="13685">
                <text:p>13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30">
                <text:p>13930</text:p>
              </table:table-cell>
              <table:table-cell office:value-type="float" office:value="11186">
                <text:p>11186</text:p>
              </table:table-cell>
              <table:table-cell office:value-type="float" office:value="2744">
                <text:p>2744</text:p>
              </table:table-cell>
              <table:table-cell office:value-type="float" office:value="12558">
                <text:p>12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95">
                <text:p>13695</text:p>
              </table:table-cell>
              <table:table-cell office:value-type="float" office:value="10324">
                <text:p>10324</text:p>
              </table:table-cell>
              <table:table-cell office:value-type="float" office:value="3371">
                <text:p>3371</text:p>
              </table:table-cell>
              <table:table-cell office:value-type="float" office:value="12009.5">
                <text:p>12009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78">
                <text:p>13878</text:p>
              </table:table-cell>
              <table:table-cell office:value-type="float" office:value="12204">
                <text:p>12204</text:p>
              </table:table-cell>
              <table:table-cell office:value-type="float" office:value="1674">
                <text:p>1674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403">
                <text:p>13403</text:p>
              </table:table-cell>
              <table:table-cell office:value-type="float" office:value="11468">
                <text:p>11468</text:p>
              </table:table-cell>
              <table:table-cell office:value-type="float" office:value="1935">
                <text:p>1935</text:p>
              </table:table-cell>
              <table:table-cell office:value-type="float" office:value="12435.5">
                <text:p>12435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44">
                <text:p>14644</text:p>
              </table:table-cell>
              <table:table-cell office:value-type="float" office:value="11574">
                <text:p>11574</text:p>
              </table:table-cell>
              <table:table-cell office:value-type="float" office:value="3070">
                <text:p>3070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49">
                <text:p>14149</text:p>
              </table:table-cell>
              <table:table-cell office:value-type="float" office:value="12504">
                <text:p>12504</text:p>
              </table:table-cell>
              <table:table-cell office:value-type="float" office:value="1645">
                <text:p>1645</text:p>
              </table:table-cell>
              <table:table-cell office:value-type="float" office:value="13326.5">
                <text:p>13326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20">
                <text:p>14620</text:p>
              </table:table-cell>
              <table:table-cell office:value-type="float" office:value="11488">
                <text:p>11488</text:p>
              </table:table-cell>
              <table:table-cell office:value-type="float" office:value="3132">
                <text:p>3132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08">
                <text:p>13608</text:p>
              </table:table-cell>
              <table:table-cell office:value-type="float" office:value="11888">
                <text:p>11888</text:p>
              </table:table-cell>
              <table:table-cell office:value-type="float" office:value="1720">
                <text:p>1720</text:p>
              </table:table-cell>
              <table:table-cell office:value-type="float" office:value="12748">
                <text:p>127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30">
                <text:p>14230</text:p>
              </table:table-cell>
              <table:table-cell office:value-type="float" office:value="13048">
                <text:p>13048</text:p>
              </table:table-cell>
              <table:table-cell office:value-type="float" office:value="1182">
                <text:p>1182</text:p>
              </table:table-cell>
              <table:table-cell office:value-type="float" office:value="13639">
                <text:p>13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03">
                <text:p>14003</text:p>
              </table:table-cell>
              <table:table-cell office:value-type="float" office:value="10646">
                <text:p>10646</text:p>
              </table:table-cell>
              <table:table-cell office:value-type="float" office:value="3357">
                <text:p>3357</text:p>
              </table:table-cell>
              <table:table-cell office:value-type="float" office:value="12324.5">
                <text:p>12324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69">
                <text:p>14469</text:p>
              </table:table-cell>
              <table:table-cell office:value-type="float" office:value="12086">
                <text:p>12086</text:p>
              </table:table-cell>
              <table:table-cell office:value-type="float" office:value="2383">
                <text:p>2383</text:p>
              </table:table-cell>
              <table:table-cell office:value-type="float" office:value="13277.5">
                <text:p>13277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093">
                <text:p>13093</text:p>
              </table:table-cell>
              <table:table-cell office:value-type="float" office:value="12308">
                <text:p>12308</text:p>
              </table:table-cell>
              <table:table-cell office:value-type="float" office:value="785">
                <text:p>785</text:p>
              </table:table-cell>
              <table:table-cell office:value-type="float" office:value="12700.5">
                <text:p>1270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82">
                <text:p>14082</text:p>
              </table:table-cell>
              <table:table-cell office:value-type="float" office:value="12920">
                <text:p>12920</text:p>
              </table:table-cell>
              <table:table-cell office:value-type="float" office:value="1162">
                <text:p>1162</text:p>
              </table:table-cell>
              <table:table-cell office:value-type="float" office:value="13501">
                <text:p>13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56">
                <text:p>13456</text:p>
              </table:table-cell>
              <table:table-cell office:value-type="float" office:value="12304">
                <text:p>12304</text:p>
              </table:table-cell>
              <table:table-cell office:value-type="float" office:value="1152">
                <text:p>1152</text:p>
              </table:table-cell>
              <table:table-cell office:value-type="float" office:value="12880">
                <text:p>128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93">
                <text:p>14793</text:p>
              </table:table-cell>
              <table:table-cell office:value-type="float" office:value="12350">
                <text:p>12350</text:p>
              </table:table-cell>
              <table:table-cell office:value-type="float" office:value="2443">
                <text:p>2443</text:p>
              </table:table-cell>
              <table:table-cell office:value-type="float" office:value="13571.5">
                <text:p>1357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101">
                <text:p>14101</text:p>
              </table:table-cell>
              <table:table-cell office:value-type="float" office:value="12104">
                <text:p>12104</text:p>
              </table:table-cell>
              <table:table-cell office:value-type="float" office:value="1997">
                <text:p>1997</text:p>
              </table:table-cell>
              <table:table-cell office:value-type="float" office:value="13102.5">
                <text:p>1310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74">
                <text:p>13974</text:p>
              </table:table-cell>
              <table:table-cell office:value-type="float" office:value="11804">
                <text:p>11804</text:p>
              </table:table-cell>
              <table:table-cell office:value-type="float" office:value="2170">
                <text:p>2170</text:p>
              </table:table-cell>
              <table:table-cell office:value-type="float" office:value="12889">
                <text:p>128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16">
                <text:p>12616</text:p>
              </table:table-cell>
              <table:table-cell office:value-type="float" office:value="12324">
                <text:p>12324</text:p>
              </table:table-cell>
              <table:table-cell office:value-type="float" office:value="292">
                <text:p>292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858">
                <text:p>13858</text:p>
              </table:table-cell>
              <table:table-cell office:value-type="float" office:value="11481">
                <text:p>11481</text:p>
              </table:table-cell>
              <table:table-cell office:value-type="float" office:value="2377">
                <text:p>2377</text:p>
              </table:table-cell>
              <table:table-cell office:value-type="float" office:value="12669.5">
                <text:p>12669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36">
                <text:p>13836</text:p>
              </table:table-cell>
              <table:table-cell office:value-type="float" office:value="12950">
                <text:p>12950</text:p>
              </table:table-cell>
              <table:table-cell office:value-type="float" office:value="886">
                <text:p>886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03">
                <text:p>14103</text:p>
              </table:table-cell>
              <table:table-cell office:value-type="float" office:value="11170">
                <text:p>11170</text:p>
              </table:table-cell>
              <table:table-cell office:value-type="float" office:value="2933">
                <text:p>2933</text:p>
              </table:table-cell>
              <table:table-cell office:value-type="float" office:value="12636.5">
                <text:p>12636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23">
                <text:p>6623</text:p>
              </table:table-cell>
              <table:table-cell office:value-type="float" office:value="6106">
                <text:p>6106</text:p>
              </table:table-cell>
              <table:table-cell office:value-type="float" office:value="517">
                <text:p>517</text:p>
              </table:table-cell>
              <table:table-cell office:value-type="float" office:value="6364.5">
                <text:p>6364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90">
                <text:p>6290</text:p>
              </table:table-cell>
              <table:table-cell office:value-type="float" office:value="6107">
                <text:p>6107</text:p>
              </table:table-cell>
              <table:table-cell office:value-type="float" office:value="183">
                <text:p>183</text:p>
              </table:table-cell>
              <table:table-cell office:value-type="float" office:value="6198.5">
                <text:p>619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52">
                <text:p>5352</text:p>
              </table:table-cell>
              <table:table-cell office:value-type="float" office:value="5339">
                <text:p>5339</text:p>
              </table:table-cell>
              <table:table-cell office:value-type="float" office:value="13">
                <text:p>13</text:p>
              </table:table-cell>
              <table:table-cell office:value-type="float" office:value="5345.5">
                <text:p>5345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85">
                <text:p>6085</text:p>
              </table:table-cell>
              <table:table-cell office:value-type="float" office:value="6183">
                <text:p>6183</text:p>
              </table:table-cell>
              <table:table-cell office:value-type="float" office:value="-98">
                <text:p>-98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78">
                <text:p>5478</text:p>
              </table:table-cell>
              <table:table-cell office:value-type="float" office:value="5440">
                <text:p>5440</text:p>
              </table:table-cell>
              <table:table-cell office:value-type="float" office:value="38">
                <text:p>38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07">
                <text:p>5407</text:p>
              </table:table-cell>
              <table:table-cell office:value-type="float" office:value="5457">
                <text:p>5457</text:p>
              </table:table-cell>
              <table:table-cell office:value-type="float" office:value="-50">
                <text:p>-50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46">
                <text:p>5746</text:p>
              </table:table-cell>
              <table:table-cell office:value-type="float" office:value="5311">
                <text:p>5311</text:p>
              </table:table-cell>
              <table:table-cell office:value-type="float" office:value="435">
                <text:p>435</text:p>
              </table:table-cell>
              <table:table-cell office:value-type="float" office:value="5528.5">
                <text:p>5528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44">
                <text:p>6444</text:p>
              </table:table-cell>
              <table:table-cell office:value-type="float" office:value="5920">
                <text:p>5920</text:p>
              </table:table-cell>
              <table:table-cell office:value-type="float" office:value="524">
                <text:p>524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84">
                <text:p>5584</text:p>
              </table:table-cell>
              <table:table-cell office:value-type="float" office:value="5496">
                <text:p>5496</text:p>
              </table:table-cell>
              <table:table-cell office:value-type="float" office:value="88">
                <text:p>88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78">
                <text:p>6278</text:p>
              </table:table-cell>
              <table:table-cell office:value-type="float" office:value="5673">
                <text:p>5673</text:p>
              </table:table-cell>
              <table:table-cell office:value-type="float" office:value="605">
                <text:p>605</text:p>
              </table:table-cell>
              <table:table-cell office:value-type="float" office:value="5975.5">
                <text:p>597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70">
                <text:p>6170</text:p>
              </table:table-cell>
              <table:table-cell office:value-type="float" office:value="5661">
                <text:p>5661</text:p>
              </table:table-cell>
              <table:table-cell office:value-type="float" office:value="509">
                <text:p>509</text:p>
              </table:table-cell>
              <table:table-cell office:value-type="float" office:value="5915.5">
                <text:p>5915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17">
                <text:p>6517</text:p>
              </table:table-cell>
              <table:table-cell office:value-type="float" office:value="6073">
                <text:p>6073</text:p>
              </table:table-cell>
              <table:table-cell office:value-type="float" office:value="444">
                <text:p>444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48">
                <text:p>5048</text:p>
              </table:table-cell>
              <table:table-cell office:value-type="float" office:value="4902">
                <text:p>4902</text:p>
              </table:table-cell>
              <table:table-cell office:value-type="float" office:value="146">
                <text:p>146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25">
                <text:p>4825</text:p>
              </table:table-cell>
              <table:table-cell office:value-type="float" office:value="5112">
                <text:p>5112</text:p>
              </table:table-cell>
              <table:table-cell office:value-type="float" office:value="-287">
                <text:p>-287</text:p>
              </table:table-cell>
              <table:table-cell office:value-type="float" office:value="4968.5">
                <text:p>496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5">
                <text:p>5355</text:p>
              </table:table-cell>
              <table:table-cell office:value-type="float" office:value="5342">
                <text:p>5342</text:p>
              </table:table-cell>
              <table:table-cell office:value-type="float" office:value="13">
                <text:p>13</text:p>
              </table:table-cell>
              <table:table-cell office:value-type="float" office:value="5348.5">
                <text:p>5348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42">
                <text:p>6042</text:p>
              </table:table-cell>
              <table:table-cell office:value-type="float" office:value="6009">
                <text:p>6009</text:p>
              </table:table-cell>
              <table:table-cell office:value-type="float" office:value="33">
                <text:p>33</text:p>
              </table:table-cell>
              <table:table-cell office:value-type="float" office:value="6025.5">
                <text:p>6025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10">
                <text:p>5810</text:p>
              </table:table-cell>
              <table:table-cell office:value-type="float" office:value="5529">
                <text:p>5529</text:p>
              </table:table-cell>
              <table:table-cell office:value-type="float" office:value="281">
                <text:p>281</text:p>
              </table:table-cell>
              <table:table-cell office:value-type="float" office:value="5669.5">
                <text:p>5669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60">
                <text:p>4860</text:p>
              </table:table-cell>
              <table:table-cell office:value-type="float" office:value="4978">
                <text:p>4978</text:p>
              </table:table-cell>
              <table:table-cell office:value-type="float" office:value="-118">
                <text:p>-118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80">
                <text:p>6380</text:p>
              </table:table-cell>
              <table:table-cell office:value-type="float" office:value="5968">
                <text:p>5968</text:p>
              </table:table-cell>
              <table:table-cell office:value-type="float" office:value="412">
                <text:p>41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48">
                <text:p>6848</text:p>
              </table:table-cell>
              <table:table-cell office:value-type="float" office:value="6373">
                <text:p>6373</text:p>
              </table:table-cell>
              <table:table-cell office:value-type="float" office:value="475">
                <text:p>475</text:p>
              </table:table-cell>
              <table:table-cell office:value-type="float" office:value="6610.5">
                <text:p>661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37">
                <text:p>6737</text:p>
              </table:table-cell>
              <table:table-cell office:value-type="float" office:value="6203">
                <text:p>6203</text:p>
              </table:table-cell>
              <table:table-cell office:value-type="float" office:value="534">
                <text:p>534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16">
                <text:p>6816</text:p>
              </table:table-cell>
              <table:table-cell office:value-type="float" office:value="5890">
                <text:p>5890</text:p>
              </table:table-cell>
              <table:table-cell office:value-type="float" office:value="926">
                <text:p>926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94">
                <text:p>6794</text:p>
              </table:table-cell>
              <table:table-cell office:value-type="float" office:value="6120">
                <text:p>6120</text:p>
              </table:table-cell>
              <table:table-cell office:value-type="float" office:value="674">
                <text:p>674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19">
                <text:p>6619</text:p>
              </table:table-cell>
              <table:table-cell office:value-type="float" office:value="6125">
                <text:p>6125</text:p>
              </table:table-cell>
              <table:table-cell office:value-type="float" office:value="494">
                <text:p>494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20">
                <text:p>6620</text:p>
              </table:table-cell>
              <table:table-cell office:value-type="float" office:value="6306">
                <text:p>6306</text:p>
              </table:table-cell>
              <table:table-cell office:value-type="float" office:value="314">
                <text:p>314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28">
                <text:p>6828</text:p>
              </table:table-cell>
              <table:table-cell office:value-type="float" office:value="6224">
                <text:p>6224</text:p>
              </table:table-cell>
              <table:table-cell office:value-type="float" office:value="604">
                <text:p>604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82">
                <text:p>6582</text:p>
              </table:table-cell>
              <table:table-cell office:value-type="float" office:value="6350">
                <text:p>6350</text:p>
              </table:table-cell>
              <table:table-cell office:value-type="float" office:value="232">
                <text:p>232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28">
                <text:p>6528</text:p>
              </table:table-cell>
              <table:table-cell office:value-type="float" office:value="6208">
                <text:p>6208</text:p>
              </table:table-cell>
              <table:table-cell office:value-type="float" office:value="320">
                <text:p>32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38">
                <text:p>6838</text:p>
              </table:table-cell>
              <table:table-cell office:value-type="float" office:value="6022">
                <text:p>6022</text:p>
              </table:table-cell>
              <table:table-cell office:value-type="float" office:value="816">
                <text:p>816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69">
                <text:p>7069</text:p>
              </table:table-cell>
              <table:table-cell office:value-type="float" office:value="6406">
                <text:p>6406</text:p>
              </table:table-cell>
              <table:table-cell office:value-type="float" office:value="663">
                <text:p>663</text:p>
              </table:table-cell>
              <table:table-cell office:value-type="float" office:value="6737.5">
                <text:p>673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95">
                <text:p>6395</text:p>
              </table:table-cell>
              <table:table-cell office:value-type="float" office:value="6449">
                <text:p>6449</text:p>
              </table:table-cell>
              <table:table-cell office:value-type="float" office:value="-54">
                <text:p>-54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48">
                <text:p>6448</text:p>
              </table:table-cell>
              <table:table-cell office:value-type="float" office:value="6085">
                <text:p>6085</text:p>
              </table:table-cell>
              <table:table-cell office:value-type="float" office:value="363">
                <text:p>363</text:p>
              </table:table-cell>
              <table:table-cell office:value-type="float" office:value="6266.5">
                <text:p>6266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29">
                <text:p>6929</text:p>
              </table:table-cell>
              <table:table-cell office:value-type="float" office:value="6637">
                <text:p>6637</text:p>
              </table:table-cell>
              <table:table-cell office:value-type="float" office:value="292">
                <text:p>292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52">
                <text:p>6952</text:p>
              </table:table-cell>
              <table:table-cell office:value-type="float" office:value="6239">
                <text:p>6239</text:p>
              </table:table-cell>
              <table:table-cell office:value-type="float" office:value="713">
                <text:p>713</text:p>
              </table:table-cell>
              <table:table-cell office:value-type="float" office:value="6595.5">
                <text:p>6595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10">
                <text:p>6910</text:p>
              </table:table-cell>
              <table:table-cell office:value-type="float" office:value="6488">
                <text:p>6488</text:p>
              </table:table-cell>
              <table:table-cell office:value-type="float" office:value="422">
                <text:p>422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47">
                <text:p>7047</text:p>
              </table:table-cell>
              <table:table-cell office:value-type="float" office:value="6200">
                <text:p>6200</text:p>
              </table:table-cell>
              <table:table-cell office:value-type="float" office:value="847">
                <text:p>847</text:p>
              </table:table-cell>
              <table:table-cell office:value-type="float" office:value="6623.5">
                <text:p>662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47">
                <text:p>6847</text:p>
              </table:table-cell>
              <table:table-cell office:value-type="float" office:value="6231">
                <text:p>6231</text:p>
              </table:table-cell>
              <table:table-cell office:value-type="float" office:value="616">
                <text:p>616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70">
                <text:p>6370</text:p>
              </table:table-cell>
              <table:table-cell office:value-type="float" office:value="5772">
                <text:p>5772</text:p>
              </table:table-cell>
              <table:table-cell office:value-type="float" office:value="598">
                <text:p>598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67">
                <text:p>6967</text:p>
              </table:table-cell>
              <table:table-cell office:value-type="float" office:value="6020">
                <text:p>6020</text:p>
              </table:table-cell>
              <table:table-cell office:value-type="float" office:value="947">
                <text:p>947</text:p>
              </table:table-cell>
              <table:table-cell office:value-type="float" office:value="6493.5">
                <text:p>649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52">
                <text:p>7052</text:p>
              </table:table-cell>
              <table:table-cell office:value-type="float" office:value="6402">
                <text:p>6402</text:p>
              </table:table-cell>
              <table:table-cell office:value-type="float" office:value="650">
                <text:p>650</text:p>
              </table:table-cell>
              <table:table-cell office:value-type="float" office:value="6727">
                <text:p>67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37">
                <text:p>7137</text:p>
              </table:table-cell>
              <table:table-cell office:value-type="float" office:value="6396">
                <text:p>6396</text:p>
              </table:table-cell>
              <table:table-cell office:value-type="float" office:value="741">
                <text:p>741</text:p>
              </table:table-cell>
              <table:table-cell office:value-type="float" office:value="6766.5">
                <text:p>6766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65">
                <text:p>6965</text:p>
              </table:table-cell>
              <table:table-cell office:value-type="float" office:value="6461">
                <text:p>6461</text:p>
              </table:table-cell>
              <table:table-cell office:value-type="float" office:value="504">
                <text:p>504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04">
                <text:p>6604</text:p>
              </table:table-cell>
              <table:table-cell office:value-type="float" office:value="6127">
                <text:p>6127</text:p>
              </table:table-cell>
              <table:table-cell office:value-type="float" office:value="477">
                <text:p>477</text:p>
              </table:table-cell>
              <table:table-cell office:value-type="float" office:value="6365.5">
                <text:p>636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21">
                <text:p>6821</text:p>
              </table:table-cell>
              <table:table-cell office:value-type="float" office:value="6105">
                <text:p>6105</text:p>
              </table:table-cell>
              <table:table-cell office:value-type="float" office:value="716">
                <text:p>716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0">
                <text:p>7150</text:p>
              </table:table-cell>
              <table:table-cell office:value-type="float" office:value="6183">
                <text:p>6183</text:p>
              </table:table-cell>
              <table:table-cell office:value-type="float" office:value="967">
                <text:p>967</text:p>
              </table:table-cell>
              <table:table-cell office:value-type="float" office:value="6666.5">
                <text:p>6666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50">
                <text:p>6850</text:p>
              </table:table-cell>
              <table:table-cell office:value-type="float" office:value="6280">
                <text:p>6280</text:p>
              </table:table-cell>
              <table:table-cell office:value-type="float" office:value="570">
                <text:p>570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54">
                <text:p>6954</text:p>
              </table:table-cell>
              <table:table-cell office:value-type="float" office:value="6281">
                <text:p>6281</text:p>
              </table:table-cell>
              <table:table-cell office:value-type="float" office:value="673">
                <text:p>673</text:p>
              </table:table-cell>
              <table:table-cell office:value-type="float" office:value="6617.5">
                <text:p>661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35">
                <text:p>6935</text:p>
              </table:table-cell>
              <table:table-cell office:value-type="float" office:value="6344">
                <text:p>6344</text:p>
              </table:table-cell>
              <table:table-cell office:value-type="float" office:value="591">
                <text:p>591</text:p>
              </table:table-cell>
              <table:table-cell office:value-type="float" office:value="6639.5">
                <text:p>6639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93">
                <text:p>6993</text:p>
              </table:table-cell>
              <table:table-cell office:value-type="float" office:value="6394">
                <text:p>6394</text:p>
              </table:table-cell>
              <table:table-cell office:value-type="float" office:value="599">
                <text:p>599</text:p>
              </table:table-cell>
              <table:table-cell office:value-type="float" office:value="6693.5">
                <text:p>669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26">
                <text:p>6726</text:p>
              </table:table-cell>
              <table:table-cell office:value-type="float" office:value="6396">
                <text:p>6396</text:p>
              </table:table-cell>
              <table:table-cell office:value-type="float" office:value="330">
                <text:p>330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02">
                <text:p>6702</text:p>
              </table:table-cell>
              <table:table-cell office:value-type="float" office:value="6433">
                <text:p>6433</text:p>
              </table:table-cell>
              <table:table-cell office:value-type="float" office:value="269">
                <text:p>269</text:p>
              </table:table-cell>
              <table:table-cell office:value-type="float" office:value="6567.5">
                <text:p>6567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87">
                <text:p>6887</text:p>
              </table:table-cell>
              <table:table-cell office:value-type="float" office:value="6290">
                <text:p>6290</text:p>
              </table:table-cell>
              <table:table-cell office:value-type="float" office:value="597">
                <text:p>597</text:p>
              </table:table-cell>
              <table:table-cell office:value-type="float" office:value="6588.5">
                <text:p>658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28">
                <text:p>6928</text:p>
              </table:table-cell>
              <table:table-cell office:value-type="float" office:value="6133">
                <text:p>6133</text:p>
              </table:table-cell>
              <table:table-cell office:value-type="float" office:value="795">
                <text:p>795</text:p>
              </table:table-cell>
              <table:table-cell office:value-type="float" office:value="6530.5">
                <text:p>6530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83">
                <text:p>7083</text:p>
              </table:table-cell>
              <table:table-cell office:value-type="float" office:value="6482">
                <text:p>6482</text:p>
              </table:table-cell>
              <table:table-cell office:value-type="float" office:value="601">
                <text:p>601</text:p>
              </table:table-cell>
              <table:table-cell office:value-type="float" office:value="6782.5">
                <text:p>6782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05">
                <text:p>6805</text:p>
              </table:table-cell>
              <table:table-cell office:value-type="float" office:value="6163">
                <text:p>6163</text:p>
              </table:table-cell>
              <table:table-cell office:value-type="float" office:value="642">
                <text:p>642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76">
                <text:p>6976</text:p>
              </table:table-cell>
              <table:table-cell office:value-type="float" office:value="6319">
                <text:p>6319</text:p>
              </table:table-cell>
              <table:table-cell office:value-type="float" office:value="657">
                <text:p>657</text:p>
              </table:table-cell>
              <table:table-cell office:value-type="float" office:value="6647.5">
                <text:p>6647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25">
                <text:p>6525</text:p>
              </table:table-cell>
              <table:table-cell office:value-type="float" office:value="6081">
                <text:p>6081</text:p>
              </table:table-cell>
              <table:table-cell office:value-type="float" office:value="444">
                <text:p>444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27">
                <text:p>6127</text:p>
              </table:table-cell>
              <table:table-cell office:value-type="float" office:value="6032">
                <text:p>6032</text:p>
              </table:table-cell>
              <table:table-cell office:value-type="float" office:value="95">
                <text:p>95</text:p>
              </table:table-cell>
              <table:table-cell office:value-type="float" office:value="6079.5">
                <text:p>607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09">
                <text:p>7009</text:p>
              </table:table-cell>
              <table:table-cell office:value-type="float" office:value="6317">
                <text:p>6317</text:p>
              </table:table-cell>
              <table:table-cell office:value-type="float" office:value="692">
                <text:p>692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646">
                <text:p>6646</text:p>
              </table:table-cell>
              <table:table-cell office:value-type="float" office:value="6442">
                <text:p>6442</text:p>
              </table:table-cell>
              <table:table-cell office:value-type="float" office:value="204">
                <text:p>204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86">
                <text:p>6586</text:p>
              </table:table-cell>
              <table:table-cell office:value-type="float" office:value="6251">
                <text:p>6251</text:p>
              </table:table-cell>
              <table:table-cell office:value-type="float" office:value="335">
                <text:p>335</text:p>
              </table:table-cell>
              <table:table-cell office:value-type="float" office:value="6418.5">
                <text:p>6418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716">
                <text:p>6716</text:p>
              </table:table-cell>
              <table:table-cell office:value-type="float" office:value="6251">
                <text:p>6251</text:p>
              </table:table-cell>
              <table:table-cell office:value-type="float" office:value="465">
                <text:p>465</text:p>
              </table:table-cell>
              <table:table-cell office:value-type="float" office:value="6483.5">
                <text:p>6483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15">
                <text:p>7115</text:p>
              </table:table-cell>
              <table:table-cell office:value-type="float" office:value="6038">
                <text:p>6038</text:p>
              </table:table-cell>
              <table:table-cell office:value-type="float" office:value="1077">
                <text:p>1077</text:p>
              </table:table-cell>
              <table:table-cell office:value-type="float" office:value="6576.5">
                <text:p>6576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51">
                <text:p>6451</text:p>
              </table:table-cell>
              <table:table-cell office:value-type="float" office:value="6164">
                <text:p>6164</text:p>
              </table:table-cell>
              <table:table-cell office:value-type="float" office:value="287">
                <text:p>287</text:p>
              </table:table-cell>
              <table:table-cell office:value-type="float" office:value="6307.5">
                <text:p>6307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93">
                <text:p>6393</text:p>
              </table:table-cell>
              <table:table-cell office:value-type="float" office:value="6051">
                <text:p>6051</text:p>
              </table:table-cell>
              <table:table-cell office:value-type="float" office:value="342">
                <text:p>342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25">
                <text:p>6825</text:p>
              </table:table-cell>
              <table:table-cell office:value-type="float" office:value="6351">
                <text:p>6351</text:p>
              </table:table-cell>
              <table:table-cell office:value-type="float" office:value="474">
                <text:p>47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11">
                <text:p>6811</text:p>
              </table:table-cell>
              <table:table-cell office:value-type="float" office:value="6207">
                <text:p>6207</text:p>
              </table:table-cell>
              <table:table-cell office:value-type="float" office:value="604">
                <text:p>604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31">
                <text:p>7031</text:p>
              </table:table-cell>
              <table:table-cell office:value-type="float" office:value="6254">
                <text:p>6254</text:p>
              </table:table-cell>
              <table:table-cell office:value-type="float" office:value="777">
                <text:p>777</text:p>
              </table:table-cell>
              <table:table-cell office:value-type="float" office:value="6642.5">
                <text:p>664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54">
                <text:p>6954</text:p>
              </table:table-cell>
              <table:table-cell office:value-type="float" office:value="6385">
                <text:p>6385</text:p>
              </table:table-cell>
              <table:table-cell office:value-type="float" office:value="569">
                <text:p>569</text:p>
              </table:table-cell>
              <table:table-cell office:value-type="float" office:value="6669.5">
                <text:p>6669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49">
                <text:p>6849</text:p>
              </table:table-cell>
              <table:table-cell office:value-type="float" office:value="6169">
                <text:p>6169</text:p>
              </table:table-cell>
              <table:table-cell office:value-type="float" office:value="680">
                <text:p>680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57">
                <text:p>6957</text:p>
              </table:table-cell>
              <table:table-cell office:value-type="float" office:value="6417">
                <text:p>6417</text:p>
              </table:table-cell>
              <table:table-cell office:value-type="float" office:value="540">
                <text:p>54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33">
                <text:p>6833</text:p>
              </table:table-cell>
              <table:table-cell office:value-type="float" office:value="6037">
                <text:p>6037</text:p>
              </table:table-cell>
              <table:table-cell office:value-type="float" office:value="796">
                <text:p>796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81">
                <text:p>6981</text:p>
              </table:table-cell>
              <table:table-cell office:value-type="float" office:value="5995">
                <text:p>5995</text:p>
              </table:table-cell>
              <table:table-cell office:value-type="float" office:value="986">
                <text:p>986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75">
                <text:p>6675</text:p>
              </table:table-cell>
              <table:table-cell office:value-type="float" office:value="5947">
                <text:p>5947</text:p>
              </table:table-cell>
              <table:table-cell office:value-type="float" office:value="728">
                <text:p>728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35">
                <text:p>7135</text:p>
              </table:table-cell>
              <table:table-cell office:value-type="float" office:value="6522">
                <text:p>6522</text:p>
              </table:table-cell>
              <table:table-cell office:value-type="float" office:value="613">
                <text:p>613</text:p>
              </table:table-cell>
              <table:table-cell office:value-type="float" office:value="6828.5">
                <text:p>6828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20">
                <text:p>6020</text:p>
              </table:table-cell>
              <table:table-cell office:value-type="float" office:value="5822">
                <text:p>5822</text:p>
              </table:table-cell>
              <table:table-cell office:value-type="float" office:value="198">
                <text:p>198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640">
                <text:p>6640</text:p>
              </table:table-cell>
              <table:table-cell office:value-type="float" office:value="6287">
                <text:p>6287</text:p>
              </table:table-cell>
              <table:table-cell office:value-type="float" office:value="353">
                <text:p>353</text:p>
              </table:table-cell>
              <table:table-cell office:value-type="float" office:value="6463.5">
                <text:p>646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98">
                <text:p>6998</text:p>
              </table:table-cell>
              <table:table-cell office:value-type="float" office:value="6358">
                <text:p>6358</text:p>
              </table:table-cell>
              <table:table-cell office:value-type="float" office:value="640">
                <text:p>640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95">
                <text:p>6895</text:p>
              </table:table-cell>
              <table:table-cell office:value-type="float" office:value="6366">
                <text:p>6366</text:p>
              </table:table-cell>
              <table:table-cell office:value-type="float" office:value="529">
                <text:p>529</text:p>
              </table:table-cell>
              <table:table-cell office:value-type="float" office:value="6630.5">
                <text:p>663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78">
                <text:p>6878</text:p>
              </table:table-cell>
              <table:table-cell office:value-type="float" office:value="6623">
                <text:p>6623</text:p>
              </table:table-cell>
              <table:table-cell office:value-type="float" office:value="255">
                <text:p>255</text:p>
              </table:table-cell>
              <table:table-cell office:value-type="float" office:value="6750.5">
                <text:p>675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17">
                <text:p>7217</text:p>
              </table:table-cell>
              <table:table-cell office:value-type="float" office:value="6595">
                <text:p>6595</text:p>
              </table:table-cell>
              <table:table-cell office:value-type="float" office:value="622">
                <text:p>622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54">
                <text:p>6454</text:p>
              </table:table-cell>
              <table:table-cell office:value-type="float" office:value="6112">
                <text:p>6112</text:p>
              </table:table-cell>
              <table:table-cell office:value-type="float" office:value="342">
                <text:p>342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62">
                <text:p>6462</text:p>
              </table:table-cell>
              <table:table-cell office:value-type="float" office:value="5988">
                <text:p>5988</text:p>
              </table:table-cell>
              <table:table-cell office:value-type="float" office:value="474">
                <text:p>474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844">
                <text:p>6844</text:p>
              </table:table-cell>
              <table:table-cell office:value-type="float" office:value="6330">
                <text:p>6330</text:p>
              </table:table-cell>
              <table:table-cell office:value-type="float" office:value="514">
                <text:p>514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32">
                <text:p>6832</text:p>
              </table:table-cell>
              <table:table-cell office:value-type="float" office:value="6625">
                <text:p>6625</text:p>
              </table:table-cell>
              <table:table-cell office:value-type="float" office:value="207">
                <text:p>207</text:p>
              </table:table-cell>
              <table:table-cell office:value-type="float" office:value="6728.5">
                <text:p>6728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62">
                <text:p>7062</text:p>
              </table:table-cell>
              <table:table-cell office:value-type="float" office:value="6260">
                <text:p>6260</text:p>
              </table:table-cell>
              <table:table-cell office:value-type="float" office:value="802">
                <text:p>802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68">
                <text:p>6768</text:p>
              </table:table-cell>
              <table:table-cell office:value-type="float" office:value="6416">
                <text:p>6416</text:p>
              </table:table-cell>
              <table:table-cell office:value-type="float" office:value="352">
                <text:p>352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82">
                <text:p>6582</text:p>
              </table:table-cell>
              <table:table-cell office:value-type="float" office:value="6381">
                <text:p>6381</text:p>
              </table:table-cell>
              <table:table-cell office:value-type="float" office:value="201">
                <text:p>201</text:p>
              </table:table-cell>
              <table:table-cell office:value-type="float" office:value="6481.5">
                <text:p>6481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20">
                <text:p>7020</text:p>
              </table:table-cell>
              <table:table-cell office:value-type="float" office:value="6288">
                <text:p>6288</text:p>
              </table:table-cell>
              <table:table-cell office:value-type="float" office:value="732">
                <text:p>732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73">
                <text:p>7073</text:p>
              </table:table-cell>
              <table:table-cell office:value-type="float" office:value="6313">
                <text:p>6313</text:p>
              </table:table-cell>
              <table:table-cell office:value-type="float" office:value="760">
                <text:p>760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63">
                <text:p>6963</text:p>
              </table:table-cell>
              <table:table-cell office:value-type="float" office:value="6296">
                <text:p>6296</text:p>
              </table:table-cell>
              <table:table-cell office:value-type="float" office:value="667">
                <text:p>667</text:p>
              </table:table-cell>
              <table:table-cell office:value-type="float" office:value="6629.5">
                <text:p>6629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71">
                <text:p>6471</text:p>
              </table:table-cell>
              <table:table-cell office:value-type="float" office:value="5984">
                <text:p>5984</text:p>
              </table:table-cell>
              <table:table-cell office:value-type="float" office:value="487">
                <text:p>487</text:p>
              </table:table-cell>
              <table:table-cell office:value-type="float" office:value="6227.5">
                <text:p>6227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79">
                <text:p>6579</text:p>
              </table:table-cell>
              <table:table-cell office:value-type="float" office:value="6135">
                <text:p>6135</text:p>
              </table:table-cell>
              <table:table-cell office:value-type="float" office:value="444">
                <text:p>444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46">
                <text:p>6346</text:p>
              </table:table-cell>
              <table:table-cell office:value-type="float" office:value="6010">
                <text:p>6010</text:p>
              </table:table-cell>
              <table:table-cell office:value-type="float" office:value="336">
                <text:p>336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79">
                <text:p>6579</text:p>
              </table:table-cell>
              <table:table-cell office:value-type="float" office:value="6004">
                <text:p>6004</text:p>
              </table:table-cell>
              <table:table-cell office:value-type="float" office:value="575">
                <text:p>575</text:p>
              </table:table-cell>
              <table:table-cell office:value-type="float" office:value="6291.5">
                <text:p>6291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685">
                <text:p>6685</text:p>
              </table:table-cell>
              <table:table-cell office:value-type="float" office:value="6171">
                <text:p>6171</text:p>
              </table:table-cell>
              <table:table-cell office:value-type="float" office:value="514">
                <text:p>514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694">
                <text:p>6694</text:p>
              </table:table-cell>
              <table:table-cell office:value-type="float" office:value="5979">
                <text:p>5979</text:p>
              </table:table-cell>
              <table:table-cell office:value-type="float" office:value="715">
                <text:p>715</text:p>
              </table:table-cell>
              <table:table-cell office:value-type="float" office:value="6336.5">
                <text:p>6336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82">
                <text:p>6682</text:p>
              </table:table-cell>
              <table:table-cell office:value-type="float" office:value="6172">
                <text:p>6172</text:p>
              </table:table-cell>
              <table:table-cell office:value-type="float" office:value="510">
                <text:p>510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73">
                <text:p>6673</text:p>
              </table:table-cell>
              <table:table-cell office:value-type="float" office:value="6085">
                <text:p>6085</text:p>
              </table:table-cell>
              <table:table-cell office:value-type="float" office:value="588">
                <text:p>588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87">
                <text:p>6387</text:p>
              </table:table-cell>
              <table:table-cell office:value-type="float" office:value="6054">
                <text:p>6054</text:p>
              </table:table-cell>
              <table:table-cell office:value-type="float" office:value="333">
                <text:p>333</text:p>
              </table:table-cell>
              <table:table-cell office:value-type="float" office:value="6220.5">
                <text:p>622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10">
                <text:p>7010</text:p>
              </table:table-cell>
              <table:table-cell office:value-type="float" office:value="6028">
                <text:p>6028</text:p>
              </table:table-cell>
              <table:table-cell office:value-type="float" office:value="982">
                <text:p>982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12">
                <text:p>6912</text:p>
              </table:table-cell>
              <table:table-cell office:value-type="float" office:value="6160">
                <text:p>6160</text:p>
              </table:table-cell>
              <table:table-cell office:value-type="float" office:value="752">
                <text:p>752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62">
                <text:p>6962</text:p>
              </table:table-cell>
              <table:table-cell office:value-type="float" office:value="6681">
                <text:p>6681</text:p>
              </table:table-cell>
              <table:table-cell office:value-type="float" office:value="281">
                <text:p>281</text:p>
              </table:table-cell>
              <table:table-cell office:value-type="float" office:value="6821.5">
                <text:p>6821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47">
                <text:p>6347</text:p>
              </table:table-cell>
              <table:table-cell office:value-type="float" office:value="6250">
                <text:p>6250</text:p>
              </table:table-cell>
              <table:table-cell office:value-type="float" office:value="97">
                <text:p>97</text:p>
              </table:table-cell>
              <table:table-cell office:value-type="float" office:value="6298.5">
                <text:p>6298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735">
                <text:p>6735</text:p>
              </table:table-cell>
              <table:table-cell office:value-type="float" office:value="6066">
                <text:p>6066</text:p>
              </table:table-cell>
              <table:table-cell office:value-type="float" office:value="669">
                <text:p>669</text:p>
              </table:table-cell>
              <table:table-cell office:value-type="float" office:value="6400.5">
                <text:p>640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96">
                <text:p>7096</text:p>
              </table:table-cell>
              <table:table-cell office:value-type="float" office:value="6158">
                <text:p>6158</text:p>
              </table:table-cell>
              <table:table-cell office:value-type="float" office:value="938">
                <text:p>938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826">
                <text:p>6826</text:p>
              </table:table-cell>
              <table:table-cell office:value-type="float" office:value="6344">
                <text:p>6344</text:p>
              </table:table-cell>
              <table:table-cell office:value-type="float" office:value="482">
                <text:p>482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88">
                <text:p>6688</text:p>
              </table:table-cell>
              <table:table-cell office:value-type="float" office:value="6134">
                <text:p>6134</text:p>
              </table:table-cell>
              <table:table-cell office:value-type="float" office:value="554">
                <text:p>554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859">
                <text:p>6859</text:p>
              </table:table-cell>
              <table:table-cell office:value-type="float" office:value="6539">
                <text:p>6539</text:p>
              </table:table-cell>
              <table:table-cell office:value-type="float" office:value="320">
                <text:p>320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24">
                <text:p>6824</text:p>
              </table:table-cell>
              <table:table-cell office:value-type="float" office:value="6068">
                <text:p>6068</text:p>
              </table:table-cell>
              <table:table-cell office:value-type="float" office:value="756">
                <text:p>756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32">
                <text:p>7032</text:p>
              </table:table-cell>
              <table:table-cell office:value-type="float" office:value="6430">
                <text:p>6430</text:p>
              </table:table-cell>
              <table:table-cell office:value-type="float" office:value="602">
                <text:p>602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20">
                <text:p>6420</text:p>
              </table:table-cell>
              <table:table-cell office:value-type="float" office:value="6067">
                <text:p>6067</text:p>
              </table:table-cell>
              <table:table-cell office:value-type="float" office:value="353">
                <text:p>353</text:p>
              </table:table-cell>
              <table:table-cell office:value-type="float" office:value="6243.5">
                <text:p>624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41">
                <text:p>6441</text:p>
              </table:table-cell>
              <table:table-cell office:value-type="float" office:value="6076">
                <text:p>6076</text:p>
              </table:table-cell>
              <table:table-cell office:value-type="float" office:value="365">
                <text:p>365</text:p>
              </table:table-cell>
              <table:table-cell office:value-type="float" office:value="6258.5">
                <text:p>6258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10">
                <text:p>6710</text:p>
              </table:table-cell>
              <table:table-cell office:value-type="float" office:value="6235">
                <text:p>6235</text:p>
              </table:table-cell>
              <table:table-cell office:value-type="float" office:value="475">
                <text:p>475</text:p>
              </table:table-cell>
              <table:table-cell office:value-type="float" office:value="6472.5">
                <text:p>6472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75">
                <text:p>6875</text:p>
              </table:table-cell>
              <table:table-cell office:value-type="float" office:value="6505">
                <text:p>6505</text:p>
              </table:table-cell>
              <table:table-cell office:value-type="float" office:value="370">
                <text:p>37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53">
                <text:p>7253</text:p>
              </table:table-cell>
              <table:table-cell office:value-type="float" office:value="6445">
                <text:p>6445</text:p>
              </table:table-cell>
              <table:table-cell office:value-type="float" office:value="808">
                <text:p>808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87">
                <text:p>6887</text:p>
              </table:table-cell>
              <table:table-cell office:value-type="float" office:value="6634">
                <text:p>6634</text:p>
              </table:table-cell>
              <table:table-cell office:value-type="float" office:value="253">
                <text:p>253</text:p>
              </table:table-cell>
              <table:table-cell office:value-type="float" office:value="6760.5">
                <text:p>676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60">
                <text:p>6760</text:p>
              </table:table-cell>
              <table:table-cell office:value-type="float" office:value="6200">
                <text:p>6200</text:p>
              </table:table-cell>
              <table:table-cell office:value-type="float" office:value="560">
                <text:p>56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39">
                <text:p>6639</text:p>
              </table:table-cell>
              <table:table-cell office:value-type="float" office:value="6488">
                <text:p>6488</text:p>
              </table:table-cell>
              <table:table-cell office:value-type="float" office:value="151">
                <text:p>151</text:p>
              </table:table-cell>
              <table:table-cell office:value-type="float" office:value="6563.5">
                <text:p>6563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24">
                <text:p>6124</text:p>
              </table:table-cell>
              <table:table-cell office:value-type="float" office:value="6105">
                <text:p>6105</text:p>
              </table:table-cell>
              <table:table-cell office:value-type="float" office:value="19">
                <text:p>19</text:p>
              </table:table-cell>
              <table:table-cell office:value-type="float" office:value="6114.5">
                <text:p>611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601">
                <text:p>6601</text:p>
              </table:table-cell>
              <table:table-cell office:value-type="float" office:value="6623">
                <text:p>6623</text:p>
              </table:table-cell>
              <table:table-cell office:value-type="float" office:value="-22">
                <text:p>-22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01">
                <text:p>6901</text:p>
              </table:table-cell>
              <table:table-cell office:value-type="float" office:value="6349">
                <text:p>6349</text:p>
              </table:table-cell>
              <table:table-cell office:value-type="float" office:value="552">
                <text:p>552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817">
                <text:p>6817</text:p>
              </table:table-cell>
              <table:table-cell office:value-type="float" office:value="6548">
                <text:p>6548</text:p>
              </table:table-cell>
              <table:table-cell office:value-type="float" office:value="269">
                <text:p>269</text:p>
              </table:table-cell>
              <table:table-cell office:value-type="float" office:value="6682.5">
                <text:p>668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034">
                <text:p>7034</text:p>
              </table:table-cell>
              <table:table-cell office:value-type="float" office:value="6169">
                <text:p>6169</text:p>
              </table:table-cell>
              <table:table-cell office:value-type="float" office:value="865">
                <text:p>865</text:p>
              </table:table-cell>
              <table:table-cell office:value-type="float" office:value="6601.5">
                <text:p>6601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12">
                <text:p>6812</text:p>
              </table:table-cell>
              <table:table-cell office:value-type="float" office:value="6253">
                <text:p>6253</text:p>
              </table:table-cell>
              <table:table-cell office:value-type="float" office:value="559">
                <text:p>559</text:p>
              </table:table-cell>
              <table:table-cell office:value-type="float" office:value="6532.5">
                <text:p>653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13">
                <text:p>6813</text:p>
              </table:table-cell>
              <table:table-cell office:value-type="float" office:value="6160">
                <text:p>6160</text:p>
              </table:table-cell>
              <table:table-cell office:value-type="float" office:value="653">
                <text:p>653</text:p>
              </table:table-cell>
              <table:table-cell office:value-type="float" office:value="6486.5">
                <text:p>6486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695">
                <text:p>6695</text:p>
              </table:table-cell>
              <table:table-cell office:value-type="float" office:value="5992">
                <text:p>5992</text:p>
              </table:table-cell>
              <table:table-cell office:value-type="float" office:value="703">
                <text:p>703</text:p>
              </table:table-cell>
              <table:table-cell office:value-type="float" office:value="6343.5">
                <text:p>6343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86">
                <text:p>6686</text:p>
              </table:table-cell>
              <table:table-cell office:value-type="float" office:value="6162">
                <text:p>6162</text:p>
              </table:table-cell>
              <table:table-cell office:value-type="float" office:value="524">
                <text:p>524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83">
                <text:p>6683</text:p>
              </table:table-cell>
              <table:table-cell office:value-type="float" office:value="6187">
                <text:p>6187</text:p>
              </table:table-cell>
              <table:table-cell office:value-type="float" office:value="496">
                <text:p>496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74">
                <text:p>6874</text:p>
              </table:table-cell>
              <table:table-cell office:value-type="float" office:value="6300">
                <text:p>6300</text:p>
              </table:table-cell>
              <table:table-cell office:value-type="float" office:value="574">
                <text:p>574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32">
                <text:p>6932</text:p>
              </table:table-cell>
              <table:table-cell office:value-type="float" office:value="6417">
                <text:p>6417</text:p>
              </table:table-cell>
              <table:table-cell office:value-type="float" office:value="515">
                <text:p>515</text:p>
              </table:table-cell>
              <table:table-cell office:value-type="float" office:value="6674.5">
                <text:p>667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68">
                <text:p>7068</text:p>
              </table:table-cell>
              <table:table-cell office:value-type="float" office:value="6358">
                <text:p>6358</text:p>
              </table:table-cell>
              <table:table-cell office:value-type="float" office:value="710">
                <text:p>710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10">
                <text:p>6410</text:p>
              </table:table-cell>
              <table:table-cell office:value-type="float" office:value="6485">
                <text:p>6485</text:p>
              </table:table-cell>
              <table:table-cell office:value-type="float" office:value="-75">
                <text:p>-75</text:p>
              </table:table-cell>
              <table:table-cell office:value-type="float" office:value="6447.5">
                <text:p>6447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639">
                <text:p>6639</text:p>
              </table:table-cell>
              <table:table-cell office:value-type="float" office:value="6397">
                <text:p>6397</text:p>
              </table:table-cell>
              <table:table-cell office:value-type="float" office:value="242">
                <text:p>242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64">
                <text:p>6364</text:p>
              </table:table-cell>
              <table:table-cell office:value-type="float" office:value="5977">
                <text:p>5977</text:p>
              </table:table-cell>
              <table:table-cell office:value-type="float" office:value="387">
                <text:p>387</text:p>
              </table:table-cell>
              <table:table-cell office:value-type="float" office:value="6170.5">
                <text:p>6170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98">
                <text:p>6898</text:p>
              </table:table-cell>
              <table:table-cell office:value-type="float" office:value="6280">
                <text:p>6280</text:p>
              </table:table-cell>
              <table:table-cell office:value-type="float" office:value="618">
                <text:p>618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81">
                <text:p>6681</text:p>
              </table:table-cell>
              <table:table-cell office:value-type="float" office:value="6192">
                <text:p>6192</text:p>
              </table:table-cell>
              <table:table-cell office:value-type="float" office:value="489">
                <text:p>489</text:p>
              </table:table-cell>
              <table:table-cell office:value-type="float" office:value="6436.5">
                <text:p>6436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89">
                <text:p>6989</text:p>
              </table:table-cell>
              <table:table-cell office:value-type="float" office:value="6263">
                <text:p>6263</text:p>
              </table:table-cell>
              <table:table-cell office:value-type="float" office:value="726">
                <text:p>726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008">
                <text:p>7008</text:p>
              </table:table-cell>
              <table:table-cell office:value-type="float" office:value="6579">
                <text:p>6579</text:p>
              </table:table-cell>
              <table:table-cell office:value-type="float" office:value="429">
                <text:p>429</text:p>
              </table:table-cell>
              <table:table-cell office:value-type="float" office:value="6793.5">
                <text:p>6793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469">
                <text:p>6469</text:p>
              </table:table-cell>
              <table:table-cell office:value-type="float" office:value="6132">
                <text:p>6132</text:p>
              </table:table-cell>
              <table:table-cell office:value-type="float" office:value="337">
                <text:p>337</text:p>
              </table:table-cell>
              <table:table-cell office:value-type="float" office:value="6300.5">
                <text:p>630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61">
                <text:p>6961</text:p>
              </table:table-cell>
              <table:table-cell office:value-type="float" office:value="6421">
                <text:p>6421</text:p>
              </table:table-cell>
              <table:table-cell office:value-type="float" office:value="540">
                <text:p>540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582">
                <text:p>6582</text:p>
              </table:table-cell>
              <table:table-cell office:value-type="float" office:value="6176">
                <text:p>6176</text:p>
              </table:table-cell>
              <table:table-cell office:value-type="float" office:value="406">
                <text:p>406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20">
                <text:p>6920</text:p>
              </table:table-cell>
              <table:table-cell office:value-type="float" office:value="6145">
                <text:p>6145</text:p>
              </table:table-cell>
              <table:table-cell office:value-type="float" office:value="775">
                <text:p>775</text:p>
              </table:table-cell>
              <table:table-cell office:value-type="float" office:value="6532.5">
                <text:p>6532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25">
                <text:p>6625</text:p>
              </table:table-cell>
              <table:table-cell office:value-type="float" office:value="6394">
                <text:p>6394</text:p>
              </table:table-cell>
              <table:table-cell office:value-type="float" office:value="231">
                <text:p>231</text:p>
              </table:table-cell>
              <table:table-cell office:value-type="float" office:value="6509.5">
                <text:p>6509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59">
                <text:p>6759</text:p>
              </table:table-cell>
              <table:table-cell office:value-type="float" office:value="6045">
                <text:p>6045</text:p>
              </table:table-cell>
              <table:table-cell office:value-type="float" office:value="714">
                <text:p>714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32">
                <text:p>6832</text:p>
              </table:table-cell>
              <table:table-cell office:value-type="float" office:value="6548">
                <text:p>6548</text:p>
              </table:table-cell>
              <table:table-cell office:value-type="float" office:value="284">
                <text:p>284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583">
                <text:p>6583</text:p>
              </table:table-cell>
              <table:table-cell office:value-type="float" office:value="6211">
                <text:p>6211</text:p>
              </table:table-cell>
              <table:table-cell office:value-type="float" office:value="372">
                <text:p>372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7">
                <text:p>7117</text:p>
              </table:table-cell>
              <table:table-cell office:value-type="float" office:value="6527">
                <text:p>6527</text:p>
              </table:table-cell>
              <table:table-cell office:value-type="float" office:value="590">
                <text:p>590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89">
                <text:p>6789</text:p>
              </table:table-cell>
              <table:table-cell office:value-type="float" office:value="6205">
                <text:p>6205</text:p>
              </table:table-cell>
              <table:table-cell office:value-type="float" office:value="584">
                <text:p>584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885">
                <text:p>6885</text:p>
              </table:table-cell>
              <table:table-cell office:value-type="float" office:value="6025">
                <text:p>6025</text:p>
              </table:table-cell>
              <table:table-cell office:value-type="float" office:value="860">
                <text:p>860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890">
                <text:p>6890</text:p>
              </table:table-cell>
              <table:table-cell office:value-type="float" office:value="6177">
                <text:p>6177</text:p>
              </table:table-cell>
              <table:table-cell office:value-type="float" office:value="713">
                <text:p>713</text:p>
              </table:table-cell>
              <table:table-cell office:value-type="float" office:value="6533.5">
                <text:p>6533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826">
                <text:p>6826</text:p>
              </table:table-cell>
              <table:table-cell office:value-type="float" office:value="6228">
                <text:p>6228</text:p>
              </table:table-cell>
              <table:table-cell office:value-type="float" office:value="598">
                <text:p>598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04">
                <text:p>6904</text:p>
              </table:table-cell>
              <table:table-cell office:value-type="float" office:value="6167">
                <text:p>6167</text:p>
              </table:table-cell>
              <table:table-cell office:value-type="float" office:value="737">
                <text:p>737</text:p>
              </table:table-cell>
              <table:table-cell office:value-type="float" office:value="6535.5">
                <text:p>6535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10">
                <text:p>6910</text:p>
              </table:table-cell>
              <table:table-cell office:value-type="float" office:value="6214">
                <text:p>6214</text:p>
              </table:table-cell>
              <table:table-cell office:value-type="float" office:value="696">
                <text:p>696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77">
                <text:p>6677</text:p>
              </table:table-cell>
              <table:table-cell office:value-type="float" office:value="5952">
                <text:p>5952</text:p>
              </table:table-cell>
              <table:table-cell office:value-type="float" office:value="725">
                <text:p>725</text:p>
              </table:table-cell>
              <table:table-cell office:value-type="float" office:value="6314.5">
                <text:p>6314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80">
                <text:p>7180</text:p>
              </table:table-cell>
              <table:table-cell office:value-type="float" office:value="6350">
                <text:p>6350</text:p>
              </table:table-cell>
              <table:table-cell office:value-type="float" office:value="830">
                <text:p>830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37">
                <text:p>6737</text:p>
              </table:table-cell>
              <table:table-cell office:value-type="float" office:value="6108">
                <text:p>6108</text:p>
              </table:table-cell>
              <table:table-cell office:value-type="float" office:value="629">
                <text:p>629</text:p>
              </table:table-cell>
              <table:table-cell office:value-type="float" office:value="6422.5">
                <text:p>6422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648">
                <text:p>6648</text:p>
              </table:table-cell>
              <table:table-cell office:value-type="float" office:value="5929">
                <text:p>5929</text:p>
              </table:table-cell>
              <table:table-cell office:value-type="float" office:value="719">
                <text:p>719</text:p>
              </table:table-cell>
              <table:table-cell office:value-type="float" office:value="6288.5">
                <text:p>6288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10">
                <text:p>7010</text:p>
              </table:table-cell>
              <table:table-cell office:value-type="float" office:value="5812">
                <text:p>5812</text:p>
              </table:table-cell>
              <table:table-cell office:value-type="float" office:value="1198">
                <text:p>1198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05">
                <text:p>7305</text:p>
              </table:table-cell>
              <table:table-cell office:value-type="float" office:value="5973">
                <text:p>5973</text:p>
              </table:table-cell>
              <table:table-cell office:value-type="float" office:value="1332">
                <text:p>1332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352">
                <text:p>7352</text:p>
              </table:table-cell>
              <table:table-cell office:value-type="float" office:value="5909">
                <text:p>5909</text:p>
              </table:table-cell>
              <table:table-cell office:value-type="float" office:value="1443">
                <text:p>1443</text:p>
              </table:table-cell>
              <table:table-cell office:value-type="float" office:value="6630.5">
                <text:p>663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30">
                <text:p>7330</text:p>
              </table:table-cell>
              <table:table-cell office:value-type="float" office:value="5489">
                <text:p>5489</text:p>
              </table:table-cell>
              <table:table-cell office:value-type="float" office:value="1841">
                <text:p>1841</text:p>
              </table:table-cell>
              <table:table-cell office:value-type="float" office:value="6409.5">
                <text:p>6409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18">
                <text:p>7518</text:p>
              </table:table-cell>
              <table:table-cell office:value-type="float" office:value="5685">
                <text:p>5685</text:p>
              </table:table-cell>
              <table:table-cell office:value-type="float" office:value="1833">
                <text:p>1833</text:p>
              </table:table-cell>
              <table:table-cell office:value-type="float" office:value="6601.5">
                <text:p>6601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66">
                <text:p>7566</text:p>
              </table:table-cell>
              <table:table-cell office:value-type="float" office:value="5616">
                <text:p>5616</text:p>
              </table:table-cell>
              <table:table-cell office:value-type="float" office:value="1950">
                <text:p>1950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70">
                <text:p>7670</text:p>
              </table:table-cell>
              <table:table-cell office:value-type="float" office:value="5715">
                <text:p>5715</text:p>
              </table:table-cell>
              <table:table-cell office:value-type="float" office:value="1955">
                <text:p>1955</text:p>
              </table:table-cell>
              <table:table-cell office:value-type="float" office:value="6692.5">
                <text:p>669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37">
                <text:p>7837</text:p>
              </table:table-cell>
              <table:table-cell office:value-type="float" office:value="5793">
                <text:p>5793</text:p>
              </table:table-cell>
              <table:table-cell office:value-type="float" office:value="2044">
                <text:p>2044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759">
                <text:p>7759</text:p>
              </table:table-cell>
              <table:table-cell office:value-type="float" office:value="5481">
                <text:p>5481</text:p>
              </table:table-cell>
              <table:table-cell office:value-type="float" office:value="2278">
                <text:p>2278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15">
                <text:p>7715</text:p>
              </table:table-cell>
              <table:table-cell office:value-type="float" office:value="5357">
                <text:p>5357</text:p>
              </table:table-cell>
              <table:table-cell office:value-type="float" office:value="2358">
                <text:p>2358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883">
                <text:p>7883</text:p>
              </table:table-cell>
              <table:table-cell office:value-type="float" office:value="5511">
                <text:p>5511</text:p>
              </table:table-cell>
              <table:table-cell office:value-type="float" office:value="2372">
                <text:p>2372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722">
                <text:p>7722</text:p>
              </table:table-cell>
              <table:table-cell office:value-type="float" office:value="5589">
                <text:p>5589</text:p>
              </table:table-cell>
              <table:table-cell office:value-type="float" office:value="2133">
                <text:p>2133</text:p>
              </table:table-cell>
              <table:table-cell office:value-type="float" office:value="6655.5">
                <text:p>6655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888">
                <text:p>7888</text:p>
              </table:table-cell>
              <table:table-cell office:value-type="float" office:value="5453">
                <text:p>5453</text:p>
              </table:table-cell>
              <table:table-cell office:value-type="float" office:value="2435">
                <text:p>2435</text:p>
              </table:table-cell>
              <table:table-cell office:value-type="float" office:value="6670.5">
                <text:p>667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870">
                <text:p>7870</text:p>
              </table:table-cell>
              <table:table-cell office:value-type="float" office:value="5235">
                <text:p>5235</text:p>
              </table:table-cell>
              <table:table-cell office:value-type="float" office:value="2635">
                <text:p>2635</text:p>
              </table:table-cell>
              <table:table-cell office:value-type="float" office:value="6552.5">
                <text:p>6552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63">
                <text:p>4963</text:p>
              </table:table-cell>
              <table:table-cell office:value-type="float" office:value="9298">
                <text:p>9298</text:p>
              </table:table-cell>
              <table:table-cell office:value-type="float" office:value="-4335">
                <text:p>-4335</text:p>
              </table:table-cell>
              <table:table-cell office:value-type="float" office:value="7130.5">
                <text:p>7130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09">
                <text:p>1809</text:p>
              </table:table-cell>
              <table:table-cell office:value-type="float" office:value="12717">
                <text:p>12717</text:p>
              </table:table-cell>
              <table:table-cell office:value-type="float" office:value="-10908">
                <text:p>-10908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11">
                <text:p>1811</text:p>
              </table:table-cell>
              <table:table-cell office:value-type="float" office:value="13337">
                <text:p>13337</text:p>
              </table:table-cell>
              <table:table-cell office:value-type="float" office:value="-11526">
                <text:p>-11526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93">
                <text:p>1693</text:p>
              </table:table-cell>
              <table:table-cell office:value-type="float" office:value="13828">
                <text:p>13828</text:p>
              </table:table-cell>
              <table:table-cell office:value-type="float" office:value="-12135">
                <text:p>-12135</text:p>
              </table:table-cell>
              <table:table-cell office:value-type="float" office:value="7760.5">
                <text:p>7760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2">
                <text:p>1862</text:p>
              </table:table-cell>
              <table:table-cell office:value-type="float" office:value="14073">
                <text:p>14073</text:p>
              </table:table-cell>
              <table:table-cell office:value-type="float" office:value="-12211">
                <text:p>-12211</text:p>
              </table:table-cell>
              <table:table-cell office:value-type="float" office:value="7967.5">
                <text:p>7967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23">
                <text:p>2423</text:p>
              </table:table-cell>
              <table:table-cell office:value-type="float" office:value="13915">
                <text:p>13915</text:p>
              </table:table-cell>
              <table:table-cell office:value-type="float" office:value="-11492">
                <text:p>-11492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70">
                <text:p>2670</text:p>
              </table:table-cell>
              <table:table-cell office:value-type="float" office:value="14159">
                <text:p>14159</text:p>
              </table:table-cell>
              <table:table-cell office:value-type="float" office:value="-11489">
                <text:p>-11489</text:p>
              </table:table-cell>
              <table:table-cell office:value-type="float" office:value="8414.5">
                <text:p>8414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1">
                <text:p>4091</text:p>
              </table:table-cell>
              <table:table-cell office:value-type="float" office:value="14206">
                <text:p>14206</text:p>
              </table:table-cell>
              <table:table-cell office:value-type="float" office:value="-10115">
                <text:p>-10115</text:p>
              </table:table-cell>
              <table:table-cell office:value-type="float" office:value="9148.5">
                <text:p>9148.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65">
                <text:p>7265</text:p>
              </table:table-cell>
              <table:table-cell office:value-type="float" office:value="14290">
                <text:p>14290</text:p>
              </table:table-cell>
              <table:table-cell office:value-type="float" office:value="-7025">
                <text:p>-7025</text:p>
              </table:table-cell>
              <table:table-cell office:value-type="float" office:value="10777.5">
                <text:p>10777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18">
                <text:p>7518</text:p>
              </table:table-cell>
              <table:table-cell office:value-type="float" office:value="14661">
                <text:p>14661</text:p>
              </table:table-cell>
              <table:table-cell office:value-type="float" office:value="-7143">
                <text:p>-7143</text:p>
              </table:table-cell>
              <table:table-cell office:value-type="float" office:value="11089.5">
                <text:p>11089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180">
                <text:p>8180</text:p>
              </table:table-cell>
              <table:table-cell office:value-type="float" office:value="14291">
                <text:p>14291</text:p>
              </table:table-cell>
              <table:table-cell office:value-type="float" office:value="-6111">
                <text:p>-6111</text:p>
              </table:table-cell>
              <table:table-cell office:value-type="float" office:value="11235.5">
                <text:p>11235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884">
                <text:p>8884</text:p>
              </table:table-cell>
              <table:table-cell office:value-type="float" office:value="14700">
                <text:p>14700</text:p>
              </table:table-cell>
              <table:table-cell office:value-type="float" office:value="-5816">
                <text:p>-5816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96">
                <text:p>10296</text:p>
              </table:table-cell>
              <table:table-cell office:value-type="float" office:value="14547">
                <text:p>14547</text:p>
              </table:table-cell>
              <table:table-cell office:value-type="float" office:value="-4251">
                <text:p>-4251</text:p>
              </table:table-cell>
              <table:table-cell office:value-type="float" office:value="12421.5">
                <text:p>1242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54">
                <text:p>13454</text:p>
              </table:table-cell>
              <table:table-cell office:value-type="float" office:value="14550">
                <text:p>14550</text:p>
              </table:table-cell>
              <table:table-cell office:value-type="float" office:value="-1096">
                <text:p>-1096</text:p>
              </table:table-cell>
              <table:table-cell office:value-type="float" office:value="14002">
                <text:p>140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345">
                <text:p>12345</text:p>
              </table:table-cell>
              <table:table-cell office:value-type="float" office:value="14413">
                <text:p>14413</text:p>
              </table:table-cell>
              <table:table-cell office:value-type="float" office:value="-2068">
                <text:p>-2068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151">
                <text:p>11151</text:p>
              </table:table-cell>
              <table:table-cell office:value-type="float" office:value="13466">
                <text:p>13466</text:p>
              </table:table-cell>
              <table:table-cell office:value-type="float" office:value="-2315">
                <text:p>-2315</text:p>
              </table:table-cell>
              <table:table-cell office:value-type="float" office:value="12308.5">
                <text:p>12308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085">
                <text:p>12085</text:p>
              </table:table-cell>
              <table:table-cell office:value-type="float" office:value="13911">
                <text:p>13911</text:p>
              </table:table-cell>
              <table:table-cell office:value-type="float" office:value="-1826">
                <text:p>-1826</text:p>
              </table:table-cell>
              <table:table-cell office:value-type="float" office:value="12998">
                <text:p>12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737">
                <text:p>12737</text:p>
              </table:table-cell>
              <table:table-cell office:value-type="float" office:value="13542">
                <text:p>13542</text:p>
              </table:table-cell>
              <table:table-cell office:value-type="float" office:value="-805">
                <text:p>-805</text:p>
              </table:table-cell>
              <table:table-cell office:value-type="float" office:value="13139.5">
                <text:p>13139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021">
                <text:p>12021</text:p>
              </table:table-cell>
              <table:table-cell office:value-type="float" office:value="12335">
                <text:p>12335</text:p>
              </table:table-cell>
              <table:table-cell office:value-type="float" office:value="-314">
                <text:p>-314</text:p>
              </table:table-cell>
              <table:table-cell office:value-type="float" office:value="12178">
                <text:p>121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078">
                <text:p>13078</text:p>
              </table:table-cell>
              <table:table-cell office:value-type="float" office:value="12213">
                <text:p>12213</text:p>
              </table:table-cell>
              <table:table-cell office:value-type="float" office:value="865">
                <text:p>865</text:p>
              </table:table-cell>
              <table:table-cell office:value-type="float" office:value="12645.5">
                <text:p>12645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57">
                <text:p>14657</text:p>
              </table:table-cell>
              <table:table-cell office:value-type="float" office:value="15210">
                <text:p>15210</text:p>
              </table:table-cell>
              <table:table-cell office:value-type="float" office:value="-553">
                <text:p>-553</text:p>
              </table:table-cell>
              <table:table-cell office:value-type="float" office:value="14933.5">
                <text:p>14933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49">
                <text:p>13749</text:p>
              </table:table-cell>
              <table:table-cell office:value-type="float" office:value="13062">
                <text:p>13062</text:p>
              </table:table-cell>
              <table:table-cell office:value-type="float" office:value="687">
                <text:p>687</text:p>
              </table:table-cell>
              <table:table-cell office:value-type="float" office:value="13405.5">
                <text:p>13405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348">
                <text:p>13348</text:p>
              </table:table-cell>
              <table:table-cell office:value-type="float" office:value="11738">
                <text:p>11738</text:p>
              </table:table-cell>
              <table:table-cell office:value-type="float" office:value="1610">
                <text:p>1610</text:p>
              </table:table-cell>
              <table:table-cell office:value-type="float" office:value="12543">
                <text:p>125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700">
                <text:p>13700</text:p>
              </table:table-cell>
              <table:table-cell office:value-type="float" office:value="10651">
                <text:p>10651</text:p>
              </table:table-cell>
              <table:table-cell office:value-type="float" office:value="3049">
                <text:p>3049</text:p>
              </table:table-cell>
              <table:table-cell office:value-type="float" office:value="12175.5">
                <text:p>12175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966">
                <text:p>12966</text:p>
              </table:table-cell>
              <table:table-cell office:value-type="float" office:value="10716">
                <text:p>10716</text:p>
              </table:table-cell>
              <table:table-cell office:value-type="float" office:value="2250">
                <text:p>2250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289">
                <text:p>12289</text:p>
              </table:table-cell>
              <table:table-cell office:value-type="float" office:value="11480">
                <text:p>11480</text:p>
              </table:table-cell>
              <table:table-cell office:value-type="float" office:value="809">
                <text:p>809</text:p>
              </table:table-cell>
              <table:table-cell office:value-type="float" office:value="11884.5">
                <text:p>11884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979">
                <text:p>13979</text:p>
              </table:table-cell>
              <table:table-cell office:value-type="float" office:value="13232">
                <text:p>13232</text:p>
              </table:table-cell>
              <table:table-cell office:value-type="float" office:value="747">
                <text:p>747</text:p>
              </table:table-cell>
              <table:table-cell office:value-type="float" office:value="13605.5">
                <text:p>13605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80">
                <text:p>13480</text:p>
              </table:table-cell>
              <table:table-cell office:value-type="float" office:value="13438">
                <text:p>13438</text:p>
              </table:table-cell>
              <table:table-cell office:value-type="float" office:value="42">
                <text:p>42</text:p>
              </table:table-cell>
              <table:table-cell office:value-type="float" office:value="13459">
                <text:p>134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16">
                <text:p>13516</text:p>
              </table:table-cell>
              <table:table-cell office:value-type="float" office:value="11202">
                <text:p>11202</text:p>
              </table:table-cell>
              <table:table-cell office:value-type="float" office:value="2314">
                <text:p>2314</text:p>
              </table:table-cell>
              <table:table-cell office:value-type="float" office:value="12359">
                <text:p>123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447">
                <text:p>13447</text:p>
              </table:table-cell>
              <table:table-cell office:value-type="float" office:value="11397">
                <text:p>11397</text:p>
              </table:table-cell>
              <table:table-cell office:value-type="float" office:value="2050">
                <text:p>2050</text:p>
              </table:table-cell>
              <table:table-cell office:value-type="float" office:value="12422">
                <text:p>124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72">
                <text:p>13972</text:p>
              </table:table-cell>
              <table:table-cell office:value-type="float" office:value="9847">
                <text:p>9847</text:p>
              </table:table-cell>
              <table:table-cell office:value-type="float" office:value="4125">
                <text:p>4125</text:p>
              </table:table-cell>
              <table:table-cell office:value-type="float" office:value="11909.5">
                <text:p>11909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966">
                <text:p>13966</text:p>
              </table:table-cell>
              <table:table-cell office:value-type="float" office:value="10585">
                <text:p>10585</text:p>
              </table:table-cell>
              <table:table-cell office:value-type="float" office:value="3381">
                <text:p>3381</text:p>
              </table:table-cell>
              <table:table-cell office:value-type="float" office:value="12275.5">
                <text:p>12275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08">
                <text:p>13608</text:p>
              </table:table-cell>
              <table:table-cell office:value-type="float" office:value="11697">
                <text:p>11697</text:p>
              </table:table-cell>
              <table:table-cell office:value-type="float" office:value="1911">
                <text:p>1911</text:p>
              </table:table-cell>
              <table:table-cell office:value-type="float" office:value="12652.5">
                <text:p>12652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399">
                <text:p>14399</text:p>
              </table:table-cell>
              <table:table-cell office:value-type="float" office:value="13606">
                <text:p>13606</text:p>
              </table:table-cell>
              <table:table-cell office:value-type="float" office:value="793">
                <text:p>793</text:p>
              </table:table-cell>
              <table:table-cell office:value-type="float" office:value="14002.5">
                <text:p>14002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985">
                <text:p>12985</text:p>
              </table:table-cell>
              <table:table-cell office:value-type="float" office:value="10506">
                <text:p>10506</text:p>
              </table:table-cell>
              <table:table-cell office:value-type="float" office:value="2479">
                <text:p>2479</text:p>
              </table:table-cell>
              <table:table-cell office:value-type="float" office:value="11745.5">
                <text:p>11745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932">
                <text:p>13932</text:p>
              </table:table-cell>
              <table:table-cell office:value-type="float" office:value="10617">
                <text:p>10617</text:p>
              </table:table-cell>
              <table:table-cell office:value-type="float" office:value="3315">
                <text:p>3315</text:p>
              </table:table-cell>
              <table:table-cell office:value-type="float" office:value="12274.5">
                <text:p>1227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576">
                <text:p>14576</text:p>
              </table:table-cell>
              <table:table-cell office:value-type="float" office:value="10800">
                <text:p>10800</text:p>
              </table:table-cell>
              <table:table-cell office:value-type="float" office:value="3776">
                <text:p>3776</text:p>
              </table:table-cell>
              <table:table-cell office:value-type="float" office:value="12688">
                <text:p>126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205">
                <text:p>14205</text:p>
              </table:table-cell>
              <table:table-cell office:value-type="float" office:value="8940">
                <text:p>8940</text:p>
              </table:table-cell>
              <table:table-cell office:value-type="float" office:value="5265">
                <text:p>5265</text:p>
              </table:table-cell>
              <table:table-cell office:value-type="float" office:value="11572.5">
                <text:p>11572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353">
                <text:p>14353</text:p>
              </table:table-cell>
              <table:table-cell office:value-type="float" office:value="11170">
                <text:p>11170</text:p>
              </table:table-cell>
              <table:table-cell office:value-type="float" office:value="3183">
                <text:p>3183</text:p>
              </table:table-cell>
              <table:table-cell office:value-type="float" office:value="12761.5">
                <text:p>12761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47">
                <text:p>14347</text:p>
              </table:table-cell>
              <table:table-cell office:value-type="float" office:value="13272">
                <text:p>13272</text:p>
              </table:table-cell>
              <table:table-cell office:value-type="float" office:value="1075">
                <text:p>1075</text:p>
              </table:table-cell>
              <table:table-cell office:value-type="float" office:value="13809.5">
                <text:p>13809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265">
                <text:p>14265</text:p>
              </table:table-cell>
              <table:table-cell office:value-type="float" office:value="13374">
                <text:p>13374</text:p>
              </table:table-cell>
              <table:table-cell office:value-type="float" office:value="891">
                <text:p>891</text:p>
              </table:table-cell>
              <table:table-cell office:value-type="float" office:value="13819.5">
                <text:p>13819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97">
                <text:p>13797</text:p>
              </table:table-cell>
              <table:table-cell office:value-type="float" office:value="10534">
                <text:p>10534</text:p>
              </table:table-cell>
              <table:table-cell office:value-type="float" office:value="3263">
                <text:p>3263</text:p>
              </table:table-cell>
              <table:table-cell office:value-type="float" office:value="12165.5">
                <text:p>1216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308">
                <text:p>14308</text:p>
              </table:table-cell>
              <table:table-cell office:value-type="float" office:value="10304">
                <text:p>10304</text:p>
              </table:table-cell>
              <table:table-cell office:value-type="float" office:value="4004">
                <text:p>4004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584">
                <text:p>14584</text:p>
              </table:table-cell>
              <table:table-cell office:value-type="float" office:value="10319">
                <text:p>10319</text:p>
              </table:table-cell>
              <table:table-cell office:value-type="float" office:value="4265">
                <text:p>4265</text:p>
              </table:table-cell>
              <table:table-cell office:value-type="float" office:value="12451.5">
                <text:p>12451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657">
                <text:p>13657</text:p>
              </table:table-cell>
              <table:table-cell office:value-type="float" office:value="10733">
                <text:p>10733</text:p>
              </table:table-cell>
              <table:table-cell office:value-type="float" office:value="2924">
                <text:p>2924</text:p>
              </table:table-cell>
              <table:table-cell office:value-type="float" office:value="12195">
                <text:p>121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388">
                <text:p>14388</text:p>
              </table:table-cell>
              <table:table-cell office:value-type="float" office:value="11688">
                <text:p>11688</text:p>
              </table:table-cell>
              <table:table-cell office:value-type="float" office:value="2700">
                <text:p>2700</text:p>
              </table:table-cell>
              <table:table-cell office:value-type="float" office:value="13038">
                <text:p>130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114">
                <text:p>14114</text:p>
              </table:table-cell>
              <table:table-cell office:value-type="float" office:value="13520">
                <text:p>13520</text:p>
              </table:table-cell>
              <table:table-cell office:value-type="float" office:value="594">
                <text:p>594</text:p>
              </table:table-cell>
              <table:table-cell office:value-type="float" office:value="13817">
                <text:p>138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106">
                <text:p>14106</text:p>
              </table:table-cell>
              <table:table-cell office:value-type="float" office:value="12255">
                <text:p>12255</text:p>
              </table:table-cell>
              <table:table-cell office:value-type="float" office:value="1851">
                <text:p>1851</text:p>
              </table:table-cell>
              <table:table-cell office:value-type="float" office:value="13180.5">
                <text:p>1318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39">
                <text:p>14439</text:p>
              </table:table-cell>
              <table:table-cell office:value-type="float" office:value="10260">
                <text:p>10260</text:p>
              </table:table-cell>
              <table:table-cell office:value-type="float" office:value="4179">
                <text:p>4179</text:p>
              </table:table-cell>
              <table:table-cell office:value-type="float" office:value="12349.5">
                <text:p>12349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475">
                <text:p>14475</text:p>
              </table:table-cell>
              <table:table-cell office:value-type="float" office:value="10516">
                <text:p>10516</text:p>
              </table:table-cell>
              <table:table-cell office:value-type="float" office:value="3959">
                <text:p>3959</text:p>
              </table:table-cell>
              <table:table-cell office:value-type="float" office:value="12495.5">
                <text:p>1249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184">
                <text:p>14184</text:p>
              </table:table-cell>
              <table:table-cell office:value-type="float" office:value="10165">
                <text:p>10165</text:p>
              </table:table-cell>
              <table:table-cell office:value-type="float" office:value="4019">
                <text:p>4019</text:p>
              </table:table-cell>
              <table:table-cell office:value-type="float" office:value="12174.5">
                <text:p>12174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637">
                <text:p>14637</text:p>
              </table:table-cell>
              <table:table-cell office:value-type="float" office:value="10116">
                <text:p>10116</text:p>
              </table:table-cell>
              <table:table-cell office:value-type="float" office:value="4521">
                <text:p>4521</text:p>
              </table:table-cell>
              <table:table-cell office:value-type="float" office:value="12376.5">
                <text:p>12376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211">
                <text:p>14211</text:p>
              </table:table-cell>
              <table:table-cell office:value-type="float" office:value="12648">
                <text:p>12648</text:p>
              </table:table-cell>
              <table:table-cell office:value-type="float" office:value="1563">
                <text:p>1563</text:p>
              </table:table-cell>
              <table:table-cell office:value-type="float" office:value="13429.5">
                <text:p>13429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231">
                <text:p>14231</text:p>
              </table:table-cell>
              <table:table-cell office:value-type="float" office:value="13658">
                <text:p>13658</text:p>
              </table:table-cell>
              <table:table-cell office:value-type="float" office:value="573">
                <text:p>573</text:p>
              </table:table-cell>
              <table:table-cell office:value-type="float" office:value="13944.5">
                <text:p>13944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64">
                <text:p>14164</text:p>
              </table:table-cell>
              <table:table-cell office:value-type="float" office:value="10455">
                <text:p>10455</text:p>
              </table:table-cell>
              <table:table-cell office:value-type="float" office:value="3709">
                <text:p>3709</text:p>
              </table:table-cell>
              <table:table-cell office:value-type="float" office:value="12309.5">
                <text:p>12309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000">
                <text:p>14000</text:p>
              </table:table-cell>
              <table:table-cell office:value-type="float" office:value="11443">
                <text:p>11443</text:p>
              </table:table-cell>
              <table:table-cell office:value-type="float" office:value="2557">
                <text:p>2557</text:p>
              </table:table-cell>
              <table:table-cell office:value-type="float" office:value="12721.5">
                <text:p>12721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786">
                <text:p>14786</text:p>
              </table:table-cell>
              <table:table-cell office:value-type="float" office:value="11567">
                <text:p>11567</text:p>
              </table:table-cell>
              <table:table-cell office:value-type="float" office:value="3219">
                <text:p>3219</text:p>
              </table:table-cell>
              <table:table-cell office:value-type="float" office:value="13176.5">
                <text:p>13176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283">
                <text:p>13283</text:p>
              </table:table-cell>
              <table:table-cell office:value-type="float" office:value="12429">
                <text:p>12429</text:p>
              </table:table-cell>
              <table:table-cell office:value-type="float" office:value="854">
                <text:p>854</text:p>
              </table:table-cell>
              <table:table-cell office:value-type="float" office:value="12856">
                <text:p>128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52">
                <text:p>11452</text:p>
              </table:table-cell>
              <table:table-cell office:value-type="float" office:value="12725">
                <text:p>12725</text:p>
              </table:table-cell>
              <table:table-cell office:value-type="float" office:value="-1273">
                <text:p>-1273</text:p>
              </table:table-cell>
              <table:table-cell office:value-type="float" office:value="12088.5">
                <text:p>12088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88">
                <text:p>11088</text:p>
              </table:table-cell>
              <table:table-cell office:value-type="float" office:value="15172">
                <text:p>15172</text:p>
              </table:table-cell>
              <table:table-cell office:value-type="float" office:value="-4084">
                <text:p>-4084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96">
                <text:p>2396</text:p>
              </table:table-cell>
              <table:table-cell office:value-type="float" office:value="13045">
                <text:p>13045</text:p>
              </table:table-cell>
              <table:table-cell office:value-type="float" office:value="-10649">
                <text:p>-10649</text:p>
              </table:table-cell>
              <table:table-cell office:value-type="float" office:value="7720.5">
                <text:p>772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21">
                <text:p>8321</text:p>
              </table:table-cell>
              <table:table-cell office:value-type="float" office:value="4967">
                <text:p>4967</text:p>
              </table:table-cell>
              <table:table-cell office:value-type="float" office:value="3354">
                <text:p>3354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77">
                <text:p>7577</text:p>
              </table:table-cell>
              <table:table-cell office:value-type="float" office:value="5253">
                <text:p>5253</text:p>
              </table:table-cell>
              <table:table-cell office:value-type="float" office:value="2324">
                <text:p>2324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86">
                <text:p>7786</text:p>
              </table:table-cell>
              <table:table-cell office:value-type="float" office:value="5417">
                <text:p>5417</text:p>
              </table:table-cell>
              <table:table-cell office:value-type="float" office:value="2369">
                <text:p>2369</text:p>
              </table:table-cell>
              <table:table-cell office:value-type="float" office:value="6601.5">
                <text:p>6601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33">
                <text:p>6833</text:p>
              </table:table-cell>
              <table:table-cell office:value-type="float" office:value="5537">
                <text:p>5537</text:p>
              </table:table-cell>
              <table:table-cell office:value-type="float" office:value="1296">
                <text:p>1296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43">
                <text:p>7343</text:p>
              </table:table-cell>
              <table:table-cell office:value-type="float" office:value="5875">
                <text:p>5875</text:p>
              </table:table-cell>
              <table:table-cell office:value-type="float" office:value="1468">
                <text:p>1468</text:p>
              </table:table-cell>
              <table:table-cell office:value-type="float" office:value="6609">
                <text:p>66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032">
                <text:p>7032</text:p>
              </table:table-cell>
              <table:table-cell office:value-type="float" office:value="5962">
                <text:p>5962</text:p>
              </table:table-cell>
              <table:table-cell office:value-type="float" office:value="1070">
                <text:p>1070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75">
                <text:p>6875</text:p>
              </table:table-cell>
              <table:table-cell office:value-type="float" office:value="5957">
                <text:p>5957</text:p>
              </table:table-cell>
              <table:table-cell office:value-type="float" office:value="918">
                <text:p>918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62">
                <text:p>6862</text:p>
              </table:table-cell>
              <table:table-cell office:value-type="float" office:value="5982">
                <text:p>5982</text:p>
              </table:table-cell>
              <table:table-cell office:value-type="float" office:value="880">
                <text:p>880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20">
                <text:p>7220</text:p>
              </table:table-cell>
              <table:table-cell office:value-type="float" office:value="6635">
                <text:p>6635</text:p>
              </table:table-cell>
              <table:table-cell office:value-type="float" office:value="585">
                <text:p>585</text:p>
              </table:table-cell>
              <table:table-cell office:value-type="float" office:value="6927.5">
                <text:p>6927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49">
                <text:p>6149</text:p>
              </table:table-cell>
              <table:table-cell office:value-type="float" office:value="6081">
                <text:p>6081</text:p>
              </table:table-cell>
              <table:table-cell office:value-type="float" office:value="68">
                <text:p>68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95">
                <text:p>7395</text:p>
              </table:table-cell>
              <table:table-cell office:value-type="float" office:value="6257">
                <text:p>6257</text:p>
              </table:table-cell>
              <table:table-cell office:value-type="float" office:value="1138">
                <text:p>1138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715">
                <text:p>6715</text:p>
              </table:table-cell>
              <table:table-cell office:value-type="float" office:value="6469">
                <text:p>6469</text:p>
              </table:table-cell>
              <table:table-cell office:value-type="float" office:value="246">
                <text:p>246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679">
                <text:p>6679</text:p>
              </table:table-cell>
              <table:table-cell office:value-type="float" office:value="6305">
                <text:p>6305</text:p>
              </table:table-cell>
              <table:table-cell office:value-type="float" office:value="374">
                <text:p>374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23">
                <text:p>7023</text:p>
              </table:table-cell>
              <table:table-cell office:value-type="float" office:value="6443">
                <text:p>6443</text:p>
              </table:table-cell>
              <table:table-cell office:value-type="float" office:value="580">
                <text:p>580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809">
                <text:p>6809</text:p>
              </table:table-cell>
              <table:table-cell office:value-type="float" office:value="6235">
                <text:p>6235</text:p>
              </table:table-cell>
              <table:table-cell office:value-type="float" office:value="574">
                <text:p>574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11">
                <text:p>6211</text:p>
              </table:table-cell>
              <table:table-cell office:value-type="float" office:value="6427">
                <text:p>6427</text:p>
              </table:table-cell>
              <table:table-cell office:value-type="float" office:value="-216">
                <text:p>-216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713">
                <text:p>6713</text:p>
              </table:table-cell>
              <table:table-cell office:value-type="float" office:value="6574">
                <text:p>6574</text:p>
              </table:table-cell>
              <table:table-cell office:value-type="float" office:value="139">
                <text:p>139</text:p>
              </table:table-cell>
              <table:table-cell office:value-type="float" office:value="6643.5">
                <text:p>6643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759">
                <text:p>6759</text:p>
              </table:table-cell>
              <table:table-cell office:value-type="float" office:value="6223">
                <text:p>6223</text:p>
              </table:table-cell>
              <table:table-cell office:value-type="float" office:value="536">
                <text:p>536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92">
                <text:p>6392</text:p>
              </table:table-cell>
              <table:table-cell office:value-type="float" office:value="6203">
                <text:p>6203</text:p>
              </table:table-cell>
              <table:table-cell office:value-type="float" office:value="189">
                <text:p>189</text:p>
              </table:table-cell>
              <table:table-cell office:value-type="float" office:value="6297.5">
                <text:p>6297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00">
                <text:p>6500</text:p>
              </table:table-cell>
              <table:table-cell office:value-type="float" office:value="6051">
                <text:p>6051</text:p>
              </table:table-cell>
              <table:table-cell office:value-type="float" office:value="449">
                <text:p>449</text:p>
              </table:table-cell>
              <table:table-cell office:value-type="float" office:value="6275.5">
                <text:p>627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55">
                <text:p>6655</text:p>
              </table:table-cell>
              <table:table-cell office:value-type="float" office:value="6335">
                <text:p>6335</text:p>
              </table:table-cell>
              <table:table-cell office:value-type="float" office:value="320">
                <text:p>320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820">
                <text:p>6820</text:p>
              </table:table-cell>
              <table:table-cell office:value-type="float" office:value="6715">
                <text:p>6715</text:p>
              </table:table-cell>
              <table:table-cell office:value-type="float" office:value="105">
                <text:p>105</text:p>
              </table:table-cell>
              <table:table-cell office:value-type="float" office:value="6767.5">
                <text:p>6767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58">
                <text:p>6758</text:p>
              </table:table-cell>
              <table:table-cell office:value-type="float" office:value="6767">
                <text:p>6767</text:p>
              </table:table-cell>
              <table:table-cell office:value-type="float" office:value="-9">
                <text:p>-9</text:p>
              </table:table-cell>
              <table:table-cell office:value-type="float" office:value="6762.5">
                <text:p>6762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09">
                <text:p>6909</text:p>
              </table:table-cell>
              <table:table-cell office:value-type="float" office:value="6852">
                <text:p>6852</text:p>
              </table:table-cell>
              <table:table-cell office:value-type="float" office:value="57">
                <text:p>57</text:p>
              </table:table-cell>
              <table:table-cell office:value-type="float" office:value="6880.5">
                <text:p>6880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18">
                <text:p>6618</text:p>
              </table:table-cell>
              <table:table-cell office:value-type="float" office:value="6507">
                <text:p>6507</text:p>
              </table:table-cell>
              <table:table-cell office:value-type="float" office:value="111">
                <text:p>111</text:p>
              </table:table-cell>
              <table:table-cell office:value-type="float" office:value="6562.5">
                <text:p>656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30">
                <text:p>6230</text:p>
              </table:table-cell>
              <table:table-cell office:value-type="float" office:value="6388">
                <text:p>6388</text:p>
              </table:table-cell>
              <table:table-cell office:value-type="float" office:value="-158">
                <text:p>-158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93">
                <text:p>6193</text:p>
              </table:table-cell>
              <table:table-cell office:value-type="float" office:value="6282">
                <text:p>6282</text:p>
              </table:table-cell>
              <table:table-cell office:value-type="float" office:value="-89">
                <text:p>-89</text:p>
              </table:table-cell>
              <table:table-cell office:value-type="float" office:value="6237.5">
                <text:p>6237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41">
                <text:p>7041</text:p>
              </table:table-cell>
              <table:table-cell office:value-type="float" office:value="6620">
                <text:p>6620</text:p>
              </table:table-cell>
              <table:table-cell office:value-type="float" office:value="421">
                <text:p>421</text:p>
              </table:table-cell>
              <table:table-cell office:value-type="float" office:value="6830.5">
                <text:p>6830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92">
                <text:p>6492</text:p>
              </table:table-cell>
              <table:table-cell office:value-type="float" office:value="6404">
                <text:p>6404</text:p>
              </table:table-cell>
              <table:table-cell office:value-type="float" office:value="88">
                <text:p>88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16">
                <text:p>6916</text:p>
              </table:table-cell>
              <table:table-cell office:value-type="float" office:value="6424">
                <text:p>6424</text:p>
              </table:table-cell>
              <table:table-cell office:value-type="float" office:value="492">
                <text:p>492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29">
                <text:p>6529</text:p>
              </table:table-cell>
              <table:table-cell office:value-type="float" office:value="6138">
                <text:p>6138</text:p>
              </table:table-cell>
              <table:table-cell office:value-type="float" office:value="391">
                <text:p>391</text:p>
              </table:table-cell>
              <table:table-cell office:value-type="float" office:value="6333.5">
                <text:p>6333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82">
                <text:p>6582</text:p>
              </table:table-cell>
              <table:table-cell office:value-type="float" office:value="6329">
                <text:p>6329</text:p>
              </table:table-cell>
              <table:table-cell office:value-type="float" office:value="253">
                <text:p>253</text:p>
              </table:table-cell>
              <table:table-cell office:value-type="float" office:value="6455.5">
                <text:p>6455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88">
                <text:p>6588</text:p>
              </table:table-cell>
              <table:table-cell office:value-type="float" office:value="5980">
                <text:p>5980</text:p>
              </table:table-cell>
              <table:table-cell office:value-type="float" office:value="608">
                <text:p>60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03">
                <text:p>6903</text:p>
              </table:table-cell>
              <table:table-cell office:value-type="float" office:value="6654">
                <text:p>6654</text:p>
              </table:table-cell>
              <table:table-cell office:value-type="float" office:value="249">
                <text:p>249</text:p>
              </table:table-cell>
              <table:table-cell office:value-type="float" office:value="6778.5">
                <text:p>6778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216">
                <text:p>6216</text:p>
              </table:table-cell>
              <table:table-cell office:value-type="float" office:value="5702">
                <text:p>5702</text:p>
              </table:table-cell>
              <table:table-cell office:value-type="float" office:value="514">
                <text:p>514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749">
                <text:p>6749</text:p>
              </table:table-cell>
              <table:table-cell office:value-type="float" office:value="6420">
                <text:p>6420</text:p>
              </table:table-cell>
              <table:table-cell office:value-type="float" office:value="329">
                <text:p>329</text:p>
              </table:table-cell>
              <table:table-cell office:value-type="float" office:value="6584.5">
                <text:p>6584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735">
                <text:p>6735</text:p>
              </table:table-cell>
              <table:table-cell office:value-type="float" office:value="6182">
                <text:p>6182</text:p>
              </table:table-cell>
              <table:table-cell office:value-type="float" office:value="553">
                <text:p>553</text:p>
              </table:table-cell>
              <table:table-cell office:value-type="float" office:value="6458.5">
                <text:p>6458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05">
                <text:p>6705</text:p>
              </table:table-cell>
              <table:table-cell office:value-type="float" office:value="6761">
                <text:p>6761</text:p>
              </table:table-cell>
              <table:table-cell office:value-type="float" office:value="-56">
                <text:p>-56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53">
                <text:p>6953</text:p>
              </table:table-cell>
              <table:table-cell office:value-type="float" office:value="6371">
                <text:p>6371</text:p>
              </table:table-cell>
              <table:table-cell office:value-type="float" office:value="582">
                <text:p>582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51">
                <text:p>6351</text:p>
              </table:table-cell>
              <table:table-cell office:value-type="float" office:value="6199">
                <text:p>6199</text:p>
              </table:table-cell>
              <table:table-cell office:value-type="float" office:value="152">
                <text:p>15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372">
                <text:p>6372</text:p>
              </table:table-cell>
              <table:table-cell office:value-type="float" office:value="6186">
                <text:p>6186</text:p>
              </table:table-cell>
              <table:table-cell office:value-type="float" office:value="186">
                <text:p>186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62">
                <text:p>7062</text:p>
              </table:table-cell>
              <table:table-cell office:value-type="float" office:value="6648">
                <text:p>6648</text:p>
              </table:table-cell>
              <table:table-cell office:value-type="float" office:value="414">
                <text:p>414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64">
                <text:p>6564</text:p>
              </table:table-cell>
              <table:table-cell office:value-type="float" office:value="6454">
                <text:p>6454</text:p>
              </table:table-cell>
              <table:table-cell office:value-type="float" office:value="110">
                <text:p>110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20">
                <text:p>7020</text:p>
              </table:table-cell>
              <table:table-cell office:value-type="float" office:value="6651">
                <text:p>6651</text:p>
              </table:table-cell>
              <table:table-cell office:value-type="float" office:value="369">
                <text:p>369</text:p>
              </table:table-cell>
              <table:table-cell office:value-type="float" office:value="6835.5">
                <text:p>6835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681">
                <text:p>6681</text:p>
              </table:table-cell>
              <table:table-cell office:value-type="float" office:value="6260">
                <text:p>6260</text:p>
              </table:table-cell>
              <table:table-cell office:value-type="float" office:value="421">
                <text:p>421</text:p>
              </table:table-cell>
              <table:table-cell office:value-type="float" office:value="6470.5">
                <text:p>6470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72">
                <text:p>6172</text:p>
              </table:table-cell>
              <table:table-cell office:value-type="float" office:value="6008">
                <text:p>6008</text:p>
              </table:table-cell>
              <table:table-cell office:value-type="float" office:value="164">
                <text:p>164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05">
                <text:p>6105</text:p>
              </table:table-cell>
              <table:table-cell office:value-type="float" office:value="5798">
                <text:p>5798</text:p>
              </table:table-cell>
              <table:table-cell office:value-type="float" office:value="307">
                <text:p>307</text:p>
              </table:table-cell>
              <table:table-cell office:value-type="float" office:value="5951.5">
                <text:p>5951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00">
                <text:p>6900</text:p>
              </table:table-cell>
              <table:table-cell office:value-type="float" office:value="6561">
                <text:p>6561</text:p>
              </table:table-cell>
              <table:table-cell office:value-type="float" office:value="339">
                <text:p>339</text:p>
              </table:table-cell>
              <table:table-cell office:value-type="float" office:value="6730.5">
                <text:p>673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20">
                <text:p>6120</text:p>
              </table:table-cell>
              <table:table-cell office:value-type="float" office:value="6096">
                <text:p>6096</text:p>
              </table:table-cell>
              <table:table-cell office:value-type="float" office:value="24">
                <text:p>24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62">
                <text:p>6562</text:p>
              </table:table-cell>
              <table:table-cell office:value-type="float" office:value="6174">
                <text:p>6174</text:p>
              </table:table-cell>
              <table:table-cell office:value-type="float" office:value="388">
                <text:p>388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77">
                <text:p>6577</text:p>
              </table:table-cell>
              <table:table-cell office:value-type="float" office:value="6294">
                <text:p>6294</text:p>
              </table:table-cell>
              <table:table-cell office:value-type="float" office:value="283">
                <text:p>283</text:p>
              </table:table-cell>
              <table:table-cell office:value-type="float" office:value="6435.5">
                <text:p>6435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045">
                <text:p>7045</text:p>
              </table:table-cell>
              <table:table-cell office:value-type="float" office:value="6770">
                <text:p>6770</text:p>
              </table:table-cell>
              <table:table-cell office:value-type="float" office:value="275">
                <text:p>275</text:p>
              </table:table-cell>
              <table:table-cell office:value-type="float" office:value="6907.5">
                <text:p>6907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50">
                <text:p>6550</text:p>
              </table:table-cell>
              <table:table-cell office:value-type="float" office:value="6359">
                <text:p>6359</text:p>
              </table:table-cell>
              <table:table-cell office:value-type="float" office:value="191">
                <text:p>191</text:p>
              </table:table-cell>
              <table:table-cell office:value-type="float" office:value="6454.5">
                <text:p>6454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90">
                <text:p>6490</text:p>
              </table:table-cell>
              <table:table-cell office:value-type="float" office:value="6410">
                <text:p>6410</text:p>
              </table:table-cell>
              <table:table-cell office:value-type="float" office:value="80">
                <text:p>8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69">
                <text:p>6469</text:p>
              </table:table-cell>
              <table:table-cell office:value-type="float" office:value="6510">
                <text:p>6510</text:p>
              </table:table-cell>
              <table:table-cell office:value-type="float" office:value="-41">
                <text:p>-41</text:p>
              </table:table-cell>
              <table:table-cell office:value-type="float" office:value="6489.5">
                <text:p>6489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36">
                <text:p>6036</text:p>
              </table:table-cell>
              <table:table-cell office:value-type="float" office:value="5890">
                <text:p>5890</text:p>
              </table:table-cell>
              <table:table-cell office:value-type="float" office:value="146">
                <text:p>146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91">
                <text:p>6491</text:p>
              </table:table-cell>
              <table:table-cell office:value-type="float" office:value="6384">
                <text:p>6384</text:p>
              </table:table-cell>
              <table:table-cell office:value-type="float" office:value="107">
                <text:p>107</text:p>
              </table:table-cell>
              <table:table-cell office:value-type="float" office:value="6437.5">
                <text:p>6437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28">
                <text:p>6928</text:p>
              </table:table-cell>
              <table:table-cell office:value-type="float" office:value="6462">
                <text:p>6462</text:p>
              </table:table-cell>
              <table:table-cell office:value-type="float" office:value="466">
                <text:p>466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10">
                <text:p>6410</text:p>
              </table:table-cell>
              <table:table-cell office:value-type="float" office:value="6071">
                <text:p>6071</text:p>
              </table:table-cell>
              <table:table-cell office:value-type="float" office:value="339">
                <text:p>339</text:p>
              </table:table-cell>
              <table:table-cell office:value-type="float" office:value="6240.5">
                <text:p>624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50">
                <text:p>6450</text:p>
              </table:table-cell>
              <table:table-cell office:value-type="float" office:value="6320">
                <text:p>6320</text:p>
              </table:table-cell>
              <table:table-cell office:value-type="float" office:value="130">
                <text:p>130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63">
                <text:p>7163</text:p>
              </table:table-cell>
              <table:table-cell office:value-type="float" office:value="6396">
                <text:p>6396</text:p>
              </table:table-cell>
              <table:table-cell office:value-type="float" office:value="767">
                <text:p>767</text:p>
              </table:table-cell>
              <table:table-cell office:value-type="float" office:value="6779.5">
                <text:p>677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876">
                <text:p>6876</text:p>
              </table:table-cell>
              <table:table-cell office:value-type="float" office:value="6389">
                <text:p>6389</text:p>
              </table:table-cell>
              <table:table-cell office:value-type="float" office:value="487">
                <text:p>487</text:p>
              </table:table-cell>
              <table:table-cell office:value-type="float" office:value="6632.5">
                <text:p>6632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859">
                <text:p>6859</text:p>
              </table:table-cell>
              <table:table-cell office:value-type="float" office:value="6268">
                <text:p>6268</text:p>
              </table:table-cell>
              <table:table-cell office:value-type="float" office:value="591">
                <text:p>591</text:p>
              </table:table-cell>
              <table:table-cell office:value-type="float" office:value="6563.5">
                <text:p>6563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849">
                <text:p>6849</text:p>
              </table:table-cell>
              <table:table-cell office:value-type="float" office:value="6386">
                <text:p>6386</text:p>
              </table:table-cell>
              <table:table-cell office:value-type="float" office:value="463">
                <text:p>463</text:p>
              </table:table-cell>
              <table:table-cell office:value-type="float" office:value="6617.5">
                <text:p>6617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495">
                <text:p>6495</text:p>
              </table:table-cell>
              <table:table-cell office:value-type="float" office:value="6345">
                <text:p>6345</text:p>
              </table:table-cell>
              <table:table-cell office:value-type="float" office:value="150">
                <text:p>150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435">
                <text:p>6435</text:p>
              </table:table-cell>
              <table:table-cell office:value-type="float" office:value="6368">
                <text:p>6368</text:p>
              </table:table-cell>
              <table:table-cell office:value-type="float" office:value="67">
                <text:p>67</text:p>
              </table:table-cell>
              <table:table-cell office:value-type="float" office:value="6401.5">
                <text:p>6401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77">
                <text:p>6177</text:p>
              </table:table-cell>
              <table:table-cell office:value-type="float" office:value="6370">
                <text:p>6370</text:p>
              </table:table-cell>
              <table:table-cell office:value-type="float" office:value="-193">
                <text:p>-193</text:p>
              </table:table-cell>
              <table:table-cell office:value-type="float" office:value="6273.5">
                <text:p>6273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716">
                <text:p>6716</text:p>
              </table:table-cell>
              <table:table-cell office:value-type="float" office:value="6616">
                <text:p>6616</text:p>
              </table:table-cell>
              <table:table-cell office:value-type="float" office:value="100">
                <text:p>100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920">
                <text:p>6920</text:p>
              </table:table-cell>
              <table:table-cell office:value-type="float" office:value="6374">
                <text:p>6374</text:p>
              </table:table-cell>
              <table:table-cell office:value-type="float" office:value="546">
                <text:p>546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37">
                <text:p>6137</text:p>
              </table:table-cell>
              <table:table-cell office:value-type="float" office:value="6031">
                <text:p>6031</text:p>
              </table:table-cell>
              <table:table-cell office:value-type="float" office:value="106">
                <text:p>106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427">
                <text:p>6427</text:p>
              </table:table-cell>
              <table:table-cell office:value-type="float" office:value="6265">
                <text:p>6265</text:p>
              </table:table-cell>
              <table:table-cell office:value-type="float" office:value="162">
                <text:p>162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03">
                <text:p>6803</text:p>
              </table:table-cell>
              <table:table-cell office:value-type="float" office:value="6253">
                <text:p>6253</text:p>
              </table:table-cell>
              <table:table-cell office:value-type="float" office:value="550">
                <text:p>55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423">
                <text:p>6423</text:p>
              </table:table-cell>
              <table:table-cell office:value-type="float" office:value="5776">
                <text:p>5776</text:p>
              </table:table-cell>
              <table:table-cell office:value-type="float" office:value="647">
                <text:p>647</text:p>
              </table:table-cell>
              <table:table-cell office:value-type="float" office:value="6099.5">
                <text:p>6099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426">
                <text:p>6426</text:p>
              </table:table-cell>
              <table:table-cell office:value-type="float" office:value="5886">
                <text:p>5886</text:p>
              </table:table-cell>
              <table:table-cell office:value-type="float" office:value="540">
                <text:p>540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17">
                <text:p>6617</text:p>
              </table:table-cell>
              <table:table-cell office:value-type="float" office:value="6117">
                <text:p>6117</text:p>
              </table:table-cell>
              <table:table-cell office:value-type="float" office:value="500">
                <text:p>500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568">
                <text:p>6568</text:p>
              </table:table-cell>
              <table:table-cell office:value-type="float" office:value="5991">
                <text:p>5991</text:p>
              </table:table-cell>
              <table:table-cell office:value-type="float" office:value="577">
                <text:p>577</text:p>
              </table:table-cell>
              <table:table-cell office:value-type="float" office:value="6279.5">
                <text:p>6279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17">
                <text:p>6417</text:p>
              </table:table-cell>
              <table:table-cell office:value-type="float" office:value="6419">
                <text:p>6419</text:p>
              </table:table-cell>
              <table:table-cell office:value-type="float" office:value="-2">
                <text:p>-2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46">
                <text:p>6346</text:p>
              </table:table-cell>
              <table:table-cell office:value-type="float" office:value="6308">
                <text:p>6308</text:p>
              </table:table-cell>
              <table:table-cell office:value-type="float" office:value="38">
                <text:p>38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32">
                <text:p>6032</text:p>
              </table:table-cell>
              <table:table-cell office:value-type="float" office:value="6456">
                <text:p>6456</text:p>
              </table:table-cell>
              <table:table-cell office:value-type="float" office:value="-424">
                <text:p>-424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64">
                <text:p>6064</text:p>
              </table:table-cell>
              <table:table-cell office:value-type="float" office:value="6386">
                <text:p>6386</text:p>
              </table:table-cell>
              <table:table-cell office:value-type="float" office:value="-322">
                <text:p>-322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53">
                <text:p>6653</text:p>
              </table:table-cell>
              <table:table-cell office:value-type="float" office:value="6476">
                <text:p>6476</text:p>
              </table:table-cell>
              <table:table-cell office:value-type="float" office:value="177">
                <text:p>177</text:p>
              </table:table-cell>
              <table:table-cell office:value-type="float" office:value="6564.5">
                <text:p>656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673">
                <text:p>6673</text:p>
              </table:table-cell>
              <table:table-cell office:value-type="float" office:value="6531">
                <text:p>6531</text:p>
              </table:table-cell>
              <table:table-cell office:value-type="float" office:value="142">
                <text:p>142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63">
                <text:p>6663</text:p>
              </table:table-cell>
              <table:table-cell office:value-type="float" office:value="6449">
                <text:p>6449</text:p>
              </table:table-cell>
              <table:table-cell office:value-type="float" office:value="214">
                <text:p>214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02">
                <text:p>6602</text:p>
              </table:table-cell>
              <table:table-cell office:value-type="float" office:value="6330">
                <text:p>6330</text:p>
              </table:table-cell>
              <table:table-cell office:value-type="float" office:value="272">
                <text:p>272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41">
                <text:p>6141</text:p>
              </table:table-cell>
              <table:table-cell office:value-type="float" office:value="6384">
                <text:p>6384</text:p>
              </table:table-cell>
              <table:table-cell office:value-type="float" office:value="-243">
                <text:p>-243</text:p>
              </table:table-cell>
              <table:table-cell office:value-type="float" office:value="6262.5">
                <text:p>626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70">
                <text:p>5970</text:p>
              </table:table-cell>
              <table:table-cell office:value-type="float" office:value="6036">
                <text:p>6036</text:p>
              </table:table-cell>
              <table:table-cell office:value-type="float" office:value="-66">
                <text:p>-66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55">
                <text:p>5755</text:p>
              </table:table-cell>
              <table:table-cell office:value-type="float" office:value="5866">
                <text:p>5866</text:p>
              </table:table-cell>
              <table:table-cell office:value-type="float" office:value="-111">
                <text:p>-111</text:p>
              </table:table-cell>
              <table:table-cell office:value-type="float" office:value="5810.5">
                <text:p>581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00">
                <text:p>6500</text:p>
              </table:table-cell>
              <table:table-cell office:value-type="float" office:value="6314">
                <text:p>6314</text:p>
              </table:table-cell>
              <table:table-cell office:value-type="float" office:value="186">
                <text:p>186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803">
                <text:p>6803</text:p>
              </table:table-cell>
              <table:table-cell office:value-type="float" office:value="6539">
                <text:p>6539</text:p>
              </table:table-cell>
              <table:table-cell office:value-type="float" office:value="264">
                <text:p>264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781">
                <text:p>6781</text:p>
              </table:table-cell>
              <table:table-cell office:value-type="float" office:value="6563">
                <text:p>6563</text:p>
              </table:table-cell>
              <table:table-cell office:value-type="float" office:value="218">
                <text:p>218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19">
                <text:p>6619</text:p>
              </table:table-cell>
              <table:table-cell office:value-type="float" office:value="6846">
                <text:p>6846</text:p>
              </table:table-cell>
              <table:table-cell office:value-type="float" office:value="-227">
                <text:p>-227</text:p>
              </table:table-cell>
              <table:table-cell office:value-type="float" office:value="6732.5">
                <text:p>6732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91">
                <text:p>7091</text:p>
              </table:table-cell>
              <table:table-cell office:value-type="float" office:value="6259">
                <text:p>6259</text:p>
              </table:table-cell>
              <table:table-cell office:value-type="float" office:value="832">
                <text:p>832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828">
                <text:p>6828</text:p>
              </table:table-cell>
              <table:table-cell office:value-type="float" office:value="6235">
                <text:p>6235</text:p>
              </table:table-cell>
              <table:table-cell office:value-type="float" office:value="593">
                <text:p>593</text:p>
              </table:table-cell>
              <table:table-cell office:value-type="float" office:value="6531.5">
                <text:p>6531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41">
                <text:p>6541</text:p>
              </table:table-cell>
              <table:table-cell office:value-type="float" office:value="6220">
                <text:p>6220</text:p>
              </table:table-cell>
              <table:table-cell office:value-type="float" office:value="321">
                <text:p>321</text:p>
              </table:table-cell>
              <table:table-cell office:value-type="float" office:value="6380.5">
                <text:p>6380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780">
                <text:p>6780</text:p>
              </table:table-cell>
              <table:table-cell office:value-type="float" office:value="6378">
                <text:p>6378</text:p>
              </table:table-cell>
              <table:table-cell office:value-type="float" office:value="402">
                <text:p>402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72">
                <text:p>6372</text:p>
              </table:table-cell>
              <table:table-cell office:value-type="float" office:value="5887">
                <text:p>5887</text:p>
              </table:table-cell>
              <table:table-cell office:value-type="float" office:value="485">
                <text:p>485</text:p>
              </table:table-cell>
              <table:table-cell office:value-type="float" office:value="6129.5">
                <text:p>6129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39">
                <text:p>6539</text:p>
              </table:table-cell>
              <table:table-cell office:value-type="float" office:value="6365">
                <text:p>6365</text:p>
              </table:table-cell>
              <table:table-cell office:value-type="float" office:value="174">
                <text:p>174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76">
                <text:p>6276</text:p>
              </table:table-cell>
              <table:table-cell office:value-type="float" office:value="6489">
                <text:p>6489</text:p>
              </table:table-cell>
              <table:table-cell office:value-type="float" office:value="-213">
                <text:p>-213</text:p>
              </table:table-cell>
              <table:table-cell office:value-type="float" office:value="6382.5">
                <text:p>6382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885">
                <text:p>6885</text:p>
              </table:table-cell>
              <table:table-cell office:value-type="float" office:value="6719">
                <text:p>6719</text:p>
              </table:table-cell>
              <table:table-cell office:value-type="float" office:value="166">
                <text:p>166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420">
                <text:p>6420</text:p>
              </table:table-cell>
              <table:table-cell office:value-type="float" office:value="6656">
                <text:p>6656</text:p>
              </table:table-cell>
              <table:table-cell office:value-type="float" office:value="-236">
                <text:p>-236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828">
                <text:p>6828</text:p>
              </table:table-cell>
              <table:table-cell office:value-type="float" office:value="6502">
                <text:p>6502</text:p>
              </table:table-cell>
              <table:table-cell office:value-type="float" office:value="326">
                <text:p>326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81">
                <text:p>6581</text:p>
              </table:table-cell>
              <table:table-cell office:value-type="float" office:value="6514">
                <text:p>6514</text:p>
              </table:table-cell>
              <table:table-cell office:value-type="float" office:value="67">
                <text:p>67</text:p>
              </table:table-cell>
              <table:table-cell office:value-type="float" office:value="6547.5">
                <text:p>6547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438">
                <text:p>6438</text:p>
              </table:table-cell>
              <table:table-cell office:value-type="float" office:value="6495">
                <text:p>6495</text:p>
              </table:table-cell>
              <table:table-cell office:value-type="float" office:value="-57">
                <text:p>-57</text:p>
              </table:table-cell>
              <table:table-cell office:value-type="float" office:value="6466.5">
                <text:p>6466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64">
                <text:p>6364</text:p>
              </table:table-cell>
              <table:table-cell office:value-type="float" office:value="6056">
                <text:p>6056</text:p>
              </table:table-cell>
              <table:table-cell office:value-type="float" office:value="308">
                <text:p>308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75">
                <text:p>5975</text:p>
              </table:table-cell>
              <table:table-cell office:value-type="float" office:value="6179">
                <text:p>6179</text:p>
              </table:table-cell>
              <table:table-cell office:value-type="float" office:value="-204">
                <text:p>-204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29">
                <text:p>5829</text:p>
              </table:table-cell>
              <table:table-cell office:value-type="float" office:value="6130">
                <text:p>6130</text:p>
              </table:table-cell>
              <table:table-cell office:value-type="float" office:value="-301">
                <text:p>-301</text:p>
              </table:table-cell>
              <table:table-cell office:value-type="float" office:value="5979.5">
                <text:p>5979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46">
                <text:p>5846</text:p>
              </table:table-cell>
              <table:table-cell office:value-type="float" office:value="6177">
                <text:p>6177</text:p>
              </table:table-cell>
              <table:table-cell office:value-type="float" office:value="-331">
                <text:p>-331</text:p>
              </table:table-cell>
              <table:table-cell office:value-type="float" office:value="6011.5">
                <text:p>6011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851">
                <text:p>6851</text:p>
              </table:table-cell>
              <table:table-cell office:value-type="float" office:value="6385">
                <text:p>6385</text:p>
              </table:table-cell>
              <table:table-cell office:value-type="float" office:value="466">
                <text:p>466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740">
                <text:p>6740</text:p>
              </table:table-cell>
              <table:table-cell office:value-type="float" office:value="6300">
                <text:p>6300</text:p>
              </table:table-cell>
              <table:table-cell office:value-type="float" office:value="440">
                <text:p>440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58">
                <text:p>6058</text:p>
              </table:table-cell>
              <table:table-cell office:value-type="float" office:value="6353">
                <text:p>6353</text:p>
              </table:table-cell>
              <table:table-cell office:value-type="float" office:value="-295">
                <text:p>-295</text:p>
              </table:table-cell>
              <table:table-cell office:value-type="float" office:value="6205.5">
                <text:p>6205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543">
                <text:p>6543</text:p>
              </table:table-cell>
              <table:table-cell office:value-type="float" office:value="6101">
                <text:p>6101</text:p>
              </table:table-cell>
              <table:table-cell office:value-type="float" office:value="442">
                <text:p>442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74">
                <text:p>6374</text:p>
              </table:table-cell>
              <table:table-cell office:value-type="float" office:value="6241">
                <text:p>6241</text:p>
              </table:table-cell>
              <table:table-cell office:value-type="float" office:value="133">
                <text:p>133</text:p>
              </table:table-cell>
              <table:table-cell office:value-type="float" office:value="6307.5">
                <text:p>6307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99">
                <text:p>6599</text:p>
              </table:table-cell>
              <table:table-cell office:value-type="float" office:value="6472">
                <text:p>6472</text:p>
              </table:table-cell>
              <table:table-cell office:value-type="float" office:value="127">
                <text:p>127</text:p>
              </table:table-cell>
              <table:table-cell office:value-type="float" office:value="6535.5">
                <text:p>6535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268">
                <text:p>6268</text:p>
              </table:table-cell>
              <table:table-cell office:value-type="float" office:value="6635">
                <text:p>6635</text:p>
              </table:table-cell>
              <table:table-cell office:value-type="float" office:value="-367">
                <text:p>-367</text:p>
              </table:table-cell>
              <table:table-cell office:value-type="float" office:value="6451.5">
                <text:p>6451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30">
                <text:p>6330</text:p>
              </table:table-cell>
              <table:table-cell office:value-type="float" office:value="5998">
                <text:p>5998</text:p>
              </table:table-cell>
              <table:table-cell office:value-type="float" office:value="332">
                <text:p>33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470">
                <text:p>6470</text:p>
              </table:table-cell>
              <table:table-cell office:value-type="float" office:value="6234">
                <text:p>6234</text:p>
              </table:table-cell>
              <table:table-cell office:value-type="float" office:value="236">
                <text:p>23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52">
                <text:p>6352</text:p>
              </table:table-cell>
              <table:table-cell office:value-type="float" office:value="6115">
                <text:p>6115</text:p>
              </table:table-cell>
              <table:table-cell office:value-type="float" office:value="237">
                <text:p>237</text:p>
              </table:table-cell>
              <table:table-cell office:value-type="float" office:value="6233.5">
                <text:p>623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60">
                <text:p>5760</text:p>
              </table:table-cell>
              <table:table-cell office:value-type="float" office:value="5600">
                <text:p>5600</text:p>
              </table:table-cell>
              <table:table-cell office:value-type="float" office:value="160">
                <text:p>16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956">
                <text:p>6956</text:p>
              </table:table-cell>
              <table:table-cell office:value-type="float" office:value="6255">
                <text:p>6255</text:p>
              </table:table-cell>
              <table:table-cell office:value-type="float" office:value="701">
                <text:p>701</text:p>
              </table:table-cell>
              <table:table-cell office:value-type="float" office:value="6605.5">
                <text:p>6605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579">
                <text:p>6579</text:p>
              </table:table-cell>
              <table:table-cell office:value-type="float" office:value="5980">
                <text:p>5980</text:p>
              </table:table-cell>
              <table:table-cell office:value-type="float" office:value="599">
                <text:p>599</text:p>
              </table:table-cell>
              <table:table-cell office:value-type="float" office:value="6279.5">
                <text:p>6279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043">
                <text:p>7043</text:p>
              </table:table-cell>
              <table:table-cell office:value-type="float" office:value="6444">
                <text:p>6444</text:p>
              </table:table-cell>
              <table:table-cell office:value-type="float" office:value="599">
                <text:p>599</text:p>
              </table:table-cell>
              <table:table-cell office:value-type="float" office:value="6743.5">
                <text:p>6743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60">
                <text:p>7260</text:p>
              </table:table-cell>
              <table:table-cell office:value-type="float" office:value="6237">
                <text:p>6237</text:p>
              </table:table-cell>
              <table:table-cell office:value-type="float" office:value="1023">
                <text:p>1023</text:p>
              </table:table-cell>
              <table:table-cell office:value-type="float" office:value="6748.5">
                <text:p>6748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98">
                <text:p>7198</text:p>
              </table:table-cell>
              <table:table-cell office:value-type="float" office:value="6143">
                <text:p>6143</text:p>
              </table:table-cell>
              <table:table-cell office:value-type="float" office:value="1055">
                <text:p>1055</text:p>
              </table:table-cell>
              <table:table-cell office:value-type="float" office:value="6670.5">
                <text:p>6670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072">
                <text:p>7072</text:p>
              </table:table-cell>
              <table:table-cell office:value-type="float" office:value="6281">
                <text:p>6281</text:p>
              </table:table-cell>
              <table:table-cell office:value-type="float" office:value="791">
                <text:p>791</text:p>
              </table:table-cell>
              <table:table-cell office:value-type="float" office:value="6676.5">
                <text:p>6676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005">
                <text:p>7005</text:p>
              </table:table-cell>
              <table:table-cell office:value-type="float" office:value="6083">
                <text:p>6083</text:p>
              </table:table-cell>
              <table:table-cell office:value-type="float" office:value="922">
                <text:p>922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61">
                <text:p>6961</text:p>
              </table:table-cell>
              <table:table-cell office:value-type="float" office:value="6159">
                <text:p>6159</text:p>
              </table:table-cell>
              <table:table-cell office:value-type="float" office:value="802">
                <text:p>802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821">
                <text:p>6821</text:p>
              </table:table-cell>
              <table:table-cell office:value-type="float" office:value="6302">
                <text:p>6302</text:p>
              </table:table-cell>
              <table:table-cell office:value-type="float" office:value="519">
                <text:p>519</text:p>
              </table:table-cell>
              <table:table-cell office:value-type="float" office:value="6561.5">
                <text:p>6561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313">
                <text:p>7313</text:p>
              </table:table-cell>
              <table:table-cell office:value-type="float" office:value="6287">
                <text:p>6287</text:p>
              </table:table-cell>
              <table:table-cell office:value-type="float" office:value="1026">
                <text:p>1026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47">
                <text:p>7047</text:p>
              </table:table-cell>
              <table:table-cell office:value-type="float" office:value="6158">
                <text:p>6158</text:p>
              </table:table-cell>
              <table:table-cell office:value-type="float" office:value="889">
                <text:p>889</text:p>
              </table:table-cell>
              <table:table-cell office:value-type="float" office:value="6602.5">
                <text:p>6602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23">
                <text:p>6623</text:p>
              </table:table-cell>
              <table:table-cell office:value-type="float" office:value="5915">
                <text:p>5915</text:p>
              </table:table-cell>
              <table:table-cell office:value-type="float" office:value="708">
                <text:p>708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04">
                <text:p>6804</text:p>
              </table:table-cell>
              <table:table-cell office:value-type="float" office:value="5949">
                <text:p>5949</text:p>
              </table:table-cell>
              <table:table-cell office:value-type="float" office:value="855">
                <text:p>855</text:p>
              </table:table-cell>
              <table:table-cell office:value-type="float" office:value="6376.5">
                <text:p>6376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54">
                <text:p>6854</text:p>
              </table:table-cell>
              <table:table-cell office:value-type="float" office:value="5531">
                <text:p>5531</text:p>
              </table:table-cell>
              <table:table-cell office:value-type="float" office:value="1323">
                <text:p>1323</text:p>
              </table:table-cell>
              <table:table-cell office:value-type="float" office:value="6192.5">
                <text:p>619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219">
                <text:p>6219</text:p>
              </table:table-cell>
              <table:table-cell office:value-type="float" office:value="5673">
                <text:p>5673</text:p>
              </table:table-cell>
              <table:table-cell office:value-type="float" office:value="546">
                <text:p>546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38">
                <text:p>7138</text:p>
              </table:table-cell>
              <table:table-cell office:value-type="float" office:value="5559">
                <text:p>5559</text:p>
              </table:table-cell>
              <table:table-cell office:value-type="float" office:value="1579">
                <text:p>1579</text:p>
              </table:table-cell>
              <table:table-cell office:value-type="float" office:value="6348.5">
                <text:p>6348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210">
                <text:p>7210</text:p>
              </table:table-cell>
              <table:table-cell office:value-type="float" office:value="6282">
                <text:p>6282</text:p>
              </table:table-cell>
              <table:table-cell office:value-type="float" office:value="928">
                <text:p>928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550">
                <text:p>7550</text:p>
              </table:table-cell>
              <table:table-cell office:value-type="float" office:value="5908">
                <text:p>5908</text:p>
              </table:table-cell>
              <table:table-cell office:value-type="float" office:value="1642">
                <text:p>1642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247">
                <text:p>7247</text:p>
              </table:table-cell>
              <table:table-cell office:value-type="float" office:value="5673">
                <text:p>5673</text:p>
              </table:table-cell>
              <table:table-cell office:value-type="float" office:value="1574">
                <text:p>157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203">
                <text:p>7203</text:p>
              </table:table-cell>
              <table:table-cell office:value-type="float" office:value="5438">
                <text:p>5438</text:p>
              </table:table-cell>
              <table:table-cell office:value-type="float" office:value="1765">
                <text:p>1765</text:p>
              </table:table-cell>
              <table:table-cell office:value-type="float" office:value="6320.5">
                <text:p>6320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77">
                <text:p>7077</text:p>
              </table:table-cell>
              <table:table-cell office:value-type="float" office:value="5665">
                <text:p>5665</text:p>
              </table:table-cell>
              <table:table-cell office:value-type="float" office:value="1412">
                <text:p>1412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318">
                <text:p>7318</text:p>
              </table:table-cell>
              <table:table-cell office:value-type="float" office:value="5556">
                <text:p>5556</text:p>
              </table:table-cell>
              <table:table-cell office:value-type="float" office:value="1762">
                <text:p>1762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467">
                <text:p>7467</text:p>
              </table:table-cell>
              <table:table-cell office:value-type="float" office:value="6146">
                <text:p>6146</text:p>
              </table:table-cell>
              <table:table-cell office:value-type="float" office:value="1321">
                <text:p>1321</text:p>
              </table:table-cell>
              <table:table-cell office:value-type="float" office:value="6806.5">
                <text:p>6806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862">
                <text:p>6862</text:p>
              </table:table-cell>
              <table:table-cell office:value-type="float" office:value="5636">
                <text:p>5636</text:p>
              </table:table-cell>
              <table:table-cell office:value-type="float" office:value="1226">
                <text:p>1226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94">
                <text:p>7094</text:p>
              </table:table-cell>
              <table:table-cell office:value-type="float" office:value="5754">
                <text:p>5754</text:p>
              </table:table-cell>
              <table:table-cell office:value-type="float" office:value="1340">
                <text:p>1340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341">
                <text:p>7341</text:p>
              </table:table-cell>
              <table:table-cell office:value-type="float" office:value="5711">
                <text:p>5711</text:p>
              </table:table-cell>
              <table:table-cell office:value-type="float" office:value="1630">
                <text:p>1630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11">
                <text:p>7011</text:p>
              </table:table-cell>
              <table:table-cell office:value-type="float" office:value="5492">
                <text:p>5492</text:p>
              </table:table-cell>
              <table:table-cell office:value-type="float" office:value="1519">
                <text:p>1519</text:p>
              </table:table-cell>
              <table:table-cell office:value-type="float" office:value="6251.5">
                <text:p>6251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408">
                <text:p>7408</text:p>
              </table:table-cell>
              <table:table-cell office:value-type="float" office:value="5861">
                <text:p>5861</text:p>
              </table:table-cell>
              <table:table-cell office:value-type="float" office:value="1547">
                <text:p>1547</text:p>
              </table:table-cell>
              <table:table-cell office:value-type="float" office:value="6634.5">
                <text:p>6634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461">
                <text:p>7461</text:p>
              </table:table-cell>
              <table:table-cell office:value-type="float" office:value="5510">
                <text:p>5510</text:p>
              </table:table-cell>
              <table:table-cell office:value-type="float" office:value="1951">
                <text:p>1951</text:p>
              </table:table-cell>
              <table:table-cell office:value-type="float" office:value="6485.5">
                <text:p>6485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42">
                <text:p>6942</text:p>
              </table:table-cell>
              <table:table-cell office:value-type="float" office:value="5718">
                <text:p>5718</text:p>
              </table:table-cell>
              <table:table-cell office:value-type="float" office:value="1224">
                <text:p>1224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352">
                <text:p>7352</text:p>
              </table:table-cell>
              <table:table-cell office:value-type="float" office:value="5322">
                <text:p>5322</text:p>
              </table:table-cell>
              <table:table-cell office:value-type="float" office:value="2030">
                <text:p>2030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755">
                <text:p>7755</text:p>
              </table:table-cell>
              <table:table-cell office:value-type="float" office:value="5808">
                <text:p>5808</text:p>
              </table:table-cell>
              <table:table-cell office:value-type="float" office:value="1947">
                <text:p>1947</text:p>
              </table:table-cell>
              <table:table-cell office:value-type="float" office:value="6781.5">
                <text:p>6781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619">
                <text:p>7619</text:p>
              </table:table-cell>
              <table:table-cell office:value-type="float" office:value="5516">
                <text:p>5516</text:p>
              </table:table-cell>
              <table:table-cell office:value-type="float" office:value="2103">
                <text:p>2103</text:p>
              </table:table-cell>
              <table:table-cell office:value-type="float" office:value="6567.5">
                <text:p>6567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479">
                <text:p>7479</text:p>
              </table:table-cell>
              <table:table-cell office:value-type="float" office:value="5946">
                <text:p>5946</text:p>
              </table:table-cell>
              <table:table-cell office:value-type="float" office:value="1533">
                <text:p>1533</text:p>
              </table:table-cell>
              <table:table-cell office:value-type="float" office:value="6712.5">
                <text:p>6712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435">
                <text:p>7435</text:p>
              </table:table-cell>
              <table:table-cell office:value-type="float" office:value="5709">
                <text:p>5709</text:p>
              </table:table-cell>
              <table:table-cell office:value-type="float" office:value="1726">
                <text:p>1726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666">
                <text:p>7666</text:p>
              </table:table-cell>
              <table:table-cell office:value-type="float" office:value="5611">
                <text:p>5611</text:p>
              </table:table-cell>
              <table:table-cell office:value-type="float" office:value="2055">
                <text:p>2055</text:p>
              </table:table-cell>
              <table:table-cell office:value-type="float" office:value="6638.5">
                <text:p>6638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623">
                <text:p>7623</text:p>
              </table:table-cell>
              <table:table-cell office:value-type="float" office:value="5546">
                <text:p>5546</text:p>
              </table:table-cell>
              <table:table-cell office:value-type="float" office:value="2077">
                <text:p>2077</text:p>
              </table:table-cell>
              <table:table-cell office:value-type="float" office:value="6584.5">
                <text:p>6584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610">
                <text:p>7610</text:p>
              </table:table-cell>
              <table:table-cell office:value-type="float" office:value="5331">
                <text:p>5331</text:p>
              </table:table-cell>
              <table:table-cell office:value-type="float" office:value="2279">
                <text:p>2279</text:p>
              </table:table-cell>
              <table:table-cell office:value-type="float" office:value="6470.5">
                <text:p>6470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452">
                <text:p>7452</text:p>
              </table:table-cell>
              <table:table-cell office:value-type="float" office:value="5253">
                <text:p>5253</text:p>
              </table:table-cell>
              <table:table-cell office:value-type="float" office:value="2199">
                <text:p>2199</text:p>
              </table:table-cell>
              <table:table-cell office:value-type="float" office:value="6352.5">
                <text:p>6352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699">
                <text:p>7699</text:p>
              </table:table-cell>
              <table:table-cell office:value-type="float" office:value="5303">
                <text:p>5303</text:p>
              </table:table-cell>
              <table:table-cell office:value-type="float" office:value="2396">
                <text:p>2396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043">
                <text:p>8043</text:p>
              </table:table-cell>
              <table:table-cell office:value-type="float" office:value="5545">
                <text:p>5545</text:p>
              </table:table-cell>
              <table:table-cell office:value-type="float" office:value="2498">
                <text:p>2498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818">
                <text:p>7818</text:p>
              </table:table-cell>
              <table:table-cell office:value-type="float" office:value="5449">
                <text:p>5449</text:p>
              </table:table-cell>
              <table:table-cell office:value-type="float" office:value="2369">
                <text:p>2369</text:p>
              </table:table-cell>
              <table:table-cell office:value-type="float" office:value="6633.5">
                <text:p>6633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823">
                <text:p>7823</text:p>
              </table:table-cell>
              <table:table-cell office:value-type="float" office:value="5418">
                <text:p>5418</text:p>
              </table:table-cell>
              <table:table-cell office:value-type="float" office:value="2405">
                <text:p>2405</text:p>
              </table:table-cell>
              <table:table-cell office:value-type="float" office:value="6620.5">
                <text:p>6620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754">
                <text:p>7754</text:p>
              </table:table-cell>
              <table:table-cell office:value-type="float" office:value="5340">
                <text:p>5340</text:p>
              </table:table-cell>
              <table:table-cell office:value-type="float" office:value="2414">
                <text:p>2414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922">
                <text:p>7922</text:p>
              </table:table-cell>
              <table:table-cell office:value-type="float" office:value="5185">
                <text:p>5185</text:p>
              </table:table-cell>
              <table:table-cell office:value-type="float" office:value="2737">
                <text:p>2737</text:p>
              </table:table-cell>
              <table:table-cell office:value-type="float" office:value="6553.5">
                <text:p>655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18">
                <text:p>7418</text:p>
              </table:table-cell>
              <table:table-cell office:value-type="float" office:value="7050">
                <text:p>7050</text:p>
              </table:table-cell>
              <table:table-cell office:value-type="float" office:value="368">
                <text:p>368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94">
                <text:p>4994</text:p>
              </table:table-cell>
              <table:table-cell office:value-type="float" office:value="14240">
                <text:p>14240</text:p>
              </table:table-cell>
              <table:table-cell office:value-type="float" office:value="-9246">
                <text:p>-9246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08">
                <text:p>4008</text:p>
              </table:table-cell>
              <table:table-cell office:value-type="float" office:value="13248">
                <text:p>13248</text:p>
              </table:table-cell>
              <table:table-cell office:value-type="float" office:value="-9240">
                <text:p>-9240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346">
                <text:p>4346</text:p>
              </table:table-cell>
              <table:table-cell office:value-type="float" office:value="13445">
                <text:p>13445</text:p>
              </table:table-cell>
              <table:table-cell office:value-type="float" office:value="-9099">
                <text:p>-9099</text:p>
              </table:table-cell>
              <table:table-cell office:value-type="float" office:value="8895.5">
                <text:p>8895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07">
                <text:p>4707</text:p>
              </table:table-cell>
              <table:table-cell office:value-type="float" office:value="13656">
                <text:p>13656</text:p>
              </table:table-cell>
              <table:table-cell office:value-type="float" office:value="-8949">
                <text:p>-8949</text:p>
              </table:table-cell>
              <table:table-cell office:value-type="float" office:value="9181.5">
                <text:p>9181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652">
                <text:p>4652</text:p>
              </table:table-cell>
              <table:table-cell office:value-type="float" office:value="13980">
                <text:p>13980</text:p>
              </table:table-cell>
              <table:table-cell office:value-type="float" office:value="-9328">
                <text:p>-9328</text:p>
              </table:table-cell>
              <table:table-cell office:value-type="float" office:value="9316">
                <text:p>93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10">
                <text:p>4410</text:p>
              </table:table-cell>
              <table:table-cell office:value-type="float" office:value="14060">
                <text:p>14060</text:p>
              </table:table-cell>
              <table:table-cell office:value-type="float" office:value="-9650">
                <text:p>-9650</text:p>
              </table:table-cell>
              <table:table-cell office:value-type="float" office:value="9235">
                <text:p>92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34">
                <text:p>4134</text:p>
              </table:table-cell>
              <table:table-cell office:value-type="float" office:value="13917">
                <text:p>13917</text:p>
              </table:table-cell>
              <table:table-cell office:value-type="float" office:value="-9783">
                <text:p>-9783</text:p>
              </table:table-cell>
              <table:table-cell office:value-type="float" office:value="9025.5">
                <text:p>9025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89">
                <text:p>3789</text:p>
              </table:table-cell>
              <table:table-cell office:value-type="float" office:value="13969">
                <text:p>13969</text:p>
              </table:table-cell>
              <table:table-cell office:value-type="float" office:value="-10180">
                <text:p>-10180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700">
                <text:p>3700</text:p>
              </table:table-cell>
              <table:table-cell office:value-type="float" office:value="14071">
                <text:p>14071</text:p>
              </table:table-cell>
              <table:table-cell office:value-type="float" office:value="-10371">
                <text:p>-10371</text:p>
              </table:table-cell>
              <table:table-cell office:value-type="float" office:value="8885.5">
                <text:p>8885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72">
                <text:p>3572</text:p>
              </table:table-cell>
              <table:table-cell office:value-type="float" office:value="14171">
                <text:p>14171</text:p>
              </table:table-cell>
              <table:table-cell office:value-type="float" office:value="-10599">
                <text:p>-10599</text:p>
              </table:table-cell>
              <table:table-cell office:value-type="float" office:value="8871.5">
                <text:p>8871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54">
                <text:p>3454</text:p>
              </table:table-cell>
              <table:table-cell office:value-type="float" office:value="14291">
                <text:p>14291</text:p>
              </table:table-cell>
              <table:table-cell office:value-type="float" office:value="-10837">
                <text:p>-10837</text:p>
              </table:table-cell>
              <table:table-cell office:value-type="float" office:value="8872.5">
                <text:p>8872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76">
                <text:p>3476</text:p>
              </table:table-cell>
              <table:table-cell office:value-type="float" office:value="14437">
                <text:p>14437</text:p>
              </table:table-cell>
              <table:table-cell office:value-type="float" office:value="-10961">
                <text:p>-10961</text:p>
              </table:table-cell>
              <table:table-cell office:value-type="float" office:value="8956.5">
                <text:p>8956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512">
                <text:p>3512</text:p>
              </table:table-cell>
              <table:table-cell office:value-type="float" office:value="14670">
                <text:p>14670</text:p>
              </table:table-cell>
              <table:table-cell office:value-type="float" office:value="-11158">
                <text:p>-11158</text:p>
              </table:table-cell>
              <table:table-cell office:value-type="float" office:value="9091">
                <text:p>90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359">
                <text:p>3359</text:p>
              </table:table-cell>
              <table:table-cell office:value-type="float" office:value="14450">
                <text:p>14450</text:p>
              </table:table-cell>
              <table:table-cell office:value-type="float" office:value="-11091">
                <text:p>-11091</text:p>
              </table:table-cell>
              <table:table-cell office:value-type="float" office:value="8904.5">
                <text:p>8904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17">
                <text:p>3017</text:p>
              </table:table-cell>
              <table:table-cell office:value-type="float" office:value="14523">
                <text:p>14523</text:p>
              </table:table-cell>
              <table:table-cell office:value-type="float" office:value="-11506">
                <text:p>-11506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58">
                <text:p>2958</text:p>
              </table:table-cell>
              <table:table-cell office:value-type="float" office:value="14511">
                <text:p>14511</text:p>
              </table:table-cell>
              <table:table-cell office:value-type="float" office:value="-11553">
                <text:p>-11553</text:p>
              </table:table-cell>
              <table:table-cell office:value-type="float" office:value="8734.5">
                <text:p>8734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96">
                <text:p>2696</text:p>
              </table:table-cell>
              <table:table-cell office:value-type="float" office:value="14372">
                <text:p>14372</text:p>
              </table:table-cell>
              <table:table-cell office:value-type="float" office:value="-11676">
                <text:p>-11676</text:p>
              </table:table-cell>
              <table:table-cell office:value-type="float" office:value="8534">
                <text:p>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75">
                <text:p>2575</text:p>
              </table:table-cell>
              <table:table-cell office:value-type="float" office:value="14260">
                <text:p>14260</text:p>
              </table:table-cell>
              <table:table-cell office:value-type="float" office:value="-11685">
                <text:p>-11685</text:p>
              </table:table-cell>
              <table:table-cell office:value-type="float" office:value="8417.5">
                <text:p>8417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83">
                <text:p>2783</text:p>
              </table:table-cell>
              <table:table-cell office:value-type="float" office:value="14618">
                <text:p>14618</text:p>
              </table:table-cell>
              <table:table-cell office:value-type="float" office:value="-11835">
                <text:p>-11835</text:p>
              </table:table-cell>
              <table:table-cell office:value-type="float" office:value="8700.5">
                <text:p>870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18">
                <text:p>2818</text:p>
              </table:table-cell>
              <table:table-cell office:value-type="float" office:value="14806">
                <text:p>14806</text:p>
              </table:table-cell>
              <table:table-cell office:value-type="float" office:value="-11988">
                <text:p>-11988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50">
                <text:p>2850</text:p>
              </table:table-cell>
              <table:table-cell office:value-type="float" office:value="14864">
                <text:p>14864</text:p>
              </table:table-cell>
              <table:table-cell office:value-type="float" office:value="-12014">
                <text:p>-12014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84">
                <text:p>2684</text:p>
              </table:table-cell>
              <table:table-cell office:value-type="float" office:value="14747">
                <text:p>14747</text:p>
              </table:table-cell>
              <table:table-cell office:value-type="float" office:value="-12063">
                <text:p>-12063</text:p>
              </table:table-cell>
              <table:table-cell office:value-type="float" office:value="8715.5">
                <text:p>8715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41">
                <text:p>2541</text:p>
              </table:table-cell>
              <table:table-cell office:value-type="float" office:value="14667">
                <text:p>14667</text:p>
              </table:table-cell>
              <table:table-cell office:value-type="float" office:value="-12126">
                <text:p>-12126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367">
                <text:p>2367</text:p>
              </table:table-cell>
              <table:table-cell office:value-type="float" office:value="14677">
                <text:p>14677</text:p>
              </table:table-cell>
              <table:table-cell office:value-type="float" office:value="-12310">
                <text:p>-12310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47">
                <text:p>2247</text:p>
              </table:table-cell>
              <table:table-cell office:value-type="float" office:value="14333">
                <text:p>14333</text:p>
              </table:table-cell>
              <table:table-cell office:value-type="float" office:value="-12086">
                <text:p>-12086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347">
                <text:p>2347</text:p>
              </table:table-cell>
              <table:table-cell office:value-type="float" office:value="14703">
                <text:p>14703</text:p>
              </table:table-cell>
              <table:table-cell office:value-type="float" office:value="-12356">
                <text:p>-12356</text:p>
              </table:table-cell>
              <table:table-cell office:value-type="float" office:value="8525">
                <text:p>85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83">
                <text:p>2283</text:p>
              </table:table-cell>
              <table:table-cell office:value-type="float" office:value="14753">
                <text:p>14753</text:p>
              </table:table-cell>
              <table:table-cell office:value-type="float" office:value="-12470">
                <text:p>-12470</text:p>
              </table:table-cell>
              <table:table-cell office:value-type="float" office:value="8518">
                <text:p>85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14">
                <text:p>2414</text:p>
              </table:table-cell>
              <table:table-cell office:value-type="float" office:value="14951">
                <text:p>14951</text:p>
              </table:table-cell>
              <table:table-cell office:value-type="float" office:value="-12537">
                <text:p>-12537</text:p>
              </table:table-cell>
              <table:table-cell office:value-type="float" office:value="8682.5">
                <text:p>8682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92">
                <text:p>2392</text:p>
              </table:table-cell>
              <table:table-cell office:value-type="float" office:value="14963">
                <text:p>14963</text:p>
              </table:table-cell>
              <table:table-cell office:value-type="float" office:value="-12571">
                <text:p>-12571</text:p>
              </table:table-cell>
              <table:table-cell office:value-type="float" office:value="8677.5">
                <text:p>8677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83">
                <text:p>2183</text:p>
              </table:table-cell>
              <table:table-cell office:value-type="float" office:value="14879">
                <text:p>14879</text:p>
              </table:table-cell>
              <table:table-cell office:value-type="float" office:value="-12696">
                <text:p>-12696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328">
                <text:p>2328</text:p>
              </table:table-cell>
              <table:table-cell office:value-type="float" office:value="14840">
                <text:p>14840</text:p>
              </table:table-cell>
              <table:table-cell office:value-type="float" office:value="-12512">
                <text:p>-12512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99">
                <text:p>2199</text:p>
              </table:table-cell>
              <table:table-cell office:value-type="float" office:value="14703">
                <text:p>14703</text:p>
              </table:table-cell>
              <table:table-cell office:value-type="float" office:value="-12504">
                <text:p>-12504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43">
                <text:p>2043</text:p>
              </table:table-cell>
              <table:table-cell office:value-type="float" office:value="14736">
                <text:p>14736</text:p>
              </table:table-cell>
              <table:table-cell office:value-type="float" office:value="-12693">
                <text:p>-12693</text:p>
              </table:table-cell>
              <table:table-cell office:value-type="float" office:value="8389.5">
                <text:p>8389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12">
                <text:p>1912</text:p>
              </table:table-cell>
              <table:table-cell office:value-type="float" office:value="14842">
                <text:p>14842</text:p>
              </table:table-cell>
              <table:table-cell office:value-type="float" office:value="-12930">
                <text:p>-12930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91">
                <text:p>1891</text:p>
              </table:table-cell>
              <table:table-cell office:value-type="float" office:value="14215">
                <text:p>14215</text:p>
              </table:table-cell>
              <table:table-cell office:value-type="float" office:value="-12324">
                <text:p>-12324</text:p>
              </table:table-cell>
              <table:table-cell office:value-type="float" office:value="8053">
                <text:p>8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22">
                <text:p>2022</text:p>
              </table:table-cell>
              <table:table-cell office:value-type="float" office:value="15061">
                <text:p>15061</text:p>
              </table:table-cell>
              <table:table-cell office:value-type="float" office:value="-13039">
                <text:p>-13039</text:p>
              </table:table-cell>
              <table:table-cell office:value-type="float" office:value="8541.5">
                <text:p>8541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45">
                <text:p>2245</text:p>
              </table:table-cell>
              <table:table-cell office:value-type="float" office:value="14782">
                <text:p>14782</text:p>
              </table:table-cell>
              <table:table-cell office:value-type="float" office:value="-12537">
                <text:p>-12537</text:p>
              </table:table-cell>
              <table:table-cell office:value-type="float" office:value="8513.5">
                <text:p>8513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70">
                <text:p>1870</text:p>
              </table:table-cell>
              <table:table-cell office:value-type="float" office:value="14472">
                <text:p>14472</text:p>
              </table:table-cell>
              <table:table-cell office:value-type="float" office:value="-12602">
                <text:p>-12602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410">
                <text:p>3410</text:p>
              </table:table-cell>
              <table:table-cell office:value-type="float" office:value="14144">
                <text:p>14144</text:p>
              </table:table-cell>
              <table:table-cell office:value-type="float" office:value="-10734">
                <text:p>-10734</text:p>
              </table:table-cell>
              <table:table-cell office:value-type="float" office:value="8777">
                <text:p>87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802">
                <text:p>4802</text:p>
              </table:table-cell>
              <table:table-cell office:value-type="float" office:value="14750">
                <text:p>14750</text:p>
              </table:table-cell>
              <table:table-cell office:value-type="float" office:value="-9948">
                <text:p>-9948</text:p>
              </table:table-cell>
              <table:table-cell office:value-type="float" office:value="9776">
                <text:p>97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13">
                <text:p>6413</text:p>
              </table:table-cell>
              <table:table-cell office:value-type="float" office:value="14339">
                <text:p>14339</text:p>
              </table:table-cell>
              <table:table-cell office:value-type="float" office:value="-7926">
                <text:p>-7926</text:p>
              </table:table-cell>
              <table:table-cell office:value-type="float" office:value="10376">
                <text:p>103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23">
                <text:p>6923</text:p>
              </table:table-cell>
              <table:table-cell office:value-type="float" office:value="13779">
                <text:p>13779</text:p>
              </table:table-cell>
              <table:table-cell office:value-type="float" office:value="-6856">
                <text:p>-6856</text:p>
              </table:table-cell>
              <table:table-cell office:value-type="float" office:value="10351">
                <text:p>103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997">
                <text:p>4997</text:p>
              </table:table-cell>
              <table:table-cell office:value-type="float" office:value="13055">
                <text:p>13055</text:p>
              </table:table-cell>
              <table:table-cell office:value-type="float" office:value="-8058">
                <text:p>-8058</text:p>
              </table:table-cell>
              <table:table-cell office:value-type="float" office:value="9026">
                <text:p>90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06">
                <text:p>4706</text:p>
              </table:table-cell>
              <table:table-cell office:value-type="float" office:value="12751">
                <text:p>12751</text:p>
              </table:table-cell>
              <table:table-cell office:value-type="float" office:value="-8045">
                <text:p>-8045</text:p>
              </table:table-cell>
              <table:table-cell office:value-type="float" office:value="8728.5">
                <text:p>8728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98">
                <text:p>6798</text:p>
              </table:table-cell>
              <table:table-cell office:value-type="float" office:value="12176">
                <text:p>12176</text:p>
              </table:table-cell>
              <table:table-cell office:value-type="float" office:value="-5378">
                <text:p>-5378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194">
                <text:p>7194</text:p>
              </table:table-cell>
              <table:table-cell office:value-type="float" office:value="11707">
                <text:p>11707</text:p>
              </table:table-cell>
              <table:table-cell office:value-type="float" office:value="-4513">
                <text:p>-4513</text:p>
              </table:table-cell>
              <table:table-cell office:value-type="float" office:value="9450.5">
                <text:p>9450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777">
                <text:p>9777</text:p>
              </table:table-cell>
              <table:table-cell office:value-type="float" office:value="11922">
                <text:p>11922</text:p>
              </table:table-cell>
              <table:table-cell office:value-type="float" office:value="-2145">
                <text:p>-2145</text:p>
              </table:table-cell>
              <table:table-cell office:value-type="float" office:value="10849.5">
                <text:p>10849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732">
                <text:p>10732</text:p>
              </table:table-cell>
              <table:table-cell office:value-type="float" office:value="13801">
                <text:p>13801</text:p>
              </table:table-cell>
              <table:table-cell office:value-type="float" office:value="-3069">
                <text:p>-3069</text:p>
              </table:table-cell>
              <table:table-cell office:value-type="float" office:value="12266.5">
                <text:p>12266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973">
                <text:p>10973</text:p>
              </table:table-cell>
              <table:table-cell office:value-type="float" office:value="11590">
                <text:p>11590</text:p>
              </table:table-cell>
              <table:table-cell office:value-type="float" office:value="-617">
                <text:p>-617</text:p>
              </table:table-cell>
              <table:table-cell office:value-type="float" office:value="11281.5">
                <text:p>11281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804">
                <text:p>8804</text:p>
              </table:table-cell>
              <table:table-cell office:value-type="float" office:value="10187">
                <text:p>10187</text:p>
              </table:table-cell>
              <table:table-cell office:value-type="float" office:value="-1383">
                <text:p>-1383</text:p>
              </table:table-cell>
              <table:table-cell office:value-type="float" office:value="9495.5">
                <text:p>9495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367">
                <text:p>9367</text:p>
              </table:table-cell>
              <table:table-cell office:value-type="float" office:value="10431">
                <text:p>10431</text:p>
              </table:table-cell>
              <table:table-cell office:value-type="float" office:value="-1064">
                <text:p>-1064</text:p>
              </table:table-cell>
              <table:table-cell office:value-type="float" office:value="9899">
                <text:p>98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490">
                <text:p>10490</text:p>
              </table:table-cell>
              <table:table-cell office:value-type="float" office:value="10645">
                <text:p>10645</text:p>
              </table:table-cell>
              <table:table-cell office:value-type="float" office:value="-155">
                <text:p>-155</text:p>
              </table:table-cell>
              <table:table-cell office:value-type="float" office:value="10567.5">
                <text:p>10567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810">
                <text:p>9810</text:p>
              </table:table-cell>
              <table:table-cell office:value-type="float" office:value="9155">
                <text:p>9155</text:p>
              </table:table-cell>
              <table:table-cell office:value-type="float" office:value="655">
                <text:p>655</text:p>
              </table:table-cell>
              <table:table-cell office:value-type="float" office:value="9482.5">
                <text:p>9482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168">
                <text:p>10168</text:p>
              </table:table-cell>
              <table:table-cell office:value-type="float" office:value="9509">
                <text:p>9509</text:p>
              </table:table-cell>
              <table:table-cell office:value-type="float" office:value="659">
                <text:p>659</text:p>
              </table:table-cell>
              <table:table-cell office:value-type="float" office:value="9838.5">
                <text:p>9838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797">
                <text:p>11797</text:p>
              </table:table-cell>
              <table:table-cell office:value-type="float" office:value="11911">
                <text:p>11911</text:p>
              </table:table-cell>
              <table:table-cell office:value-type="float" office:value="-114">
                <text:p>-114</text:p>
              </table:table-cell>
              <table:table-cell office:value-type="float" office:value="11854">
                <text:p>118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190">
                <text:p>13190</text:p>
              </table:table-cell>
              <table:table-cell office:value-type="float" office:value="11656">
                <text:p>11656</text:p>
              </table:table-cell>
              <table:table-cell office:value-type="float" office:value="1534">
                <text:p>1534</text:p>
              </table:table-cell>
              <table:table-cell office:value-type="float" office:value="12423">
                <text:p>124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58">
                <text:p>10558</text:p>
              </table:table-cell>
              <table:table-cell office:value-type="float" office:value="10268">
                <text:p>10268</text:p>
              </table:table-cell>
              <table:table-cell office:value-type="float" office:value="290">
                <text:p>290</text:p>
              </table:table-cell>
              <table:table-cell office:value-type="float" office:value="10413">
                <text:p>10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341">
                <text:p>10341</text:p>
              </table:table-cell>
              <table:table-cell office:value-type="float" office:value="9836">
                <text:p>9836</text:p>
              </table:table-cell>
              <table:table-cell office:value-type="float" office:value="505">
                <text:p>505</text:p>
              </table:table-cell>
              <table:table-cell office:value-type="float" office:value="10088.5">
                <text:p>10088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737">
                <text:p>10737</text:p>
              </table:table-cell>
              <table:table-cell office:value-type="float" office:value="9314">
                <text:p>9314</text:p>
              </table:table-cell>
              <table:table-cell office:value-type="float" office:value="1423">
                <text:p>1423</text:p>
              </table:table-cell>
              <table:table-cell office:value-type="float" office:value="10025.5">
                <text:p>10025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38">
                <text:p>10438</text:p>
              </table:table-cell>
              <table:table-cell office:value-type="float" office:value="8594">
                <text:p>8594</text:p>
              </table:table-cell>
              <table:table-cell office:value-type="float" office:value="1844">
                <text:p>1844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41">
                <text:p>10141</text:p>
              </table:table-cell>
              <table:table-cell office:value-type="float" office:value="9300">
                <text:p>9300</text:p>
              </table:table-cell>
              <table:table-cell office:value-type="float" office:value="841">
                <text:p>841</text:p>
              </table:table-cell>
              <table:table-cell office:value-type="float" office:value="9720.5">
                <text:p>9720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406">
                <text:p>11406</text:p>
              </table:table-cell>
              <table:table-cell office:value-type="float" office:value="9634">
                <text:p>9634</text:p>
              </table:table-cell>
              <table:table-cell office:value-type="float" office:value="1772">
                <text:p>1772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221">
                <text:p>13221</text:p>
              </table:table-cell>
              <table:table-cell office:value-type="float" office:value="11978">
                <text:p>11978</text:p>
              </table:table-cell>
              <table:table-cell office:value-type="float" office:value="1243">
                <text:p>1243</text:p>
              </table:table-cell>
              <table:table-cell office:value-type="float" office:value="12599.5">
                <text:p>12599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958">
                <text:p>13958</text:p>
              </table:table-cell>
              <table:table-cell office:value-type="float" office:value="11672">
                <text:p>11672</text:p>
              </table:table-cell>
              <table:table-cell office:value-type="float" office:value="2286">
                <text:p>2286</text:p>
              </table:table-cell>
              <table:table-cell office:value-type="float" office:value="12815">
                <text:p>128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87">
                <text:p>11787</text:p>
              </table:table-cell>
              <table:table-cell office:value-type="float" office:value="9627">
                <text:p>9627</text:p>
              </table:table-cell>
              <table:table-cell office:value-type="float" office:value="2160">
                <text:p>2160</text:p>
              </table:table-cell>
              <table:table-cell office:value-type="float" office:value="10707">
                <text:p>107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626">
                <text:p>10626</text:p>
              </table:table-cell>
              <table:table-cell office:value-type="float" office:value="9949">
                <text:p>9949</text:p>
              </table:table-cell>
              <table:table-cell office:value-type="float" office:value="677">
                <text:p>677</text:p>
              </table:table-cell>
              <table:table-cell office:value-type="float" office:value="10287.5">
                <text:p>10287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458">
                <text:p>11458</text:p>
              </table:table-cell>
              <table:table-cell office:value-type="float" office:value="8841">
                <text:p>8841</text:p>
              </table:table-cell>
              <table:table-cell office:value-type="float" office:value="2617">
                <text:p>2617</text:p>
              </table:table-cell>
              <table:table-cell office:value-type="float" office:value="10149.5">
                <text:p>10149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992">
                <text:p>11992</text:p>
              </table:table-cell>
              <table:table-cell office:value-type="float" office:value="8643">
                <text:p>8643</text:p>
              </table:table-cell>
              <table:table-cell office:value-type="float" office:value="3349">
                <text:p>3349</text:p>
              </table:table-cell>
              <table:table-cell office:value-type="float" office:value="10317.5">
                <text:p>10317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61">
                <text:p>12061</text:p>
              </table:table-cell>
              <table:table-cell office:value-type="float" office:value="8407">
                <text:p>8407</text:p>
              </table:table-cell>
              <table:table-cell office:value-type="float" office:value="3654">
                <text:p>365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469">
                <text:p>12469</text:p>
              </table:table-cell>
              <table:table-cell office:value-type="float" office:value="10126">
                <text:p>10126</text:p>
              </table:table-cell>
              <table:table-cell office:value-type="float" office:value="2343">
                <text:p>2343</text:p>
              </table:table-cell>
              <table:table-cell office:value-type="float" office:value="11297.5">
                <text:p>11297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253">
                <text:p>14253</text:p>
              </table:table-cell>
              <table:table-cell office:value-type="float" office:value="10693">
                <text:p>10693</text:p>
              </table:table-cell>
              <table:table-cell office:value-type="float" office:value="3560">
                <text:p>3560</text:p>
              </table:table-cell>
              <table:table-cell office:value-type="float" office:value="12473">
                <text:p>1247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802">
                <text:p>13802</text:p>
              </table:table-cell>
              <table:table-cell office:value-type="float" office:value="11101">
                <text:p>11101</text:p>
              </table:table-cell>
              <table:table-cell office:value-type="float" office:value="2701">
                <text:p>2701</text:p>
              </table:table-cell>
              <table:table-cell office:value-type="float" office:value="12451.5">
                <text:p>12451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107">
                <text:p>13107</text:p>
              </table:table-cell>
              <table:table-cell office:value-type="float" office:value="9932">
                <text:p>9932</text:p>
              </table:table-cell>
              <table:table-cell office:value-type="float" office:value="3175">
                <text:p>3175</text:p>
              </table:table-cell>
              <table:table-cell office:value-type="float" office:value="11519.5">
                <text:p>11519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474">
                <text:p>12474</text:p>
              </table:table-cell>
              <table:table-cell office:value-type="float" office:value="9073">
                <text:p>9073</text:p>
              </table:table-cell>
              <table:table-cell office:value-type="float" office:value="3401">
                <text:p>3401</text:p>
              </table:table-cell>
              <table:table-cell office:value-type="float" office:value="10773.5">
                <text:p>10773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231">
                <text:p>13231</text:p>
              </table:table-cell>
              <table:table-cell office:value-type="float" office:value="9525">
                <text:p>9525</text:p>
              </table:table-cell>
              <table:table-cell office:value-type="float" office:value="3706">
                <text:p>3706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7">
                <text:p>12027</text:p>
              </table:table-cell>
              <table:table-cell office:value-type="float" office:value="7618">
                <text:p>7618</text:p>
              </table:table-cell>
              <table:table-cell office:value-type="float" office:value="4409">
                <text:p>4409</text:p>
              </table:table-cell>
              <table:table-cell office:value-type="float" office:value="9822.5">
                <text:p>9822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996">
                <text:p>13996</text:p>
              </table:table-cell>
              <table:table-cell office:value-type="float" office:value="7999">
                <text:p>7999</text:p>
              </table:table-cell>
              <table:table-cell office:value-type="float" office:value="5997">
                <text:p>5997</text:p>
              </table:table-cell>
              <table:table-cell office:value-type="float" office:value="10997.5">
                <text:p>10997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723">
                <text:p>12723</text:p>
              </table:table-cell>
              <table:table-cell office:value-type="float" office:value="10158">
                <text:p>10158</text:p>
              </table:table-cell>
              <table:table-cell office:value-type="float" office:value="2565">
                <text:p>2565</text:p>
              </table:table-cell>
              <table:table-cell office:value-type="float" office:value="11440.5">
                <text:p>11440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250">
                <text:p>14250</text:p>
              </table:table-cell>
              <table:table-cell office:value-type="float" office:value="10956">
                <text:p>10956</text:p>
              </table:table-cell>
              <table:table-cell office:value-type="float" office:value="3294">
                <text:p>3294</text:p>
              </table:table-cell>
              <table:table-cell office:value-type="float" office:value="12603">
                <text:p>126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342">
                <text:p>13342</text:p>
              </table:table-cell>
              <table:table-cell office:value-type="float" office:value="10797">
                <text:p>10797</text:p>
              </table:table-cell>
              <table:table-cell office:value-type="float" office:value="2545">
                <text:p>2545</text:p>
              </table:table-cell>
              <table:table-cell office:value-type="float" office:value="12069.5">
                <text:p>12069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246">
                <text:p>13246</text:p>
              </table:table-cell>
              <table:table-cell office:value-type="float" office:value="9739">
                <text:p>9739</text:p>
              </table:table-cell>
              <table:table-cell office:value-type="float" office:value="3507">
                <text:p>3507</text:p>
              </table:table-cell>
              <table:table-cell office:value-type="float" office:value="11492.5">
                <text:p>11492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868">
                <text:p>12868</text:p>
              </table:table-cell>
              <table:table-cell office:value-type="float" office:value="9096">
                <text:p>9096</text:p>
              </table:table-cell>
              <table:table-cell office:value-type="float" office:value="3772">
                <text:p>3772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39">
                <text:p>13039</text:p>
              </table:table-cell>
              <table:table-cell office:value-type="float" office:value="8714">
                <text:p>8714</text:p>
              </table:table-cell>
              <table:table-cell office:value-type="float" office:value="4325">
                <text:p>4325</text:p>
              </table:table-cell>
              <table:table-cell office:value-type="float" office:value="10876.5">
                <text:p>1087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348">
                <text:p>13348</text:p>
              </table:table-cell>
              <table:table-cell office:value-type="float" office:value="8578">
                <text:p>8578</text:p>
              </table:table-cell>
              <table:table-cell office:value-type="float" office:value="4770">
                <text:p>4770</text:p>
              </table:table-cell>
              <table:table-cell office:value-type="float" office:value="10963">
                <text:p>10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111">
                <text:p>13111</text:p>
              </table:table-cell>
              <table:table-cell office:value-type="float" office:value="8434">
                <text:p>8434</text:p>
              </table:table-cell>
              <table:table-cell office:value-type="float" office:value="4677">
                <text:p>4677</text:p>
              </table:table-cell>
              <table:table-cell office:value-type="float" office:value="10772.5">
                <text:p>10772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216">
                <text:p>13216</text:p>
              </table:table-cell>
              <table:table-cell office:value-type="float" office:value="11050">
                <text:p>11050</text:p>
              </table:table-cell>
              <table:table-cell office:value-type="float" office:value="2166">
                <text:p>2166</text:p>
              </table:table-cell>
              <table:table-cell office:value-type="float" office:value="12133">
                <text:p>121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93">
                <text:p>14693</text:p>
              </table:table-cell>
              <table:table-cell office:value-type="float" office:value="10738">
                <text:p>10738</text:p>
              </table:table-cell>
              <table:table-cell office:value-type="float" office:value="3955">
                <text:p>3955</text:p>
              </table:table-cell>
              <table:table-cell office:value-type="float" office:value="12715.5">
                <text:p>12715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278">
                <text:p>13278</text:p>
              </table:table-cell>
              <table:table-cell office:value-type="float" office:value="10240">
                <text:p>10240</text:p>
              </table:table-cell>
              <table:table-cell office:value-type="float" office:value="3038">
                <text:p>3038</text:p>
              </table:table-cell>
              <table:table-cell office:value-type="float" office:value="11759">
                <text:p>117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169">
                <text:p>13169</text:p>
              </table:table-cell>
              <table:table-cell office:value-type="float" office:value="10063">
                <text:p>10063</text:p>
              </table:table-cell>
              <table:table-cell office:value-type="float" office:value="3106">
                <text:p>3106</text:p>
              </table:table-cell>
              <table:table-cell office:value-type="float" office:value="11616">
                <text:p>116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86">
                <text:p>12286</text:p>
              </table:table-cell>
              <table:table-cell office:value-type="float" office:value="8835">
                <text:p>8835</text:p>
              </table:table-cell>
              <table:table-cell office:value-type="float" office:value="3451">
                <text:p>3451</text:p>
              </table:table-cell>
              <table:table-cell office:value-type="float" office:value="10560.5">
                <text:p>1056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972">
                <text:p>13972</text:p>
              </table:table-cell>
              <table:table-cell office:value-type="float" office:value="8736">
                <text:p>8736</text:p>
              </table:table-cell>
              <table:table-cell office:value-type="float" office:value="5236">
                <text:p>5236</text:p>
              </table:table-cell>
              <table:table-cell office:value-type="float" office:value="11354">
                <text:p>113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702">
                <text:p>13702</text:p>
              </table:table-cell>
              <table:table-cell office:value-type="float" office:value="8345">
                <text:p>8345</text:p>
              </table:table-cell>
              <table:table-cell office:value-type="float" office:value="5357">
                <text:p>5357</text:p>
              </table:table-cell>
              <table:table-cell office:value-type="float" office:value="11023.5">
                <text:p>11023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859">
                <text:p>13859</text:p>
              </table:table-cell>
              <table:table-cell office:value-type="float" office:value="8259">
                <text:p>8259</text:p>
              </table:table-cell>
              <table:table-cell office:value-type="float" office:value="5600">
                <text:p>5600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86">
                <text:p>13886</text:p>
              </table:table-cell>
              <table:table-cell office:value-type="float" office:value="10430">
                <text:p>10430</text:p>
              </table:table-cell>
              <table:table-cell office:value-type="float" office:value="3456">
                <text:p>3456</text:p>
              </table:table-cell>
              <table:table-cell office:value-type="float" office:value="12158">
                <text:p>121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2">
                <text:p>14402</text:p>
              </table:table-cell>
              <table:table-cell office:value-type="float" office:value="10832">
                <text:p>10832</text:p>
              </table:table-cell>
              <table:table-cell office:value-type="float" office:value="3570">
                <text:p>3570</text:p>
              </table:table-cell>
              <table:table-cell office:value-type="float" office:value="12617">
                <text:p>126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8">
                <text:p>13328</text:p>
              </table:table-cell>
              <table:table-cell office:value-type="float" office:value="10467">
                <text:p>10467</text:p>
              </table:table-cell>
              <table:table-cell office:value-type="float" office:value="2861">
                <text:p>2861</text:p>
              </table:table-cell>
              <table:table-cell office:value-type="float" office:value="11897.5">
                <text:p>11897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137">
                <text:p>13137</text:p>
              </table:table-cell>
              <table:table-cell office:value-type="float" office:value="10006">
                <text:p>10006</text:p>
              </table:table-cell>
              <table:table-cell office:value-type="float" office:value="3131">
                <text:p>3131</text:p>
              </table:table-cell>
              <table:table-cell office:value-type="float" office:value="11571.5">
                <text:p>11571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006">
                <text:p>14006</text:p>
              </table:table-cell>
              <table:table-cell office:value-type="float" office:value="9252">
                <text:p>9252</text:p>
              </table:table-cell>
              <table:table-cell office:value-type="float" office:value="4754">
                <text:p>4754</text:p>
              </table:table-cell>
              <table:table-cell office:value-type="float" office:value="11629">
                <text:p>116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92">
                <text:p>13992</text:p>
              </table:table-cell>
              <table:table-cell office:value-type="float" office:value="8727">
                <text:p>8727</text:p>
              </table:table-cell>
              <table:table-cell office:value-type="float" office:value="5265">
                <text:p>5265</text:p>
              </table:table-cell>
              <table:table-cell office:value-type="float" office:value="11359.5">
                <text:p>11359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42">
                <text:p>13542</text:p>
              </table:table-cell>
              <table:table-cell office:value-type="float" office:value="8213">
                <text:p>8213</text:p>
              </table:table-cell>
              <table:table-cell office:value-type="float" office:value="5329">
                <text:p>5329</text:p>
              </table:table-cell>
              <table:table-cell office:value-type="float" office:value="10877.5">
                <text:p>10877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989">
                <text:p>12989</text:p>
              </table:table-cell>
              <table:table-cell office:value-type="float" office:value="9468">
                <text:p>9468</text:p>
              </table:table-cell>
              <table:table-cell office:value-type="float" office:value="3521">
                <text:p>3521</text:p>
              </table:table-cell>
              <table:table-cell office:value-type="float" office:value="11228.5">
                <text:p>11228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74">
                <text:p>14274</text:p>
              </table:table-cell>
              <table:table-cell office:value-type="float" office:value="10793">
                <text:p>10793</text:p>
              </table:table-cell>
              <table:table-cell office:value-type="float" office:value="3481">
                <text:p>3481</text:p>
              </table:table-cell>
              <table:table-cell office:value-type="float" office:value="12533.5">
                <text:p>12533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299">
                <text:p>14299</text:p>
              </table:table-cell>
              <table:table-cell office:value-type="float" office:value="10389">
                <text:p>10389</text:p>
              </table:table-cell>
              <table:table-cell office:value-type="float" office:value="3910">
                <text:p>3910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769">
                <text:p>13769</text:p>
              </table:table-cell>
              <table:table-cell office:value-type="float" office:value="9254">
                <text:p>9254</text:p>
              </table:table-cell>
              <table:table-cell office:value-type="float" office:value="4515">
                <text:p>4515</text:p>
              </table:table-cell>
              <table:table-cell office:value-type="float" office:value="11511.5">
                <text:p>11511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316">
                <text:p>13316</text:p>
              </table:table-cell>
              <table:table-cell office:value-type="float" office:value="8356">
                <text:p>8356</text:p>
              </table:table-cell>
              <table:table-cell office:value-type="float" office:value="4960">
                <text:p>4960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959">
                <text:p>13959</text:p>
              </table:table-cell>
              <table:table-cell office:value-type="float" office:value="8192">
                <text:p>8192</text:p>
              </table:table-cell>
              <table:table-cell office:value-type="float" office:value="5767">
                <text:p>5767</text:p>
              </table:table-cell>
              <table:table-cell office:value-type="float" office:value="11075.5">
                <text:p>11075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796">
                <text:p>13796</text:p>
              </table:table-cell>
              <table:table-cell office:value-type="float" office:value="8589">
                <text:p>8589</text:p>
              </table:table-cell>
              <table:table-cell office:value-type="float" office:value="5207">
                <text:p>5207</text:p>
              </table:table-cell>
              <table:table-cell office:value-type="float" office:value="11192.5">
                <text:p>11192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590">
                <text:p>13590</text:p>
              </table:table-cell>
              <table:table-cell office:value-type="float" office:value="7290">
                <text:p>7290</text:p>
              </table:table-cell>
              <table:table-cell office:value-type="float" office:value="6300">
                <text:p>6300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410">
                <text:p>13410</text:p>
              </table:table-cell>
              <table:table-cell office:value-type="float" office:value="9189">
                <text:p>9189</text:p>
              </table:table-cell>
              <table:table-cell office:value-type="float" office:value="4221">
                <text:p>4221</text:p>
              </table:table-cell>
              <table:table-cell office:value-type="float" office:value="11299.5">
                <text:p>11299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378">
                <text:p>14378</text:p>
              </table:table-cell>
              <table:table-cell office:value-type="float" office:value="10827">
                <text:p>10827</text:p>
              </table:table-cell>
              <table:table-cell office:value-type="float" office:value="3551">
                <text:p>3551</text:p>
              </table:table-cell>
              <table:table-cell office:value-type="float" office:value="12602.5">
                <text:p>12602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720">
                <text:p>13720</text:p>
              </table:table-cell>
              <table:table-cell office:value-type="float" office:value="11172">
                <text:p>11172</text:p>
              </table:table-cell>
              <table:table-cell office:value-type="float" office:value="2548">
                <text:p>2548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28">
                <text:p>14028</text:p>
              </table:table-cell>
              <table:table-cell office:value-type="float" office:value="9474">
                <text:p>9474</text:p>
              </table:table-cell>
              <table:table-cell office:value-type="float" office:value="4554">
                <text:p>4554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91">
                <text:p>13091</text:p>
              </table:table-cell>
              <table:table-cell office:value-type="float" office:value="9339">
                <text:p>9339</text:p>
              </table:table-cell>
              <table:table-cell office:value-type="float" office:value="3752">
                <text:p>3752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117">
                <text:p>11117</text:p>
              </table:table-cell>
              <table:table-cell office:value-type="float" office:value="8328">
                <text:p>8328</text:p>
              </table:table-cell>
              <table:table-cell office:value-type="float" office:value="2789">
                <text:p>2789</text:p>
              </table:table-cell>
              <table:table-cell office:value-type="float" office:value="9722.5">
                <text:p>9722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293">
                <text:p>10293</text:p>
              </table:table-cell>
              <table:table-cell office:value-type="float" office:value="7987">
                <text:p>7987</text:p>
              </table:table-cell>
              <table:table-cell office:value-type="float" office:value="2306">
                <text:p>2306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855">
                <text:p>9855</text:p>
              </table:table-cell>
              <table:table-cell office:value-type="float" office:value="9136">
                <text:p>9136</text:p>
              </table:table-cell>
              <table:table-cell office:value-type="float" office:value="719">
                <text:p>719</text:p>
              </table:table-cell>
              <table:table-cell office:value-type="float" office:value="9495.5">
                <text:p>9495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838">
                <text:p>9838</text:p>
              </table:table-cell>
              <table:table-cell office:value-type="float" office:value="12192">
                <text:p>12192</text:p>
              </table:table-cell>
              <table:table-cell office:value-type="float" office:value="-2354">
                <text:p>-2354</text:p>
              </table:table-cell>
              <table:table-cell office:value-type="float" office:value="11015">
                <text:p>110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467">
                <text:p>7467</text:p>
              </table:table-cell>
              <table:table-cell office:value-type="float" office:value="14342">
                <text:p>14342</text:p>
              </table:table-cell>
              <table:table-cell office:value-type="float" office:value="-6875">
                <text:p>-6875</text:p>
              </table:table-cell>
              <table:table-cell office:value-type="float" office:value="10904.5">
                <text:p>10904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92">
                <text:p>7692</text:p>
              </table:table-cell>
              <table:table-cell office:value-type="float" office:value="13122">
                <text:p>13122</text:p>
              </table:table-cell>
              <table:table-cell office:value-type="float" office:value="-5430">
                <text:p>-5430</text:p>
              </table:table-cell>
              <table:table-cell office:value-type="float" office:value="10407">
                <text:p>104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160">
                <text:p>7160</text:p>
              </table:table-cell>
              <table:table-cell office:value-type="float" office:value="11865">
                <text:p>11865</text:p>
              </table:table-cell>
              <table:table-cell office:value-type="float" office:value="-4705">
                <text:p>-4705</text:p>
              </table:table-cell>
              <table:table-cell office:value-type="float" office:value="9512.5">
                <text:p>9512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820">
                <text:p>6820</text:p>
              </table:table-cell>
              <table:table-cell office:value-type="float" office:value="13474">
                <text:p>13474</text:p>
              </table:table-cell>
              <table:table-cell office:value-type="float" office:value="-6654">
                <text:p>-6654</text:p>
              </table:table-cell>
              <table:table-cell office:value-type="float" office:value="10147">
                <text:p>101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584">
                <text:p>5584</text:p>
              </table:table-cell>
              <table:table-cell office:value-type="float" office:value="13795">
                <text:p>13795</text:p>
              </table:table-cell>
              <table:table-cell office:value-type="float" office:value="-8211">
                <text:p>-8211</text:p>
              </table:table-cell>
              <table:table-cell office:value-type="float" office:value="9689.5">
                <text:p>9689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03">
                <text:p>6503</text:p>
              </table:table-cell>
              <table:table-cell office:value-type="float" office:value="12931">
                <text:p>12931</text:p>
              </table:table-cell>
              <table:table-cell office:value-type="float" office:value="-6428">
                <text:p>-6428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76">
                <text:p>8376</text:p>
              </table:table-cell>
              <table:table-cell office:value-type="float" office:value="13699">
                <text:p>13699</text:p>
              </table:table-cell>
              <table:table-cell office:value-type="float" office:value="-5323">
                <text:p>-5323</text:p>
              </table:table-cell>
              <table:table-cell office:value-type="float" office:value="11037.5">
                <text:p>1103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655">
                <text:p>8655</text:p>
              </table:table-cell>
              <table:table-cell office:value-type="float" office:value="13658">
                <text:p>13658</text:p>
              </table:table-cell>
              <table:table-cell office:value-type="float" office:value="-5003">
                <text:p>-5003</text:p>
              </table:table-cell>
              <table:table-cell office:value-type="float" office:value="11156.5">
                <text:p>11156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543">
                <text:p>8543</text:p>
              </table:table-cell>
              <table:table-cell office:value-type="float" office:value="14091">
                <text:p>14091</text:p>
              </table:table-cell>
              <table:table-cell office:value-type="float" office:value="-5548">
                <text:p>-5548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220">
                <text:p>6220</text:p>
              </table:table-cell>
              <table:table-cell office:value-type="float" office:value="13699">
                <text:p>13699</text:p>
              </table:table-cell>
              <table:table-cell office:value-type="float" office:value="-7479">
                <text:p>-7479</text:p>
              </table:table-cell>
              <table:table-cell office:value-type="float" office:value="9959.5">
                <text:p>9959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117">
                <text:p>5117</text:p>
              </table:table-cell>
              <table:table-cell office:value-type="float" office:value="13706">
                <text:p>13706</text:p>
              </table:table-cell>
              <table:table-cell office:value-type="float" office:value="-8589">
                <text:p>-8589</text:p>
              </table:table-cell>
              <table:table-cell office:value-type="float" office:value="9411.5">
                <text:p>9411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87">
                <text:p>3087</text:p>
              </table:table-cell>
              <table:table-cell office:value-type="float" office:value="14634">
                <text:p>14634</text:p>
              </table:table-cell>
              <table:table-cell office:value-type="float" office:value="-11547">
                <text:p>-11547</text:p>
              </table:table-cell>
              <table:table-cell office:value-type="float" office:value="8860.5">
                <text:p>8860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58">
                <text:p>3158</text:p>
              </table:table-cell>
              <table:table-cell office:value-type="float" office:value="14236">
                <text:p>14236</text:p>
              </table:table-cell>
              <table:table-cell office:value-type="float" office:value="-11078">
                <text:p>-11078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12">
                <text:p>3712</text:p>
              </table:table-cell>
              <table:table-cell office:value-type="float" office:value="13909">
                <text:p>13909</text:p>
              </table:table-cell>
              <table:table-cell office:value-type="float" office:value="-10197">
                <text:p>-10197</text:p>
              </table:table-cell>
              <table:table-cell office:value-type="float" office:value="8810.5">
                <text:p>8810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172">
                <text:p>4172</text:p>
              </table:table-cell>
              <table:table-cell office:value-type="float" office:value="14393">
                <text:p>14393</text:p>
              </table:table-cell>
              <table:table-cell office:value-type="float" office:value="-10221">
                <text:p>-10221</text:p>
              </table:table-cell>
              <table:table-cell office:value-type="float" office:value="9282.5">
                <text:p>9282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14">
                <text:p>2314</text:p>
              </table:table-cell>
              <table:table-cell office:value-type="float" office:value="15006">
                <text:p>15006</text:p>
              </table:table-cell>
              <table:table-cell office:value-type="float" office:value="-12692">
                <text:p>-12692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92">
                <text:p>2392</text:p>
              </table:table-cell>
              <table:table-cell office:value-type="float" office:value="14745">
                <text:p>14745</text:p>
              </table:table-cell>
              <table:table-cell office:value-type="float" office:value="-12353">
                <text:p>-12353</text:p>
              </table:table-cell>
              <table:table-cell office:value-type="float" office:value="8568.5">
                <text:p>8568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27">
                <text:p>3427</text:p>
              </table:table-cell>
              <table:table-cell office:value-type="float" office:value="14806">
                <text:p>14806</text:p>
              </table:table-cell>
              <table:table-cell office:value-type="float" office:value="-11379">
                <text:p>-11379</text:p>
              </table:table-cell>
              <table:table-cell office:value-type="float" office:value="9116.5">
                <text:p>9116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92">
                <text:p>3492</text:p>
              </table:table-cell>
              <table:table-cell office:value-type="float" office:value="14749">
                <text:p>14749</text:p>
              </table:table-cell>
              <table:table-cell office:value-type="float" office:value="-11257">
                <text:p>-11257</text:p>
              </table:table-cell>
              <table:table-cell office:value-type="float" office:value="9120.5">
                <text:p>9120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01">
                <text:p>2601</text:p>
              </table:table-cell>
              <table:table-cell office:value-type="float" office:value="14592">
                <text:p>14592</text:p>
              </table:table-cell>
              <table:table-cell office:value-type="float" office:value="-11991">
                <text:p>-11991</text:p>
              </table:table-cell>
              <table:table-cell office:value-type="float" office:value="8596.5">
                <text:p>8596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486">
                <text:p>2486</text:p>
              </table:table-cell>
              <table:table-cell office:value-type="float" office:value="14574">
                <text:p>14574</text:p>
              </table:table-cell>
              <table:table-cell office:value-type="float" office:value="-12088">
                <text:p>-12088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330">
                <text:p>5330</text:p>
              </table:table-cell>
              <table:table-cell office:value-type="float" office:value="13714">
                <text:p>13714</text:p>
              </table:table-cell>
              <table:table-cell office:value-type="float" office:value="-8384">
                <text:p>-8384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38">
                <text:p>4438</text:p>
              </table:table-cell>
              <table:table-cell office:value-type="float" office:value="14174">
                <text:p>14174</text:p>
              </table:table-cell>
              <table:table-cell office:value-type="float" office:value="-9736">
                <text:p>-9736</text:p>
              </table:table-cell>
              <table:table-cell office:value-type="float" office:value="9306">
                <text:p>93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362">
                <text:p>5362</text:p>
              </table:table-cell>
              <table:table-cell office:value-type="float" office:value="14342">
                <text:p>14342</text:p>
              </table:table-cell>
              <table:table-cell office:value-type="float" office:value="-8980">
                <text:p>-8980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493">
                <text:p>3493</text:p>
              </table:table-cell>
              <table:table-cell office:value-type="float" office:value="14569">
                <text:p>14569</text:p>
              </table:table-cell>
              <table:table-cell office:value-type="float" office:value="-11076">
                <text:p>-11076</text:p>
              </table:table-cell>
              <table:table-cell office:value-type="float" office:value="9031">
                <text:p>90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83">
                <text:p>5283</text:p>
              </table:table-cell>
              <table:table-cell office:value-type="float" office:value="14361">
                <text:p>14361</text:p>
              </table:table-cell>
              <table:table-cell office:value-type="float" office:value="-9078">
                <text:p>-9078</text:p>
              </table:table-cell>
              <table:table-cell office:value-type="float" office:value="9822">
                <text:p>98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508">
                <text:p>4508</text:p>
              </table:table-cell>
              <table:table-cell office:value-type="float" office:value="14478">
                <text:p>14478</text:p>
              </table:table-cell>
              <table:table-cell office:value-type="float" office:value="-9970">
                <text:p>-9970</text:p>
              </table:table-cell>
              <table:table-cell office:value-type="float" office:value="9493">
                <text:p>94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546">
                <text:p>3546</text:p>
              </table:table-cell>
              <table:table-cell office:value-type="float" office:value="13378">
                <text:p>13378</text:p>
              </table:table-cell>
              <table:table-cell office:value-type="float" office:value="-9832">
                <text:p>-983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90">
                <text:p>3690</text:p>
              </table:table-cell>
              <table:table-cell office:value-type="float" office:value="14329">
                <text:p>14329</text:p>
              </table:table-cell>
              <table:table-cell office:value-type="float" office:value="-10639">
                <text:p>-10639</text:p>
              </table:table-cell>
              <table:table-cell office:value-type="float" office:value="9009.5">
                <text:p>9009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408">
                <text:p>5408</text:p>
              </table:table-cell>
              <table:table-cell office:value-type="float" office:value="14236">
                <text:p>14236</text:p>
              </table:table-cell>
              <table:table-cell office:value-type="float" office:value="-8828">
                <text:p>-8828</text:p>
              </table:table-cell>
              <table:table-cell office:value-type="float" office:value="9822">
                <text:p>98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243">
                <text:p>5243</text:p>
              </table:table-cell>
              <table:table-cell office:value-type="float" office:value="14134">
                <text:p>14134</text:p>
              </table:table-cell>
              <table:table-cell office:value-type="float" office:value="-8891">
                <text:p>-8891</text:p>
              </table:table-cell>
              <table:table-cell office:value-type="float" office:value="9688.5">
                <text:p>9688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038">
                <text:p>6038</text:p>
              </table:table-cell>
              <table:table-cell office:value-type="float" office:value="14802">
                <text:p>14802</text:p>
              </table:table-cell>
              <table:table-cell office:value-type="float" office:value="-8764">
                <text:p>-8764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11">
                <text:p>6211</text:p>
              </table:table-cell>
              <table:table-cell office:value-type="float" office:value="13904">
                <text:p>13904</text:p>
              </table:table-cell>
              <table:table-cell office:value-type="float" office:value="-7693">
                <text:p>-7693</text:p>
              </table:table-cell>
              <table:table-cell office:value-type="float" office:value="10057.5">
                <text:p>10057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618">
                <text:p>4618</text:p>
              </table:table-cell>
              <table:table-cell office:value-type="float" office:value="14423">
                <text:p>14423</text:p>
              </table:table-cell>
              <table:table-cell office:value-type="float" office:value="-9805">
                <text:p>-9805</text:p>
              </table:table-cell>
              <table:table-cell office:value-type="float" office:value="9520.5">
                <text:p>952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30">
                <text:p>2930</text:p>
              </table:table-cell>
              <table:table-cell office:value-type="float" office:value="14229">
                <text:p>14229</text:p>
              </table:table-cell>
              <table:table-cell office:value-type="float" office:value="-11299">
                <text:p>-11299</text:p>
              </table:table-cell>
              <table:table-cell office:value-type="float" office:value="8579.5">
                <text:p>8579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08">
                <text:p>1908</text:p>
              </table:table-cell>
              <table:table-cell office:value-type="float" office:value="14530">
                <text:p>14530</text:p>
              </table:table-cell>
              <table:table-cell office:value-type="float" office:value="-12622">
                <text:p>-12622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19">
                <text:p>3119</text:p>
              </table:table-cell>
              <table:table-cell office:value-type="float" office:value="14646">
                <text:p>14646</text:p>
              </table:table-cell>
              <table:table-cell office:value-type="float" office:value="-11527">
                <text:p>-11527</text:p>
              </table:table-cell>
              <table:table-cell office:value-type="float" office:value="8882.5">
                <text:p>8882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89">
                <text:p>1789</text:p>
              </table:table-cell>
              <table:table-cell office:value-type="float" office:value="15012">
                <text:p>15012</text:p>
              </table:table-cell>
              <table:table-cell office:value-type="float" office:value="-13223">
                <text:p>-13223</text:p>
              </table:table-cell>
              <table:table-cell office:value-type="float" office:value="8400.5">
                <text:p>840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87">
                <text:p>2287</text:p>
              </table:table-cell>
              <table:table-cell office:value-type="float" office:value="14435">
                <text:p>14435</text:p>
              </table:table-cell>
              <table:table-cell office:value-type="float" office:value="-12148">
                <text:p>-12148</text:p>
              </table:table-cell>
              <table:table-cell office:value-type="float" office:value="8361">
                <text:p>83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246">
                <text:p>7246</text:p>
              </table:table-cell>
              <table:table-cell office:value-type="float" office:value="7756">
                <text:p>7756</text:p>
              </table:table-cell>
              <table:table-cell office:value-type="float" office:value="-510">
                <text:p>-510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28">
                <text:p>7028</text:p>
              </table:table-cell>
              <table:table-cell office:value-type="float" office:value="4223">
                <text:p>4223</text:p>
              </table:table-cell>
              <table:table-cell office:value-type="float" office:value="2805">
                <text:p>2805</text:p>
              </table:table-cell>
              <table:table-cell office:value-type="float" office:value="5625.5">
                <text:p>5625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593">
                <text:p>7593</text:p>
              </table:table-cell>
              <table:table-cell office:value-type="float" office:value="5099">
                <text:p>5099</text:p>
              </table:table-cell>
              <table:table-cell office:value-type="float" office:value="2494">
                <text:p>2494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02">
                <text:p>7402</text:p>
              </table:table-cell>
              <table:table-cell office:value-type="float" office:value="5324">
                <text:p>5324</text:p>
              </table:table-cell>
              <table:table-cell office:value-type="float" office:value="2078">
                <text:p>2078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326">
                <text:p>7326</text:p>
              </table:table-cell>
              <table:table-cell office:value-type="float" office:value="5716">
                <text:p>5716</text:p>
              </table:table-cell>
              <table:table-cell office:value-type="float" office:value="1610">
                <text:p>1610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86">
                <text:p>7186</text:p>
              </table:table-cell>
              <table:table-cell office:value-type="float" office:value="5717">
                <text:p>5717</text:p>
              </table:table-cell>
              <table:table-cell office:value-type="float" office:value="1469">
                <text:p>1469</text:p>
              </table:table-cell>
              <table:table-cell office:value-type="float" office:value="6451.5">
                <text:p>6451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70">
                <text:p>7170</text:p>
              </table:table-cell>
              <table:table-cell office:value-type="float" office:value="5841">
                <text:p>5841</text:p>
              </table:table-cell>
              <table:table-cell office:value-type="float" office:value="1329">
                <text:p>1329</text:p>
              </table:table-cell>
              <table:table-cell office:value-type="float" office:value="6505.5">
                <text:p>6505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58">
                <text:p>6858</text:p>
              </table:table-cell>
              <table:table-cell office:value-type="float" office:value="5996">
                <text:p>5996</text:p>
              </table:table-cell>
              <table:table-cell office:value-type="float" office:value="862">
                <text:p>862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6">
                <text:p>6906</text:p>
              </table:table-cell>
              <table:table-cell office:value-type="float" office:value="6123">
                <text:p>6123</text:p>
              </table:table-cell>
              <table:table-cell office:value-type="float" office:value="783">
                <text:p>783</text:p>
              </table:table-cell>
              <table:table-cell office:value-type="float" office:value="6514.5">
                <text:p>6514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593">
                <text:p>6593</text:p>
              </table:table-cell>
              <table:table-cell office:value-type="float" office:value="6328">
                <text:p>6328</text:p>
              </table:table-cell>
              <table:table-cell office:value-type="float" office:value="265">
                <text:p>265</text:p>
              </table:table-cell>
              <table:table-cell office:value-type="float" office:value="6460.5">
                <text:p>6460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417">
                <text:p>6417</text:p>
              </table:table-cell>
              <table:table-cell office:value-type="float" office:value="6143">
                <text:p>6143</text:p>
              </table:table-cell>
              <table:table-cell office:value-type="float" office:value="274">
                <text:p>274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394">
                <text:p>6394</text:p>
              </table:table-cell>
              <table:table-cell office:value-type="float" office:value="5898">
                <text:p>5898</text:p>
              </table:table-cell>
              <table:table-cell office:value-type="float" office:value="496">
                <text:p>496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878">
                <text:p>5878</text:p>
              </table:table-cell>
              <table:table-cell office:value-type="float" office:value="5848">
                <text:p>5848</text:p>
              </table:table-cell>
              <table:table-cell office:value-type="float" office:value="30">
                <text:p>30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268">
                <text:p>6268</text:p>
              </table:table-cell>
              <table:table-cell office:value-type="float" office:value="6108">
                <text:p>6108</text:p>
              </table:table-cell>
              <table:table-cell office:value-type="float" office:value="160">
                <text:p>160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540">
                <text:p>6540</text:p>
              </table:table-cell>
              <table:table-cell office:value-type="float" office:value="6083">
                <text:p>6083</text:p>
              </table:table-cell>
              <table:table-cell office:value-type="float" office:value="457">
                <text:p>457</text:p>
              </table:table-cell>
              <table:table-cell office:value-type="float" office:value="6311.5">
                <text:p>6311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906">
                <text:p>5906</text:p>
              </table:table-cell>
              <table:table-cell office:value-type="float" office:value="5624">
                <text:p>5624</text:p>
              </table:table-cell>
              <table:table-cell office:value-type="float" office:value="282">
                <text:p>282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08">
                <text:p>5708</text:p>
              </table:table-cell>
              <table:table-cell office:value-type="float" office:value="6015">
                <text:p>6015</text:p>
              </table:table-cell>
              <table:table-cell office:value-type="float" office:value="-307">
                <text:p>-307</text:p>
              </table:table-cell>
              <table:table-cell office:value-type="float" office:value="5861.5">
                <text:p>586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073">
                <text:p>6073</text:p>
              </table:table-cell>
              <table:table-cell office:value-type="float" office:value="5941">
                <text:p>5941</text:p>
              </table:table-cell>
              <table:table-cell office:value-type="float" office:value="132">
                <text:p>132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376">
                <text:p>6376</text:p>
              </table:table-cell>
              <table:table-cell office:value-type="float" office:value="6348">
                <text:p>6348</text:p>
              </table:table-cell>
              <table:table-cell office:value-type="float" office:value="28">
                <text:p>28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058">
                <text:p>6058</text:p>
              </table:table-cell>
              <table:table-cell office:value-type="float" office:value="6243">
                <text:p>6243</text:p>
              </table:table-cell>
              <table:table-cell office:value-type="float" office:value="-185">
                <text:p>-185</text:p>
              </table:table-cell>
              <table:table-cell office:value-type="float" office:value="6150.5">
                <text:p>6150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213">
                <text:p>6213</text:p>
              </table:table-cell>
              <table:table-cell office:value-type="float" office:value="6007">
                <text:p>6007</text:p>
              </table:table-cell>
              <table:table-cell office:value-type="float" office:value="206">
                <text:p>206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288">
                <text:p>6288</text:p>
              </table:table-cell>
              <table:table-cell office:value-type="float" office:value="6175">
                <text:p>6175</text:p>
              </table:table-cell>
              <table:table-cell office:value-type="float" office:value="113">
                <text:p>113</text:p>
              </table:table-cell>
              <table:table-cell office:value-type="float" office:value="6231.5">
                <text:p>6231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000">
                <text:p>6000</text:p>
              </table:table-cell>
              <table:table-cell office:value-type="float" office:value="5555">
                <text:p>5555</text:p>
              </table:table-cell>
              <table:table-cell office:value-type="float" office:value="445">
                <text:p>445</text:p>
              </table:table-cell>
              <table:table-cell office:value-type="float" office:value="5777.5">
                <text:p>5777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294">
                <text:p>6294</text:p>
              </table:table-cell>
              <table:table-cell office:value-type="float" office:value="6300">
                <text:p>6300</text:p>
              </table:table-cell>
              <table:table-cell office:value-type="float" office:value="-6">
                <text:p>-6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820">
                <text:p>6820</text:p>
              </table:table-cell>
              <table:table-cell office:value-type="float" office:value="6289">
                <text:p>6289</text:p>
              </table:table-cell>
              <table:table-cell office:value-type="float" office:value="531">
                <text:p>531</text:p>
              </table:table-cell>
              <table:table-cell office:value-type="float" office:value="6554.5">
                <text:p>6554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517">
                <text:p>6517</text:p>
              </table:table-cell>
              <table:table-cell office:value-type="float" office:value="6105">
                <text:p>6105</text:p>
              </table:table-cell>
              <table:table-cell office:value-type="float" office:value="412">
                <text:p>412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452">
                <text:p>6452</text:p>
              </table:table-cell>
              <table:table-cell office:value-type="float" office:value="6191">
                <text:p>6191</text:p>
              </table:table-cell>
              <table:table-cell office:value-type="float" office:value="261">
                <text:p>261</text:p>
              </table:table-cell>
              <table:table-cell office:value-type="float" office:value="6321.5">
                <text:p>6321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234">
                <text:p>6234</text:p>
              </table:table-cell>
              <table:table-cell office:value-type="float" office:value="6302">
                <text:p>6302</text:p>
              </table:table-cell>
              <table:table-cell office:value-type="float" office:value="-68">
                <text:p>-68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466">
                <text:p>6466</text:p>
              </table:table-cell>
              <table:table-cell office:value-type="float" office:value="6399">
                <text:p>6399</text:p>
              </table:table-cell>
              <table:table-cell office:value-type="float" office:value="67">
                <text:p>67</text:p>
              </table:table-cell>
              <table:table-cell office:value-type="float" office:value="6432.5">
                <text:p>6432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29">
                <text:p>6829</text:p>
              </table:table-cell>
              <table:table-cell office:value-type="float" office:value="6211">
                <text:p>6211</text:p>
              </table:table-cell>
              <table:table-cell office:value-type="float" office:value="618">
                <text:p>618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845">
                <text:p>6845</text:p>
              </table:table-cell>
              <table:table-cell office:value-type="float" office:value="6349">
                <text:p>6349</text:p>
              </table:table-cell>
              <table:table-cell office:value-type="float" office:value="496">
                <text:p>496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573">
                <text:p>6573</text:p>
              </table:table-cell>
              <table:table-cell office:value-type="float" office:value="6068">
                <text:p>6068</text:p>
              </table:table-cell>
              <table:table-cell office:value-type="float" office:value="505">
                <text:p>505</text:p>
              </table:table-cell>
              <table:table-cell office:value-type="float" office:value="6320.5">
                <text:p>6320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523">
                <text:p>6523</text:p>
              </table:table-cell>
              <table:table-cell office:value-type="float" office:value="6119">
                <text:p>6119</text:p>
              </table:table-cell>
              <table:table-cell office:value-type="float" office:value="404">
                <text:p>404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689">
                <text:p>6689</text:p>
              </table:table-cell>
              <table:table-cell office:value-type="float" office:value="6087">
                <text:p>6087</text:p>
              </table:table-cell>
              <table:table-cell office:value-type="float" office:value="602">
                <text:p>602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993">
                <text:p>6993</text:p>
              </table:table-cell>
              <table:table-cell office:value-type="float" office:value="6468">
                <text:p>6468</text:p>
              </table:table-cell>
              <table:table-cell office:value-type="float" office:value="525">
                <text:p>525</text:p>
              </table:table-cell>
              <table:table-cell office:value-type="float" office:value="6730.5">
                <text:p>6730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702">
                <text:p>6702</text:p>
              </table:table-cell>
              <table:table-cell office:value-type="float" office:value="6617">
                <text:p>6617</text:p>
              </table:table-cell>
              <table:table-cell office:value-type="float" office:value="85">
                <text:p>85</text:p>
              </table:table-cell>
              <table:table-cell office:value-type="float" office:value="6659.5">
                <text:p>6659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97">
                <text:p>6397</text:p>
              </table:table-cell>
              <table:table-cell office:value-type="float" office:value="6303">
                <text:p>6303</text:p>
              </table:table-cell>
              <table:table-cell office:value-type="float" office:value="94">
                <text:p>94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985">
                <text:p>5985</text:p>
              </table:table-cell>
              <table:table-cell office:value-type="float" office:value="6234">
                <text:p>6234</text:p>
              </table:table-cell>
              <table:table-cell office:value-type="float" office:value="-249">
                <text:p>-249</text:p>
              </table:table-cell>
              <table:table-cell office:value-type="float" office:value="6109.5">
                <text:p>6109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166">
                <text:p>5166</text:p>
              </table:table-cell>
              <table:table-cell office:value-type="float" office:value="5423">
                <text:p>5423</text:p>
              </table:table-cell>
              <table:table-cell office:value-type="float" office:value="-257">
                <text:p>-257</text:p>
              </table:table-cell>
              <table:table-cell office:value-type="float" office:value="5294.5">
                <text:p>5294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61">
                <text:p>5861</text:p>
              </table:table-cell>
              <table:table-cell office:value-type="float" office:value="5859">
                <text:p>5859</text:p>
              </table:table-cell>
              <table:table-cell office:value-type="float" office:value="2">
                <text:p>2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488">
                <text:p>6488</text:p>
              </table:table-cell>
              <table:table-cell office:value-type="float" office:value="6318">
                <text:p>6318</text:p>
              </table:table-cell>
              <table:table-cell office:value-type="float" office:value="170">
                <text:p>170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904">
                <text:p>5904</text:p>
              </table:table-cell>
              <table:table-cell office:value-type="float" office:value="5919">
                <text:p>5919</text:p>
              </table:table-cell>
              <table:table-cell office:value-type="float" office:value="-15">
                <text:p>-15</text:p>
              </table:table-cell>
              <table:table-cell office:value-type="float" office:value="5911.5">
                <text:p>5911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486">
                <text:p>6486</text:p>
              </table:table-cell>
              <table:table-cell office:value-type="float" office:value="6083">
                <text:p>6083</text:p>
              </table:table-cell>
              <table:table-cell office:value-type="float" office:value="403">
                <text:p>403</text:p>
              </table:table-cell>
              <table:table-cell office:value-type="float" office:value="6284.5">
                <text:p>6284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093">
                <text:p>6093</text:p>
              </table:table-cell>
              <table:table-cell office:value-type="float" office:value="5919">
                <text:p>5919</text:p>
              </table:table-cell>
              <table:table-cell office:value-type="float" office:value="174">
                <text:p>174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661">
                <text:p>6661</text:p>
              </table:table-cell>
              <table:table-cell office:value-type="float" office:value="6128">
                <text:p>6128</text:p>
              </table:table-cell>
              <table:table-cell office:value-type="float" office:value="533">
                <text:p>533</text:p>
              </table:table-cell>
              <table:table-cell office:value-type="float" office:value="6394.5">
                <text:p>6394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499">
                <text:p>6499</text:p>
              </table:table-cell>
              <table:table-cell office:value-type="float" office:value="5954">
                <text:p>5954</text:p>
              </table:table-cell>
              <table:table-cell office:value-type="float" office:value="545">
                <text:p>545</text:p>
              </table:table-cell>
              <table:table-cell office:value-type="float" office:value="6226.5">
                <text:p>6226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270">
                <text:p>6270</text:p>
              </table:table-cell>
              <table:table-cell office:value-type="float" office:value="5891">
                <text:p>5891</text:p>
              </table:table-cell>
              <table:table-cell office:value-type="float" office:value="379">
                <text:p>379</text:p>
              </table:table-cell>
              <table:table-cell office:value-type="float" office:value="6080.5">
                <text:p>6080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027">
                <text:p>6027</text:p>
              </table:table-cell>
              <table:table-cell office:value-type="float" office:value="5527">
                <text:p>5527</text:p>
              </table:table-cell>
              <table:table-cell office:value-type="float" office:value="500">
                <text:p>500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023">
                <text:p>6023</text:p>
              </table:table-cell>
              <table:table-cell office:value-type="float" office:value="5392">
                <text:p>5392</text:p>
              </table:table-cell>
              <table:table-cell office:value-type="float" office:value="631">
                <text:p>631</text:p>
              </table:table-cell>
              <table:table-cell office:value-type="float" office:value="5707.5">
                <text:p>5707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359">
                <text:p>6359</text:p>
              </table:table-cell>
              <table:table-cell office:value-type="float" office:value="4937">
                <text:p>4937</text:p>
              </table:table-cell>
              <table:table-cell office:value-type="float" office:value="1422">
                <text:p>142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799">
                <text:p>6799</text:p>
              </table:table-cell>
              <table:table-cell office:value-type="float" office:value="5555">
                <text:p>5555</text:p>
              </table:table-cell>
              <table:table-cell office:value-type="float" office:value="1244">
                <text:p>1244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76">
                <text:p>7576</text:p>
              </table:table-cell>
              <table:table-cell office:value-type="float" office:value="5192">
                <text:p>5192</text:p>
              </table:table-cell>
              <table:table-cell office:value-type="float" office:value="2384">
                <text:p>2384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23">
                <text:p>7423</text:p>
              </table:table-cell>
              <table:table-cell office:value-type="float" office:value="5405">
                <text:p>5405</text:p>
              </table:table-cell>
              <table:table-cell office:value-type="float" office:value="2018">
                <text:p>2018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501">
                <text:p>6501</text:p>
              </table:table-cell>
              <table:table-cell office:value-type="float" office:value="8503">
                <text:p>8503</text:p>
              </table:table-cell>
              <table:table-cell office:value-type="float" office:value="-2002">
                <text:p>-2002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05">
                <text:p>4205</text:p>
              </table:table-cell>
              <table:table-cell office:value-type="float" office:value="12301">
                <text:p>12301</text:p>
              </table:table-cell>
              <table:table-cell office:value-type="float" office:value="-8096">
                <text:p>-8096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93">
                <text:p>4093</text:p>
              </table:table-cell>
              <table:table-cell office:value-type="float" office:value="13234">
                <text:p>13234</text:p>
              </table:table-cell>
              <table:table-cell office:value-type="float" office:value="-9141">
                <text:p>-9141</text:p>
              </table:table-cell>
              <table:table-cell office:value-type="float" office:value="8663.5">
                <text:p>8663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48">
                <text:p>3948</text:p>
              </table:table-cell>
              <table:table-cell office:value-type="float" office:value="13832">
                <text:p>13832</text:p>
              </table:table-cell>
              <table:table-cell office:value-type="float" office:value="-9884">
                <text:p>-9884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740">
                <text:p>3740</text:p>
              </table:table-cell>
              <table:table-cell office:value-type="float" office:value="14112">
                <text:p>14112</text:p>
              </table:table-cell>
              <table:table-cell office:value-type="float" office:value="-10372">
                <text:p>-10372</text:p>
              </table:table-cell>
              <table:table-cell office:value-type="float" office:value="8926">
                <text:p>89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35">
                <text:p>3135</text:p>
              </table:table-cell>
              <table:table-cell office:value-type="float" office:value="14245">
                <text:p>14245</text:p>
              </table:table-cell>
              <table:table-cell office:value-type="float" office:value="-11110">
                <text:p>-11110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25">
                <text:p>2925</text:p>
              </table:table-cell>
              <table:table-cell office:value-type="float" office:value="14119">
                <text:p>14119</text:p>
              </table:table-cell>
              <table:table-cell office:value-type="float" office:value="-11194">
                <text:p>-11194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27">
                <text:p>2427</text:p>
              </table:table-cell>
              <table:table-cell office:value-type="float" office:value="14270">
                <text:p>14270</text:p>
              </table:table-cell>
              <table:table-cell office:value-type="float" office:value="-11843">
                <text:p>-11843</text:p>
              </table:table-cell>
              <table:table-cell office:value-type="float" office:value="8348.5">
                <text:p>8348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48">
                <text:p>2348</text:p>
              </table:table-cell>
              <table:table-cell office:value-type="float" office:value="14385">
                <text:p>14385</text:p>
              </table:table-cell>
              <table:table-cell office:value-type="float" office:value="-12037">
                <text:p>-12037</text:p>
              </table:table-cell>
              <table:table-cell office:value-type="float" office:value="8366.5">
                <text:p>8366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02">
                <text:p>2302</text:p>
              </table:table-cell>
              <table:table-cell office:value-type="float" office:value="14542">
                <text:p>14542</text:p>
              </table:table-cell>
              <table:table-cell office:value-type="float" office:value="-12240">
                <text:p>-12240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09">
                <text:p>2509</text:p>
              </table:table-cell>
              <table:table-cell office:value-type="float" office:value="14758">
                <text:p>14758</text:p>
              </table:table-cell>
              <table:table-cell office:value-type="float" office:value="-12249">
                <text:p>-12249</text:p>
              </table:table-cell>
              <table:table-cell office:value-type="float" office:value="8633.5">
                <text:p>8633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58">
                <text:p>2358</text:p>
              </table:table-cell>
              <table:table-cell office:value-type="float" office:value="14952">
                <text:p>14952</text:p>
              </table:table-cell>
              <table:table-cell office:value-type="float" office:value="-12594">
                <text:p>-12594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69">
                <text:p>2369</text:p>
              </table:table-cell>
              <table:table-cell office:value-type="float" office:value="15093">
                <text:p>15093</text:p>
              </table:table-cell>
              <table:table-cell office:value-type="float" office:value="-12724">
                <text:p>-12724</text:p>
              </table:table-cell>
              <table:table-cell office:value-type="float" office:value="8731">
                <text:p>87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27">
                <text:p>2427</text:p>
              </table:table-cell>
              <table:table-cell office:value-type="float" office:value="14729">
                <text:p>14729</text:p>
              </table:table-cell>
              <table:table-cell office:value-type="float" office:value="-12302">
                <text:p>-12302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09">
                <text:p>1709</text:p>
              </table:table-cell>
              <table:table-cell office:value-type="float" office:value="14656">
                <text:p>14656</text:p>
              </table:table-cell>
              <table:table-cell office:value-type="float" office:value="-12947">
                <text:p>-12947</text:p>
              </table:table-cell>
              <table:table-cell office:value-type="float" office:value="8182.5">
                <text:p>8182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23">
                <text:p>1923</text:p>
              </table:table-cell>
              <table:table-cell office:value-type="float" office:value="14801">
                <text:p>14801</text:p>
              </table:table-cell>
              <table:table-cell office:value-type="float" office:value="-12878">
                <text:p>-12878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63">
                <text:p>1663</text:p>
              </table:table-cell>
              <table:table-cell office:value-type="float" office:value="14873">
                <text:p>14873</text:p>
              </table:table-cell>
              <table:table-cell office:value-type="float" office:value="-13210">
                <text:p>-13210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24">
                <text:p>2124</text:p>
              </table:table-cell>
              <table:table-cell office:value-type="float" office:value="13544">
                <text:p>13544</text:p>
              </table:table-cell>
              <table:table-cell office:value-type="float" office:value="-11420">
                <text:p>-11420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90">
                <text:p>1990</text:p>
              </table:table-cell>
              <table:table-cell office:value-type="float" office:value="14840">
                <text:p>14840</text:p>
              </table:table-cell>
              <table:table-cell office:value-type="float" office:value="-12850">
                <text:p>-12850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63">
                <text:p>1763</text:p>
              </table:table-cell>
              <table:table-cell office:value-type="float" office:value="14827">
                <text:p>14827</text:p>
              </table:table-cell>
              <table:table-cell office:value-type="float" office:value="-13064">
                <text:p>-13064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05">
                <text:p>2105</text:p>
              </table:table-cell>
              <table:table-cell office:value-type="float" office:value="15025">
                <text:p>15025</text:p>
              </table:table-cell>
              <table:table-cell office:value-type="float" office:value="-12920">
                <text:p>-12920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74">
                <text:p>3474</text:p>
              </table:table-cell>
              <table:table-cell office:value-type="float" office:value="14441">
                <text:p>14441</text:p>
              </table:table-cell>
              <table:table-cell office:value-type="float" office:value="-10967">
                <text:p>-10967</text:p>
              </table:table-cell>
              <table:table-cell office:value-type="float" office:value="8957.5">
                <text:p>8957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75">
                <text:p>2575</text:p>
              </table:table-cell>
              <table:table-cell office:value-type="float" office:value="14336">
                <text:p>14336</text:p>
              </table:table-cell>
              <table:table-cell office:value-type="float" office:value="-11761">
                <text:p>-11761</text:p>
              </table:table-cell>
              <table:table-cell office:value-type="float" office:value="8455.5">
                <text:p>8455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56">
                <text:p>2956</text:p>
              </table:table-cell>
              <table:table-cell office:value-type="float" office:value="14720">
                <text:p>14720</text:p>
              </table:table-cell>
              <table:table-cell office:value-type="float" office:value="-11764">
                <text:p>-11764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0">
                <text:p>2420</text:p>
              </table:table-cell>
              <table:table-cell office:value-type="float" office:value="14709">
                <text:p>14709</text:p>
              </table:table-cell>
              <table:table-cell office:value-type="float" office:value="-12289">
                <text:p>-12289</text:p>
              </table:table-cell>
              <table:table-cell office:value-type="float" office:value="8564.5">
                <text:p>8564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026">
                <text:p>3026</text:p>
              </table:table-cell>
              <table:table-cell office:value-type="float" office:value="14381">
                <text:p>14381</text:p>
              </table:table-cell>
              <table:table-cell office:value-type="float" office:value="-11355">
                <text:p>-11355</text:p>
              </table:table-cell>
              <table:table-cell office:value-type="float" office:value="8703.5">
                <text:p>8703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559">
                <text:p>3559</text:p>
              </table:table-cell>
              <table:table-cell office:value-type="float" office:value="14942">
                <text:p>14942</text:p>
              </table:table-cell>
              <table:table-cell office:value-type="float" office:value="-11383">
                <text:p>-11383</text:p>
              </table:table-cell>
              <table:table-cell office:value-type="float" office:value="9250.5">
                <text:p>9250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01">
                <text:p>2401</text:p>
              </table:table-cell>
              <table:table-cell office:value-type="float" office:value="14081">
                <text:p>14081</text:p>
              </table:table-cell>
              <table:table-cell office:value-type="float" office:value="-11680">
                <text:p>-11680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65">
                <text:p>2765</text:p>
              </table:table-cell>
              <table:table-cell office:value-type="float" office:value="13781">
                <text:p>13781</text:p>
              </table:table-cell>
              <table:table-cell office:value-type="float" office:value="-11016">
                <text:p>-11016</text:p>
              </table:table-cell>
              <table:table-cell office:value-type="float" office:value="8273">
                <text:p>82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418">
                <text:p>4418</text:p>
              </table:table-cell>
              <table:table-cell office:value-type="float" office:value="13715">
                <text:p>13715</text:p>
              </table:table-cell>
              <table:table-cell office:value-type="float" office:value="-9297">
                <text:p>-9297</text:p>
              </table:table-cell>
              <table:table-cell office:value-type="float" office:value="9066.5">
                <text:p>9066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687">
                <text:p>4687</text:p>
              </table:table-cell>
              <table:table-cell office:value-type="float" office:value="14233">
                <text:p>14233</text:p>
              </table:table-cell>
              <table:table-cell office:value-type="float" office:value="-9546">
                <text:p>-9546</text:p>
              </table:table-cell>
              <table:table-cell office:value-type="float" office:value="9460">
                <text:p>946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57">
                <text:p>3857</text:p>
              </table:table-cell>
              <table:table-cell office:value-type="float" office:value="14085">
                <text:p>14085</text:p>
              </table:table-cell>
              <table:table-cell office:value-type="float" office:value="-10228">
                <text:p>-10228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03">
                <text:p>3703</text:p>
              </table:table-cell>
              <table:table-cell office:value-type="float" office:value="14877">
                <text:p>14877</text:p>
              </table:table-cell>
              <table:table-cell office:value-type="float" office:value="-11174">
                <text:p>-11174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64">
                <text:p>4064</text:p>
              </table:table-cell>
              <table:table-cell office:value-type="float" office:value="14914">
                <text:p>14914</text:p>
              </table:table-cell>
              <table:table-cell office:value-type="float" office:value="-10850">
                <text:p>-10850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90">
                <text:p>3090</text:p>
              </table:table-cell>
              <table:table-cell office:value-type="float" office:value="14304">
                <text:p>14304</text:p>
              </table:table-cell>
              <table:table-cell office:value-type="float" office:value="-11214">
                <text:p>-11214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895">
                <text:p>2895</text:p>
              </table:table-cell>
              <table:table-cell office:value-type="float" office:value="14416">
                <text:p>14416</text:p>
              </table:table-cell>
              <table:table-cell office:value-type="float" office:value="-11521">
                <text:p>-11521</text:p>
              </table:table-cell>
              <table:table-cell office:value-type="float" office:value="8655.5">
                <text:p>865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742">
                <text:p>3742</text:p>
              </table:table-cell>
              <table:table-cell office:value-type="float" office:value="14026">
                <text:p>14026</text:p>
              </table:table-cell>
              <table:table-cell office:value-type="float" office:value="-10284">
                <text:p>-10284</text:p>
              </table:table-cell>
              <table:table-cell office:value-type="float" office:value="8884">
                <text:p>88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68">
                <text:p>5068</text:p>
              </table:table-cell>
              <table:table-cell office:value-type="float" office:value="13775">
                <text:p>13775</text:p>
              </table:table-cell>
              <table:table-cell office:value-type="float" office:value="-8707">
                <text:p>-8707</text:p>
              </table:table-cell>
              <table:table-cell office:value-type="float" office:value="9421.5">
                <text:p>9421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57">
                <text:p>7057</text:p>
              </table:table-cell>
              <table:table-cell office:value-type="float" office:value="13356">
                <text:p>13356</text:p>
              </table:table-cell>
              <table:table-cell office:value-type="float" office:value="-6299">
                <text:p>-6299</text:p>
              </table:table-cell>
              <table:table-cell office:value-type="float" office:value="10206.5">
                <text:p>10206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164">
                <text:p>8164</text:p>
              </table:table-cell>
              <table:table-cell office:value-type="float" office:value="14100">
                <text:p>14100</text:p>
              </table:table-cell>
              <table:table-cell office:value-type="float" office:value="-5936">
                <text:p>-5936</text:p>
              </table:table-cell>
              <table:table-cell office:value-type="float" office:value="11132">
                <text:p>111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182">
                <text:p>8182</text:p>
              </table:table-cell>
              <table:table-cell office:value-type="float" office:value="12598">
                <text:p>12598</text:p>
              </table:table-cell>
              <table:table-cell office:value-type="float" office:value="-4416">
                <text:p>-4416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504">
                <text:p>8504</text:p>
              </table:table-cell>
              <table:table-cell office:value-type="float" office:value="12865">
                <text:p>12865</text:p>
              </table:table-cell>
              <table:table-cell office:value-type="float" office:value="-4361">
                <text:p>-4361</text:p>
              </table:table-cell>
              <table:table-cell office:value-type="float" office:value="10684.5">
                <text:p>10684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941">
                <text:p>8941</text:p>
              </table:table-cell>
              <table:table-cell office:value-type="float" office:value="11441">
                <text:p>11441</text:p>
              </table:table-cell>
              <table:table-cell office:value-type="float" office:value="-2500">
                <text:p>-2500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618">
                <text:p>8618</text:p>
              </table:table-cell>
              <table:table-cell office:value-type="float" office:value="11491">
                <text:p>11491</text:p>
              </table:table-cell>
              <table:table-cell office:value-type="float" office:value="-2873">
                <text:p>-2873</text:p>
              </table:table-cell>
              <table:table-cell office:value-type="float" office:value="10054.5">
                <text:p>1005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52">
                <text:p>7952</text:p>
              </table:table-cell>
              <table:table-cell office:value-type="float" office:value="10314">
                <text:p>10314</text:p>
              </table:table-cell>
              <table:table-cell office:value-type="float" office:value="-2362">
                <text:p>-2362</text:p>
              </table:table-cell>
              <table:table-cell office:value-type="float" office:value="9133">
                <text:p>91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592">
                <text:p>9592</text:p>
              </table:table-cell>
              <table:table-cell office:value-type="float" office:value="11307">
                <text:p>11307</text:p>
              </table:table-cell>
              <table:table-cell office:value-type="float" office:value="-1715">
                <text:p>-1715</text:p>
              </table:table-cell>
              <table:table-cell office:value-type="float" office:value="10449.5">
                <text:p>10449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152">
                <text:p>12152</text:p>
              </table:table-cell>
              <table:table-cell office:value-type="float" office:value="12445">
                <text:p>12445</text:p>
              </table:table-cell>
              <table:table-cell office:value-type="float" office:value="-293">
                <text:p>-293</text:p>
              </table:table-cell>
              <table:table-cell office:value-type="float" office:value="12298.5">
                <text:p>12298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352">
                <text:p>12352</text:p>
              </table:table-cell>
              <table:table-cell office:value-type="float" office:value="12760">
                <text:p>12760</text:p>
              </table:table-cell>
              <table:table-cell office:value-type="float" office:value="-408">
                <text:p>-408</text:p>
              </table:table-cell>
              <table:table-cell office:value-type="float" office:value="12556">
                <text:p>125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56">
                <text:p>9956</text:p>
              </table:table-cell>
              <table:table-cell office:value-type="float" office:value="10193">
                <text:p>10193</text:p>
              </table:table-cell>
              <table:table-cell office:value-type="float" office:value="-237">
                <text:p>-237</text:p>
              </table:table-cell>
              <table:table-cell office:value-type="float" office:value="10074.5">
                <text:p>10074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402">
                <text:p>9402</text:p>
              </table:table-cell>
              <table:table-cell office:value-type="float" office:value="10070">
                <text:p>10070</text:p>
              </table:table-cell>
              <table:table-cell office:value-type="float" office:value="-668">
                <text:p>-668</text:p>
              </table:table-cell>
              <table:table-cell office:value-type="float" office:value="9736">
                <text:p>97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203">
                <text:p>11203</text:p>
              </table:table-cell>
              <table:table-cell office:value-type="float" office:value="9734">
                <text:p>9734</text:p>
              </table:table-cell>
              <table:table-cell office:value-type="float" office:value="1469">
                <text:p>1469</text:p>
              </table:table-cell>
              <table:table-cell office:value-type="float" office:value="10468.5">
                <text:p>10468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098">
                <text:p>11098</text:p>
              </table:table-cell>
              <table:table-cell office:value-type="float" office:value="9197">
                <text:p>9197</text:p>
              </table:table-cell>
              <table:table-cell office:value-type="float" office:value="1901">
                <text:p>1901</text:p>
              </table:table-cell>
              <table:table-cell office:value-type="float" office:value="10147.5">
                <text:p>1014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184">
                <text:p>11184</text:p>
              </table:table-cell>
              <table:table-cell office:value-type="float" office:value="8383">
                <text:p>8383</text:p>
              </table:table-cell>
              <table:table-cell office:value-type="float" office:value="2801">
                <text:p>2801</text:p>
              </table:table-cell>
              <table:table-cell office:value-type="float" office:value="9783.5">
                <text:p>9783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005">
                <text:p>12005</text:p>
              </table:table-cell>
              <table:table-cell office:value-type="float" office:value="10835">
                <text:p>10835</text:p>
              </table:table-cell>
              <table:table-cell office:value-type="float" office:value="1170">
                <text:p>1170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620">
                <text:p>13620</text:p>
              </table:table-cell>
              <table:table-cell office:value-type="float" office:value="11706">
                <text:p>11706</text:p>
              </table:table-cell>
              <table:table-cell office:value-type="float" office:value="1914">
                <text:p>1914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783">
                <text:p>13783</text:p>
              </table:table-cell>
              <table:table-cell office:value-type="float" office:value="11448">
                <text:p>11448</text:p>
              </table:table-cell>
              <table:table-cell office:value-type="float" office:value="2335">
                <text:p>2335</text:p>
              </table:table-cell>
              <table:table-cell office:value-type="float" office:value="12615.5">
                <text:p>1261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600">
                <text:p>12600</text:p>
              </table:table-cell>
              <table:table-cell office:value-type="float" office:value="9737">
                <text:p>9737</text:p>
              </table:table-cell>
              <table:table-cell office:value-type="float" office:value="2863">
                <text:p>2863</text:p>
              </table:table-cell>
              <table:table-cell office:value-type="float" office:value="11168.5">
                <text:p>11168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682">
                <text:p>13682</text:p>
              </table:table-cell>
              <table:table-cell office:value-type="float" office:value="9316">
                <text:p>9316</text:p>
              </table:table-cell>
              <table:table-cell office:value-type="float" office:value="4366">
                <text:p>4366</text:p>
              </table:table-cell>
              <table:table-cell office:value-type="float" office:value="11499">
                <text:p>114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358">
                <text:p>13358</text:p>
              </table:table-cell>
              <table:table-cell office:value-type="float" office:value="9048">
                <text:p>9048</text:p>
              </table:table-cell>
              <table:table-cell office:value-type="float" office:value="4310">
                <text:p>4310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701">
                <text:p>13701</text:p>
              </table:table-cell>
              <table:table-cell office:value-type="float" office:value="8984">
                <text:p>8984</text:p>
              </table:table-cell>
              <table:table-cell office:value-type="float" office:value="4717">
                <text:p>4717</text:p>
              </table:table-cell>
              <table:table-cell office:value-type="float" office:value="11342.5">
                <text:p>11342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794">
                <text:p>11794</text:p>
              </table:table-cell>
              <table:table-cell office:value-type="float" office:value="8737">
                <text:p>8737</text:p>
              </table:table-cell>
              <table:table-cell office:value-type="float" office:value="3057">
                <text:p>3057</text:p>
              </table:table-cell>
              <table:table-cell office:value-type="float" office:value="10265.5">
                <text:p>10265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467">
                <text:p>12467</text:p>
              </table:table-cell>
              <table:table-cell office:value-type="float" office:value="10848">
                <text:p>10848</text:p>
              </table:table-cell>
              <table:table-cell office:value-type="float" office:value="1619">
                <text:p>1619</text:p>
              </table:table-cell>
              <table:table-cell office:value-type="float" office:value="11657.5">
                <text:p>11657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137">
                <text:p>14137</text:p>
              </table:table-cell>
              <table:table-cell office:value-type="float" office:value="11222">
                <text:p>11222</text:p>
              </table:table-cell>
              <table:table-cell office:value-type="float" office:value="2915">
                <text:p>2915</text:p>
              </table:table-cell>
              <table:table-cell office:value-type="float" office:value="12679.5">
                <text:p>12679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523">
                <text:p>13523</text:p>
              </table:table-cell>
              <table:table-cell office:value-type="float" office:value="10916">
                <text:p>10916</text:p>
              </table:table-cell>
              <table:table-cell office:value-type="float" office:value="2607">
                <text:p>2607</text:p>
              </table:table-cell>
              <table:table-cell office:value-type="float" office:value="12219.5">
                <text:p>12219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751">
                <text:p>12751</text:p>
              </table:table-cell>
              <table:table-cell office:value-type="float" office:value="9626">
                <text:p>9626</text:p>
              </table:table-cell>
              <table:table-cell office:value-type="float" office:value="3125">
                <text:p>3125</text:p>
              </table:table-cell>
              <table:table-cell office:value-type="float" office:value="11188.5">
                <text:p>11188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779">
                <text:p>12779</text:p>
              </table:table-cell>
              <table:table-cell office:value-type="float" office:value="9163">
                <text:p>9163</text:p>
              </table:table-cell>
              <table:table-cell office:value-type="float" office:value="3616">
                <text:p>3616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074">
                <text:p>13074</text:p>
              </table:table-cell>
              <table:table-cell office:value-type="float" office:value="8410">
                <text:p>8410</text:p>
              </table:table-cell>
              <table:table-cell office:value-type="float" office:value="4664">
                <text:p>4664</text:p>
              </table:table-cell>
              <table:table-cell office:value-type="float" office:value="10742">
                <text:p>107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151">
                <text:p>13151</text:p>
              </table:table-cell>
              <table:table-cell office:value-type="float" office:value="7547">
                <text:p>7547</text:p>
              </table:table-cell>
              <table:table-cell office:value-type="float" office:value="5604">
                <text:p>5604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119">
                <text:p>13119</text:p>
              </table:table-cell>
              <table:table-cell office:value-type="float" office:value="8448">
                <text:p>8448</text:p>
              </table:table-cell>
              <table:table-cell office:value-type="float" office:value="4671">
                <text:p>4671</text:p>
              </table:table-cell>
              <table:table-cell office:value-type="float" office:value="10783.5">
                <text:p>10783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544">
                <text:p>13544</text:p>
              </table:table-cell>
              <table:table-cell office:value-type="float" office:value="10396">
                <text:p>10396</text:p>
              </table:table-cell>
              <table:table-cell office:value-type="float" office:value="3148">
                <text:p>3148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310">
                <text:p>14310</text:p>
              </table:table-cell>
              <table:table-cell office:value-type="float" office:value="10714">
                <text:p>10714</text:p>
              </table:table-cell>
              <table:table-cell office:value-type="float" office:value="3596">
                <text:p>3596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689">
                <text:p>12689</text:p>
              </table:table-cell>
              <table:table-cell office:value-type="float" office:value="10648">
                <text:p>10648</text:p>
              </table:table-cell>
              <table:table-cell office:value-type="float" office:value="2041">
                <text:p>2041</text:p>
              </table:table-cell>
              <table:table-cell office:value-type="float" office:value="11668.5">
                <text:p>11668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315">
                <text:p>13315</text:p>
              </table:table-cell>
              <table:table-cell office:value-type="float" office:value="9518">
                <text:p>9518</text:p>
              </table:table-cell>
              <table:table-cell office:value-type="float" office:value="3797">
                <text:p>3797</text:p>
              </table:table-cell>
              <table:table-cell office:value-type="float" office:value="11416.5">
                <text:p>11416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351">
                <text:p>13351</text:p>
              </table:table-cell>
              <table:table-cell office:value-type="float" office:value="9855">
                <text:p>9855</text:p>
              </table:table-cell>
              <table:table-cell office:value-type="float" office:value="3496">
                <text:p>3496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467">
                <text:p>13467</text:p>
              </table:table-cell>
              <table:table-cell office:value-type="float" office:value="8148">
                <text:p>8148</text:p>
              </table:table-cell>
              <table:table-cell office:value-type="float" office:value="5319">
                <text:p>5319</text:p>
              </table:table-cell>
              <table:table-cell office:value-type="float" office:value="10807.5">
                <text:p>10807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080">
                <text:p>13080</text:p>
              </table:table-cell>
              <table:table-cell office:value-type="float" office:value="8250">
                <text:p>8250</text:p>
              </table:table-cell>
              <table:table-cell office:value-type="float" office:value="4830">
                <text:p>4830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137">
                <text:p>12137</text:p>
              </table:table-cell>
              <table:table-cell office:value-type="float" office:value="8941">
                <text:p>8941</text:p>
              </table:table-cell>
              <table:table-cell office:value-type="float" office:value="3196">
                <text:p>3196</text:p>
              </table:table-cell>
              <table:table-cell office:value-type="float" office:value="10539">
                <text:p>105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992">
                <text:p>13992</text:p>
              </table:table-cell>
              <table:table-cell office:value-type="float" office:value="10849">
                <text:p>10849</text:p>
              </table:table-cell>
              <table:table-cell office:value-type="float" office:value="3143">
                <text:p>3143</text:p>
              </table:table-cell>
              <table:table-cell office:value-type="float" office:value="12420.5">
                <text:p>12420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218">
                <text:p>14218</text:p>
              </table:table-cell>
              <table:table-cell office:value-type="float" office:value="11050">
                <text:p>11050</text:p>
              </table:table-cell>
              <table:table-cell office:value-type="float" office:value="3168">
                <text:p>3168</text:p>
              </table:table-cell>
              <table:table-cell office:value-type="float" office:value="12634">
                <text:p>126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326">
                <text:p>13326</text:p>
              </table:table-cell>
              <table:table-cell office:value-type="float" office:value="9611">
                <text:p>9611</text:p>
              </table:table-cell>
              <table:table-cell office:value-type="float" office:value="3715">
                <text:p>3715</text:p>
              </table:table-cell>
              <table:table-cell office:value-type="float" office:value="11468.5">
                <text:p>11468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244">
                <text:p>13244</text:p>
              </table:table-cell>
              <table:table-cell office:value-type="float" office:value="9066">
                <text:p>9066</text:p>
              </table:table-cell>
              <table:table-cell office:value-type="float" office:value="4178">
                <text:p>4178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322">
                <text:p>13322</text:p>
              </table:table-cell>
              <table:table-cell office:value-type="float" office:value="7569">
                <text:p>7569</text:p>
              </table:table-cell>
              <table:table-cell office:value-type="float" office:value="5753">
                <text:p>5753</text:p>
              </table:table-cell>
              <table:table-cell office:value-type="float" office:value="10445.5">
                <text:p>10445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387">
                <text:p>13387</text:p>
              </table:table-cell>
              <table:table-cell office:value-type="float" office:value="8404">
                <text:p>8404</text:p>
              </table:table-cell>
              <table:table-cell office:value-type="float" office:value="4983">
                <text:p>4983</text:p>
              </table:table-cell>
              <table:table-cell office:value-type="float" office:value="10895.5">
                <text:p>10895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942">
                <text:p>12942</text:p>
              </table:table-cell>
              <table:table-cell office:value-type="float" office:value="8497">
                <text:p>8497</text:p>
              </table:table-cell>
              <table:table-cell office:value-type="float" office:value="4445">
                <text:p>4445</text:p>
              </table:table-cell>
              <table:table-cell office:value-type="float" office:value="10719.5">
                <text:p>10719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781">
                <text:p>12781</text:p>
              </table:table-cell>
              <table:table-cell office:value-type="float" office:value="9859">
                <text:p>9859</text:p>
              </table:table-cell>
              <table:table-cell office:value-type="float" office:value="2922">
                <text:p>2922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734">
                <text:p>14734</text:p>
              </table:table-cell>
              <table:table-cell office:value-type="float" office:value="11262">
                <text:p>11262</text:p>
              </table:table-cell>
              <table:table-cell office:value-type="float" office:value="3472">
                <text:p>3472</text:p>
              </table:table-cell>
              <table:table-cell office:value-type="float" office:value="12998">
                <text:p>129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823">
                <text:p>13823</text:p>
              </table:table-cell>
              <table:table-cell office:value-type="float" office:value="10631">
                <text:p>10631</text:p>
              </table:table-cell>
              <table:table-cell office:value-type="float" office:value="3192">
                <text:p>3192</text:p>
              </table:table-cell>
              <table:table-cell office:value-type="float" office:value="12227">
                <text:p>122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606">
                <text:p>12606</text:p>
              </table:table-cell>
              <table:table-cell office:value-type="float" office:value="9955">
                <text:p>9955</text:p>
              </table:table-cell>
              <table:table-cell office:value-type="float" office:value="2651">
                <text:p>2651</text:p>
              </table:table-cell>
              <table:table-cell office:value-type="float" office:value="11280.5">
                <text:p>11280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289">
                <text:p>12289</text:p>
              </table:table-cell>
              <table:table-cell office:value-type="float" office:value="9589">
                <text:p>9589</text:p>
              </table:table-cell>
              <table:table-cell office:value-type="float" office:value="2700">
                <text:p>27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939">
                <text:p>12939</text:p>
              </table:table-cell>
              <table:table-cell office:value-type="float" office:value="7704">
                <text:p>7704</text:p>
              </table:table-cell>
              <table:table-cell office:value-type="float" office:value="5235">
                <text:p>5235</text:p>
              </table:table-cell>
              <table:table-cell office:value-type="float" office:value="10321.5">
                <text:p>10321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890">
                <text:p>12890</text:p>
              </table:table-cell>
              <table:table-cell office:value-type="float" office:value="8401">
                <text:p>8401</text:p>
              </table:table-cell>
              <table:table-cell office:value-type="float" office:value="4489">
                <text:p>4489</text:p>
              </table:table-cell>
              <table:table-cell office:value-type="float" office:value="10645.5">
                <text:p>10645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499">
                <text:p>12499</text:p>
              </table:table-cell>
              <table:table-cell office:value-type="float" office:value="8772">
                <text:p>8772</text:p>
              </table:table-cell>
              <table:table-cell office:value-type="float" office:value="3727">
                <text:p>3727</text:p>
              </table:table-cell>
              <table:table-cell office:value-type="float" office:value="10635.5">
                <text:p>10635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428">
                <text:p>12428</text:p>
              </table:table-cell>
              <table:table-cell office:value-type="float" office:value="10645">
                <text:p>10645</text:p>
              </table:table-cell>
              <table:table-cell office:value-type="float" office:value="1783">
                <text:p>1783</text:p>
              </table:table-cell>
              <table:table-cell office:value-type="float" office:value="11536.5">
                <text:p>11536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315">
                <text:p>13315</text:p>
              </table:table-cell>
              <table:table-cell office:value-type="float" office:value="10021">
                <text:p>10021</text:p>
              </table:table-cell>
              <table:table-cell office:value-type="float" office:value="3294">
                <text:p>3294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906">
                <text:p>13906</text:p>
              </table:table-cell>
              <table:table-cell office:value-type="float" office:value="11287">
                <text:p>11287</text:p>
              </table:table-cell>
              <table:table-cell office:value-type="float" office:value="2619">
                <text:p>2619</text:p>
              </table:table-cell>
              <table:table-cell office:value-type="float" office:value="12596.5">
                <text:p>12596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999">
                <text:p>10999</text:p>
              </table:table-cell>
              <table:table-cell office:value-type="float" office:value="9535">
                <text:p>9535</text:p>
              </table:table-cell>
              <table:table-cell office:value-type="float" office:value="1464">
                <text:p>1464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75">
                <text:p>5475</text:p>
              </table:table-cell>
              <table:table-cell office:value-type="float" office:value="10211">
                <text:p>10211</text:p>
              </table:table-cell>
              <table:table-cell office:value-type="float" office:value="-4736">
                <text:p>-4736</text:p>
              </table:table-cell>
              <table:table-cell office:value-type="float" office:value="7843">
                <text:p>78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23">
                <text:p>5423</text:p>
              </table:table-cell>
              <table:table-cell office:value-type="float" office:value="11835">
                <text:p>11835</text:p>
              </table:table-cell>
              <table:table-cell office:value-type="float" office:value="-6412">
                <text:p>-6412</text:p>
              </table:table-cell>
              <table:table-cell office:value-type="float" office:value="8629">
                <text:p>86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272">
                <text:p>6272</text:p>
              </table:table-cell>
              <table:table-cell office:value-type="float" office:value="12619">
                <text:p>12619</text:p>
              </table:table-cell>
              <table:table-cell office:value-type="float" office:value="-6347">
                <text:p>-6347</text:p>
              </table:table-cell>
              <table:table-cell office:value-type="float" office:value="9445.5">
                <text:p>9445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957">
                <text:p>6957</text:p>
              </table:table-cell>
              <table:table-cell office:value-type="float" office:value="12670">
                <text:p>12670</text:p>
              </table:table-cell>
              <table:table-cell office:value-type="float" office:value="-5713">
                <text:p>-5713</text:p>
              </table:table-cell>
              <table:table-cell office:value-type="float" office:value="9813.5">
                <text:p>9813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883">
                <text:p>8883</text:p>
              </table:table-cell>
              <table:table-cell office:value-type="float" office:value="14036">
                <text:p>14036</text:p>
              </table:table-cell>
              <table:table-cell office:value-type="float" office:value="-5153">
                <text:p>-5153</text:p>
              </table:table-cell>
              <table:table-cell office:value-type="float" office:value="11459.5">
                <text:p>11459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936">
                <text:p>7936</text:p>
              </table:table-cell>
              <table:table-cell office:value-type="float" office:value="15112">
                <text:p>15112</text:p>
              </table:table-cell>
              <table:table-cell office:value-type="float" office:value="-7176">
                <text:p>-7176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84">
                <text:p>6384</text:p>
              </table:table-cell>
              <table:table-cell office:value-type="float" office:value="14093">
                <text:p>14093</text:p>
              </table:table-cell>
              <table:table-cell office:value-type="float" office:value="-7709">
                <text:p>-7709</text:p>
              </table:table-cell>
              <table:table-cell office:value-type="float" office:value="10238.5">
                <text:p>1023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094">
                <text:p>5094</text:p>
              </table:table-cell>
              <table:table-cell office:value-type="float" office:value="12729">
                <text:p>12729</text:p>
              </table:table-cell>
              <table:table-cell office:value-type="float" office:value="-7635">
                <text:p>-7635</text:p>
              </table:table-cell>
              <table:table-cell office:value-type="float" office:value="8911.5">
                <text:p>8911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005">
                <text:p>4005</text:p>
              </table:table-cell>
              <table:table-cell office:value-type="float" office:value="13947">
                <text:p>13947</text:p>
              </table:table-cell>
              <table:table-cell office:value-type="float" office:value="-9942">
                <text:p>-9942</text:p>
              </table:table-cell>
              <table:table-cell office:value-type="float" office:value="8976">
                <text:p>89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76">
                <text:p>2976</text:p>
              </table:table-cell>
              <table:table-cell office:value-type="float" office:value="13868">
                <text:p>13868</text:p>
              </table:table-cell>
              <table:table-cell office:value-type="float" office:value="-10892">
                <text:p>-10892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602">
                <text:p>3602</text:p>
              </table:table-cell>
              <table:table-cell office:value-type="float" office:value="14881">
                <text:p>14881</text:p>
              </table:table-cell>
              <table:table-cell office:value-type="float" office:value="-11279">
                <text:p>-11279</text:p>
              </table:table-cell>
              <table:table-cell office:value-type="float" office:value="9241.5">
                <text:p>9241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68">
                <text:p>2368</text:p>
              </table:table-cell>
              <table:table-cell office:value-type="float" office:value="15097">
                <text:p>15097</text:p>
              </table:table-cell>
              <table:table-cell office:value-type="float" office:value="-12729">
                <text:p>-12729</text:p>
              </table:table-cell>
              <table:table-cell office:value-type="float" office:value="8732.5">
                <text:p>8732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08">
                <text:p>1908</text:p>
              </table:table-cell>
              <table:table-cell office:value-type="float" office:value="14875">
                <text:p>14875</text:p>
              </table:table-cell>
              <table:table-cell office:value-type="float" office:value="-12967">
                <text:p>-12967</text:p>
              </table:table-cell>
              <table:table-cell office:value-type="float" office:value="8391.5">
                <text:p>8391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31">
                <text:p>1331</text:p>
              </table:table-cell>
              <table:table-cell office:value-type="float" office:value="14794">
                <text:p>14794</text:p>
              </table:table-cell>
              <table:table-cell office:value-type="float" office:value="-13463">
                <text:p>-13463</text:p>
              </table:table-cell>
              <table:table-cell office:value-type="float" office:value="8062.5">
                <text:p>8062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10">
                <text:p>1510</text:p>
              </table:table-cell>
              <table:table-cell office:value-type="float" office:value="14903">
                <text:p>14903</text:p>
              </table:table-cell>
              <table:table-cell office:value-type="float" office:value="-13393">
                <text:p>-13393</text:p>
              </table:table-cell>
              <table:table-cell office:value-type="float" office:value="8206.5">
                <text:p>8206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95">
                <text:p>2195</text:p>
              </table:table-cell>
              <table:table-cell office:value-type="float" office:value="14566">
                <text:p>14566</text:p>
              </table:table-cell>
              <table:table-cell office:value-type="float" office:value="-12371">
                <text:p>-12371</text:p>
              </table:table-cell>
              <table:table-cell office:value-type="float" office:value="8380.5">
                <text:p>8380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75">
                <text:p>2275</text:p>
              </table:table-cell>
              <table:table-cell office:value-type="float" office:value="14779">
                <text:p>14779</text:p>
              </table:table-cell>
              <table:table-cell office:value-type="float" office:value="-12504">
                <text:p>-12504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17">
                <text:p>2417</text:p>
              </table:table-cell>
              <table:table-cell office:value-type="float" office:value="15066">
                <text:p>15066</text:p>
              </table:table-cell>
              <table:table-cell office:value-type="float" office:value="-12649">
                <text:p>-12649</text:p>
              </table:table-cell>
              <table:table-cell office:value-type="float" office:value="8741.5">
                <text:p>8741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46">
                <text:p>1646</text:p>
              </table:table-cell>
              <table:table-cell office:value-type="float" office:value="14894">
                <text:p>14894</text:p>
              </table:table-cell>
              <table:table-cell office:value-type="float" office:value="-13248">
                <text:p>-13248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369">
                <text:p>1369</text:p>
              </table:table-cell>
              <table:table-cell office:value-type="float" office:value="14739">
                <text:p>14739</text:p>
              </table:table-cell>
              <table:table-cell office:value-type="float" office:value="-13370">
                <text:p>-13370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147">
                <text:p>2147</text:p>
              </table:table-cell>
              <table:table-cell office:value-type="float" office:value="14529">
                <text:p>14529</text:p>
              </table:table-cell>
              <table:table-cell office:value-type="float" office:value="-12382">
                <text:p>-12382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54">
                <text:p>2554</text:p>
              </table:table-cell>
              <table:table-cell office:value-type="float" office:value="14556">
                <text:p>14556</text:p>
              </table:table-cell>
              <table:table-cell office:value-type="float" office:value="-12002">
                <text:p>-12002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87">
                <text:p>1187</text:p>
              </table:table-cell>
              <table:table-cell office:value-type="float" office:value="14949">
                <text:p>14949</text:p>
              </table:table-cell>
              <table:table-cell office:value-type="float" office:value="-13762">
                <text:p>-13762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47">
                <text:p>2947</text:p>
              </table:table-cell>
              <table:table-cell office:value-type="float" office:value="15001">
                <text:p>15001</text:p>
              </table:table-cell>
              <table:table-cell office:value-type="float" office:value="-12054">
                <text:p>-12054</text:p>
              </table:table-cell>
              <table:table-cell office:value-type="float" office:value="8974">
                <text:p>89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62">
                <text:p>2362</text:p>
              </table:table-cell>
              <table:table-cell office:value-type="float" office:value="14902">
                <text:p>14902</text:p>
              </table:table-cell>
              <table:table-cell office:value-type="float" office:value="-12540">
                <text:p>-12540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87">
                <text:p>2487</text:p>
              </table:table-cell>
              <table:table-cell office:value-type="float" office:value="14872">
                <text:p>14872</text:p>
              </table:table-cell>
              <table:table-cell office:value-type="float" office:value="-12385">
                <text:p>-12385</text:p>
              </table:table-cell>
              <table:table-cell office:value-type="float" office:value="8679.5">
                <text:p>8679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811">
                <text:p>4811</text:p>
              </table:table-cell>
              <table:table-cell office:value-type="float" office:value="14791">
                <text:p>14791</text:p>
              </table:table-cell>
              <table:table-cell office:value-type="float" office:value="-9980">
                <text:p>-9980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070">
                <text:p>5070</text:p>
              </table:table-cell>
              <table:table-cell office:value-type="float" office:value="13889">
                <text:p>13889</text:p>
              </table:table-cell>
              <table:table-cell office:value-type="float" office:value="-8819">
                <text:p>-8819</text:p>
              </table:table-cell>
              <table:table-cell office:value-type="float" office:value="9479.5">
                <text:p>9479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454">
                <text:p>5454</text:p>
              </table:table-cell>
              <table:table-cell office:value-type="float" office:value="14952">
                <text:p>14952</text:p>
              </table:table-cell>
              <table:table-cell office:value-type="float" office:value="-9498">
                <text:p>-9498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755">
                <text:p>5755</text:p>
              </table:table-cell>
              <table:table-cell office:value-type="float" office:value="14771">
                <text:p>14771</text:p>
              </table:table-cell>
              <table:table-cell office:value-type="float" office:value="-9016">
                <text:p>-9016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057">
                <text:p>6057</text:p>
              </table:table-cell>
              <table:table-cell office:value-type="float" office:value="13884">
                <text:p>13884</text:p>
              </table:table-cell>
              <table:table-cell office:value-type="float" office:value="-7827">
                <text:p>-7827</text:p>
              </table:table-cell>
              <table:table-cell office:value-type="float" office:value="9970.5">
                <text:p>9970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077">
                <text:p>5077</text:p>
              </table:table-cell>
              <table:table-cell office:value-type="float" office:value="14254">
                <text:p>14254</text:p>
              </table:table-cell>
              <table:table-cell office:value-type="float" office:value="-9177">
                <text:p>-9177</text:p>
              </table:table-cell>
              <table:table-cell office:value-type="float" office:value="9665.5">
                <text:p>9665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36">
                <text:p>2836</text:p>
              </table:table-cell>
              <table:table-cell office:value-type="float" office:value="14164">
                <text:p>14164</text:p>
              </table:table-cell>
              <table:table-cell office:value-type="float" office:value="-11328">
                <text:p>-11328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708">
                <text:p>4708</text:p>
              </table:table-cell>
              <table:table-cell office:value-type="float" office:value="14572">
                <text:p>14572</text:p>
              </table:table-cell>
              <table:table-cell office:value-type="float" office:value="-9864">
                <text:p>-9864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951">
                <text:p>6951</text:p>
              </table:table-cell>
              <table:table-cell office:value-type="float" office:value="14234">
                <text:p>14234</text:p>
              </table:table-cell>
              <table:table-cell office:value-type="float" office:value="-7283">
                <text:p>-7283</text:p>
              </table:table-cell>
              <table:table-cell office:value-type="float" office:value="10592.5">
                <text:p>10592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610">
                <text:p>7610</text:p>
              </table:table-cell>
              <table:table-cell office:value-type="float" office:value="14556">
                <text:p>14556</text:p>
              </table:table-cell>
              <table:table-cell office:value-type="float" office:value="-6946">
                <text:p>-6946</text:p>
              </table:table-cell>
              <table:table-cell office:value-type="float" office:value="11083">
                <text:p>110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615">
                <text:p>6615</text:p>
              </table:table-cell>
              <table:table-cell office:value-type="float" office:value="15039">
                <text:p>15039</text:p>
              </table:table-cell>
              <table:table-cell office:value-type="float" office:value="-8424">
                <text:p>-8424</text:p>
              </table:table-cell>
              <table:table-cell office:value-type="float" office:value="10827">
                <text:p>108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507">
                <text:p>6507</text:p>
              </table:table-cell>
              <table:table-cell office:value-type="float" office:value="14623">
                <text:p>14623</text:p>
              </table:table-cell>
              <table:table-cell office:value-type="float" office:value="-8116">
                <text:p>-8116</text:p>
              </table:table-cell>
              <table:table-cell office:value-type="float" office:value="10565">
                <text:p>105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534">
                <text:p>5534</text:p>
              </table:table-cell>
              <table:table-cell office:value-type="float" office:value="14857">
                <text:p>14857</text:p>
              </table:table-cell>
              <table:table-cell office:value-type="float" office:value="-9323">
                <text:p>-9323</text:p>
              </table:table-cell>
              <table:table-cell office:value-type="float" office:value="10195.5">
                <text:p>10195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852">
                <text:p>3852</text:p>
              </table:table-cell>
              <table:table-cell office:value-type="float" office:value="14811">
                <text:p>14811</text:p>
              </table:table-cell>
              <table:table-cell office:value-type="float" office:value="-10959">
                <text:p>-10959</text:p>
              </table:table-cell>
              <table:table-cell office:value-type="float" office:value="9331.5">
                <text:p>9331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27">
                <text:p>4627</text:p>
              </table:table-cell>
              <table:table-cell office:value-type="float" office:value="14859">
                <text:p>14859</text:p>
              </table:table-cell>
              <table:table-cell office:value-type="float" office:value="-10232">
                <text:p>-10232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251">
                <text:p>5251</text:p>
              </table:table-cell>
              <table:table-cell office:value-type="float" office:value="14171">
                <text:p>14171</text:p>
              </table:table-cell>
              <table:table-cell office:value-type="float" office:value="-8920">
                <text:p>-8920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822">
                <text:p>6822</text:p>
              </table:table-cell>
              <table:table-cell office:value-type="float" office:value="14588">
                <text:p>14588</text:p>
              </table:table-cell>
              <table:table-cell office:value-type="float" office:value="-7766">
                <text:p>-7766</text:p>
              </table:table-cell>
              <table:table-cell office:value-type="float" office:value="10705">
                <text:p>107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416">
                <text:p>6416</text:p>
              </table:table-cell>
              <table:table-cell office:value-type="float" office:value="14890">
                <text:p>14890</text:p>
              </table:table-cell>
              <table:table-cell office:value-type="float" office:value="-8474">
                <text:p>-8474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571">
                <text:p>4571</text:p>
              </table:table-cell>
              <table:table-cell office:value-type="float" office:value="14804">
                <text:p>14804</text:p>
              </table:table-cell>
              <table:table-cell office:value-type="float" office:value="-10233">
                <text:p>-10233</text:p>
              </table:table-cell>
              <table:table-cell office:value-type="float" office:value="9687.5">
                <text:p>9687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481">
                <text:p>3481</text:p>
              </table:table-cell>
              <table:table-cell office:value-type="float" office:value="14474">
                <text:p>14474</text:p>
              </table:table-cell>
              <table:table-cell office:value-type="float" office:value="-10993">
                <text:p>-10993</text:p>
              </table:table-cell>
              <table:table-cell office:value-type="float" office:value="8977.5">
                <text:p>8977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747">
                <text:p>2747</text:p>
              </table:table-cell>
              <table:table-cell office:value-type="float" office:value="14771">
                <text:p>14771</text:p>
              </table:table-cell>
              <table:table-cell office:value-type="float" office:value="-12024">
                <text:p>-12024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33">
                <text:p>2033</text:p>
              </table:table-cell>
              <table:table-cell office:value-type="float" office:value="14763">
                <text:p>14763</text:p>
              </table:table-cell>
              <table:table-cell office:value-type="float" office:value="-12730">
                <text:p>-12730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728">
                <text:p>2728</text:p>
              </table:table-cell>
              <table:table-cell office:value-type="float" office:value="14577">
                <text:p>14577</text:p>
              </table:table-cell>
              <table:table-cell office:value-type="float" office:value="-11849">
                <text:p>-11849</text:p>
              </table:table-cell>
              <table:table-cell office:value-type="float" office:value="8652.5">
                <text:p>8652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037">
                <text:p>6037</text:p>
              </table:table-cell>
              <table:table-cell office:value-type="float" office:value="9226">
                <text:p>9226</text:p>
              </table:table-cell>
              <table:table-cell office:value-type="float" office:value="-3189">
                <text:p>-3189</text:p>
              </table:table-cell>
              <table:table-cell office:value-type="float" office:value="7631.5">
                <text:p>7631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495">
                <text:p>7495</text:p>
              </table:table-cell>
              <table:table-cell office:value-type="float" office:value="5203">
                <text:p>5203</text:p>
              </table:table-cell>
              <table:table-cell office:value-type="float" office:value="2292">
                <text:p>2292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540">
                <text:p>7540</text:p>
              </table:table-cell>
              <table:table-cell office:value-type="float" office:value="6107">
                <text:p>6107</text:p>
              </table:table-cell>
              <table:table-cell office:value-type="float" office:value="1433">
                <text:p>1433</text:p>
              </table:table-cell>
              <table:table-cell office:value-type="float" office:value="6823.5">
                <text:p>6823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301">
                <text:p>6301</text:p>
              </table:table-cell>
              <table:table-cell office:value-type="float" office:value="5566">
                <text:p>5566</text:p>
              </table:table-cell>
              <table:table-cell office:value-type="float" office:value="735">
                <text:p>735</text:p>
              </table:table-cell>
              <table:table-cell office:value-type="float" office:value="5933.5">
                <text:p>5933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126">
                <text:p>7126</text:p>
              </table:table-cell>
              <table:table-cell office:value-type="float" office:value="6054">
                <text:p>6054</text:p>
              </table:table-cell>
              <table:table-cell office:value-type="float" office:value="1072">
                <text:p>1072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75">
                <text:p>6275</text:p>
              </table:table-cell>
              <table:table-cell office:value-type="float" office:value="5702">
                <text:p>5702</text:p>
              </table:table-cell>
              <table:table-cell office:value-type="float" office:value="573">
                <text:p>573</text:p>
              </table:table-cell>
              <table:table-cell office:value-type="float" office:value="5988.5">
                <text:p>5988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653">
                <text:p>6653</text:p>
              </table:table-cell>
              <table:table-cell office:value-type="float" office:value="5943">
                <text:p>5943</text:p>
              </table:table-cell>
              <table:table-cell office:value-type="float" office:value="710">
                <text:p>710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445">
                <text:p>6445</text:p>
              </table:table-cell>
              <table:table-cell office:value-type="float" office:value="5861">
                <text:p>5861</text:p>
              </table:table-cell>
              <table:table-cell office:value-type="float" office:value="584">
                <text:p>584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448">
                <text:p>6448</text:p>
              </table:table-cell>
              <table:table-cell office:value-type="float" office:value="5782">
                <text:p>5782</text:p>
              </table:table-cell>
              <table:table-cell office:value-type="float" office:value="666">
                <text:p>666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735">
                <text:p>6735</text:p>
              </table:table-cell>
              <table:table-cell office:value-type="float" office:value="6505">
                <text:p>6505</text:p>
              </table:table-cell>
              <table:table-cell office:value-type="float" office:value="230">
                <text:p>23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221">
                <text:p>6221</text:p>
              </table:table-cell>
              <table:table-cell office:value-type="float" office:value="5835">
                <text:p>5835</text:p>
              </table:table-cell>
              <table:table-cell office:value-type="float" office:value="386">
                <text:p>38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761">
                <text:p>6761</text:p>
              </table:table-cell>
              <table:table-cell office:value-type="float" office:value="6324">
                <text:p>6324</text:p>
              </table:table-cell>
              <table:table-cell office:value-type="float" office:value="437">
                <text:p>437</text:p>
              </table:table-cell>
              <table:table-cell office:value-type="float" office:value="6542.5">
                <text:p>6542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549">
                <text:p>5549</text:p>
              </table:table-cell>
              <table:table-cell office:value-type="float" office:value="5589">
                <text:p>5589</text:p>
              </table:table-cell>
              <table:table-cell office:value-type="float" office:value="-40">
                <text:p>-40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579">
                <text:p>5579</text:p>
              </table:table-cell>
              <table:table-cell office:value-type="float" office:value="5575">
                <text:p>5575</text:p>
              </table:table-cell>
              <table:table-cell office:value-type="float" office:value="4">
                <text:p>4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51">
                <text:p>6251</text:p>
              </table:table-cell>
              <table:table-cell office:value-type="float" office:value="6552">
                <text:p>6552</text:p>
              </table:table-cell>
              <table:table-cell office:value-type="float" office:value="-301">
                <text:p>-301</text:p>
              </table:table-cell>
              <table:table-cell office:value-type="float" office:value="6401.5">
                <text:p>6401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275">
                <text:p>6275</text:p>
              </table:table-cell>
              <table:table-cell office:value-type="float" office:value="6281">
                <text:p>6281</text:p>
              </table:table-cell>
              <table:table-cell office:value-type="float" office:value="-6">
                <text:p>-6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308">
                <text:p>6308</text:p>
              </table:table-cell>
              <table:table-cell office:value-type="float" office:value="6650">
                <text:p>6650</text:p>
              </table:table-cell>
              <table:table-cell office:value-type="float" office:value="-342">
                <text:p>-342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613">
                <text:p>5613</text:p>
              </table:table-cell>
              <table:table-cell office:value-type="float" office:value="5777">
                <text:p>5777</text:p>
              </table:table-cell>
              <table:table-cell office:value-type="float" office:value="-164">
                <text:p>-164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228">
                <text:p>6228</text:p>
              </table:table-cell>
              <table:table-cell office:value-type="float" office:value="6357">
                <text:p>6357</text:p>
              </table:table-cell>
              <table:table-cell office:value-type="float" office:value="-129">
                <text:p>-129</text:p>
              </table:table-cell>
              <table:table-cell office:value-type="float" office:value="6292.5">
                <text:p>6292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886">
                <text:p>5886</text:p>
              </table:table-cell>
              <table:table-cell office:value-type="float" office:value="6057">
                <text:p>6057</text:p>
              </table:table-cell>
              <table:table-cell office:value-type="float" office:value="-171">
                <text:p>-171</text:p>
              </table:table-cell>
              <table:table-cell office:value-type="float" office:value="5971.5">
                <text:p>5971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688">
                <text:p>6688</text:p>
              </table:table-cell>
              <table:table-cell office:value-type="float" office:value="6566">
                <text:p>6566</text:p>
              </table:table-cell>
              <table:table-cell office:value-type="float" office:value="122">
                <text:p>122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573">
                <text:p>5573</text:p>
              </table:table-cell>
              <table:table-cell office:value-type="float" office:value="5915">
                <text:p>5915</text:p>
              </table:table-cell>
              <table:table-cell office:value-type="float" office:value="-342">
                <text:p>-342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048">
                <text:p>6048</text:p>
              </table:table-cell>
              <table:table-cell office:value-type="float" office:value="6240">
                <text:p>6240</text:p>
              </table:table-cell>
              <table:table-cell office:value-type="float" office:value="-192">
                <text:p>-192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819">
                <text:p>5819</text:p>
              </table:table-cell>
              <table:table-cell office:value-type="float" office:value="6122">
                <text:p>6122</text:p>
              </table:table-cell>
              <table:table-cell office:value-type="float" office:value="-303">
                <text:p>-303</text:p>
              </table:table-cell>
              <table:table-cell office:value-type="float" office:value="5970.5">
                <text:p>5970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78">
                <text:p>6278</text:p>
              </table:table-cell>
              <table:table-cell office:value-type="float" office:value="6362">
                <text:p>6362</text:p>
              </table:table-cell>
              <table:table-cell office:value-type="float" office:value="-84">
                <text:p>-84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01">
                <text:p>6101</text:p>
              </table:table-cell>
              <table:table-cell office:value-type="float" office:value="6013">
                <text:p>6013</text:p>
              </table:table-cell>
              <table:table-cell office:value-type="float" office:value="88">
                <text:p>88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590">
                <text:p>6590</text:p>
              </table:table-cell>
              <table:table-cell office:value-type="float" office:value="6676">
                <text:p>6676</text:p>
              </table:table-cell>
              <table:table-cell office:value-type="float" office:value="-86">
                <text:p>-86</text:p>
              </table:table-cell>
              <table:table-cell office:value-type="float" office:value="6633">
                <text:p>66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119">
                <text:p>6119</text:p>
              </table:table-cell>
              <table:table-cell office:value-type="float" office:value="6237">
                <text:p>6237</text:p>
              </table:table-cell>
              <table:table-cell office:value-type="float" office:value="-118">
                <text:p>-118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441">
                <text:p>6441</text:p>
              </table:table-cell>
              <table:table-cell office:value-type="float" office:value="5948">
                <text:p>5948</text:p>
              </table:table-cell>
              <table:table-cell office:value-type="float" office:value="493">
                <text:p>493</text:p>
              </table:table-cell>
              <table:table-cell office:value-type="float" office:value="6194.5">
                <text:p>6194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99">
                <text:p>6199</text:p>
              </table:table-cell>
              <table:table-cell office:value-type="float" office:value="6484">
                <text:p>6484</text:p>
              </table:table-cell>
              <table:table-cell office:value-type="float" office:value="-285">
                <text:p>-285</text:p>
              </table:table-cell>
              <table:table-cell office:value-type="float" office:value="6341.5">
                <text:p>6341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95">
                <text:p>6095</text:p>
              </table:table-cell>
              <table:table-cell office:value-type="float" office:value="6196">
                <text:p>6196</text:p>
              </table:table-cell>
              <table:table-cell office:value-type="float" office:value="-101">
                <text:p>-101</text:p>
              </table:table-cell>
              <table:table-cell office:value-type="float" office:value="6145.5">
                <text:p>6145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345">
                <text:p>5345</text:p>
              </table:table-cell>
              <table:table-cell office:value-type="float" office:value="5616">
                <text:p>5616</text:p>
              </table:table-cell>
              <table:table-cell office:value-type="float" office:value="-271">
                <text:p>-271</text:p>
              </table:table-cell>
              <table:table-cell office:value-type="float" office:value="5480.5">
                <text:p>5480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392">
                <text:p>6392</text:p>
              </table:table-cell>
              <table:table-cell office:value-type="float" office:value="6233">
                <text:p>6233</text:p>
              </table:table-cell>
              <table:table-cell office:value-type="float" office:value="159">
                <text:p>159</text:p>
              </table:table-cell>
              <table:table-cell office:value-type="float" office:value="6312.5">
                <text:p>6312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404">
                <text:p>6404</text:p>
              </table:table-cell>
              <table:table-cell office:value-type="float" office:value="6304">
                <text:p>6304</text:p>
              </table:table-cell>
              <table:table-cell office:value-type="float" office:value="100">
                <text:p>100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674">
                <text:p>6674</text:p>
              </table:table-cell>
              <table:table-cell office:value-type="float" office:value="6146">
                <text:p>6146</text:p>
              </table:table-cell>
              <table:table-cell office:value-type="float" office:value="528">
                <text:p>528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289">
                <text:p>6289</text:p>
              </table:table-cell>
              <table:table-cell office:value-type="float" office:value="5803">
                <text:p>5803</text:p>
              </table:table-cell>
              <table:table-cell office:value-type="float" office:value="486">
                <text:p>486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333">
                <text:p>6333</text:p>
              </table:table-cell>
              <table:table-cell office:value-type="float" office:value="6633">
                <text:p>6633</text:p>
              </table:table-cell>
              <table:table-cell office:value-type="float" office:value="-300">
                <text:p>-300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206">
                <text:p>6206</text:p>
              </table:table-cell>
              <table:table-cell office:value-type="float" office:value="5797">
                <text:p>5797</text:p>
              </table:table-cell>
              <table:table-cell office:value-type="float" office:value="409">
                <text:p>409</text:p>
              </table:table-cell>
              <table:table-cell office:value-type="float" office:value="6001.5">
                <text:p>6001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341">
                <text:p>6341</text:p>
              </table:table-cell>
              <table:table-cell office:value-type="float" office:value="5704">
                <text:p>5704</text:p>
              </table:table-cell>
              <table:table-cell office:value-type="float" office:value="637">
                <text:p>637</text:p>
              </table:table-cell>
              <table:table-cell office:value-type="float" office:value="6022.5">
                <text:p>6022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509">
                <text:p>6509</text:p>
              </table:table-cell>
              <table:table-cell office:value-type="float" office:value="6460">
                <text:p>6460</text:p>
              </table:table-cell>
              <table:table-cell office:value-type="float" office:value="49">
                <text:p>49</text:p>
              </table:table-cell>
              <table:table-cell office:value-type="float" office:value="6484.5">
                <text:p>6484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241">
                <text:p>7241</text:p>
              </table:table-cell>
              <table:table-cell office:value-type="float" office:value="6782">
                <text:p>6782</text:p>
              </table:table-cell>
              <table:table-cell office:value-type="float" office:value="459">
                <text:p>459</text:p>
              </table:table-cell>
              <table:table-cell office:value-type="float" office:value="7011.5">
                <text:p>7011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475">
                <text:p>6475</text:p>
              </table:table-cell>
              <table:table-cell office:value-type="float" office:value="5912">
                <text:p>5912</text:p>
              </table:table-cell>
              <table:table-cell office:value-type="float" office:value="563">
                <text:p>563</text:p>
              </table:table-cell>
              <table:table-cell office:value-type="float" office:value="6193.5">
                <text:p>6193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029">
                <text:p>7029</text:p>
              </table:table-cell>
              <table:table-cell office:value-type="float" office:value="6621">
                <text:p>6621</text:p>
              </table:table-cell>
              <table:table-cell office:value-type="float" office:value="408">
                <text:p>408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073">
                <text:p>7073</text:p>
              </table:table-cell>
              <table:table-cell office:value-type="float" office:value="6633">
                <text:p>6633</text:p>
              </table:table-cell>
              <table:table-cell office:value-type="float" office:value="440">
                <text:p>440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68">
                <text:p>6368</text:p>
              </table:table-cell>
              <table:table-cell office:value-type="float" office:value="6521">
                <text:p>6521</text:p>
              </table:table-cell>
              <table:table-cell office:value-type="float" office:value="-153">
                <text:p>-153</text:p>
              </table:table-cell>
              <table:table-cell office:value-type="float" office:value="6444.5">
                <text:p>6444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25">
                <text:p>6225</text:p>
              </table:table-cell>
              <table:table-cell office:value-type="float" office:value="6096">
                <text:p>6096</text:p>
              </table:table-cell>
              <table:table-cell office:value-type="float" office:value="129">
                <text:p>129</text:p>
              </table:table-cell>
              <table:table-cell office:value-type="float" office:value="6160.5">
                <text:p>6160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244">
                <text:p>6244</text:p>
              </table:table-cell>
              <table:table-cell office:value-type="float" office:value="6270">
                <text:p>6270</text:p>
              </table:table-cell>
              <table:table-cell office:value-type="float" office:value="-26">
                <text:p>-26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327">
                <text:p>6327</text:p>
              </table:table-cell>
              <table:table-cell office:value-type="float" office:value="6053">
                <text:p>6053</text:p>
              </table:table-cell>
              <table:table-cell office:value-type="float" office:value="274">
                <text:p>274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474">
                <text:p>6474</text:p>
              </table:table-cell>
              <table:table-cell office:value-type="float" office:value="6411">
                <text:p>6411</text:p>
              </table:table-cell>
              <table:table-cell office:value-type="float" office:value="63">
                <text:p>63</text:p>
              </table:table-cell>
              <table:table-cell office:value-type="float" office:value="6442.5">
                <text:p>6442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567">
                <text:p>6567</text:p>
              </table:table-cell>
              <table:table-cell office:value-type="float" office:value="6466">
                <text:p>6466</text:p>
              </table:table-cell>
              <table:table-cell office:value-type="float" office:value="101">
                <text:p>101</text:p>
              </table:table-cell>
              <table:table-cell office:value-type="float" office:value="6516.5">
                <text:p>6516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040">
                <text:p>6040</text:p>
              </table:table-cell>
              <table:table-cell office:value-type="float" office:value="6264">
                <text:p>6264</text:p>
              </table:table-cell>
              <table:table-cell office:value-type="float" office:value="-224">
                <text:p>-224</text:p>
              </table:table-cell>
              <table:table-cell office:value-type="float" office:value="6152">
                <text:p>6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50d9bf2b0a79cdb85a3814b592608037a682059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